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1" style:family="table">
      <style:table-properties style:width="17cm" table:align="margins"/>
    </style:style>
    <style:style style:name="表21.A" style:family="table-column">
      <style:table-column-properties style:column-width="1.214cm" style:rel-column-width="4678*"/>
    </style:style>
    <style:style style:name="表21.B" style:family="table-column">
      <style:table-column-properties style:column-width="1.588cm" style:rel-column-width="6119*"/>
    </style:style>
    <style:style style:name="表21.C" style:family="table-column">
      <style:table-column-properties style:column-width="14.199cm" style:rel-column-width="54738*"/>
    </style:style>
    <style:style style:name="表2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none" fo:border-top="none" fo:border-bottom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214cm" style:rel-column-width="4678*"/>
    </style:style>
    <style:style style:name="表24.B" style:family="table-column">
      <style:table-column-properties style:column-width="1.588cm" style:rel-column-width="6119*"/>
    </style:style>
    <style:style style:name="表24.C" style:family="table-column">
      <style:table-column-properties style:column-width="14.199cm" style:rel-column-width="54738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none" fo:border-top="none" fo:border-bottom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214cm" style:rel-column-width="4678*"/>
    </style:style>
    <style:style style:name="表5.B" style:family="table-column">
      <style:table-column-properties style:column-width="1.588cm" style:rel-column-width="6119*"/>
    </style:style>
    <style:style style:name="表5.C" style:family="table-column">
      <style:table-column-properties style:column-width="14.199cm" style:rel-column-width="5473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214cm" style:rel-column-width="4678*"/>
    </style:style>
    <style:style style:name="表6.B" style:family="table-column">
      <style:table-column-properties style:column-width="1.588cm" style:rel-column-width="6119*"/>
    </style:style>
    <style:style style:name="表6.C" style:family="table-column">
      <style:table-column-properties style:column-width="14.199cm" style:rel-column-width="54738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214cm" style:rel-column-width="4678*"/>
    </style:style>
    <style:style style:name="表7.B" style:family="table-column">
      <style:table-column-properties style:column-width="1.588cm" style:rel-column-width="6119*"/>
    </style:style>
    <style:style style:name="表7.C" style:family="table-column">
      <style:table-column-properties style:column-width="14.199cm" style:rel-column-width="54738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214cm" style:rel-column-width="4678*"/>
    </style:style>
    <style:style style:name="表8.B" style:family="table-column">
      <style:table-column-properties style:column-width="1.588cm" style:rel-column-width="6119*"/>
    </style:style>
    <style:style style:name="表8.C" style:family="table-column">
      <style:table-column-properties style:column-width="14.199cm" style:rel-column-width="54738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214cm" style:rel-column-width="4678*"/>
    </style:style>
    <style:style style:name="表9.B" style:family="table-column">
      <style:table-column-properties style:column-width="1.588cm" style:rel-column-width="6119*"/>
    </style:style>
    <style:style style:name="表9.C" style:family="table-column">
      <style:table-column-properties style:column-width="14.199cm" style:rel-column-width="54738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214cm" style:rel-column-width="4678*"/>
    </style:style>
    <style:style style:name="表10.B" style:family="table-column">
      <style:table-column-properties style:column-width="1.588cm" style:rel-column-width="6119*"/>
    </style:style>
    <style:style style:name="表10.C" style:family="table-column">
      <style:table-column-properties style:column-width="14.199cm" style:rel-column-width="54738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.214cm" style:rel-column-width="4678*"/>
    </style:style>
    <style:style style:name="表11.B" style:family="table-column">
      <style:table-column-properties style:column-width="1.588cm" style:rel-column-width="6119*"/>
    </style:style>
    <style:style style:name="表11.C" style:family="table-column">
      <style:table-column-properties style:column-width="14.199cm" style:rel-column-width="5473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214cm" style:rel-column-width="4678*"/>
    </style:style>
    <style:style style:name="表12.B" style:family="table-column">
      <style:table-column-properties style:column-width="1.588cm" style:rel-column-width="6119*"/>
    </style:style>
    <style:style style:name="表12.C" style:family="table-column">
      <style:table-column-properties style:column-width="14.199cm" style:rel-column-width="54738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214cm" style:rel-column-width="4678*"/>
    </style:style>
    <style:style style:name="表14.B" style:family="table-column">
      <style:table-column-properties style:column-width="1.588cm" style:rel-column-width="6119*"/>
    </style:style>
    <style:style style:name="表14.C" style:family="table-column">
      <style:table-column-properties style:column-width="14.199cm" style:rel-column-width="54738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.214cm" style:rel-column-width="4678*"/>
    </style:style>
    <style:style style:name="表15.B" style:family="table-column">
      <style:table-column-properties style:column-width="1.588cm" style:rel-column-width="6119*"/>
    </style:style>
    <style:style style:name="表15.C" style:family="table-column">
      <style:table-column-properties style:column-width="14.199cm" style:rel-column-width="54738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214cm" style:rel-column-width="4678*"/>
    </style:style>
    <style:style style:name="表16.B" style:family="table-column">
      <style:table-column-properties style:column-width="1.588cm" style:rel-column-width="6119*"/>
    </style:style>
    <style:style style:name="表16.C" style:family="table-column">
      <style:table-column-properties style:column-width="14.199cm" style:rel-column-width="54738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214cm" style:rel-column-width="4678*"/>
    </style:style>
    <style:style style:name="表18.B" style:family="table-column">
      <style:table-column-properties style:column-width="1.588cm" style:rel-column-width="6119*"/>
    </style:style>
    <style:style style:name="表18.C" style:family="table-column">
      <style:table-column-properties style:column-width="14.199cm" style:rel-column-width="54738*"/>
    </style:style>
    <style:style style:name="表1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/>
    </style:style>
    <style:style style:name="表19.A" style:family="table-column">
      <style:table-column-properties style:column-width="1.214cm" style:rel-column-width="4678*"/>
    </style:style>
    <style:style style:name="表19.B" style:family="table-column">
      <style:table-column-properties style:column-width="1.588cm" style:rel-column-width="6119*"/>
    </style:style>
    <style:style style:name="表19.C" style:family="table-column">
      <style:table-column-properties style:column-width="14.199cm" style:rel-column-width="54738*"/>
    </style:style>
    <style:style style:name="表1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none" fo:border-top="none" fo:border-bottom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214cm" style:rel-column-width="4678*"/>
    </style:style>
    <style:style style:name="表20.B" style:family="table-column">
      <style:table-column-properties style:column-width="1.588cm" style:rel-column-width="6119*"/>
    </style:style>
    <style:style style:name="表20.C" style:family="table-column">
      <style:table-column-properties style:column-width="14.199cm" style:rel-column-width="54738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/>
    </style:style>
    <style:style style:name="表23.A" style:family="table-column">
      <style:table-column-properties style:column-width="1.214cm" style:rel-column-width="4678*"/>
    </style:style>
    <style:style style:name="表23.B" style:family="table-column">
      <style:table-column-properties style:column-width="1.588cm" style:rel-column-width="6119*"/>
    </style:style>
    <style:style style:name="表23.C" style:family="table-column">
      <style:table-column-properties style:column-width="14.199cm" style:rel-column-width="54738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C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none" fo:border-top="none" fo:border-bottom="0.002cm solid #000000"/>
    </style:style>
    <style:style style:name="表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/>
    </style:style>
    <style:style style:name="表25.A" style:family="table-column">
      <style:table-column-properties style:column-width="1.214cm" style:rel-column-width="4678*"/>
    </style:style>
    <style:style style:name="表25.B" style:family="table-column">
      <style:table-column-properties style:column-width="1.588cm" style:rel-column-width="6119*"/>
    </style:style>
    <style:style style:name="表25.C" style:family="table-column">
      <style:table-column-properties style:column-width="14.199cm" style:rel-column-width="54738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C1" style:family="table-cell">
      <style:table-cell-properties fo:padding="0.097cm" fo:border="0.002cm solid #000000"/>
    </style:style>
    <style:style style:name="表2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none" fo:border-top="none" fo:border-bottom="0.002cm solid #000000"/>
    </style:style>
    <style:style style:name="表2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/>
    </style:style>
    <style:style style:name="表26.A" style:family="table-column">
      <style:table-column-properties style:column-width="1.214cm" style:rel-column-width="4678*"/>
    </style:style>
    <style:style style:name="表26.B" style:family="table-column">
      <style:table-column-properties style:column-width="1.588cm" style:rel-column-width="6119*"/>
    </style:style>
    <style:style style:name="表26.C" style:family="table-column">
      <style:table-column-properties style:column-width="14.199cm" style:rel-column-width="54738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C1" style:family="table-cell">
      <style:table-cell-properties fo:padding="0.097cm" fo:border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none" fo:border-top="none" fo:border-bottom="0.002cm solid #000000"/>
    </style:style>
    <style:style style:name="表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/>
    </style:style>
    <style:style style:name="表27.A" style:family="table-column">
      <style:table-column-properties style:column-width="1.214cm" style:rel-column-width="4678*"/>
    </style:style>
    <style:style style:name="表27.B" style:family="table-column">
      <style:table-column-properties style:column-width="1.588cm" style:rel-column-width="6119*"/>
    </style:style>
    <style:style style:name="表27.C" style:family="table-column">
      <style:table-column-properties style:column-width="14.199cm" style:rel-column-width="54738*"/>
    </style:style>
    <style:style style:name="表2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C1" style:family="table-cell">
      <style:table-cell-properties fo:padding="0.097cm" fo:border="0.002cm solid #000000"/>
    </style:style>
    <style:style style:name="表2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none" fo:border-top="none" fo:border-bottom="0.002cm solid #000000"/>
    </style:style>
    <style:style style:name="表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background-color="#ffff99" fo:padding="0.097cm" fo:border="0.002cm solid #000000">
        <style:background-image/>
      </style:table-cell-properties>
    </style:style>
    <style:style style:name="表27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5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/>
    </style:style>
    <style:style style:name="表28.A" style:family="table-column">
      <style:table-column-properties style:column-width="1.214cm" style:rel-column-width="4678*"/>
    </style:style>
    <style:style style:name="表28.B" style:family="table-column">
      <style:table-column-properties style:column-width="1.588cm" style:rel-column-width="6119*"/>
    </style:style>
    <style:style style:name="表28.C" style:family="table-column">
      <style:table-column-properties style:column-width="14.199cm" style:rel-column-width="54738*"/>
    </style:style>
    <style:style style:name="表2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C1" style:family="table-cell">
      <style:table-cell-properties fo:padding="0.097cm" fo:border="0.002cm solid #000000"/>
    </style:style>
    <style:style style:name="表2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8.B2" style:family="table-cell">
      <style:table-cell-properties fo:padding="0.097cm" fo:border-left="0.002cm solid #000000" fo:border-right="none" fo:border-top="none" fo:border-bottom="0.002cm solid #000000"/>
    </style:style>
    <style:style style:name="表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8" style:family="paragraph" style:parent-style-name="Table_20_Contents">
      <style:text-properties style:font-name="ＭＳ Ｐゴシック" style:font-name-asian="ＭＳ Ｐゴシック"/>
    </style:style>
    <style:style style:name="P9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0" style:family="paragraph" style:parent-style-name="Table_20_Contents">
      <style:text-properties fo:font-size="14pt" style:font-size-asian="14pt" style:font-size-complex="14pt"/>
    </style:style>
    <style:style style:name="P11" style:family="paragraph" style:parent-style-name="Table_20_Contents">
      <style:text-properties style:font-name="Tahoma" fo:font-size="14pt" style:font-name-asian="Tahoma" style:font-size-asian="14pt" style:language-asian="ja" style:country-asian="JP" style:font-size-complex="14pt"/>
    </style:style>
    <style:style style:name="P12" style:family="paragraph" style:parent-style-name="Table_20_Contents">
      <style:text-properties style:font-name="Tahoma" fo:font-size="14pt" style:font-name-asian="Tahoma" style:font-size-asian="14pt" style:font-size-complex="14pt"/>
    </style:style>
    <style:style style:name="P13" style:family="paragraph" style:parent-style-name="Text_20_body">
      <style:text-properties style:font-name="ＭＳ Ｐゴシック" style:font-name-asian="ＭＳ Ｐゴシック"/>
    </style:style>
    <style:style style:name="P14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5" style:family="paragraph" style:parent-style-name="Text_20_body">
      <style:text-properties style:font-name="Arimo" style:font-name-asian="Arimo"/>
    </style:style>
    <style:style style:name="P16" style:family="paragraph" style:parent-style-name="Text_20_body">
      <style:text-properties style:font-name="Arimo" style:font-name-asian="Arimo" style:language-asian="ja" style:country-asian="JP"/>
    </style:style>
    <style:style style:name="P17" style:family="paragraph" style:parent-style-name="Table_20_Contents">
      <style:text-properties style:font-name="Tahoma" fo:font-size="14pt" style:font-name-asian="Tahoma" style:font-size-asian="14pt" style:language-asian="ja" style:country-asian="JP" style:font-size-complex="14pt"/>
    </style:style>
    <style:style style:name="P18" style:family="paragraph" style:parent-style-name="Table_20_Contents" style:list-style-name="L1">
      <style:text-properties style:font-name="Tahoma" fo:font-size="14pt" style:font-name-asian="Tahoma" style:font-size-asian="14pt" style:language-asian="ja" style:country-asian="JP" style:font-size-complex="14pt"/>
    </style:style>
    <style:style style:name="P19" style:family="paragraph" style:parent-style-name="Table_20_Contents" style:list-style-name="L2">
      <style:text-properties style:font-name="Tahoma" fo:font-size="14pt" style:font-name-asian="Tahoma" style:font-size-asian="14pt" style:language-asian="ja" style:country-asian="JP" style:font-size-complex="14pt"/>
    </style:style>
    <style:style style:name="P20" style:family="paragraph" style:parent-style-name="Table_20_Contents" style:list-style-name="L3">
      <style:text-properties style:font-name="Tahoma" fo:font-size="14pt" style:font-name-asian="Tahoma" style:font-size-asian="14pt" style:language-asian="ja" style:country-asian="JP" style:font-size-complex="14pt"/>
    </style:style>
    <style:style style:name="P21" style:family="paragraph" style:parent-style-name="Table_20_Contents" style:list-style-name="L4">
      <style:text-properties style:font-name="Tahoma" fo:font-size="14pt" style:font-name-asian="Tahoma" style:font-size-asian="14pt" style:language-asian="ja" style:country-asian="JP" style:font-size-complex="14pt"/>
    </style:style>
    <style:style style:name="P22" style:family="paragraph" style:parent-style-name="Table_20_Contents" style:list-style-name="L5">
      <style:text-properties style:font-name="Tahoma" fo:font-size="14pt" style:font-name-asian="Tahoma" style:font-size-asian="14pt" style:language-asian="ja" style:country-asian="JP" style:font-size-complex="14pt"/>
    </style:style>
    <style:style style:name="P23" style:family="paragraph" style:parent-style-name="Table_20_Contents" style:list-style-name="L6">
      <style:text-properties style:font-name="Tahoma" fo:font-size="14pt" style:font-name-asian="Tahoma" style:font-size-asian="14pt" style:language-asian="ja" style:country-asian="JP" style:font-size-complex="14pt"/>
    </style:style>
    <style:style style:name="P24" style:family="paragraph" style:parent-style-name="Table_20_Contents" style:list-style-name="L7">
      <style:text-properties style:font-name="Tahoma" fo:font-size="14pt" style:font-name-asian="Tahoma" style:font-size-asian="14pt" style:language-asian="ja" style:country-asian="JP" style:font-size-complex="14pt"/>
    </style:style>
    <style:style style:name="P25" style:family="paragraph" style:parent-style-name="Table_20_Contents" style:list-style-name="L8">
      <style:text-properties style:font-name="Tahoma" fo:font-size="14pt" style:font-name-asian="Tahoma" style:font-size-asian="14pt" style:language-asian="ja" style:country-asian="JP" style:font-size-complex="14pt"/>
    </style:style>
    <style:style style:name="P26" style:family="paragraph" style:parent-style-name="Table_20_Contents" style:list-style-name="L9">
      <style:text-properties style:font-name="Tahoma" fo:font-size="14pt" style:font-name-asian="Tahoma" style:font-size-asian="14pt" style:language-asian="ja" style:country-asian="JP" style:font-size-complex="14pt"/>
    </style:style>
    <style:style style:name="P27" style:family="paragraph" style:parent-style-name="Table_20_Contents" style:list-style-name="L10">
      <style:text-properties style:font-name="Tahoma" fo:font-size="14pt" style:font-name-asian="Tahoma" style:font-size-asian="14pt" style:language-asian="ja" style:country-asian="JP" style:font-size-complex="14pt"/>
    </style:style>
    <style:style style:name="P28" style:family="paragraph" style:parent-style-name="Table_20_Contents" style:list-style-name="L11">
      <style:text-properties style:font-name="Tahoma" fo:font-size="14pt" style:font-name-asian="Tahoma" style:font-size-asian="14pt" style:language-asian="ja" style:country-asian="JP" style:font-size-complex="14pt"/>
    </style:style>
    <style:style style:name="P29" style:family="paragraph" style:parent-style-name="Table_20_Contents" style:list-style-name="L12">
      <style:text-properties style:font-name="Tahoma" fo:font-size="14pt" style:font-name-asian="Tahoma" style:font-size-asian="14pt" style:language-asian="ja" style:country-asian="JP" style:font-size-complex="14pt"/>
    </style:style>
    <style:style style:name="P30" style:family="paragraph" style:parent-style-name="Table_20_Contents" style:list-style-name="L13">
      <style:text-properties style:font-name="Tahoma" fo:font-size="14pt" style:font-name-asian="Tahoma" style:font-size-asian="14pt" style:language-asian="ja" style:country-asian="JP" style:font-size-complex="14pt"/>
    </style:style>
    <style:style style:name="P31" style:family="paragraph" style:parent-style-name="Table_20_Contents" style:list-style-name="L14">
      <style:text-properties style:font-name="Tahoma" fo:font-size="14pt" style:font-name-asian="Tahoma" style:font-size-asian="14pt" style:language-asian="ja" style:country-asian="JP" style:font-size-complex="14pt"/>
    </style:style>
    <style:style style:name="P32" style:family="paragraph" style:parent-style-name="Table_20_Contents" style:list-style-name="L15">
      <style:text-properties style:font-name="Tahoma" fo:font-size="14pt" style:font-name-asian="Tahoma" style:font-size-asian="14pt" style:language-asian="ja" style:country-asian="JP" style:font-size-complex="14pt"/>
    </style:style>
    <style:style style:name="P33" style:family="paragraph" style:parent-style-name="Table_20_Contents" style:list-style-name="L16">
      <style:text-properties style:font-name="Tahoma" fo:font-size="14pt" style:font-name-asian="Tahoma" style:font-size-asian="14pt" style:language-asian="ja" style:country-asian="JP" style:font-size-complex="14pt"/>
    </style:style>
    <style:style style:name="P34" style:family="paragraph" style:parent-style-name="Table_20_Contents" style:list-style-name="L17">
      <style:text-properties style:font-name="Tahoma" fo:font-size="14pt" style:font-name-asian="Tahoma" style:font-size-asian="14pt" style:language-asian="ja" style:country-asian="JP" style:font-size-complex="14pt"/>
    </style:style>
    <style:style style:name="P35" style:family="paragraph" style:parent-style-name="Table_20_Contents" style:list-style-name="L18">
      <style:text-properties style:font-name="Tahoma" fo:font-size="14pt" style:font-name-asian="Tahoma" style:font-size-asian="14pt" style:language-asian="ja" style:country-asian="JP" style:font-size-complex="14pt"/>
    </style:style>
    <style:style style:name="P36" style:family="paragraph" style:parent-style-name="Table_20_Contents" style:list-style-name="L19">
      <style:text-properties style:font-name="Tahoma" fo:font-size="14pt" style:font-name-asian="Tahoma" style:font-size-asian="14pt" style:language-asian="ja" style:country-asian="JP" style:font-size-complex="14pt"/>
    </style:style>
    <style:style style:name="P37" style:family="paragraph" style:parent-style-name="Table_20_Contents" style:list-style-name="L20">
      <style:text-properties style:font-name="Tahoma" fo:font-size="14pt" style:font-name-asian="Tahoma" style:font-size-asian="14pt" style:language-asian="ja" style:country-asian="JP" style:font-size-complex="14pt"/>
    </style:style>
    <style:style style:name="P38" style:family="paragraph" style:parent-style-name="Table_20_Contents" style:list-style-name="L21">
      <style:text-properties style:font-name="Tahoma" fo:font-size="14pt" style:font-name-asian="Tahoma" style:font-size-asian="14pt" style:language-asian="ja" style:country-asian="JP" style:font-size-complex="14pt"/>
    </style:style>
    <style:style style:name="P39" style:family="paragraph" style:parent-style-name="Table_20_Contents" style:list-style-name="L22">
      <style:text-properties style:font-name="Tahoma" fo:font-size="14pt" style:font-name-asian="Tahoma" style:font-size-asian="14pt" style:language-asian="ja" style:country-asian="JP" style:font-size-complex="14pt"/>
    </style:style>
    <style:style style:name="P40" style:family="paragraph" style:parent-style-name="Table_20_Contents" style:list-style-name="L23">
      <style:text-properties style:font-name="Tahoma" fo:font-size="14pt" style:font-name-asian="Tahoma" style:font-size-asian="14pt" style:language-asian="ja" style:country-asian="JP" style:font-size-complex="14pt"/>
    </style:style>
    <style:style style:name="P41" style:family="paragraph" style:parent-style-name="Table_20_Contents" style:list-style-name="L24">
      <style:text-properties style:font-name="Tahoma" fo:font-size="14pt" style:font-name-asian="Tahoma" style:font-size-asian="14pt" style:language-asian="ja" style:country-asian="JP" style:font-size-complex="14pt"/>
    </style:style>
    <style:style style:name="P42" style:family="paragraph" style:parent-style-name="Table_20_Contents" style:list-style-name="L25">
      <style:text-properties style:font-name="Tahoma" fo:font-size="14pt" style:font-name-asian="Tahoma" style:font-size-asian="14pt" style:language-asian="ja" style:country-asian="JP" style:font-size-complex="14pt"/>
    </style:style>
    <style:style style:name="P43" style:family="paragraph" style:parent-style-name="Table_20_Contents" style:list-style-name="L26">
      <style:text-properties style:font-name="Tahoma" fo:font-size="14pt" style:font-name-asian="Tahoma" style:font-size-asian="14pt" style:language-asian="ja" style:country-asian="JP" style:font-size-complex="14pt"/>
    </style:style>
    <style:style style:name="P44" style:family="paragraph" style:parent-style-name="Table_20_Contents" style:list-style-name="L27">
      <style:text-properties style:font-name="Tahoma" fo:font-size="14pt" style:font-name-asian="Tahoma" style:font-size-asian="14pt" style:language-asian="ja" style:country-asian="JP" style:font-size-complex="14pt"/>
    </style:style>
    <style:style style:name="P45" style:family="paragraph" style:parent-style-name="Table_20_Contents" style:list-style-name="L28">
      <style:text-properties style:font-name="Tahoma" fo:font-size="14pt" style:font-name-asian="Tahoma" style:font-size-asian="14pt" style:language-asian="ja" style:country-asian="JP" style:font-size-complex="14pt"/>
    </style:style>
    <style:style style:name="P46" style:family="paragraph" style:parent-style-name="Table_20_Contents" style:list-style-name="L29">
      <style:text-properties style:font-name="Tahoma" fo:font-size="14pt" style:font-name-asian="Tahoma" style:font-size-asian="14pt" style:language-asian="ja" style:country-asian="JP" style:font-size-complex="14pt"/>
    </style:style>
    <style:style style:name="P47" style:family="paragraph" style:parent-style-name="Table_20_Contents" style:list-style-name="L30">
      <style:text-properties style:font-name="Tahoma" fo:font-size="14pt" style:font-name-asian="Tahoma" style:font-size-asian="14pt" style:language-asian="ja" style:country-asian="JP" style:font-size-complex="14pt"/>
    </style:style>
    <style:style style:name="P48" style:family="paragraph" style:parent-style-name="Table_20_Contents" style:list-style-name="L31">
      <style:text-properties style:font-name="Tahoma" fo:font-size="14pt" style:font-name-asian="Tahoma" style:font-size-asian="14pt" style:language-asian="ja" style:country-asian="JP" style:font-size-complex="14pt"/>
    </style:style>
    <style:style style:name="P49" style:family="paragraph" style:parent-style-name="Table_20_Contents" style:list-style-name="L32">
      <style:text-properties style:font-name="Tahoma" fo:font-size="14pt" style:font-name-asian="Tahoma" style:font-size-asian="14pt" style:language-asian="ja" style:country-asian="JP" style:font-size-complex="14pt"/>
    </style:style>
    <style:style style:name="P50" style:family="paragraph" style:parent-style-name="Table_20_Contents" style:list-style-name="L33">
      <style:text-properties style:font-name="Tahoma" fo:font-size="14pt" style:font-name-asian="Tahoma" style:font-size-asian="14pt" style:language-asian="ja" style:country-asian="JP" style:font-size-complex="14pt"/>
    </style:style>
    <style:style style:name="P51" style:family="paragraph" style:parent-style-name="Table_20_Contents" style:list-style-name="L34">
      <style:text-properties style:font-name="Tahoma" fo:font-size="14pt" style:font-name-asian="Tahoma" style:font-size-asian="14pt" style:language-asian="ja" style:country-asian="JP" style:font-size-complex="14pt"/>
    </style:style>
    <style:style style:name="P52" style:family="paragraph" style:parent-style-name="Table_20_Contents" style:list-style-name="L35">
      <style:text-properties style:font-name="Tahoma" fo:font-size="14pt" style:font-name-asian="Tahoma" style:font-size-asian="14pt" style:language-asian="ja" style:country-asian="JP" style:font-size-complex="14pt"/>
    </style:style>
    <style:style style:name="P53" style:family="paragraph" style:parent-style-name="Table_20_Contents" style:list-style-name="L36">
      <style:text-properties style:font-name="Tahoma" fo:font-size="14pt" style:font-name-asian="Tahoma" style:font-size-asian="14pt" style:language-asian="ja" style:country-asian="JP" style:font-size-complex="14pt"/>
    </style:style>
    <style:style style:name="P54" style:family="paragraph" style:parent-style-name="Table_20_Contents" style:list-style-name="L37">
      <style:text-properties style:font-name="Tahoma" fo:font-size="14pt" style:font-name-asian="Tahoma" style:font-size-asian="14pt" style:language-asian="ja" style:country-asian="JP" style:font-size-complex="14pt"/>
    </style:style>
    <style:style style:name="P55" style:family="paragraph" style:parent-style-name="Table_20_Contents" style:list-style-name="L38">
      <style:text-properties style:font-name="Tahoma" fo:font-size="14pt" style:font-name-asian="Tahoma" style:font-size-asian="14pt" style:language-asian="ja" style:country-asian="JP" style:font-size-complex="14pt"/>
    </style:style>
    <style:style style:name="P56" style:family="paragraph" style:parent-style-name="Table_20_Contents" style:list-style-name="L39">
      <style:text-properties style:font-name="Tahoma" fo:font-size="14pt" style:font-name-asian="Tahoma" style:font-size-asian="14pt" style:language-asian="ja" style:country-asian="JP" style:font-size-complex="14pt"/>
    </style:style>
    <style:style style:name="P57" style:family="paragraph" style:parent-style-name="Table_20_Contents" style:list-style-name="L40">
      <style:text-properties style:font-name="Tahoma" fo:font-size="14pt" style:font-name-asian="Tahoma" style:font-size-asian="14pt" style:language-asian="ja" style:country-asian="JP" style:font-size-complex="14pt"/>
    </style:style>
    <style:style style:name="P58" style:family="paragraph" style:parent-style-name="Table_20_Contents" style:list-style-name="L41">
      <style:text-properties style:font-name="Tahoma" fo:font-size="14pt" style:font-name-asian="Tahoma" style:font-size-asian="14pt" style:language-asian="ja" style:country-asian="JP" style:font-size-complex="14pt"/>
    </style:style>
    <style:style style:name="P59" style:family="paragraph" style:parent-style-name="Table_20_Contents" style:list-style-name="L42">
      <style:text-properties style:font-name="Tahoma" fo:font-size="14pt" style:font-name-asian="Tahoma" style:font-size-asian="14pt" style:language-asian="ja" style:country-asian="JP" style:font-size-complex="14pt"/>
    </style:style>
    <style:style style:name="P60" style:family="paragraph" style:parent-style-name="Table_20_Contents" style:list-style-name="L43">
      <style:text-properties style:font-name="Tahoma" fo:font-size="14pt" style:font-name-asian="Tahoma" style:font-size-asian="14pt" style:language-asian="ja" style:country-asian="JP" style:font-size-complex="14pt"/>
    </style:style>
    <style:style style:name="P61" style:family="paragraph" style:parent-style-name="Table_20_Contents" style:list-style-name="L44">
      <style:text-properties style:font-name="Tahoma" fo:font-size="14pt" style:font-name-asian="Tahoma" style:font-size-asian="14pt" style:language-asian="ja" style:country-asian="JP" style:font-size-complex="14pt"/>
    </style:style>
    <style:style style:name="P62" style:family="paragraph" style:parent-style-name="Table_20_Contents" style:list-style-name="L45">
      <style:text-properties style:font-name="Tahoma" fo:font-size="14pt" style:font-name-asian="Tahoma" style:font-size-asian="14pt" style:language-asian="ja" style:country-asian="JP" style:font-size-complex="14pt"/>
    </style:style>
    <style:style style:name="P63" style:family="paragraph" style:parent-style-name="Table_20_Contents" style:list-style-name="L46">
      <style:text-properties style:font-name="Tahoma" fo:font-size="14pt" style:font-name-asian="Tahoma" style:font-size-asian="14pt" style:language-asian="ja" style:country-asian="JP" style:font-size-complex="14pt"/>
    </style:style>
    <style:style style:name="P64" style:family="paragraph" style:parent-style-name="Table_20_Contents" style:list-style-name="L47">
      <style:text-properties style:font-name="Tahoma" fo:font-size="14pt" style:font-name-asian="Tahoma" style:font-size-asian="14pt" style:language-asian="ja" style:country-asian="JP" style:font-size-complex="14pt"/>
    </style:style>
    <style:style style:name="P65" style:family="paragraph" style:parent-style-name="Table_20_Contents" style:list-style-name="L48">
      <style:text-properties style:font-name="Tahoma" fo:font-size="14pt" style:font-name-asian="Tahoma" style:font-size-asian="14pt" style:language-asian="ja" style:country-asian="JP" style:font-size-complex="14pt"/>
    </style:style>
    <style:style style:name="P66" style:family="paragraph" style:parent-style-name="Table_20_Contents" style:list-style-name="L49">
      <style:text-properties style:font-name="Tahoma" fo:font-size="14pt" style:font-name-asian="Tahoma" style:font-size-asian="14pt" style:language-asian="ja" style:country-asian="JP" style:font-size-complex="14pt"/>
    </style:style>
    <style:style style:name="P67" style:family="paragraph" style:parent-style-name="Table_20_Contents" style:list-style-name="L50">
      <style:text-properties style:font-name="Tahoma" fo:font-size="14pt" style:font-name-asian="Tahoma" style:font-size-asian="14pt" style:language-asian="ja" style:country-asian="JP" style:font-size-complex="14pt"/>
    </style:style>
    <style:style style:name="P68" style:family="paragraph" style:parent-style-name="Table_20_Contents" style:list-style-name="L51">
      <style:text-properties style:font-name="Tahoma" fo:font-size="14pt" style:font-name-asian="Tahoma" style:font-size-asian="14pt" style:language-asian="ja" style:country-asian="JP" style:font-size-complex="14pt"/>
    </style:style>
    <style:style style:name="P69" style:family="paragraph" style:parent-style-name="Table_20_Contents" style:list-style-name="L52">
      <style:text-properties style:font-name="Tahoma" fo:font-size="14pt" style:font-name-asian="Tahoma" style:font-size-asian="14pt" style:language-asian="ja" style:country-asian="JP" style:font-size-complex="14pt"/>
    </style:style>
    <style:style style:name="P70" style:family="paragraph" style:parent-style-name="Table_20_Contents" style:list-style-name="L53">
      <style:text-properties style:font-name="Tahoma" fo:font-size="14pt" style:font-name-asian="Tahoma" style:font-size-asian="14pt" style:language-asian="ja" style:country-asian="JP" style:font-size-complex="14pt"/>
    </style:style>
    <style:style style:name="P71" style:family="paragraph" style:parent-style-name="Table_20_Contents" style:list-style-name="L54">
      <style:text-properties style:font-name="Tahoma" fo:font-size="14pt" style:font-name-asian="Tahoma" style:font-size-asian="14pt" style:language-asian="ja" style:country-asian="JP" style:font-size-complex="14pt"/>
    </style:style>
    <style:style style:name="P72" style:family="paragraph" style:parent-style-name="Table_20_Contents" style:list-style-name="L55">
      <style:text-properties style:font-name="Tahoma" fo:font-size="14pt" style:font-name-asian="Tahoma" style:font-size-asian="14pt" style:language-asian="ja" style:country-asian="JP" style:font-size-complex="14pt"/>
    </style:style>
    <style:style style:name="P73" style:family="paragraph" style:parent-style-name="Table_20_Contents" style:list-style-name="L56">
      <style:text-properties style:font-name="Tahoma" fo:font-size="14pt" style:font-name-asian="Tahoma" style:font-size-asian="14pt" style:language-asian="ja" style:country-asian="JP" style:font-size-complex="14pt"/>
    </style:style>
    <style:style style:name="P74" style:family="paragraph" style:parent-style-name="Table_20_Contents" style:list-style-name="L57">
      <style:text-properties style:font-name="Tahoma" fo:font-size="14pt" style:font-name-asian="Tahoma" style:font-size-asian="14pt" style:language-asian="ja" style:country-asian="JP" style:font-size-complex="14pt"/>
    </style:style>
    <style:style style:name="P75" style:family="paragraph" style:parent-style-name="Table_20_Contents" style:list-style-name="L58">
      <style:text-properties style:font-name="Tahoma" fo:font-size="14pt" style:font-name-asian="Tahoma" style:font-size-asian="14pt" style:language-asian="ja" style:country-asian="JP" style:font-size-complex="14pt"/>
    </style:style>
    <style:style style:name="P76" style:family="paragraph" style:parent-style-name="Table_20_Contents" style:list-style-name="L59">
      <style:text-properties style:font-name="Tahoma" fo:font-size="14pt" style:font-name-asian="Tahoma" style:font-size-asian="14pt" style:language-asian="ja" style:country-asian="JP" style:font-size-complex="14pt"/>
    </style:style>
    <style:style style:name="P77" style:family="paragraph" style:parent-style-name="Table_20_Contents" style:list-style-name="L60">
      <style:text-properties style:font-name="Tahoma" fo:font-size="14pt" style:font-name-asian="Tahoma" style:font-size-asian="14pt" style:language-asian="ja" style:country-asian="JP" style:font-size-complex="14pt"/>
    </style:style>
    <style:style style:name="P78" style:family="paragraph" style:parent-style-name="Table_20_Contents" style:list-style-name="L61">
      <style:text-properties style:font-name="Tahoma" fo:font-size="14pt" style:font-name-asian="Tahoma" style:font-size-asian="14pt" style:language-asian="ja" style:country-asian="JP" style:font-size-complex="14pt"/>
    </style:style>
    <style:style style:name="P79" style:family="paragraph" style:parent-style-name="Table_20_Contents" style:list-style-name="L62">
      <style:text-properties style:font-name="Tahoma" fo:font-size="14pt" style:font-name-asian="Tahoma" style:font-size-asian="14pt" style:language-asian="ja" style:country-asian="JP" style:font-size-complex="14pt"/>
    </style:style>
    <style:style style:name="P80" style:family="paragraph" style:parent-style-name="Table_20_Contents" style:list-style-name="L63">
      <style:text-properties style:font-name="Tahoma" fo:font-size="14pt" style:font-name-asian="Tahoma" style:font-size-asian="14pt" style:language-asian="ja" style:country-asian="JP" style:font-size-complex="14pt"/>
    </style:style>
    <style:style style:name="P81" style:family="paragraph" style:parent-style-name="Table_20_Contents" style:list-style-name="L64">
      <style:text-properties style:font-name="Tahoma" fo:font-size="14pt" style:font-name-asian="Tahoma" style:font-size-asian="14pt" style:language-asian="ja" style:country-asian="JP" style:font-size-complex="14pt"/>
    </style:style>
    <style:style style:name="P82" style:family="paragraph" style:parent-style-name="Table_20_Contents" style:list-style-name="L65">
      <style:text-properties style:font-name="Tahoma" fo:font-size="14pt" style:font-name-asian="Tahoma" style:font-size-asian="14pt" style:language-asian="ja" style:country-asian="JP" style:font-size-complex="14pt"/>
    </style:style>
    <style:style style:name="P83" style:family="paragraph" style:parent-style-name="Table_20_Contents" style:list-style-name="L66">
      <style:text-properties style:font-name="Tahoma" fo:font-size="14pt" style:font-name-asian="Tahoma" style:font-size-asian="14pt" style:language-asian="ja" style:country-asian="JP" style:font-size-complex="14pt"/>
    </style:style>
    <style:style style:name="P84" style:family="paragraph" style:parent-style-name="Table_20_Contents" style:list-style-name="L67">
      <style:text-properties style:font-name="Tahoma" fo:font-size="14pt" style:font-name-asian="Tahoma" style:font-size-asian="14pt" style:language-asian="ja" style:country-asian="JP" style:font-size-complex="14pt"/>
    </style:style>
    <style:style style:name="P85" style:family="paragraph" style:parent-style-name="Table_20_Contents" style:list-style-name="L68">
      <style:text-properties style:font-name="Tahoma" fo:font-size="14pt" style:font-name-asian="Tahoma" style:font-size-asian="14pt" style:language-asian="ja" style:country-asian="JP" style:font-size-complex="14pt"/>
    </style:style>
    <style:style style:name="P86" style:family="paragraph" style:parent-style-name="Table_20_Contents" style:list-style-name="L69">
      <style:text-properties style:font-name="Tahoma" fo:font-size="14pt" style:font-name-asian="Tahoma" style:font-size-asian="14pt" style:language-asian="ja" style:country-asian="JP" style:font-size-complex="14pt"/>
    </style:style>
    <style:style style:name="P87" style:family="paragraph" style:parent-style-name="Table_20_Contents" style:list-style-name="L70">
      <style:text-properties style:font-name="Tahoma" fo:font-size="14pt" style:font-name-asian="Tahoma" style:font-size-asian="14pt" style:language-asian="ja" style:country-asian="JP" style:font-size-complex="14pt"/>
    </style:style>
    <style:style style:name="P88" style:family="paragraph" style:parent-style-name="Table_20_Contents" style:list-style-name="L71">
      <style:text-properties style:font-name="Tahoma" fo:font-size="14pt" style:font-name-asian="Tahoma" style:font-size-asian="14pt" style:language-asian="ja" style:country-asian="JP" style:font-size-complex="14pt"/>
    </style:style>
    <style:style style:name="P89" style:family="paragraph" style:parent-style-name="Table_20_Contents" style:list-style-name="L72">
      <style:text-properties style:font-name="Tahoma" fo:font-size="14pt" style:font-name-asian="Tahoma" style:font-size-asian="14pt" style:language-asian="ja" style:country-asian="JP" style:font-size-complex="14pt"/>
    </style:style>
    <style:style style:name="P90" style:family="paragraph" style:parent-style-name="Table_20_Contents" style:list-style-name="L73">
      <style:text-properties style:font-name="Tahoma" fo:font-size="14pt" style:font-name-asian="Tahoma" style:font-size-asian="14pt" style:language-asian="ja" style:country-asian="JP" style:font-size-complex="14pt"/>
    </style:style>
    <style:style style:name="P91" style:family="paragraph" style:parent-style-name="Table_20_Contents" style:list-style-name="L74">
      <style:text-properties style:font-name="Tahoma" fo:font-size="14pt" style:font-name-asian="Tahoma" style:font-size-asian="14pt" style:language-asian="ja" style:country-asian="JP" style:font-size-complex="14pt"/>
    </style:style>
    <style:style style:name="P92" style:family="paragraph" style:parent-style-name="Table_20_Contents" style:list-style-name="L75">
      <style:text-properties style:font-name="Tahoma" fo:font-size="14pt" style:font-name-asian="Tahoma" style:font-size-asian="14pt" style:language-asian="ja" style:country-asian="JP" style:font-size-complex="14pt"/>
    </style:style>
    <style:style style:name="P93" style:family="paragraph" style:parent-style-name="Table_20_Contents" style:list-style-name="L76">
      <style:text-properties style:font-name="Tahoma" fo:font-size="14pt" style:font-name-asian="Tahoma" style:font-size-asian="14pt" style:language-asian="ja" style:country-asian="JP" style:font-size-complex="14pt"/>
    </style:style>
    <style:style style:name="P94" style:family="paragraph" style:parent-style-name="Table_20_Contents" style:list-style-name="L77">
      <style:text-properties style:font-name="Tahoma" fo:font-size="14pt" style:font-name-asian="Tahoma" style:font-size-asian="14pt" style:language-asian="ja" style:country-asian="JP" style:font-size-complex="14pt"/>
    </style:style>
    <style:style style:name="P95" style:family="paragraph" style:parent-style-name="Table_20_Contents" style:list-style-name="L78">
      <style:text-properties style:font-name="Tahoma" fo:font-size="14pt" style:font-name-asian="Tahoma" style:font-size-asian="14pt" style:language-asian="ja" style:country-asian="JP" style:font-size-complex="14pt"/>
    </style:style>
    <style:style style:name="P96" style:family="paragraph" style:parent-style-name="Table_20_Contents" style:list-style-name="L79">
      <style:text-properties style:font-name="Tahoma" fo:font-size="14pt" style:font-name-asian="Tahoma" style:font-size-asian="14pt" style:language-asian="ja" style:country-asian="JP" style:font-size-complex="14pt"/>
    </style:style>
    <style:style style:name="P97" style:family="paragraph" style:parent-style-name="Table_20_Contents" style:list-style-name="L80">
      <style:text-properties style:font-name="Tahoma" fo:font-size="14pt" style:font-name-asian="Tahoma" style:font-size-asian="14pt" style:language-asian="ja" style:country-asian="JP" style:font-size-complex="14pt"/>
    </style:style>
    <style:style style:name="P98" style:family="paragraph" style:parent-style-name="Table_20_Contents" style:list-style-name="L81">
      <style:text-properties style:font-name="Tahoma" fo:font-size="14pt" style:font-name-asian="Tahoma" style:font-size-asian="14pt" style:language-asian="ja" style:country-asian="JP" style:font-size-complex="14pt"/>
    </style:style>
    <style:style style:name="P99" style:family="paragraph" style:parent-style-name="Table_20_Contents" style:list-style-name="L82">
      <style:text-properties style:font-name="Tahoma" fo:font-size="14pt" style:font-name-asian="Tahoma" style:font-size-asian="14pt" style:language-asian="ja" style:country-asian="JP" style:font-size-complex="14pt"/>
    </style:style>
    <style:style style:name="P100" style:family="paragraph" style:parent-style-name="Table_20_Contents" style:list-style-name="L83">
      <style:text-properties style:font-name="Tahoma" fo:font-size="14pt" style:font-name-asian="Tahoma" style:font-size-asian="14pt" style:language-asian="ja" style:country-asian="JP" style:font-size-complex="14pt"/>
    </style:style>
    <style:style style:name="P101" style:family="paragraph" style:parent-style-name="Table_20_Contents" style:list-style-name="L84">
      <style:text-properties style:font-name="Tahoma" fo:font-size="14pt" style:font-name-asian="Tahoma" style:font-size-asian="14pt" style:language-asian="ja" style:country-asian="JP" style:font-size-complex="14pt"/>
    </style:style>
    <style:style style:name="P102" style:family="paragraph" style:parent-style-name="Table_20_Contents" style:list-style-name="L85">
      <style:text-properties style:font-name="Tahoma" fo:font-size="14pt" style:font-name-asian="Tahoma" style:font-size-asian="14pt" style:language-asian="ja" style:country-asian="JP" style:font-size-complex="14pt"/>
    </style:style>
    <style:style style:name="P103" style:family="paragraph" style:parent-style-name="Table_20_Contents" style:list-style-name="L86">
      <style:text-properties style:font-name="Tahoma" fo:font-size="14pt" style:font-name-asian="Tahoma" style:font-size-asian="14pt" style:language-asian="ja" style:country-asian="JP" style:font-size-complex="14pt"/>
    </style:style>
    <style:style style:name="P104" style:family="paragraph" style:parent-style-name="Table_20_Contents" style:list-style-name="L87">
      <style:text-properties style:font-name="Tahoma" fo:font-size="14pt" style:font-name-asian="Tahoma" style:font-size-asian="14pt" style:language-asian="ja" style:country-asian="JP" style:font-size-complex="14pt"/>
    </style:style>
    <style:style style:name="P105" style:family="paragraph" style:parent-style-name="Table_20_Contents" style:list-style-name="L88">
      <style:text-properties style:font-name="Tahoma" fo:font-size="14pt" style:font-name-asian="Tahoma" style:font-size-asian="14pt" style:language-asian="ja" style:country-asian="JP" style:font-size-complex="14pt"/>
    </style:style>
    <style:style style:name="P106" style:family="paragraph" style:parent-style-name="Table_20_Contents" style:list-style-name="L89">
      <style:text-properties style:font-name="Tahoma" fo:font-size="14pt" style:font-name-asian="Tahoma" style:font-size-asian="14pt" style:language-asian="ja" style:country-asian="JP" style:font-size-complex="14pt"/>
    </style:style>
    <style:style style:name="P107" style:family="paragraph" style:parent-style-name="Table_20_Contents" style:list-style-name="L90">
      <style:text-properties style:font-name="Tahoma" fo:font-size="14pt" style:font-name-asian="Tahoma" style:font-size-asian="14pt" style:language-asian="ja" style:country-asian="JP" style:font-size-complex="14pt"/>
    </style:style>
    <style:style style:name="P108" style:family="paragraph" style:parent-style-name="Table_20_Contents" style:list-style-name="L91">
      <style:text-properties style:font-name="Tahoma" fo:font-size="14pt" style:font-name-asian="Tahoma" style:font-size-asian="14pt" style:language-asian="ja" style:country-asian="JP" style:font-size-complex="14pt"/>
    </style:style>
    <style:style style:name="P109" style:family="paragraph" style:parent-style-name="Table_20_Contents" style:list-style-name="L92">
      <style:text-properties style:font-name="Tahoma" fo:font-size="14pt" style:font-name-asian="Tahoma" style:font-size-asian="14pt" style:language-asian="ja" style:country-asian="JP" style:font-size-complex="14pt"/>
    </style:style>
    <style:style style:name="P110" style:family="paragraph" style:parent-style-name="Table_20_Contents" style:list-style-name="L93">
      <style:text-properties style:font-name="Tahoma" fo:font-size="14pt" style:font-name-asian="Tahoma" style:font-size-asian="14pt" style:language-asian="ja" style:country-asian="JP" style:font-size-complex="14pt"/>
    </style:style>
    <style:style style:name="P111" style:family="paragraph" style:parent-style-name="Table_20_Contents" style:list-style-name="L94">
      <style:text-properties style:font-name="Tahoma" fo:font-size="14pt" style:font-name-asian="Tahoma" style:font-size-asian="14pt" style:language-asian="ja" style:country-asian="JP" style:font-size-complex="14pt"/>
    </style:style>
    <style:style style:name="P112" style:family="paragraph" style:parent-style-name="Table_20_Contents" style:list-style-name="L95">
      <style:text-properties style:font-name="Tahoma" fo:font-size="14pt" style:font-name-asian="Tahoma" style:font-size-asian="14pt" style:language-asian="ja" style:country-asian="JP" style:font-size-complex="14pt"/>
    </style:style>
    <style:style style:name="P113" style:family="paragraph" style:parent-style-name="Table_20_Contents" style:list-style-name="L96">
      <style:text-properties style:font-name="Tahoma" fo:font-size="14pt" style:font-name-asian="Tahoma" style:font-size-asian="14pt" style:language-asian="ja" style:country-asian="JP" style:font-size-complex="14pt"/>
    </style:style>
    <style:style style:name="P114" style:family="paragraph" style:parent-style-name="Table_20_Contents" style:list-style-name="L97">
      <style:text-properties style:font-name="Tahoma" fo:font-size="14pt" style:font-name-asian="Tahoma" style:font-size-asian="14pt" style:language-asian="ja" style:country-asian="JP" style:font-size-complex="14pt"/>
    </style:style>
    <style:style style:name="P115" style:family="paragraph" style:parent-style-name="Table_20_Contents" style:list-style-name="L98">
      <style:text-properties style:font-name="Tahoma" fo:font-size="14pt" style:font-name-asian="Tahoma" style:font-size-asian="14pt" style:language-asian="ja" style:country-asian="JP" style:font-size-complex="14pt"/>
    </style:style>
    <style:style style:name="P116" style:family="paragraph" style:parent-style-name="Table_20_Contents" style:list-style-name="L99">
      <style:text-properties style:font-name="Tahoma" fo:font-size="14pt" style:font-name-asian="Tahoma" style:font-size-asian="14pt" style:language-asian="ja" style:country-asian="JP" style:font-size-complex="14pt"/>
    </style:style>
    <style:style style:name="P117" style:family="paragraph" style:parent-style-name="Table_20_Contents" style:list-style-name="L100">
      <style:text-properties style:font-name="Tahoma" fo:font-size="14pt" style:font-name-asian="Tahoma" style:font-size-asian="14pt" style:language-asian="ja" style:country-asian="JP" style:font-size-complex="14pt"/>
    </style:style>
    <style:style style:name="P118" style:family="paragraph" style:parent-style-name="Table_20_Contents" style:list-style-name="L101">
      <style:text-properties style:font-name="Tahoma" fo:font-size="14pt" style:font-name-asian="Tahoma" style:font-size-asian="14pt" style:language-asian="ja" style:country-asian="JP" style:font-size-complex="14pt"/>
    </style:style>
    <style:style style:name="P119" style:family="paragraph" style:parent-style-name="Table_20_Contents" style:list-style-name="L102">
      <style:text-properties style:font-name="Tahoma" fo:font-size="14pt" style:font-name-asian="Tahoma" style:font-size-asian="14pt" style:language-asian="ja" style:country-asian="JP" style:font-size-complex="14pt"/>
    </style:style>
    <style:style style:name="P120" style:family="paragraph" style:parent-style-name="Table_20_Contents" style:list-style-name="L103">
      <style:text-properties style:font-name="Tahoma" fo:font-size="14pt" style:font-name-asian="Tahoma" style:font-size-asian="14pt" style:language-asian="ja" style:country-asian="JP" style:font-size-complex="14pt"/>
    </style:style>
    <style:style style:name="P121" style:family="paragraph" style:parent-style-name="Table_20_Contents" style:list-style-name="L104">
      <style:text-properties style:font-name="Tahoma" fo:font-size="14pt" style:font-name-asian="Tahoma" style:font-size-asian="14pt" style:language-asian="ja" style:country-asian="JP" style:font-size-complex="14pt"/>
    </style:style>
    <style:style style:name="P122" style:family="paragraph" style:parent-style-name="Table_20_Contents" style:list-style-name="L105">
      <style:text-properties style:font-name="Tahoma" fo:font-size="14pt" style:font-name-asian="Tahoma" style:font-size-asian="14pt" style:language-asian="ja" style:country-asian="JP" style:font-size-complex="14pt"/>
    </style:style>
    <style:style style:name="P123" style:family="paragraph" style:parent-style-name="Table_20_Contents" style:list-style-name="L106">
      <style:text-properties style:font-name="Tahoma" fo:font-size="14pt" style:font-name-asian="Tahoma" style:font-size-asian="14pt" style:language-asian="ja" style:country-asian="JP" style:font-size-complex="14pt"/>
    </style:style>
    <style:style style:name="P124" style:family="paragraph" style:parent-style-name="Table_20_Contents" style:list-style-name="L107">
      <style:text-properties style:font-name="Tahoma" fo:font-size="14pt" style:font-name-asian="Tahoma" style:font-size-asian="14pt" style:language-asian="ja" style:country-asian="JP" style:font-size-complex="14pt"/>
    </style:style>
    <style:style style:name="P125" style:family="paragraph" style:parent-style-name="Table_20_Contents" style:list-style-name="L108">
      <style:text-properties style:font-name="Tahoma" fo:font-size="14pt" style:font-name-asian="Tahoma" style:font-size-asian="14pt" style:language-asian="ja" style:country-asian="JP" style:font-size-complex="14pt"/>
    </style:style>
    <style:style style:name="P126" style:family="paragraph" style:parent-style-name="Table_20_Contents" style:list-style-name="L109">
      <style:text-properties style:font-name="Tahoma" fo:font-size="14pt" style:font-name-asian="Tahoma" style:font-size-asian="14pt" style:language-asian="ja" style:country-asian="JP" style:font-size-complex="14pt"/>
    </style:style>
    <style:style style:name="P127" style:family="paragraph" style:parent-style-name="Table_20_Contents" style:list-style-name="L110">
      <style:text-properties style:font-name="Tahoma" fo:font-size="14pt" style:font-name-asian="Tahoma" style:font-size-asian="14pt" style:language-asian="ja" style:country-asian="JP" style:font-size-complex="14pt"/>
    </style:style>
    <style:style style:name="P128" style:family="paragraph" style:parent-style-name="Table_20_Contents" style:list-style-name="L111">
      <style:text-properties style:font-name="Tahoma" fo:font-size="14pt" style:font-name-asian="Tahoma" style:font-size-asian="14pt" style:language-asian="ja" style:country-asian="JP" style:font-size-complex="14pt"/>
    </style:style>
    <style:style style:name="P129" style:family="paragraph" style:parent-style-name="Table_20_Contents" style:list-style-name="L112">
      <style:text-properties style:font-name="Tahoma" fo:font-size="14pt" style:font-name-asian="Tahoma" style:font-size-asian="14pt" style:language-asian="ja" style:country-asian="JP" style:font-size-complex="14pt"/>
    </style:style>
    <style:style style:name="P130" style:family="paragraph" style:parent-style-name="Table_20_Contents" style:list-style-name="L113">
      <style:text-properties style:font-name="Tahoma" fo:font-size="14pt" style:font-name-asian="Tahoma" style:font-size-asian="14pt" style:language-asian="ja" style:country-asian="JP" style:font-size-complex="14pt"/>
    </style:style>
    <style:style style:name="P131" style:family="paragraph" style:parent-style-name="Table_20_Contents" style:list-style-name="L114">
      <style:text-properties style:font-name="Tahoma" fo:font-size="14pt" style:font-name-asian="Tahoma" style:font-size-asian="14pt" style:language-asian="ja" style:country-asian="JP" style:font-size-complex="14pt"/>
    </style:style>
    <style:style style:name="P132" style:family="paragraph" style:parent-style-name="Table_20_Contents" style:list-style-name="L115">
      <style:text-properties style:font-name="Tahoma" fo:font-size="14pt" style:font-name-asian="Tahoma" style:font-size-asian="14pt" style:language-asian="ja" style:country-asian="JP" style:font-size-complex="14pt"/>
    </style:style>
    <style:style style:name="P133" style:family="paragraph" style:parent-style-name="Table_20_Contents" style:list-style-name="L116">
      <style:text-properties style:font-name="Tahoma" fo:font-size="14pt" style:font-name-asian="Tahoma" style:font-size-asian="14pt" style:language-asian="ja" style:country-asian="JP" style:font-size-complex="14pt"/>
    </style:style>
    <style:style style:name="P134" style:family="paragraph" style:parent-style-name="Table_20_Contents" style:list-style-name="L117">
      <style:text-properties style:font-name="Tahoma" fo:font-size="14pt" style:font-name-asian="Tahoma" style:font-size-asian="14pt" style:language-asian="ja" style:country-asian="JP" style:font-size-complex="14pt"/>
    </style:style>
    <style:style style:name="P135" style:family="paragraph" style:parent-style-name="Table_20_Contents" style:list-style-name="L118">
      <style:text-properties style:font-name="Tahoma" fo:font-size="14pt" style:font-name-asian="Tahoma" style:font-size-asian="14pt" style:language-asian="ja" style:country-asian="JP" style:font-size-complex="14pt"/>
    </style:style>
    <style:style style:name="P136" style:family="paragraph" style:parent-style-name="Table_20_Contents" style:list-style-name="L119">
      <style:text-properties style:font-name="Tahoma" fo:font-size="14pt" style:font-name-asian="Tahoma" style:font-size-asian="14pt" style:language-asian="ja" style:country-asian="JP" style:font-size-complex="14pt"/>
    </style:style>
    <style:style style:name="P137" style:family="paragraph" style:parent-style-name="Table_20_Contents" style:list-style-name="L120">
      <style:text-properties style:font-name="Tahoma" fo:font-size="14pt" style:font-name-asian="Tahoma" style:font-size-asian="14pt" style:language-asian="ja" style:country-asian="JP" style:font-size-complex="14pt"/>
    </style:style>
    <style:style style:name="P138" style:family="paragraph" style:parent-style-name="Table_20_Contents" style:list-style-name="L121">
      <style:text-properties style:font-name="Tahoma" fo:font-size="14pt" style:font-name-asian="Tahoma" style:font-size-asian="14pt" style:language-asian="ja" style:country-asian="JP" style:font-size-complex="14pt"/>
    </style:style>
    <style:style style:name="P139" style:family="paragraph" style:parent-style-name="Table_20_Contents" style:list-style-name="L122">
      <style:text-properties style:font-name="Tahoma" fo:font-size="14pt" style:font-name-asian="Tahoma" style:font-size-asian="14pt" style:language-asian="ja" style:country-asian="JP" style:font-size-complex="14pt"/>
    </style:style>
    <style:style style:name="P140" style:family="paragraph" style:parent-style-name="Table_20_Contents" style:list-style-name="L123">
      <style:text-properties style:font-name="Tahoma" fo:font-size="14pt" style:font-name-asian="Tahoma" style:font-size-asian="14pt" style:language-asian="ja" style:country-asian="JP" style:font-size-complex="14pt"/>
    </style:style>
    <style:style style:name="P141" style:family="paragraph" style:parent-style-name="Table_20_Contents" style:list-style-name="L124">
      <style:text-properties style:font-name="Tahoma" fo:font-size="14pt" style:font-name-asian="Tahoma" style:font-size-asian="14pt" style:language-asian="ja" style:country-asian="JP" style:font-size-complex="14pt"/>
    </style:style>
    <style:style style:name="P142" style:family="paragraph" style:parent-style-name="Table_20_Contents" style:list-style-name="L125">
      <style:text-properties style:font-name="Tahoma" fo:font-size="14pt" style:font-name-asian="Tahoma" style:font-size-asian="14pt" style:language-asian="ja" style:country-asian="JP" style:font-size-complex="14pt"/>
    </style:style>
    <style:style style:name="P143" style:family="paragraph" style:parent-style-name="Table_20_Contents" style:list-style-name="L126">
      <style:text-properties style:font-name="Tahoma" fo:font-size="14pt" style:font-name-asian="Tahoma" style:font-size-asian="14pt" style:language-asian="ja" style:country-asian="JP" style:font-size-complex="14pt"/>
    </style:style>
    <style:style style:name="P144" style:family="paragraph" style:parent-style-name="Table_20_Contents" style:list-style-name="L127">
      <style:text-properties style:font-name="Tahoma" fo:font-size="14pt" style:font-name-asian="Tahoma" style:font-size-asian="14pt" style:language-asian="ja" style:country-asian="JP" style:font-size-complex="14pt"/>
    </style:style>
    <style:style style:name="P145" style:family="paragraph" style:parent-style-name="Table_20_Contents" style:list-style-name="L128">
      <style:text-properties style:font-name="Tahoma" fo:font-size="14pt" style:font-name-asian="Tahoma" style:font-size-asian="14pt" style:language-asian="ja" style:country-asian="JP" style:font-size-complex="14pt"/>
    </style:style>
    <style:style style:name="P146" style:family="paragraph" style:parent-style-name="Table_20_Contents" style:list-style-name="L129">
      <style:text-properties style:font-name="Tahoma" fo:font-size="14pt" style:font-name-asian="Tahoma" style:font-size-asian="14pt" style:language-asian="ja" style:country-asian="JP" style:font-size-complex="14pt"/>
    </style:style>
    <style:style style:name="P147" style:family="paragraph" style:parent-style-name="Table_20_Contents" style:list-style-name="L130">
      <style:text-properties style:font-name="Tahoma" fo:font-size="14pt" style:font-name-asian="Tahoma" style:font-size-asian="14pt" style:language-asian="ja" style:country-asian="JP" style:font-size-complex="14pt"/>
    </style:style>
    <style:style style:name="P148" style:family="paragraph" style:parent-style-name="Table_20_Contents" style:list-style-name="L131">
      <style:text-properties style:font-name="Tahoma" fo:font-size="14pt" style:font-name-asian="Tahoma" style:font-size-asian="14pt" style:language-asian="ja" style:country-asian="JP" style:font-size-complex="14pt"/>
    </style:style>
    <style:style style:name="P149" style:family="paragraph" style:parent-style-name="Table_20_Contents" style:list-style-name="L132">
      <style:text-properties style:font-name="Tahoma" fo:font-size="14pt" style:font-name-asian="Tahoma" style:font-size-asian="14pt" style:language-asian="ja" style:country-asian="JP" style:font-size-complex="14pt"/>
    </style:style>
    <style:style style:name="P150" style:family="paragraph" style:parent-style-name="Table_20_Contents" style:list-style-name="L133">
      <style:text-properties style:font-name="Tahoma" fo:font-size="14pt" style:font-name-asian="Tahoma" style:font-size-asian="14pt" style:language-asian="ja" style:country-asian="JP" style:font-size-complex="14pt"/>
    </style:style>
    <style:style style:name="P151" style:family="paragraph" style:parent-style-name="Table_20_Contents" style:list-style-name="L134">
      <style:text-properties style:font-name="Tahoma" fo:font-size="14pt" style:font-name-asian="Tahoma" style:font-size-asian="14pt" style:language-asian="ja" style:country-asian="JP" style:font-size-complex="14pt"/>
    </style:style>
    <style:style style:name="P152" style:family="paragraph" style:parent-style-name="Table_20_Contents" style:list-style-name="L135">
      <style:text-properties style:font-name="Tahoma" fo:font-size="14pt" style:font-name-asian="Tahoma" style:font-size-asian="14pt" style:language-asian="ja" style:country-asian="JP" style:font-size-complex="14pt"/>
    </style:style>
    <style:style style:name="P153" style:family="paragraph" style:parent-style-name="Table_20_Contents" style:list-style-name="L136">
      <style:text-properties style:font-name="Tahoma" fo:font-size="14pt" style:font-name-asian="Tahoma" style:font-size-asian="14pt" style:language-asian="ja" style:country-asian="JP" style:font-size-complex="14pt"/>
    </style:style>
    <style:style style:name="P154" style:family="paragraph" style:parent-style-name="Table_20_Contents" style:list-style-name="L137">
      <style:text-properties style:font-name="Tahoma" fo:font-size="14pt" style:font-name-asian="Tahoma" style:font-size-asian="14pt" style:language-asian="ja" style:country-asian="JP" style:font-size-complex="14pt"/>
    </style:style>
    <style:style style:name="P155" style:family="paragraph" style:parent-style-name="Table_20_Contents" style:list-style-name="L138">
      <style:text-properties style:font-name="Tahoma" fo:font-size="14pt" style:font-name-asian="Tahoma" style:font-size-asian="14pt" style:language-asian="ja" style:country-asian="JP" style:font-size-complex="14pt"/>
    </style:style>
    <style:style style:name="P156" style:family="paragraph" style:parent-style-name="Table_20_Contents" style:list-style-name="L139">
      <style:text-properties style:font-name="Tahoma" fo:font-size="14pt" style:font-name-asian="Tahoma" style:font-size-asian="14pt" style:language-asian="ja" style:country-asian="JP" style:font-size-complex="14pt"/>
    </style:style>
    <style:style style:name="P157" style:family="paragraph" style:parent-style-name="Table_20_Contents" style:list-style-name="L140">
      <style:text-properties style:font-name="Tahoma" fo:font-size="14pt" style:font-name-asian="Tahoma" style:font-size-asian="14pt" style:language-asian="ja" style:country-asian="JP" style:font-size-complex="14pt"/>
    </style:style>
    <style:style style:name="P158" style:family="paragraph" style:parent-style-name="Table_20_Contents" style:list-style-name="L141">
      <style:text-properties style:font-name="Tahoma" fo:font-size="14pt" style:font-name-asian="Tahoma" style:font-size-asian="14pt" style:language-asian="ja" style:country-asian="JP" style:font-size-complex="14pt"/>
    </style:style>
    <style:style style:name="P159" style:family="paragraph" style:parent-style-name="Table_20_Contents" style:list-style-name="L142">
      <style:text-properties style:font-name="Tahoma" fo:font-size="14pt" style:font-name-asian="Tahoma" style:font-size-asian="14pt" style:language-asian="ja" style:country-asian="JP" style:font-size-complex="14pt"/>
    </style:style>
    <style:style style:name="P160" style:family="paragraph" style:parent-style-name="Table_20_Contents" style:list-style-name="L143">
      <style:text-properties style:font-name="Tahoma" fo:font-size="14pt" style:font-name-asian="Tahoma" style:font-size-asian="14pt" style:language-asian="ja" style:country-asian="JP" style:font-size-complex="14pt"/>
    </style:style>
    <style:style style:name="P161" style:family="paragraph" style:parent-style-name="Table_20_Contents" style:list-style-name="L144">
      <style:text-properties style:font-name="Tahoma" fo:font-size="14pt" style:font-name-asian="Tahoma" style:font-size-asian="14pt" style:language-asian="ja" style:country-asian="JP" style:font-size-complex="14pt"/>
    </style:style>
    <style:style style:name="P162" style:family="paragraph" style:parent-style-name="Table_20_Contents" style:list-style-name="L145">
      <style:text-properties style:font-name="Tahoma" fo:font-size="14pt" style:font-name-asian="Tahoma" style:font-size-asian="14pt" style:language-asian="ja" style:country-asian="JP" style:font-size-complex="14pt"/>
    </style:style>
    <style:style style:name="P163" style:family="paragraph" style:parent-style-name="Table_20_Contents" style:list-style-name="L146">
      <style:text-properties style:font-name="Tahoma" fo:font-size="14pt" style:font-name-asian="Tahoma" style:font-size-asian="14pt" style:language-asian="ja" style:country-asian="JP" style:font-size-complex="14pt"/>
    </style:style>
    <style:style style:name="P164" style:family="paragraph" style:parent-style-name="Table_20_Contents" style:list-style-name="L147">
      <style:text-properties style:font-name="Tahoma" fo:font-size="14pt" style:font-name-asian="Tahoma" style:font-size-asian="14pt" style:language-asian="ja" style:country-asian="JP" style:font-size-complex="14pt"/>
    </style:style>
    <style:style style:name="P165" style:family="paragraph" style:parent-style-name="Table_20_Contents" style:list-style-name="L148">
      <style:text-properties style:font-name="Tahoma" fo:font-size="14pt" style:font-name-asian="Tahoma" style:font-size-asian="14pt" style:language-asian="ja" style:country-asian="JP" style:font-size-complex="14pt"/>
    </style:style>
    <style:style style:name="P166" style:family="paragraph" style:parent-style-name="Table_20_Contents" style:list-style-name="L149">
      <style:text-properties style:font-name="Tahoma" fo:font-size="14pt" style:font-name-asian="Tahoma" style:font-size-asian="14pt" style:language-asian="ja" style:country-asian="JP" style:font-size-complex="14pt"/>
    </style:style>
    <style:style style:name="P167" style:family="paragraph" style:parent-style-name="Table_20_Contents" style:list-style-name="L150">
      <style:text-properties style:font-name="Tahoma" fo:font-size="14pt" style:font-name-asian="Tahoma" style:font-size-asian="14pt" style:language-asian="ja" style:country-asian="JP" style:font-size-complex="14pt"/>
    </style:style>
    <style:style style:name="P168" style:family="paragraph" style:parent-style-name="Table_20_Contents" style:list-style-name="L151">
      <style:text-properties style:font-name="Tahoma" fo:font-size="14pt" style:font-name-asian="Tahoma" style:font-size-asian="14pt" style:language-asian="ja" style:country-asian="JP" style:font-size-complex="14pt"/>
    </style:style>
    <style:style style:name="P169" style:family="paragraph" style:parent-style-name="Table_20_Contents" style:list-style-name="L152">
      <style:text-properties style:font-name="Tahoma" fo:font-size="14pt" style:font-name-asian="Tahoma" style:font-size-asian="14pt" style:language-asian="ja" style:country-asian="JP" style:font-size-complex="14pt"/>
    </style:style>
    <style:style style:name="P170" style:family="paragraph" style:parent-style-name="Table_20_Contents" style:list-style-name="L153">
      <style:text-properties style:font-name="Tahoma" fo:font-size="14pt" style:font-name-asian="Tahoma" style:font-size-asian="14pt" style:language-asian="ja" style:country-asian="JP" style:font-size-complex="14pt"/>
    </style:style>
    <style:style style:name="P171" style:family="paragraph" style:parent-style-name="Table_20_Contents" style:list-style-name="L154">
      <style:text-properties style:font-name="Tahoma" fo:font-size="14pt" style:font-name-asian="Tahoma" style:font-size-asian="14pt" style:language-asian="ja" style:country-asian="JP" style:font-size-complex="14pt"/>
    </style:style>
    <style:style style:name="P172" style:family="paragraph" style:parent-style-name="Table_20_Contents" style:list-style-name="L155">
      <style:text-properties style:font-name="Tahoma" fo:font-size="14pt" style:font-name-asian="Tahoma" style:font-size-asian="14pt" style:language-asian="ja" style:country-asian="JP" style:font-size-complex="14pt"/>
    </style:style>
    <style:style style:name="P173" style:family="paragraph" style:parent-style-name="Table_20_Contents" style:list-style-name="L156">
      <style:text-properties style:font-name="Tahoma" fo:font-size="14pt" style:font-name-asian="Tahoma" style:font-size-asian="14pt" style:language-asian="ja" style:country-asian="JP" style:font-size-complex="14pt"/>
    </style:style>
    <style:style style:name="P174" style:family="paragraph" style:parent-style-name="Table_20_Contents" style:list-style-name="L157">
      <style:text-properties style:font-name="Tahoma" fo:font-size="14pt" style:font-name-asian="Tahoma" style:font-size-asian="14pt" style:language-asian="ja" style:country-asian="JP" style:font-size-complex="14pt"/>
    </style:style>
    <style:style style:name="P175" style:family="paragraph" style:parent-style-name="Table_20_Contents" style:list-style-name="L158">
      <style:text-properties style:font-name="Tahoma" fo:font-size="14pt" style:font-name-asian="Tahoma" style:font-size-asian="14pt" style:language-asian="ja" style:country-asian="JP" style:font-size-complex="14pt"/>
    </style:style>
    <style:style style:name="P176" style:family="paragraph" style:parent-style-name="Table_20_Contents" style:list-style-name="L159">
      <style:text-properties style:font-name="Tahoma" fo:font-size="14pt" style:font-name-asian="Tahoma" style:font-size-asian="14pt" style:language-asian="ja" style:country-asian="JP" style:font-size-complex="14pt"/>
    </style:style>
    <style:style style:name="P177" style:family="paragraph" style:parent-style-name="Table_20_Contents" style:list-style-name="L160">
      <style:text-properties style:font-name="Tahoma" fo:font-size="14pt" style:font-name-asian="Tahoma" style:font-size-asian="14pt" style:language-asian="ja" style:country-asian="JP" style:font-size-complex="14pt"/>
    </style:style>
    <style:style style:name="P178" style:family="paragraph" style:parent-style-name="Table_20_Contents" style:list-style-name="L161">
      <style:text-properties style:font-name="Tahoma" fo:font-size="14pt" style:font-name-asian="Tahoma" style:font-size-asian="14pt" style:language-asian="ja" style:country-asian="JP" style:font-size-complex="14pt"/>
    </style:style>
    <style:style style:name="P179" style:family="paragraph" style:parent-style-name="Table_20_Contents" style:list-style-name="L162">
      <style:text-properties style:font-name="Tahoma" fo:font-size="14pt" style:font-name-asian="Tahoma" style:font-size-asian="14pt" style:language-asian="ja" style:country-asian="JP" style:font-size-complex="14pt"/>
    </style:style>
    <style:style style:name="P180" style:family="paragraph" style:parent-style-name="Table_20_Contents" style:list-style-name="L163">
      <style:text-properties style:font-name="Tahoma" fo:font-size="14pt" style:font-name-asian="Tahoma" style:font-size-asian="14pt" style:language-asian="ja" style:country-asian="JP" style:font-size-complex="14pt"/>
    </style:style>
    <style:style style:name="P181" style:family="paragraph" style:parent-style-name="Table_20_Contents" style:list-style-name="L164">
      <style:text-properties style:font-name="Tahoma" fo:font-size="14pt" style:font-name-asian="Tahoma" style:font-size-asian="14pt" style:language-asian="ja" style:country-asian="JP" style:font-size-complex="14pt"/>
    </style:style>
    <style:style style:name="P182" style:family="paragraph" style:parent-style-name="Table_20_Contents" style:list-style-name="L165">
      <style:text-properties style:font-name="Tahoma" fo:font-size="14pt" style:font-name-asian="Tahoma" style:font-size-asian="14pt" style:language-asian="ja" style:country-asian="JP" style:font-size-complex="14pt"/>
    </style:style>
    <style:style style:name="P183" style:family="paragraph" style:parent-style-name="Table_20_Contents" style:list-style-name="L166">
      <style:text-properties style:font-name="Tahoma" fo:font-size="14pt" style:font-name-asian="Tahoma" style:font-size-asian="14pt" style:language-asian="ja" style:country-asian="JP" style:font-size-complex="14pt"/>
    </style:style>
    <style:style style:name="P184" style:family="paragraph" style:parent-style-name="Table_20_Contents" style:list-style-name="L167">
      <style:text-properties style:font-name="Tahoma" fo:font-size="14pt" style:font-name-asian="Tahoma" style:font-size-asian="14pt" style:language-asian="ja" style:country-asian="JP" style:font-size-complex="14pt"/>
    </style:style>
    <style:style style:name="P185" style:family="paragraph" style:parent-style-name="Table_20_Contents" style:list-style-name="L168">
      <style:text-properties style:font-name="Tahoma" fo:font-size="14pt" style:font-name-asian="Tahoma" style:font-size-asian="14pt" style:language-asian="ja" style:country-asian="JP" style:font-size-complex="14pt"/>
    </style:style>
    <style:style style:name="P186" style:family="paragraph" style:parent-style-name="Table_20_Contents" style:list-style-name="L169">
      <style:text-properties style:font-name="Tahoma" fo:font-size="14pt" style:font-name-asian="Tahoma" style:font-size-asian="14pt" style:language-asian="ja" style:country-asian="JP" style:font-size-complex="14pt"/>
    </style:style>
    <style:style style:name="P187" style:family="paragraph" style:parent-style-name="Table_20_Contents" style:list-style-name="L170">
      <style:text-properties style:font-name="Tahoma" fo:font-size="14pt" style:font-name-asian="Tahoma" style:font-size-asian="14pt" style:language-asian="ja" style:country-asian="JP" style:font-size-complex="14pt"/>
    </style:style>
    <style:style style:name="P188" style:family="paragraph" style:parent-style-name="Table_20_Contents" style:list-style-name="L171">
      <style:text-properties style:font-name="Tahoma" fo:font-size="14pt" style:font-name-asian="Tahoma" style:font-size-asian="14pt" style:language-asian="ja" style:country-asian="JP" style:font-size-complex="14pt"/>
    </style:style>
    <style:style style:name="P189" style:family="paragraph" style:parent-style-name="Table_20_Contents" style:list-style-name="L172">
      <style:text-properties style:font-name="Tahoma" fo:font-size="14pt" style:font-name-asian="Tahoma" style:font-size-asian="14pt" style:language-asian="ja" style:country-asian="JP" style:font-size-complex="14pt"/>
    </style:style>
    <style:style style:name="P190" style:family="paragraph" style:parent-style-name="Table_20_Contents" style:list-style-name="L173">
      <style:text-properties style:font-name="Tahoma" fo:font-size="14pt" style:font-name-asian="Tahoma" style:font-size-asian="14pt" style:language-asian="ja" style:country-asian="JP" style:font-size-complex="14pt"/>
    </style:style>
    <style:style style:name="P191" style:family="paragraph" style:parent-style-name="Table_20_Contents" style:list-style-name="L174">
      <style:text-properties style:font-name="Tahoma" fo:font-size="14pt" style:font-name-asian="Tahoma" style:font-size-asian="14pt" style:language-asian="ja" style:country-asian="JP" style:font-size-complex="14pt"/>
    </style:style>
    <style:style style:name="P192" style:family="paragraph" style:parent-style-name="Table_20_Contents" style:list-style-name="L175">
      <style:text-properties style:font-name="Tahoma" fo:font-size="14pt" style:font-name-asian="Tahoma" style:font-size-asian="14pt" style:language-asian="ja" style:country-asian="JP" style:font-size-complex="14pt"/>
    </style:style>
    <style:style style:name="P193" style:family="paragraph" style:parent-style-name="Table_20_Contents" style:list-style-name="L176">
      <style:text-properties style:font-name="Tahoma" fo:font-size="14pt" style:font-name-asian="Tahoma" style:font-size-asian="14pt" style:language-asian="ja" style:country-asian="JP" style:font-size-complex="14pt"/>
    </style:style>
    <style:style style:name="P194" style:family="paragraph" style:parent-style-name="Table_20_Contents" style:list-style-name="L177">
      <style:text-properties style:font-name="Tahoma" fo:font-size="14pt" style:font-name-asian="Tahoma" style:font-size-asian="14pt" style:language-asian="ja" style:country-asian="JP" style:font-size-complex="14pt"/>
    </style:style>
    <style:style style:name="P195" style:family="paragraph" style:parent-style-name="Table_20_Contents" style:list-style-name="L178">
      <style:text-properties style:font-name="Tahoma" fo:font-size="14pt" style:font-name-asian="Tahoma" style:font-size-asian="14pt" style:language-asian="ja" style:country-asian="JP" style:font-size-complex="14pt"/>
    </style:style>
    <style:style style:name="P196" style:family="paragraph" style:parent-style-name="Table_20_Contents" style:list-style-name="L179">
      <style:text-properties style:font-name="Tahoma" fo:font-size="14pt" style:font-name-asian="Tahoma" style:font-size-asian="14pt" style:language-asian="ja" style:country-asian="JP" style:font-size-complex="14pt"/>
    </style:style>
    <style:style style:name="P197" style:family="paragraph" style:parent-style-name="Table_20_Contents" style:list-style-name="L180">
      <style:text-properties style:font-name="Tahoma" fo:font-size="14pt" style:font-name-asian="Tahoma" style:font-size-asian="14pt" style:language-asian="ja" style:country-asian="JP" style:font-size-complex="14pt"/>
    </style:style>
    <style:style style:name="P198" style:family="paragraph" style:parent-style-name="Table_20_Contents" style:list-style-name="L181">
      <style:text-properties style:font-name="Tahoma" fo:font-size="14pt" style:font-name-asian="Tahoma" style:font-size-asian="14pt" style:language-asian="ja" style:country-asian="JP" style:font-size-complex="14pt"/>
    </style:style>
    <style:style style:name="P199" style:family="paragraph" style:parent-style-name="Table_20_Contents" style:list-style-name="L182">
      <style:text-properties style:font-name="Tahoma" fo:font-size="14pt" style:font-name-asian="Tahoma" style:font-size-asian="14pt" style:language-asian="ja" style:country-asian="JP" style:font-size-complex="14pt"/>
    </style:style>
    <style:style style:name="P200" style:family="paragraph" style:parent-style-name="Table_20_Contents" style:list-style-name="L183">
      <style:text-properties style:font-name="Tahoma" fo:font-size="14pt" style:font-name-asian="Tahoma" style:font-size-asian="14pt" style:language-asian="ja" style:country-asian="JP" style:font-size-complex="14pt"/>
    </style:style>
    <style:style style:name="P201" style:family="paragraph" style:parent-style-name="Table_20_Contents" style:list-style-name="L184">
      <style:text-properties style:font-name="Tahoma" fo:font-size="14pt" style:font-name-asian="Tahoma" style:font-size-asian="14pt" style:language-asian="ja" style:country-asian="JP" style:font-size-complex="14pt"/>
    </style:style>
    <style:style style:name="P202" style:family="paragraph" style:parent-style-name="Table_20_Contents" style:list-style-name="L185">
      <style:text-properties style:font-name="Tahoma" fo:font-size="14pt" style:font-name-asian="Tahoma" style:font-size-asian="14pt" style:language-asian="ja" style:country-asian="JP" style:font-size-complex="14pt"/>
    </style:style>
    <style:style style:name="P203" style:family="paragraph" style:parent-style-name="Table_20_Contents" style:list-style-name="L186">
      <style:text-properties style:font-name="Tahoma" fo:font-size="14pt" style:font-name-asian="Tahoma" style:font-size-asian="14pt" style:language-asian="ja" style:country-asian="JP" style:font-size-complex="14pt"/>
    </style:style>
    <style:style style:name="P204" style:family="paragraph" style:parent-style-name="Table_20_Contents" style:list-style-name="L187">
      <style:text-properties style:font-name="Tahoma" fo:font-size="14pt" style:font-name-asian="Tahoma" style:font-size-asian="14pt" style:language-asian="ja" style:country-asian="JP" style:font-size-complex="14pt"/>
    </style:style>
    <style:style style:name="P205" style:family="paragraph" style:parent-style-name="Table_20_Contents" style:list-style-name="L188">
      <style:text-properties style:font-name="Tahoma" fo:font-size="14pt" style:font-name-asian="Tahoma" style:font-size-asian="14pt" style:language-asian="ja" style:country-asian="JP" style:font-size-complex="14pt"/>
    </style:style>
    <style:style style:name="P206" style:family="paragraph" style:parent-style-name="Table_20_Contents" style:list-style-name="L189">
      <style:text-properties style:font-name="Tahoma" fo:font-size="14pt" style:font-name-asian="Tahoma" style:font-size-asian="14pt" style:language-asian="ja" style:country-asian="JP" style:font-size-complex="14pt"/>
    </style:style>
    <style:style style:name="P207" style:family="paragraph" style:parent-style-name="Table_20_Contents" style:list-style-name="L190">
      <style:text-properties style:font-name="Tahoma" fo:font-size="14pt" style:font-name-asian="Tahoma" style:font-size-asian="14pt" style:language-asian="ja" style:country-asian="JP" style:font-size-complex="14pt"/>
    </style:style>
    <style:style style:name="P208" style:family="paragraph" style:parent-style-name="Table_20_Contents" style:list-style-name="L191">
      <style:text-properties style:font-name="Tahoma" fo:font-size="14pt" style:font-name-asian="Tahoma" style:font-size-asian="14pt" style:language-asian="ja" style:country-asian="JP" style:font-size-complex="14pt"/>
    </style:style>
    <style:style style:name="P209" style:family="paragraph" style:parent-style-name="Table_20_Contents" style:list-style-name="L192">
      <style:text-properties style:font-name="Tahoma" fo:font-size="14pt" style:font-name-asian="Tahoma" style:font-size-asian="14pt" style:language-asian="ja" style:country-asian="JP" style:font-size-complex="14pt"/>
    </style:style>
    <style:style style:name="P210" style:family="paragraph" style:parent-style-name="Table_20_Contents" style:list-style-name="L193">
      <style:text-properties style:font-name="Tahoma" fo:font-size="14pt" style:font-name-asian="Tahoma" style:font-size-asian="14pt" style:language-asian="ja" style:country-asian="JP" style:font-size-complex="14pt"/>
    </style:style>
    <style:style style:name="P211" style:family="paragraph" style:parent-style-name="Table_20_Contents" style:list-style-name="L194">
      <style:text-properties style:font-name="Tahoma" fo:font-size="14pt" style:font-name-asian="Tahoma" style:font-size-asian="14pt" style:language-asian="ja" style:country-asian="JP" style:font-size-complex="14pt"/>
    </style:style>
    <style:style style:name="P212" style:family="paragraph" style:parent-style-name="Table_20_Contents" style:list-style-name="L195">
      <style:text-properties style:font-name="Tahoma" fo:font-size="14pt" style:font-name-asian="Tahoma" style:font-size-asian="14pt" style:language-asian="ja" style:country-asian="JP" style:font-size-complex="14pt"/>
    </style:style>
    <style:style style:name="P213" style:family="paragraph" style:parent-style-name="Table_20_Contents" style:list-style-name="L196">
      <style:text-properties style:font-name="Tahoma" fo:font-size="14pt" style:font-name-asian="Tahoma" style:font-size-asian="14pt" style:language-asian="ja" style:country-asian="JP" style:font-size-complex="14pt"/>
    </style:style>
    <style:style style:name="P214" style:family="paragraph" style:parent-style-name="Table_20_Contents" style:list-style-name="L197">
      <style:text-properties style:font-name="Tahoma" fo:font-size="14pt" style:font-name-asian="Tahoma" style:font-size-asian="14pt" style:language-asian="ja" style:country-asian="JP" style:font-size-complex="14pt"/>
    </style:style>
    <style:style style:name="P215" style:family="paragraph" style:parent-style-name="Table_20_Contents" style:list-style-name="L198">
      <style:text-properties style:font-name="Tahoma" fo:font-size="14pt" style:font-name-asian="Tahoma" style:font-size-asian="14pt" style:language-asian="ja" style:country-asian="JP" style:font-size-complex="14pt"/>
    </style:style>
    <style:style style:name="P216" style:family="paragraph" style:parent-style-name="Table_20_Contents" style:list-style-name="L199">
      <style:text-properties style:font-name="Tahoma" fo:font-size="14pt" style:font-name-asian="Tahoma" style:font-size-asian="14pt" style:language-asian="ja" style:country-asian="JP" style:font-size-complex="14pt"/>
    </style:style>
    <style:style style:name="P217" style:family="paragraph" style:parent-style-name="Table_20_Contents" style:list-style-name="L200">
      <style:text-properties style:font-name="Tahoma" fo:font-size="14pt" style:font-name-asian="Tahoma" style:font-size-asian="14pt" style:language-asian="ja" style:country-asian="JP" style:font-size-complex="14pt"/>
    </style:style>
    <style:style style:name="P218" style:family="paragraph" style:parent-style-name="Table_20_Contents" style:list-style-name="L201">
      <style:text-properties style:font-name="Tahoma" fo:font-size="14pt" style:font-name-asian="Tahoma" style:font-size-asian="14pt" style:language-asian="ja" style:country-asian="JP" style:font-size-complex="14pt"/>
    </style:style>
    <style:style style:name="P219" style:family="paragraph" style:parent-style-name="Table_20_Contents" style:list-style-name="L202">
      <style:text-properties style:font-name="Tahoma" fo:font-size="14pt" style:font-name-asian="Tahoma" style:font-size-asian="14pt" style:language-asian="ja" style:country-asian="JP" style:font-size-complex="14pt"/>
    </style:style>
    <style:style style:name="P220" style:family="paragraph" style:parent-style-name="Table_20_Contents" style:list-style-name="L203">
      <style:text-properties style:font-name="Tahoma" fo:font-size="14pt" style:font-name-asian="Tahoma" style:font-size-asian="14pt" style:language-asian="ja" style:country-asian="JP" style:font-size-complex="14pt"/>
    </style:style>
    <style:style style:name="P221" style:family="paragraph" style:parent-style-name="Table_20_Contents" style:list-style-name="L204">
      <style:text-properties style:font-name="Tahoma" fo:font-size="14pt" style:font-name-asian="Tahoma" style:font-size-asian="14pt" style:language-asian="ja" style:country-asian="JP" style:font-size-complex="14pt"/>
    </style:style>
    <style:style style:name="P222" style:family="paragraph" style:parent-style-name="Table_20_Contents" style:list-style-name="L205">
      <style:text-properties style:font-name="Tahoma" fo:font-size="14pt" style:font-name-asian="Tahoma" style:font-size-asian="14pt" style:language-asian="ja" style:country-asian="JP" style:font-size-complex="14pt"/>
    </style:style>
    <style:style style:name="P223" style:family="paragraph" style:parent-style-name="Table_20_Contents" style:list-style-name="L206">
      <style:text-properties style:font-name="Tahoma" fo:font-size="14pt" style:font-name-asian="Tahoma" style:font-size-asian="14pt" style:language-asian="ja" style:country-asian="JP" style:font-size-complex="14pt"/>
    </style:style>
    <style:style style:name="P224" style:family="paragraph" style:parent-style-name="Table_20_Contents" style:list-style-name="L207">
      <style:text-properties style:font-name="Tahoma" fo:font-size="14pt" style:font-name-asian="Tahoma" style:font-size-asian="14pt" style:language-asian="ja" style:country-asian="JP" style:font-size-complex="14pt"/>
    </style:style>
    <style:style style:name="P225" style:family="paragraph" style:parent-style-name="Table_20_Contents" style:list-style-name="L208">
      <style:text-properties style:font-name="Tahoma" fo:font-size="14pt" style:font-name-asian="Tahoma" style:font-size-asian="14pt" style:language-asian="ja" style:country-asian="JP" style:font-size-complex="14pt"/>
    </style:style>
    <style:style style:name="P226" style:family="paragraph" style:parent-style-name="Table_20_Contents" style:list-style-name="L209">
      <style:text-properties style:font-name="Tahoma" fo:font-size="14pt" style:font-name-asian="Tahoma" style:font-size-asian="14pt" style:language-asian="ja" style:country-asian="JP" style:font-size-complex="14pt"/>
    </style:style>
    <style:style style:name="P227" style:family="paragraph" style:parent-style-name="Table_20_Contents" style:list-style-name="L210">
      <style:text-properties style:font-name="Tahoma" fo:font-size="14pt" style:font-name-asian="Tahoma" style:font-size-asian="14pt" style:language-asian="ja" style:country-asian="JP" style:font-size-complex="14pt"/>
    </style:style>
    <style:style style:name="P228" style:family="paragraph" style:parent-style-name="Table_20_Contents" style:list-style-name="L211">
      <style:text-properties style:font-name="Tahoma" fo:font-size="14pt" style:font-name-asian="Tahoma" style:font-size-asian="14pt" style:language-asian="ja" style:country-asian="JP" style:font-size-complex="14pt"/>
    </style:style>
    <style:style style:name="P229" style:family="paragraph" style:parent-style-name="Table_20_Contents" style:list-style-name="L212">
      <style:text-properties style:font-name="Tahoma" fo:font-size="14pt" style:font-name-asian="Tahoma" style:font-size-asian="14pt" style:language-asian="ja" style:country-asian="JP" style:font-size-complex="14pt"/>
    </style:style>
    <style:style style:name="P230" style:family="paragraph" style:parent-style-name="Table_20_Contents" style:list-style-name="L213">
      <style:text-properties style:font-name="Tahoma" fo:font-size="14pt" style:font-name-asian="Tahoma" style:font-size-asian="14pt" style:language-asian="ja" style:country-asian="JP" style:font-size-complex="14pt"/>
    </style:style>
    <style:style style:name="P231" style:family="paragraph" style:parent-style-name="Table_20_Contents" style:list-style-name="L214">
      <style:text-properties style:font-name="Tahoma" fo:font-size="14pt" style:font-name-asian="Tahoma" style:font-size-asian="14pt" style:language-asian="ja" style:country-asian="JP" style:font-size-complex="14pt"/>
    </style:style>
    <style:style style:name="P232" style:family="paragraph" style:parent-style-name="Table_20_Contents" style:list-style-name="L215">
      <style:text-properties style:font-name="Tahoma" fo:font-size="14pt" style:font-name-asian="Tahoma" style:font-size-asian="14pt" style:language-asian="ja" style:country-asian="JP" style:font-size-complex="14pt"/>
    </style:style>
    <style:style style:name="P233" style:family="paragraph" style:parent-style-name="Table_20_Contents" style:list-style-name="L216">
      <style:text-properties style:font-name="Tahoma" fo:font-size="14pt" style:font-name-asian="Tahoma" style:font-size-asian="14pt" style:language-asian="ja" style:country-asian="JP" style:font-size-complex="14pt"/>
    </style:style>
    <style:style style:name="P234" style:family="paragraph" style:parent-style-name="Table_20_Contents" style:list-style-name="L217">
      <style:text-properties style:font-name="Tahoma" fo:font-size="14pt" style:font-name-asian="Tahoma" style:font-size-asian="14pt" style:language-asian="ja" style:country-asian="JP" style:font-size-complex="14pt"/>
    </style:style>
    <style:style style:name="P235" style:family="paragraph" style:parent-style-name="Table_20_Contents" style:list-style-name="L218">
      <style:text-properties style:font-name="Tahoma" fo:font-size="14pt" style:font-name-asian="Tahoma" style:font-size-asian="14pt" style:language-asian="ja" style:country-asian="JP" style:font-size-complex="14pt"/>
    </style:style>
    <style:style style:name="P236" style:family="paragraph" style:parent-style-name="Table_20_Contents" style:list-style-name="L219">
      <style:text-properties style:font-name="Tahoma" fo:font-size="14pt" style:font-name-asian="Tahoma" style:font-size-asian="14pt" style:language-asian="ja" style:country-asian="JP" style:font-size-complex="14pt"/>
    </style:style>
    <style:style style:name="P237" style:family="paragraph" style:parent-style-name="Table_20_Contents" style:list-style-name="L220">
      <style:text-properties style:font-name="Tahoma" fo:font-size="14pt" style:font-name-asian="Tahoma" style:font-size-asian="14pt" style:language-asian="ja" style:country-asian="JP" style:font-size-complex="14pt"/>
    </style:style>
    <style:style style:name="P238" style:family="paragraph" style:parent-style-name="Table_20_Contents" style:list-style-name="L221">
      <style:text-properties style:font-name="Tahoma" fo:font-size="14pt" style:font-name-asian="Tahoma" style:font-size-asian="14pt" style:language-asian="ja" style:country-asian="JP" style:font-size-complex="14pt"/>
    </style:style>
    <style:style style:name="P239" style:family="paragraph" style:parent-style-name="Table_20_Contents" style:list-style-name="L222">
      <style:text-properties style:font-name="Tahoma" fo:font-size="14pt" style:font-name-asian="Tahoma" style:font-size-asian="14pt" style:language-asian="ja" style:country-asian="JP" style:font-size-complex="14pt"/>
    </style:style>
    <style:style style:name="P240" style:family="paragraph" style:parent-style-name="Table_20_Contents" style:list-style-name="L223">
      <style:text-properties style:font-name="Tahoma" fo:font-size="14pt" style:font-name-asian="Tahoma" style:font-size-asian="14pt" style:language-asian="ja" style:country-asian="JP" style:font-size-complex="14pt"/>
    </style:style>
    <style:style style:name="P241" style:family="paragraph" style:parent-style-name="Table_20_Contents" style:list-style-name="L224">
      <style:text-properties style:font-name="Tahoma" fo:font-size="14pt" style:font-name-asian="Tahoma" style:font-size-asian="14pt" style:language-asian="ja" style:country-asian="JP" style:font-size-complex="14pt"/>
    </style:style>
    <style:style style:name="P242" style:family="paragraph" style:parent-style-name="Table_20_Contents" style:list-style-name="L225">
      <style:text-properties style:font-name="Tahoma" fo:font-size="14pt" style:font-name-asian="Tahoma" style:font-size-asian="14pt" style:language-asian="ja" style:country-asian="JP" style:font-size-complex="14pt"/>
    </style:style>
    <style:style style:name="P243" style:family="paragraph" style:parent-style-name="Table_20_Contents" style:list-style-name="L226">
      <style:text-properties style:font-name="Tahoma" fo:font-size="14pt" style:font-name-asian="Tahoma" style:font-size-asian="14pt" style:language-asian="ja" style:country-asian="JP" style:font-size-complex="14pt"/>
    </style:style>
    <style:style style:name="P244" style:family="paragraph" style:parent-style-name="Table_20_Contents" style:list-style-name="L227">
      <style:text-properties style:font-name="Tahoma" fo:font-size="14pt" style:font-name-asian="Tahoma" style:font-size-asian="14pt" style:language-asian="ja" style:country-asian="JP" style:font-size-complex="14pt"/>
    </style:style>
    <style:style style:name="P245" style:family="paragraph" style:parent-style-name="Table_20_Contents" style:list-style-name="L228">
      <style:text-properties style:font-name="Tahoma" fo:font-size="14pt" style:font-name-asian="Tahoma" style:font-size-asian="14pt" style:language-asian="ja" style:country-asian="JP" style:font-size-complex="14pt"/>
    </style:style>
    <style:style style:name="P246" style:family="paragraph" style:parent-style-name="Table_20_Contents" style:list-style-name="L229">
      <style:text-properties style:font-name="Tahoma" fo:font-size="14pt" style:font-name-asian="Tahoma" style:font-size-asian="14pt" style:language-asian="ja" style:country-asian="JP" style:font-size-complex="14pt"/>
    </style:style>
    <style:style style:name="P247" style:family="paragraph" style:parent-style-name="Table_20_Contents" style:list-style-name="L230">
      <style:text-properties style:font-name="Tahoma" fo:font-size="14pt" style:font-name-asian="Tahoma" style:font-size-asian="14pt" style:language-asian="ja" style:country-asian="JP" style:font-size-complex="14pt"/>
    </style:style>
    <style:style style:name="P248" style:family="paragraph" style:parent-style-name="Table_20_Contents" style:list-style-name="L231">
      <style:text-properties style:font-name="Tahoma" fo:font-size="14pt" style:font-name-asian="Tahoma" style:font-size-asian="14pt" style:language-asian="ja" style:country-asian="JP" style:font-size-complex="14pt"/>
    </style:style>
    <style:style style:name="P249" style:family="paragraph" style:parent-style-name="Table_20_Contents" style:list-style-name="L232">
      <style:text-properties style:font-name="Tahoma" fo:font-size="14pt" style:font-name-asian="Tahoma" style:font-size-asian="14pt" style:language-asian="ja" style:country-asian="JP" style:font-size-complex="14pt"/>
    </style:style>
    <style:style style:name="P250" style:family="paragraph" style:parent-style-name="Table_20_Contents" style:list-style-name="L233">
      <style:text-properties style:font-name="Tahoma" fo:font-size="14pt" style:font-name-asian="Tahoma" style:font-size-asian="14pt" style:language-asian="ja" style:country-asian="JP" style:font-size-complex="14pt"/>
    </style:style>
    <style:style style:name="P251" style:family="paragraph" style:parent-style-name="Table_20_Contents" style:list-style-name="L234">
      <style:text-properties style:font-name="Tahoma" fo:font-size="14pt" style:font-name-asian="Tahoma" style:font-size-asian="14pt" style:language-asian="ja" style:country-asian="JP" style:font-size-complex="14pt"/>
    </style:style>
    <style:style style:name="P252" style:family="paragraph" style:parent-style-name="Table_20_Contents" style:list-style-name="L235">
      <style:text-properties style:font-name="Tahoma" fo:font-size="14pt" style:font-name-asian="Tahoma" style:font-size-asian="14pt" style:language-asian="ja" style:country-asian="JP" style:font-size-complex="14pt"/>
    </style:style>
    <style:style style:name="P253" style:family="paragraph" style:parent-style-name="Table_20_Contents" style:list-style-name="L236">
      <style:text-properties style:font-name="Tahoma" fo:font-size="14pt" style:font-name-asian="Tahoma" style:font-size-asian="14pt" style:language-asian="ja" style:country-asian="JP" style:font-size-complex="14pt"/>
    </style:style>
    <style:style style:name="P254" style:family="paragraph" style:parent-style-name="Table_20_Contents" style:list-style-name="L237">
      <style:text-properties style:font-name="Tahoma" fo:font-size="14pt" style:font-name-asian="Tahoma" style:font-size-asian="14pt" style:language-asian="ja" style:country-asian="JP" style:font-size-complex="14pt"/>
    </style:style>
    <style:style style:name="P255" style:family="paragraph" style:parent-style-name="Table_20_Contents" style:list-style-name="L238">
      <style:text-properties style:font-name="Tahoma" fo:font-size="14pt" style:font-name-asian="Tahoma" style:font-size-asian="14pt" style:language-asian="ja" style:country-asian="JP" style:font-size-complex="14pt"/>
    </style:style>
    <style:style style:name="P256" style:family="paragraph" style:parent-style-name="Table_20_Contents" style:list-style-name="L239">
      <style:text-properties style:font-name="Tahoma" fo:font-size="14pt" style:font-name-asian="Tahoma" style:font-size-asian="14pt" style:language-asian="ja" style:country-asian="JP" style:font-size-complex="14pt"/>
    </style:style>
    <style:style style:name="P257" style:family="paragraph" style:parent-style-name="Table_20_Contents" style:list-style-name="L240">
      <style:text-properties style:font-name="Tahoma" fo:font-size="14pt" style:font-name-asian="Tahoma" style:font-size-asian="14pt" style:language-asian="ja" style:country-asian="JP" style:font-size-complex="14pt"/>
    </style:style>
    <style:style style:name="P258" style:family="paragraph" style:parent-style-name="Table_20_Contents" style:list-style-name="L241">
      <style:text-properties style:font-name="Tahoma" fo:font-size="14pt" style:font-name-asian="Tahoma" style:font-size-asian="14pt" style:language-asian="ja" style:country-asian="JP" style:font-size-complex="14pt"/>
    </style:style>
    <style:style style:name="P259" style:family="paragraph" style:parent-style-name="Table_20_Contents" style:list-style-name="L242">
      <style:text-properties style:font-name="Tahoma" fo:font-size="14pt" style:font-name-asian="Tahoma" style:font-size-asian="14pt" style:language-asian="ja" style:country-asian="JP" style:font-size-complex="14pt"/>
    </style:style>
    <style:style style:name="P260" style:family="paragraph" style:parent-style-name="Table_20_Contents" style:list-style-name="L243">
      <style:text-properties style:font-name="Tahoma" fo:font-size="14pt" style:font-name-asian="Tahoma" style:font-size-asian="14pt" style:language-asian="ja" style:country-asian="JP" style:font-size-complex="14pt"/>
    </style:style>
    <style:style style:name="P261" style:family="paragraph" style:parent-style-name="Table_20_Contents" style:list-style-name="L244">
      <style:text-properties style:font-name="Tahoma" fo:font-size="14pt" style:font-name-asian="Tahoma" style:font-size-asian="14pt" style:language-asian="ja" style:country-asian="JP" style:font-size-complex="14pt"/>
    </style:style>
    <style:style style:name="P262" style:family="paragraph" style:parent-style-name="Table_20_Contents" style:list-style-name="L245">
      <style:text-properties style:font-name="Tahoma" fo:font-size="14pt" style:font-name-asian="Tahoma" style:font-size-asian="14pt" style:language-asian="ja" style:country-asian="JP" style:font-size-complex="14pt"/>
    </style:style>
    <style:style style:name="P263" style:family="paragraph" style:parent-style-name="Table_20_Contents" style:list-style-name="L246">
      <style:text-properties style:font-name="Tahoma" fo:font-size="14pt" style:font-name-asian="Tahoma" style:font-size-asian="14pt" style:language-asian="ja" style:country-asian="JP" style:font-size-complex="14pt"/>
    </style:style>
    <style:style style:name="P264" style:family="paragraph" style:parent-style-name="Table_20_Contents" style:list-style-name="L247">
      <style:text-properties style:font-name="Tahoma" fo:font-size="14pt" style:font-name-asian="Tahoma" style:font-size-asian="14pt" style:language-asian="ja" style:country-asian="JP" style:font-size-complex="14pt"/>
    </style:style>
    <style:style style:name="P265" style:family="paragraph" style:parent-style-name="Table_20_Contents" style:list-style-name="L248">
      <style:text-properties style:font-name="Tahoma" fo:font-size="14pt" style:font-name-asian="Tahoma" style:font-size-asian="14pt" style:language-asian="ja" style:country-asian="JP" style:font-size-complex="14pt"/>
    </style:style>
    <style:style style:name="P266" style:family="paragraph" style:parent-style-name="Table_20_Contents" style:list-style-name="L249">
      <style:text-properties style:font-name="Tahoma" fo:font-size="14pt" style:font-name-asian="Tahoma" style:font-size-asian="14pt" style:language-asian="ja" style:country-asian="JP" style:font-size-complex="14pt"/>
    </style:style>
    <style:style style:name="P267" style:family="paragraph" style:parent-style-name="Table_20_Contents" style:list-style-name="L250">
      <style:text-properties style:font-name="Tahoma" fo:font-size="14pt" style:font-name-asian="Tahoma" style:font-size-asian="14pt" style:language-asian="ja" style:country-asian="JP" style:font-size-complex="14pt"/>
    </style:style>
    <style:style style:name="P268" style:family="paragraph" style:parent-style-name="Table_20_Contents" style:list-style-name="L251">
      <style:text-properties style:font-name="Tahoma" fo:font-size="14pt" style:font-name-asian="Tahoma" style:font-size-asian="14pt" style:language-asian="ja" style:country-asian="JP" style:font-size-complex="14pt"/>
    </style:style>
    <style:style style:name="P269" style:family="paragraph" style:parent-style-name="Table_20_Contents" style:list-style-name="L252">
      <style:text-properties style:font-name="Tahoma" fo:font-size="14pt" style:font-name-asian="Tahoma" style:font-size-asian="14pt" style:language-asian="ja" style:country-asian="JP" style:font-size-complex="14pt"/>
    </style:style>
    <style:style style:name="P270" style:family="paragraph" style:parent-style-name="Table_20_Contents" style:list-style-name="L253">
      <style:text-properties style:font-name="Tahoma" fo:font-size="14pt" style:font-name-asian="Tahoma" style:font-size-asian="14pt" style:language-asian="ja" style:country-asian="JP" style:font-size-complex="14pt"/>
    </style:style>
    <style:style style:name="P271" style:family="paragraph" style:parent-style-name="Table_20_Contents" style:list-style-name="L254">
      <style:text-properties style:font-name="Tahoma" fo:font-size="14pt" style:font-name-asian="Tahoma" style:font-size-asian="14pt" style:language-asian="ja" style:country-asian="JP" style:font-size-complex="14pt"/>
    </style:style>
    <style:style style:name="P272" style:family="paragraph" style:parent-style-name="Table_20_Contents" style:list-style-name="L255">
      <style:text-properties style:font-name="Tahoma" fo:font-size="14pt" style:font-name-asian="Tahoma" style:font-size-asian="14pt" style:language-asian="ja" style:country-asian="JP" style:font-size-complex="14pt"/>
    </style:style>
    <style:style style:name="P273" style:family="paragraph" style:parent-style-name="Table_20_Contents" style:list-style-name="L256">
      <style:text-properties style:font-name="Tahoma" fo:font-size="14pt" style:font-name-asian="Tahoma" style:font-size-asian="14pt" style:language-asian="ja" style:country-asian="JP" style:font-size-complex="14pt"/>
    </style:style>
    <style:style style:name="P274" style:family="paragraph" style:parent-style-name="Table_20_Contents" style:list-style-name="L257">
      <style:text-properties style:font-name="Tahoma" fo:font-size="14pt" style:font-name-asian="Tahoma" style:font-size-asian="14pt" style:language-asian="ja" style:country-asian="JP" style:font-size-complex="14pt"/>
    </style:style>
    <style:style style:name="P275" style:family="paragraph" style:parent-style-name="Table_20_Contents" style:list-style-name="L258">
      <style:text-properties style:font-name="Tahoma" fo:font-size="14pt" style:font-name-asian="Tahoma" style:font-size-asian="14pt" style:language-asian="ja" style:country-asian="JP" style:font-size-complex="14pt"/>
    </style:style>
    <style:style style:name="P276" style:family="paragraph" style:parent-style-name="Table_20_Contents" style:list-style-name="L259">
      <style:text-properties style:font-name="Tahoma" fo:font-size="14pt" style:font-name-asian="Tahoma" style:font-size-asian="14pt" style:language-asian="ja" style:country-asian="JP" style:font-size-complex="14pt"/>
    </style:style>
    <style:style style:name="P277" style:family="paragraph" style:parent-style-name="Table_20_Contents" style:list-style-name="L260">
      <style:text-properties style:font-name="Tahoma" fo:font-size="14pt" style:font-name-asian="Tahoma" style:font-size-asian="14pt" style:language-asian="ja" style:country-asian="JP" style:font-size-complex="14pt"/>
    </style:style>
    <style:style style:name="P278" style:family="paragraph" style:parent-style-name="Table_20_Contents" style:list-style-name="L261">
      <style:text-properties style:font-name="Tahoma" fo:font-size="14pt" style:font-name-asian="Tahoma" style:font-size-asian="14pt" style:language-asian="ja" style:country-asian="JP" style:font-size-complex="14pt"/>
    </style:style>
    <style:style style:name="P279" style:family="paragraph" style:parent-style-name="Table_20_Contents" style:list-style-name="L262">
      <style:text-properties style:font-name="Tahoma" fo:font-size="14pt" style:font-name-asian="Tahoma" style:font-size-asian="14pt" style:language-asian="ja" style:country-asian="JP" style:font-size-complex="14pt"/>
    </style:style>
    <style:style style:name="P280" style:family="paragraph" style:parent-style-name="Table_20_Contents" style:list-style-name="L263">
      <style:text-properties style:font-name="Tahoma" fo:font-size="14pt" style:font-name-asian="Tahoma" style:font-size-asian="14pt" style:language-asian="ja" style:country-asian="JP" style:font-size-complex="14pt"/>
    </style:style>
    <style:style style:name="P281" style:family="paragraph" style:parent-style-name="Table_20_Contents" style:list-style-name="L264">
      <style:text-properties style:font-name="Tahoma" fo:font-size="14pt" style:font-name-asian="Tahoma" style:font-size-asian="14pt" style:language-asian="ja" style:country-asian="JP" style:font-size-complex="14pt"/>
    </style:style>
    <style:style style:name="P282" style:family="paragraph" style:parent-style-name="Table_20_Contents" style:list-style-name="L265">
      <style:text-properties style:font-name="Tahoma" fo:font-size="14pt" style:font-name-asian="Tahoma" style:font-size-asian="14pt" style:language-asian="ja" style:country-asian="JP" style:font-size-complex="14pt"/>
    </style:style>
    <style:style style:name="P283" style:family="paragraph" style:parent-style-name="Table_20_Contents" style:list-style-name="L266">
      <style:text-properties style:font-name="Tahoma" fo:font-size="14pt" style:font-name-asian="Tahoma" style:font-size-asian="14pt" style:language-asian="ja" style:country-asian="JP" style:font-size-complex="14pt"/>
    </style:style>
    <style:style style:name="P284" style:family="paragraph" style:parent-style-name="Table_20_Contents" style:list-style-name="L267">
      <style:text-properties style:font-name="Tahoma" fo:font-size="14pt" style:font-name-asian="Tahoma" style:font-size-asian="14pt" style:language-asian="ja" style:country-asian="JP" style:font-size-complex="14pt"/>
    </style:style>
    <style:style style:name="P285" style:family="paragraph" style:parent-style-name="Table_20_Contents" style:list-style-name="L268">
      <style:text-properties style:font-name="Tahoma" fo:font-size="14pt" style:font-name-asian="Tahoma" style:font-size-asian="14pt" style:language-asian="ja" style:country-asian="JP" style:font-size-complex="14pt"/>
    </style:style>
    <style:style style:name="P286" style:family="paragraph" style:parent-style-name="Table_20_Contents" style:list-style-name="L269">
      <style:text-properties style:font-name="Tahoma" fo:font-size="14pt" style:font-name-asian="Tahoma" style:font-size-asian="14pt" style:language-asian="ja" style:country-asian="JP" style:font-size-complex="14pt"/>
    </style:style>
    <style:style style:name="P287" style:family="paragraph" style:parent-style-name="Table_20_Contents" style:list-style-name="L270">
      <style:text-properties style:font-name="Tahoma" fo:font-size="14pt" style:font-name-asian="Tahoma" style:font-size-asian="14pt" style:language-asian="ja" style:country-asian="JP" style:font-size-complex="14pt"/>
    </style:style>
    <style:style style:name="P288" style:family="paragraph" style:parent-style-name="Table_20_Contents" style:list-style-name="L271">
      <style:text-properties style:font-name="Tahoma" fo:font-size="14pt" style:font-name-asian="Tahoma" style:font-size-asian="14pt" style:language-asian="ja" style:country-asian="JP" style:font-size-complex="14pt"/>
    </style:style>
    <style:style style:name="P289" style:family="paragraph" style:parent-style-name="Table_20_Contents" style:list-style-name="L272">
      <style:text-properties style:font-name="Tahoma" fo:font-size="14pt" style:font-name-asian="Tahoma" style:font-size-asian="14pt" style:language-asian="ja" style:country-asian="JP" style:font-size-complex="14pt"/>
    </style:style>
    <style:style style:name="P290" style:family="paragraph" style:parent-style-name="Table_20_Contents" style:list-style-name="L273">
      <style:text-properties style:font-name="Tahoma" fo:font-size="14pt" style:font-name-asian="Tahoma" style:font-size-asian="14pt" style:language-asian="ja" style:country-asian="JP" style:font-size-complex="14pt"/>
    </style:style>
    <style:style style:name="P291" style:family="paragraph" style:parent-style-name="Table_20_Contents" style:list-style-name="L274">
      <style:text-properties style:font-name="Tahoma" fo:font-size="14pt" style:font-name-asian="Tahoma" style:font-size-asian="14pt" style:language-asian="ja" style:country-asian="JP" style:font-size-complex="14pt"/>
    </style:style>
    <style:style style:name="P292" style:family="paragraph" style:parent-style-name="Table_20_Contents" style:list-style-name="L275">
      <style:text-properties style:font-name="Tahoma" fo:font-size="14pt" style:font-name-asian="Tahoma" style:font-size-asian="14pt" style:language-asian="ja" style:country-asian="JP" style:font-size-complex="14pt"/>
    </style:style>
    <style:style style:name="P293" style:family="paragraph" style:parent-style-name="Table_20_Contents" style:list-style-name="L276">
      <style:text-properties style:font-name="Tahoma" fo:font-size="14pt" style:font-name-asian="Tahoma" style:font-size-asian="14pt" style:language-asian="ja" style:country-asian="JP" style:font-size-complex="14pt"/>
    </style:style>
    <style:style style:name="P294" style:family="paragraph" style:parent-style-name="Table_20_Contents" style:list-style-name="L277">
      <style:text-properties style:font-name="Tahoma" fo:font-size="14pt" style:font-name-asian="Tahoma" style:font-size-asian="14pt" style:language-asian="ja" style:country-asian="JP" style:font-size-complex="14pt"/>
    </style:style>
    <style:style style:name="P295" style:family="paragraph" style:parent-style-name="Table_20_Contents" style:list-style-name="L278">
      <style:text-properties style:font-name="Tahoma" fo:font-size="14pt" style:font-name-asian="Tahoma" style:font-size-asian="14pt" style:language-asian="ja" style:country-asian="JP" style:font-size-complex="14pt"/>
    </style:style>
    <style:style style:name="P296" style:family="paragraph" style:parent-style-name="Table_20_Contents" style:list-style-name="L279">
      <style:text-properties style:font-name="Tahoma" fo:font-size="14pt" style:font-name-asian="Tahoma" style:font-size-asian="14pt" style:language-asian="ja" style:country-asian="JP" style:font-size-complex="14pt"/>
    </style:style>
    <style:style style:name="P297" style:family="paragraph" style:parent-style-name="Table_20_Contents" style:list-style-name="L280">
      <style:text-properties style:font-name="Tahoma" fo:font-size="14pt" style:font-name-asian="Tahoma" style:font-size-asian="14pt" style:language-asian="ja" style:country-asian="JP" style:font-size-complex="14pt"/>
    </style:style>
    <style:style style:name="P298" style:family="paragraph" style:parent-style-name="Table_20_Contents" style:list-style-name="L281">
      <style:text-properties style:font-name="Tahoma" fo:font-size="14pt" style:font-name-asian="Tahoma" style:font-size-asian="14pt" style:language-asian="ja" style:country-asian="JP" style:font-size-complex="14pt"/>
    </style:style>
    <style:style style:name="P299" style:family="paragraph" style:parent-style-name="Table_20_Contents" style:list-style-name="L282">
      <style:text-properties style:font-name="Tahoma" fo:font-size="14pt" style:font-name-asian="Tahoma" style:font-size-asian="14pt" style:language-asian="ja" style:country-asian="JP" style:font-size-complex="14pt"/>
    </style:style>
    <style:style style:name="P300" style:family="paragraph" style:parent-style-name="Table_20_Contents" style:list-style-name="L283">
      <style:text-properties style:font-name="Tahoma" fo:font-size="14pt" style:font-name-asian="Tahoma" style:font-size-asian="14pt" style:language-asian="ja" style:country-asian="JP" style:font-size-complex="14pt"/>
    </style:style>
    <style:style style:name="P301" style:family="paragraph" style:parent-style-name="Table_20_Contents" style:list-style-name="L284">
      <style:text-properties style:font-name="Tahoma" fo:font-size="14pt" style:font-name-asian="Tahoma" style:font-size-asian="14pt" style:language-asian="ja" style:country-asian="JP" style:font-size-complex="14pt"/>
    </style:style>
    <style:style style:name="P302" style:family="paragraph" style:parent-style-name="Table_20_Contents" style:list-style-name="L285">
      <style:text-properties style:font-name="Tahoma" fo:font-size="14pt" style:font-name-asian="Tahoma" style:font-size-asian="14pt" style:language-asian="ja" style:country-asian="JP" style:font-size-complex="14pt"/>
    </style:style>
    <style:style style:name="P303" style:family="paragraph" style:parent-style-name="Table_20_Contents" style:list-style-name="L286">
      <style:text-properties style:font-name="Tahoma" fo:font-size="14pt" style:font-name-asian="Tahoma" style:font-size-asian="14pt" style:language-asian="ja" style:country-asian="JP" style:font-size-complex="14pt"/>
    </style:style>
    <style:style style:name="P304" style:family="paragraph" style:parent-style-name="Table_20_Contents" style:list-style-name="L287">
      <style:text-properties style:font-name="Tahoma" fo:font-size="14pt" style:font-name-asian="Tahoma" style:font-size-asian="14pt" style:language-asian="ja" style:country-asian="JP" style:font-size-complex="14pt"/>
    </style:style>
    <style:style style:name="P305" style:family="paragraph" style:parent-style-name="Table_20_Contents" style:list-style-name="L288">
      <style:text-properties style:font-name="Tahoma" fo:font-size="14pt" style:font-name-asian="Tahoma" style:font-size-asian="14pt" style:language-asian="ja" style:country-asian="JP" style:font-size-complex="14pt"/>
    </style:style>
    <style:style style:name="P306" style:family="paragraph" style:parent-style-name="Table_20_Contents" style:list-style-name="L289">
      <style:text-properties style:font-name="Tahoma" fo:font-size="14pt" style:font-name-asian="Tahoma" style:font-size-asian="14pt" style:language-asian="ja" style:country-asian="JP" style:font-size-complex="14pt"/>
    </style:style>
    <style:style style:name="P307" style:family="paragraph" style:parent-style-name="Table_20_Contents" style:list-style-name="L290">
      <style:text-properties style:font-name="Tahoma" fo:font-size="14pt" style:font-name-asian="Tahoma" style:font-size-asian="14pt" style:language-asian="ja" style:country-asian="JP" style:font-size-complex="14pt"/>
    </style:style>
    <style:style style:name="P308" style:family="paragraph" style:parent-style-name="Table_20_Contents" style:list-style-name="L291">
      <style:text-properties style:font-name="Tahoma" fo:font-size="14pt" style:font-name-asian="Tahoma" style:font-size-asian="14pt" style:language-asian="ja" style:country-asian="JP" style:font-size-complex="14pt"/>
    </style:style>
    <style:style style:name="P309" style:family="paragraph" style:parent-style-name="Table_20_Contents" style:list-style-name="L292">
      <style:text-properties style:font-name="Tahoma" fo:font-size="14pt" style:font-name-asian="Tahoma" style:font-size-asian="14pt" style:language-asian="ja" style:country-asian="JP" style:font-size-complex="14pt"/>
    </style:style>
    <style:style style:name="P310" style:family="paragraph" style:parent-style-name="Table_20_Contents" style:list-style-name="L293">
      <style:text-properties style:font-name="Tahoma" fo:font-size="14pt" style:font-name-asian="Tahoma" style:font-size-asian="14pt" style:language-asian="ja" style:country-asian="JP" style:font-size-complex="14pt"/>
    </style:style>
    <style:style style:name="P311" style:family="paragraph" style:parent-style-name="Table_20_Contents" style:list-style-name="L294">
      <style:text-properties style:font-name="Tahoma" fo:font-size="14pt" style:font-name-asian="Tahoma" style:font-size-asian="14pt" style:language-asian="ja" style:country-asian="JP" style:font-size-complex="14pt"/>
    </style:style>
    <style:style style:name="P312" style:family="paragraph" style:parent-style-name="Table_20_Contents" style:list-style-name="L295">
      <style:text-properties style:font-name="Tahoma" fo:font-size="14pt" style:font-name-asian="Tahoma" style:font-size-asian="14pt" style:language-asian="ja" style:country-asian="JP" style:font-size-complex="14pt"/>
    </style:style>
    <style:style style:name="P313" style:family="paragraph" style:parent-style-name="Table_20_Contents" style:list-style-name="L296">
      <style:text-properties style:font-name="Tahoma" fo:font-size="14pt" style:font-name-asian="Tahoma" style:font-size-asian="14pt" style:language-asian="ja" style:country-asian="JP" style:font-size-complex="14pt"/>
    </style:style>
    <style:style style:name="P314" style:family="paragraph" style:parent-style-name="Table_20_Contents" style:list-style-name="L297">
      <style:text-properties style:font-name="Tahoma" fo:font-size="14pt" style:font-name-asian="Tahoma" style:font-size-asian="14pt" style:language-asian="ja" style:country-asian="JP" style:font-size-complex="14pt"/>
    </style:style>
    <style:style style:name="P315" style:family="paragraph" style:parent-style-name="Table_20_Contents" style:list-style-name="L298">
      <style:text-properties style:font-name="Tahoma" fo:font-size="14pt" style:font-name-asian="Tahoma" style:font-size-asian="14pt" style:language-asian="ja" style:country-asian="JP" style:font-size-complex="14pt"/>
    </style:style>
    <style:style style:name="P316" style:family="paragraph" style:parent-style-name="Table_20_Contents" style:list-style-name="L299">
      <style:text-properties style:font-name="Tahoma" fo:font-size="14pt" style:font-name-asian="Tahoma" style:font-size-asian="14pt" style:language-asian="ja" style:country-asian="JP" style:font-size-complex="14pt"/>
    </style:style>
    <style:style style:name="P317" style:family="paragraph" style:parent-style-name="Table_20_Contents" style:list-style-name="L300">
      <style:text-properties style:font-name="Tahoma" fo:font-size="14pt" style:font-name-asian="Tahoma" style:font-size-asian="14pt" style:language-asian="ja" style:country-asian="JP" style:font-size-complex="14pt"/>
    </style:style>
    <style:style style:name="P318" style:family="paragraph" style:parent-style-name="Table_20_Contents" style:list-style-name="L301">
      <style:text-properties style:font-name="Tahoma" fo:font-size="14pt" style:font-name-asian="Tahoma" style:font-size-asian="14pt" style:language-asian="ja" style:country-asian="JP" style:font-size-complex="14pt"/>
    </style:style>
    <style:style style:name="P319" style:family="paragraph" style:parent-style-name="Table_20_Contents" style:list-style-name="L302">
      <style:text-properties style:font-name="Tahoma" fo:font-size="14pt" style:font-name-asian="Tahoma" style:font-size-asian="14pt" style:language-asian="ja" style:country-asian="JP" style:font-size-complex="14pt"/>
    </style:style>
    <style:style style:name="P320" style:family="paragraph" style:parent-style-name="Table_20_Contents" style:list-style-name="L303">
      <style:text-properties style:font-name="Tahoma" fo:font-size="14pt" style:font-name-asian="Tahoma" style:font-size-asian="14pt" style:language-asian="ja" style:country-asian="JP" style:font-size-complex="14pt"/>
    </style:style>
    <style:style style:name="P321" style:family="paragraph" style:parent-style-name="Table_20_Contents" style:list-style-name="L304">
      <style:text-properties style:font-name="Tahoma" fo:font-size="14pt" style:font-name-asian="Tahoma" style:font-size-asian="14pt" style:language-asian="ja" style:country-asian="JP" style:font-size-complex="14pt"/>
    </style:style>
    <style:style style:name="P322" style:family="paragraph" style:parent-style-name="Table_20_Contents" style:list-style-name="L305">
      <style:text-properties style:font-name="Tahoma" fo:font-size="14pt" style:font-name-asian="Tahoma" style:font-size-asian="14pt" style:language-asian="ja" style:country-asian="JP" style:font-size-complex="14pt"/>
    </style:style>
    <style:style style:name="P323" style:family="paragraph" style:parent-style-name="Table_20_Contents" style:list-style-name="L306">
      <style:text-properties style:font-name="Tahoma" fo:font-size="14pt" style:font-name-asian="Tahoma" style:font-size-asian="14pt" style:language-asian="ja" style:country-asian="JP" style:font-size-complex="14pt"/>
    </style:style>
    <style:style style:name="P324" style:family="paragraph" style:parent-style-name="Table_20_Contents" style:list-style-name="L307">
      <style:text-properties style:font-name="Tahoma" fo:font-size="14pt" style:font-name-asian="Tahoma" style:font-size-asian="14pt" style:language-asian="ja" style:country-asian="JP" style:font-size-complex="14pt"/>
    </style:style>
    <style:style style:name="P325" style:family="paragraph" style:parent-style-name="Table_20_Contents" style:list-style-name="L308">
      <style:text-properties style:font-name="Tahoma" fo:font-size="14pt" style:font-name-asian="Tahoma" style:font-size-asian="14pt" style:language-asian="ja" style:country-asian="JP" style:font-size-complex="14pt"/>
    </style:style>
    <style:style style:name="P326" style:family="paragraph" style:parent-style-name="Table_20_Contents" style:list-style-name="L309">
      <style:text-properties style:font-name="Tahoma" fo:font-size="14pt" style:font-name-asian="Tahoma" style:font-size-asian="14pt" style:language-asian="ja" style:country-asian="JP" style:font-size-complex="14pt"/>
    </style:style>
    <style:style style:name="P327" style:family="paragraph" style:parent-style-name="Table_20_Contents" style:list-style-name="L310">
      <style:text-properties style:font-name="Tahoma" fo:font-size="14pt" style:font-name-asian="Tahoma" style:font-size-asian="14pt" style:language-asian="ja" style:country-asian="JP" style:font-size-complex="14pt"/>
    </style:style>
    <style:style style:name="P328" style:family="paragraph" style:parent-style-name="Table_20_Contents" style:list-style-name="L311">
      <style:text-properties style:font-name="Tahoma" fo:font-size="14pt" style:font-name-asian="Tahoma" style:font-size-asian="14pt" style:language-asian="ja" style:country-asian="JP" style:font-size-complex="14pt"/>
    </style:style>
    <style:style style:name="P329" style:family="paragraph" style:parent-style-name="Table_20_Contents" style:list-style-name="L312">
      <style:text-properties style:font-name="Tahoma" fo:font-size="14pt" style:font-name-asian="Tahoma" style:font-size-asian="14pt" style:language-asian="ja" style:country-asian="JP" style:font-size-complex="14pt"/>
    </style:style>
    <style:style style:name="P330" style:family="paragraph" style:parent-style-name="Table_20_Contents" style:list-style-name="L313">
      <style:text-properties style:font-name="Tahoma" fo:font-size="14pt" style:font-name-asian="Tahoma" style:font-size-asian="14pt" style:language-asian="ja" style:country-asian="JP" style:font-size-complex="14pt"/>
    </style:style>
    <style:style style:name="P331" style:family="paragraph" style:parent-style-name="Table_20_Contents" style:list-style-name="L314">
      <style:text-properties style:font-name="Tahoma" fo:font-size="14pt" style:font-name-asian="Tahoma" style:font-size-asian="14pt" style:language-asian="ja" style:country-asian="JP" style:font-size-complex="14pt"/>
    </style:style>
    <style:style style:name="P332" style:family="paragraph" style:parent-style-name="Table_20_Contents" style:list-style-name="L315">
      <style:text-properties style:font-name="Tahoma" fo:font-size="14pt" style:font-name-asian="Tahoma" style:font-size-asian="14pt" style:language-asian="ja" style:country-asian="JP" style:font-size-complex="14pt"/>
    </style:style>
    <style:style style:name="P333" style:family="paragraph" style:parent-style-name="Table_20_Contents" style:list-style-name="L316">
      <style:text-properties style:font-name="Tahoma" fo:font-size="14pt" style:font-name-asian="Tahoma" style:font-size-asian="14pt" style:language-asian="ja" style:country-asian="JP" style:font-size-complex="14pt"/>
    </style:style>
    <style:style style:name="P334" style:family="paragraph" style:parent-style-name="Table_20_Contents" style:list-style-name="L317">
      <style:text-properties style:font-name="Tahoma" fo:font-size="14pt" style:font-name-asian="Tahoma" style:font-size-asian="14pt" style:language-asian="ja" style:country-asian="JP" style:font-size-complex="14pt"/>
    </style:style>
    <style:style style:name="P335" style:family="paragraph" style:parent-style-name="Table_20_Contents" style:list-style-name="L318">
      <style:text-properties style:font-name="Tahoma" fo:font-size="14pt" style:font-name-asian="Tahoma" style:font-size-asian="14pt" style:language-asian="ja" style:country-asian="JP" style:font-size-complex="14pt"/>
    </style:style>
    <style:style style:name="P336" style:family="paragraph" style:parent-style-name="Table_20_Contents" style:list-style-name="L319">
      <style:text-properties style:font-name="Tahoma" fo:font-size="14pt" style:font-name-asian="Tahoma" style:font-size-asian="14pt" style:language-asian="ja" style:country-asian="JP" style:font-size-complex="14pt"/>
    </style:style>
    <style:style style:name="P337" style:family="paragraph" style:parent-style-name="Table_20_Contents" style:list-style-name="L320">
      <style:text-properties style:font-name="Tahoma" fo:font-size="14pt" style:font-name-asian="Tahoma" style:font-size-asian="14pt" style:language-asian="ja" style:country-asian="JP" style:font-size-complex="14pt"/>
    </style:style>
    <style:style style:name="P338" style:family="paragraph" style:parent-style-name="Table_20_Contents" style:list-style-name="L321">
      <style:text-properties style:font-name="Tahoma" fo:font-size="14pt" style:font-name-asian="Tahoma" style:font-size-asian="14pt" style:language-asian="ja" style:country-asian="JP" style:font-size-complex="14pt"/>
    </style:style>
    <style:style style:name="P339" style:family="paragraph" style:parent-style-name="Table_20_Contents" style:list-style-name="L322">
      <style:text-properties style:font-name="Tahoma" fo:font-size="14pt" style:font-name-asian="Tahoma" style:font-size-asian="14pt" style:language-asian="ja" style:country-asian="JP" style:font-size-complex="14pt"/>
    </style:style>
    <style:style style:name="P340" style:family="paragraph" style:parent-style-name="Table_20_Contents" style:list-style-name="L323">
      <style:text-properties style:font-name="Tahoma" fo:font-size="14pt" style:font-name-asian="Tahoma" style:font-size-asian="14pt" style:language-asian="ja" style:country-asian="JP" style:font-size-complex="14pt"/>
    </style:style>
    <style:style style:name="P341" style:family="paragraph" style:parent-style-name="Table_20_Contents" style:list-style-name="L324">
      <style:text-properties style:font-name="Tahoma" fo:font-size="14pt" style:font-name-asian="Tahoma" style:font-size-asian="14pt" style:language-asian="ja" style:country-asian="JP" style:font-size-complex="14pt"/>
    </style:style>
    <style:style style:name="P342" style:family="paragraph" style:parent-style-name="Table_20_Contents" style:list-style-name="L325">
      <style:text-properties style:font-name="Tahoma" fo:font-size="14pt" style:font-name-asian="Tahoma" style:font-size-asian="14pt" style:language-asian="ja" style:country-asian="JP" style:font-size-complex="14pt"/>
    </style:style>
    <style:style style:name="P343" style:family="paragraph" style:parent-style-name="Table_20_Contents" style:list-style-name="L326">
      <style:text-properties style:font-name="Tahoma" fo:font-size="14pt" style:font-name-asian="Tahoma" style:font-size-asian="14pt" style:language-asian="ja" style:country-asian="JP" style:font-size-complex="14pt"/>
    </style:style>
    <style:style style:name="P344" style:family="paragraph" style:parent-style-name="Table_20_Contents" style:list-style-name="L327">
      <style:text-properties style:font-name="Tahoma" fo:font-size="14pt" style:font-name-asian="Tahoma" style:font-size-asian="14pt" style:language-asian="ja" style:country-asian="JP" style:font-size-complex="14pt"/>
    </style:style>
    <style:style style:name="P345" style:family="paragraph" style:parent-style-name="Table_20_Contents" style:list-style-name="L328">
      <style:text-properties style:font-name="Tahoma" fo:font-size="14pt" style:font-name-asian="Tahoma" style:font-size-asian="14pt" style:language-asian="ja" style:country-asian="JP" style:font-size-complex="14pt"/>
    </style:style>
    <style:style style:name="P346" style:family="paragraph" style:parent-style-name="Table_20_Contents" style:list-style-name="L329">
      <style:text-properties style:font-name="Tahoma" fo:font-size="14pt" style:font-name-asian="Tahoma" style:font-size-asian="14pt" style:language-asian="ja" style:country-asian="JP" style:font-size-complex="14pt"/>
    </style:style>
    <style:style style:name="P347" style:family="paragraph" style:parent-style-name="Table_20_Contents" style:list-style-name="L330">
      <style:text-properties style:font-name="Tahoma" fo:font-size="14pt" style:font-name-asian="Tahoma" style:font-size-asian="14pt" style:language-asian="ja" style:country-asian="JP" style:font-size-complex="14pt"/>
    </style:style>
    <style:style style:name="P348" style:family="paragraph" style:parent-style-name="Table_20_Contents" style:list-style-name="L331">
      <style:text-properties style:font-name="Tahoma" fo:font-size="14pt" style:font-name-asian="Tahoma" style:font-size-asian="14pt" style:language-asian="ja" style:country-asian="JP" style:font-size-complex="14pt"/>
    </style:style>
    <style:style style:name="P349" style:family="paragraph" style:parent-style-name="Table_20_Contents" style:list-style-name="L332">
      <style:text-properties style:font-name="Tahoma" fo:font-size="14pt" style:font-name-asian="Tahoma" style:font-size-asian="14pt" style:language-asian="ja" style:country-asian="JP" style:font-size-complex="14pt"/>
    </style:style>
    <style:style style:name="P350" style:family="paragraph" style:parent-style-name="Table_20_Contents" style:list-style-name="L333">
      <style:text-properties style:font-name="Tahoma" fo:font-size="14pt" style:font-name-asian="Tahoma" style:font-size-asian="14pt" style:language-asian="ja" style:country-asian="JP" style:font-size-complex="14pt"/>
    </style:style>
    <style:style style:name="P351" style:family="paragraph" style:parent-style-name="Table_20_Contents" style:list-style-name="L334">
      <style:text-properties style:font-name="Tahoma" fo:font-size="14pt" style:font-name-asian="Tahoma" style:font-size-asian="14pt" style:language-asian="ja" style:country-asian="JP" style:font-size-complex="14pt"/>
    </style:style>
    <style:style style:name="P352" style:family="paragraph" style:parent-style-name="Table_20_Contents" style:list-style-name="L335">
      <style:text-properties style:font-name="Tahoma" fo:font-size="14pt" style:font-name-asian="Tahoma" style:font-size-asian="14pt" style:language-asian="ja" style:country-asian="JP" style:font-size-complex="14pt"/>
    </style:style>
    <style:style style:name="P353" style:family="paragraph" style:parent-style-name="Table_20_Contents" style:list-style-name="L336">
      <style:text-properties style:font-name="Tahoma" fo:font-size="14pt" style:font-name-asian="Tahoma" style:font-size-asian="14pt" style:language-asian="ja" style:country-asian="JP" style:font-size-complex="14pt"/>
    </style:style>
    <style:style style:name="P354" style:family="paragraph" style:parent-style-name="Table_20_Contents" style:list-style-name="L337">
      <style:text-properties style:font-name="Tahoma" fo:font-size="14pt" style:font-name-asian="Tahoma" style:font-size-asian="14pt" style:language-asian="ja" style:country-asian="JP" style:font-size-complex="14pt"/>
    </style:style>
    <style:style style:name="P355" style:family="paragraph" style:parent-style-name="Table_20_Contents" style:list-style-name="L338">
      <style:text-properties style:font-name="Tahoma" fo:font-size="14pt" style:font-name-asian="Tahoma" style:font-size-asian="14pt" style:language-asian="ja" style:country-asian="JP" style:font-size-complex="14pt"/>
    </style:style>
    <style:style style:name="P356" style:family="paragraph" style:parent-style-name="Table_20_Contents" style:list-style-name="L339">
      <style:text-properties style:font-name="Tahoma" fo:font-size="14pt" style:font-name-asian="Tahoma" style:font-size-asian="14pt" style:language-asian="ja" style:country-asian="JP" style:font-size-complex="14pt"/>
    </style:style>
    <style:style style:name="P357" style:family="paragraph" style:parent-style-name="Table_20_Contents" style:list-style-name="L340">
      <style:text-properties style:font-name="Tahoma" fo:font-size="14pt" style:font-name-asian="Tahoma" style:font-size-asian="14pt" style:language-asian="ja" style:country-asian="JP" style:font-size-complex="14pt"/>
    </style:style>
    <style:style style:name="P358" style:family="paragraph" style:parent-style-name="Table_20_Contents" style:list-style-name="L341">
      <style:text-properties style:font-name="Tahoma" fo:font-size="14pt" style:font-name-asian="Tahoma" style:font-size-asian="14pt" style:language-asian="ja" style:country-asian="JP" style:font-size-complex="14pt"/>
    </style:style>
    <style:style style:name="P359" style:family="paragraph" style:parent-style-name="Table_20_Contents" style:list-style-name="L342">
      <style:text-properties style:font-name="Tahoma" fo:font-size="14pt" style:font-name-asian="Tahoma" style:font-size-asian="14pt" style:language-asian="ja" style:country-asian="JP" style:font-size-complex="14pt"/>
    </style:style>
    <style:style style:name="P360" style:family="paragraph" style:parent-style-name="Table_20_Contents" style:list-style-name="L343">
      <style:text-properties style:font-name="Tahoma" fo:font-size="14pt" style:font-name-asian="Tahoma" style:font-size-asian="14pt" style:language-asian="ja" style:country-asian="JP" style:font-size-complex="14pt"/>
    </style:style>
    <style:style style:name="P361" style:family="paragraph" style:parent-style-name="Table_20_Contents" style:list-style-name="L344">
      <style:text-properties style:font-name="Tahoma" fo:font-size="14pt" style:font-name-asian="Tahoma" style:font-size-asian="14pt" style:language-asian="ja" style:country-asian="JP" style:font-size-complex="14pt"/>
    </style:style>
    <style:style style:name="P362" style:family="paragraph" style:parent-style-name="Table_20_Contents" style:list-style-name="L345">
      <style:text-properties style:font-name="Tahoma" fo:font-size="14pt" style:font-name-asian="Tahoma" style:font-size-asian="14pt" style:language-asian="ja" style:country-asian="JP" style:font-size-complex="14pt"/>
    </style:style>
    <style:style style:name="P363" style:family="paragraph" style:parent-style-name="Table_20_Contents" style:list-style-name="L346">
      <style:text-properties style:font-name="Tahoma" fo:font-size="14pt" style:font-name-asian="Tahoma" style:font-size-asian="14pt" style:language-asian="ja" style:country-asian="JP" style:font-size-complex="14pt"/>
    </style:style>
    <style:style style:name="P364" style:family="paragraph" style:parent-style-name="Table_20_Contents" style:list-style-name="L347">
      <style:text-properties style:font-name="Tahoma" fo:font-size="14pt" style:font-name-asian="Tahoma" style:font-size-asian="14pt" style:language-asian="ja" style:country-asian="JP" style:font-size-complex="14pt"/>
    </style:style>
    <style:style style:name="P365" style:family="paragraph" style:parent-style-name="Table_20_Contents" style:list-style-name="L348">
      <style:text-properties style:font-name="Tahoma" fo:font-size="14pt" style:font-name-asian="Tahoma" style:font-size-asian="14pt" style:language-asian="ja" style:country-asian="JP" style:font-size-complex="14pt"/>
    </style:style>
    <style:style style:name="P366" style:family="paragraph" style:parent-style-name="Table_20_Contents" style:list-style-name="L349">
      <style:text-properties style:font-name="Tahoma" fo:font-size="14pt" style:font-name-asian="Tahoma" style:font-size-asian="14pt" style:language-asian="ja" style:country-asian="JP" style:font-size-complex="14pt"/>
    </style:style>
    <style:style style:name="P367" style:family="paragraph" style:parent-style-name="Table_20_Contents" style:list-style-name="L350">
      <style:text-properties style:font-name="Tahoma" fo:font-size="14pt" style:font-name-asian="Tahoma" style:font-size-asian="14pt" style:language-asian="ja" style:country-asian="JP" style:font-size-complex="14pt"/>
    </style:style>
    <style:style style:name="P368" style:family="paragraph" style:parent-style-name="Table_20_Contents" style:list-style-name="L351">
      <style:text-properties style:font-name="Tahoma" fo:font-size="14pt" style:font-name-asian="Tahoma" style:font-size-asian="14pt" style:language-asian="ja" style:country-asian="JP" style:font-size-complex="14pt"/>
    </style:style>
    <style:style style:name="P369" style:family="paragraph" style:parent-style-name="Table_20_Contents" style:list-style-name="L352">
      <style:text-properties style:font-name="Tahoma" fo:font-size="14pt" style:font-name-asian="Tahoma" style:font-size-asian="14pt" style:language-asian="ja" style:country-asian="JP" style:font-size-complex="14pt"/>
    </style:style>
    <style:style style:name="P370" style:family="paragraph" style:parent-style-name="Table_20_Contents" style:list-style-name="L353">
      <style:text-properties style:font-name="Tahoma" fo:font-size="14pt" style:font-name-asian="Tahoma" style:font-size-asian="14pt" style:language-asian="ja" style:country-asian="JP" style:font-size-complex="14pt"/>
    </style:style>
    <style:style style:name="P371" style:family="paragraph" style:parent-style-name="Table_20_Contents" style:list-style-name="L354">
      <style:text-properties style:font-name="Tahoma" fo:font-size="14pt" style:font-name-asian="Tahoma" style:font-size-asian="14pt" style:language-asian="ja" style:country-asian="JP" style:font-size-complex="14pt"/>
    </style:style>
    <style:style style:name="P372" style:family="paragraph" style:parent-style-name="Table_20_Contents" style:list-style-name="L355">
      <style:text-properties style:font-name="Tahoma" fo:font-size="14pt" style:font-name-asian="Tahoma" style:font-size-asian="14pt" style:language-asian="ja" style:country-asian="JP" style:font-size-complex="14pt"/>
    </style:style>
    <style:style style:name="P373" style:family="paragraph" style:parent-style-name="Table_20_Contents" style:list-style-name="L356">
      <style:text-properties style:font-name="Tahoma" fo:font-size="14pt" style:font-name-asian="Tahoma" style:font-size-asian="14pt" style:language-asian="ja" style:country-asian="JP" style:font-size-complex="14pt"/>
    </style:style>
    <style:style style:name="P374" style:family="paragraph" style:parent-style-name="Table_20_Contents" style:list-style-name="L357">
      <style:text-properties style:font-name="Tahoma" fo:font-size="14pt" style:font-name-asian="Tahoma" style:font-size-asian="14pt" style:language-asian="ja" style:country-asian="JP" style:font-size-complex="14pt"/>
    </style:style>
    <style:style style:name="P375" style:family="paragraph" style:parent-style-name="Table_20_Contents" style:list-style-name="L358">
      <style:text-properties style:font-name="Tahoma" fo:font-size="14pt" style:font-name-asian="Tahoma" style:font-size-asian="14pt" style:language-asian="ja" style:country-asian="JP" style:font-size-complex="14pt"/>
    </style:style>
    <style:style style:name="P376" style:family="paragraph" style:parent-style-name="Table_20_Contents" style:list-style-name="L359">
      <style:text-properties style:font-name="Tahoma" fo:font-size="14pt" style:font-name-asian="Tahoma" style:font-size-asian="14pt" style:language-asian="ja" style:country-asian="JP" style:font-size-complex="14pt"/>
    </style:style>
    <style:style style:name="P377" style:family="paragraph" style:parent-style-name="Table_20_Contents" style:list-style-name="L360">
      <style:text-properties style:font-name="Tahoma" fo:font-size="14pt" style:font-name-asian="Tahoma" style:font-size-asian="14pt" style:language-asian="ja" style:country-asian="JP" style:font-size-complex="14pt"/>
    </style:style>
    <style:style style:name="P378" style:family="paragraph" style:parent-style-name="Table_20_Contents" style:list-style-name="L361">
      <style:text-properties style:font-name="Tahoma" fo:font-size="14pt" style:font-name-asian="Tahoma" style:font-size-asian="14pt" style:language-asian="ja" style:country-asian="JP" style:font-size-complex="14pt"/>
    </style:style>
    <style:style style:name="P379" style:family="paragraph" style:parent-style-name="Table_20_Contents" style:list-style-name="L362">
      <style:text-properties style:font-name="Tahoma" fo:font-size="14pt" style:font-name-asian="Tahoma" style:font-size-asian="14pt" style:language-asian="ja" style:country-asian="JP" style:font-size-complex="14pt"/>
    </style:style>
    <style:style style:name="P380" style:family="paragraph" style:parent-style-name="Table_20_Contents" style:list-style-name="L363">
      <style:text-properties style:font-name="Tahoma" fo:font-size="14pt" style:font-name-asian="Tahoma" style:font-size-asian="14pt" style:language-asian="ja" style:country-asian="JP" style:font-size-complex="14pt"/>
    </style:style>
    <style:style style:name="P381" style:family="paragraph" style:parent-style-name="Table_20_Contents" style:list-style-name="L364">
      <style:text-properties style:font-name="Tahoma" fo:font-size="14pt" style:font-name-asian="Tahoma" style:font-size-asian="14pt" style:language-asian="ja" style:country-asian="JP" style:font-size-complex="14pt"/>
    </style:style>
    <style:style style:name="P382" style:family="paragraph" style:parent-style-name="Table_20_Contents" style:list-style-name="L365">
      <style:text-properties style:font-name="Tahoma" fo:font-size="14pt" style:font-name-asian="Tahoma" style:font-size-asian="14pt" style:language-asian="ja" style:country-asian="JP" style:font-size-complex="14pt"/>
    </style:style>
    <style:style style:name="P383" style:family="paragraph" style:parent-style-name="Table_20_Contents" style:list-style-name="L366">
      <style:text-properties style:font-name="Tahoma" fo:font-size="14pt" style:font-name-asian="Tahoma" style:font-size-asian="14pt" style:language-asian="ja" style:country-asian="JP" style:font-size-complex="14pt"/>
    </style:style>
    <style:style style:name="P384" style:family="paragraph" style:parent-style-name="Table_20_Contents" style:list-style-name="L367">
      <style:text-properties style:font-name="Tahoma" fo:font-size="14pt" style:font-name-asian="Tahoma" style:font-size-asian="14pt" style:language-asian="ja" style:country-asian="JP" style:font-size-complex="14pt"/>
    </style:style>
    <style:style style:name="P385" style:family="paragraph" style:parent-style-name="Table_20_Contents" style:list-style-name="L368">
      <style:text-properties style:font-name="Tahoma" fo:font-size="14pt" style:font-name-asian="Tahoma" style:font-size-asian="14pt" style:language-asian="ja" style:country-asian="JP" style:font-size-complex="14pt"/>
    </style:style>
    <style:style style:name="P386" style:family="paragraph" style:parent-style-name="Table_20_Contents" style:list-style-name="L369">
      <style:text-properties style:font-name="Tahoma" fo:font-size="14pt" style:font-name-asian="Tahoma" style:font-size-asian="14pt" style:language-asian="ja" style:country-asian="JP" style:font-size-complex="14pt"/>
    </style:style>
    <style:style style:name="P387" style:family="paragraph" style:parent-style-name="Table_20_Contents" style:list-style-name="L370">
      <style:text-properties style:font-name="Tahoma" fo:font-size="14pt" style:font-name-asian="Tahoma" style:font-size-asian="14pt" style:language-asian="ja" style:country-asian="JP" style:font-size-complex="14pt"/>
    </style:style>
    <style:style style:name="P388" style:family="paragraph" style:parent-style-name="Table_20_Contents" style:list-style-name="L371">
      <style:text-properties style:font-name="Tahoma" fo:font-size="14pt" style:font-name-asian="Tahoma" style:font-size-asian="14pt" style:language-asian="ja" style:country-asian="JP" style:font-size-complex="14pt"/>
    </style:style>
    <style:style style:name="P389" style:family="paragraph" style:parent-style-name="Table_20_Contents" style:list-style-name="L372">
      <style:text-properties style:font-name="Tahoma" fo:font-size="14pt" style:font-name-asian="Tahoma" style:font-size-asian="14pt" style:language-asian="ja" style:country-asian="JP" style:font-size-complex="14pt"/>
    </style:style>
    <style:style style:name="P390" style:family="paragraph" style:parent-style-name="Table_20_Contents" style:list-style-name="L373">
      <style:text-properties style:font-name="Tahoma" fo:font-size="14pt" style:font-name-asian="Tahoma" style:font-size-asian="14pt" style:language-asian="ja" style:country-asian="JP" style:font-size-complex="14pt"/>
    </style:style>
    <style:style style:name="P391" style:family="paragraph" style:parent-style-name="Table_20_Contents" style:list-style-name="L374">
      <style:text-properties style:font-name="Tahoma" fo:font-size="14pt" style:font-name-asian="Tahoma" style:font-size-asian="14pt" style:language-asian="ja" style:country-asian="JP" style:font-size-complex="14pt"/>
    </style:style>
    <style:style style:name="P392" style:family="paragraph" style:parent-style-name="Table_20_Contents" style:list-style-name="L375">
      <style:text-properties style:font-name="Tahoma" fo:font-size="14pt" style:font-name-asian="Tahoma" style:font-size-asian="14pt" style:language-asian="ja" style:country-asian="JP" style:font-size-complex="14pt"/>
    </style:style>
    <style:style style:name="P393" style:family="paragraph" style:parent-style-name="Table_20_Contents" style:list-style-name="L376">
      <style:text-properties style:font-name="Tahoma" fo:font-size="14pt" style:font-name-asian="Tahoma" style:font-size-asian="14pt" style:language-asian="ja" style:country-asian="JP" style:font-size-complex="14pt"/>
    </style:style>
    <style:style style:name="P394" style:family="paragraph" style:parent-style-name="Table_20_Contents" style:list-style-name="L377">
      <style:text-properties style:font-name="Tahoma" fo:font-size="14pt" style:font-name-asian="Tahoma" style:font-size-asian="14pt" style:language-asian="ja" style:country-asian="JP" style:font-size-complex="14pt"/>
    </style:style>
    <style:style style:name="P395" style:family="paragraph" style:parent-style-name="Table_20_Contents" style:list-style-name="L378">
      <style:text-properties style:font-name="Tahoma" fo:font-size="14pt" style:font-name-asian="Tahoma" style:font-size-asian="14pt" style:language-asian="ja" style:country-asian="JP" style:font-size-complex="14pt"/>
    </style:style>
    <style:style style:name="P396" style:family="paragraph" style:parent-style-name="Table_20_Contents" style:list-style-name="L379">
      <style:text-properties style:font-name="Tahoma" fo:font-size="14pt" style:font-name-asian="Tahoma" style:font-size-asian="14pt" style:language-asian="ja" style:country-asian="JP" style:font-size-complex="14pt"/>
    </style:style>
    <style:style style:name="P397" style:family="paragraph" style:parent-style-name="Table_20_Contents" style:list-style-name="L380">
      <style:text-properties style:font-name="Tahoma" fo:font-size="14pt" style:font-name-asian="Tahoma" style:font-size-asian="14pt" style:language-asian="ja" style:country-asian="JP" style:font-size-complex="14pt"/>
    </style:style>
    <style:style style:name="P398" style:family="paragraph" style:parent-style-name="Table_20_Contents" style:list-style-name="L381">
      <style:text-properties style:font-name="Tahoma" fo:font-size="14pt" style:font-name-asian="Tahoma" style:font-size-asian="14pt" style:language-asian="ja" style:country-asian="JP" style:font-size-complex="14pt"/>
    </style:style>
    <style:style style:name="P399" style:family="paragraph" style:parent-style-name="Table_20_Contents" style:list-style-name="L382">
      <style:text-properties style:font-name="Tahoma" fo:font-size="14pt" style:font-name-asian="Tahoma" style:font-size-asian="14pt" style:language-asian="ja" style:country-asian="JP" style:font-size-complex="14pt"/>
    </style:style>
    <style:style style:name="P400" style:family="paragraph" style:parent-style-name="Table_20_Contents" style:list-style-name="L383">
      <style:text-properties style:font-name="Tahoma" fo:font-size="14pt" style:font-name-asian="Tahoma" style:font-size-asian="14pt" style:language-asian="ja" style:country-asian="JP" style:font-size-complex="14pt"/>
    </style:style>
    <style:style style:name="P401" style:family="paragraph" style:parent-style-name="Table_20_Contents" style:list-style-name="L384">
      <style:text-properties style:font-name="Tahoma" fo:font-size="14pt" style:font-name-asian="Tahoma" style:font-size-asian="14pt" style:language-asian="ja" style:country-asian="JP" style:font-size-complex="14pt"/>
    </style:style>
    <style:style style:name="P402" style:family="paragraph" style:parent-style-name="Table_20_Contents" style:list-style-name="L385">
      <style:text-properties style:font-name="Tahoma" fo:font-size="14pt" style:font-name-asian="Tahoma" style:font-size-asian="14pt" style:language-asian="ja" style:country-asian="JP" style:font-size-complex="14pt"/>
    </style:style>
    <style:style style:name="P403" style:family="paragraph" style:parent-style-name="Table_20_Contents" style:list-style-name="L386">
      <style:text-properties style:font-name="Tahoma" fo:font-size="14pt" style:font-name-asian="Tahoma" style:font-size-asian="14pt" style:language-asian="ja" style:country-asian="JP" style:font-size-complex="14pt"/>
    </style:style>
    <style:style style:name="P404" style:family="paragraph" style:parent-style-name="Table_20_Contents" style:list-style-name="L387">
      <style:text-properties style:font-name="Tahoma" fo:font-size="14pt" style:font-name-asian="Tahoma" style:font-size-asian="14pt" style:language-asian="ja" style:country-asian="JP" style:font-size-complex="14pt"/>
    </style:style>
    <style:style style:name="P405" style:family="paragraph" style:parent-style-name="Table_20_Contents" style:list-style-name="L388">
      <style:text-properties style:font-name="Tahoma" fo:font-size="14pt" style:font-name-asian="Tahoma" style:font-size-asian="14pt" style:language-asian="ja" style:country-asian="JP" style:font-size-complex="14pt"/>
    </style:style>
    <style:style style:name="P406" style:family="paragraph" style:parent-style-name="Table_20_Contents" style:list-style-name="L389">
      <style:text-properties style:font-name="Tahoma" fo:font-size="14pt" style:font-name-asian="Tahoma" style:font-size-asian="14pt" style:language-asian="ja" style:country-asian="JP" style:font-size-complex="14pt"/>
    </style:style>
    <style:style style:name="P407" style:family="paragraph" style:parent-style-name="Table_20_Contents" style:list-style-name="L390">
      <style:text-properties style:font-name="Tahoma" fo:font-size="14pt" style:font-name-asian="Tahoma" style:font-size-asian="14pt" style:language-asian="ja" style:country-asian="JP" style:font-size-complex="14pt"/>
    </style:style>
    <style:style style:name="P408" style:family="paragraph" style:parent-style-name="Table_20_Contents" style:list-style-name="L391">
      <style:text-properties style:font-name="Tahoma" fo:font-size="14pt" style:font-name-asian="Tahoma" style:font-size-asian="14pt" style:language-asian="ja" style:country-asian="JP" style:font-size-complex="14pt"/>
    </style:style>
    <style:style style:name="P409" style:family="paragraph" style:parent-style-name="Table_20_Contents" style:list-style-name="L392">
      <style:text-properties style:font-name="Tahoma" fo:font-size="14pt" style:font-name-asian="Tahoma" style:font-size-asian="14pt" style:language-asian="ja" style:country-asian="JP" style:font-size-complex="14pt"/>
    </style:style>
    <style:style style:name="P410" style:family="paragraph" style:parent-style-name="Table_20_Contents" style:list-style-name="L393">
      <style:text-properties style:font-name="Tahoma" fo:font-size="14pt" style:font-name-asian="Tahoma" style:font-size-asian="14pt" style:language-asian="ja" style:country-asian="JP" style:font-size-complex="14pt"/>
    </style:style>
    <style:style style:name="P411" style:family="paragraph" style:parent-style-name="Table_20_Contents" style:list-style-name="L394">
      <style:text-properties style:font-name="Tahoma" fo:font-size="14pt" style:font-name-asian="Tahoma" style:font-size-asian="14pt" style:language-asian="ja" style:country-asian="JP" style:font-size-complex="14pt"/>
    </style:style>
    <style:style style:name="P412" style:family="paragraph" style:parent-style-name="Table_20_Contents" style:list-style-name="L395">
      <style:text-properties style:font-name="Tahoma" fo:font-size="14pt" style:font-name-asian="Tahoma" style:font-size-asian="14pt" style:language-asian="ja" style:country-asian="JP" style:font-size-complex="14pt"/>
    </style:style>
    <style:style style:name="P413" style:family="paragraph" style:parent-style-name="Table_20_Contents" style:list-style-name="L396">
      <style:text-properties style:font-name="Tahoma" fo:font-size="14pt" style:font-name-asian="Tahoma" style:font-size-asian="14pt" style:language-asian="ja" style:country-asian="JP" style:font-size-complex="14pt"/>
    </style:style>
    <style:style style:name="P414" style:family="paragraph" style:parent-style-name="Table_20_Contents" style:list-style-name="L397">
      <style:text-properties style:font-name="Tahoma" fo:font-size="14pt" style:font-name-asian="Tahoma" style:font-size-asian="14pt" style:language-asian="ja" style:country-asian="JP" style:font-size-complex="14pt"/>
    </style:style>
    <style:style style:name="P415" style:family="paragraph" style:parent-style-name="Table_20_Contents" style:list-style-name="L400">
      <style:text-properties style:font-name="Tahoma" fo:font-size="14pt" style:font-name-asian="Tahoma" style:font-size-asian="14pt" style:language-asian="ja" style:country-asian="JP" style:font-size-complex="14pt"/>
    </style:style>
    <style:style style:name="P416" style:family="paragraph" style:parent-style-name="Table_20_Contents" style:list-style-name="L401">
      <style:text-properties style:font-name="Tahoma" fo:font-size="14pt" style:font-name-asian="Tahoma" style:font-size-asian="14pt" style:language-asian="ja" style:country-asian="JP" style:font-size-complex="14pt"/>
    </style:style>
    <style:style style:name="P417" style:family="paragraph" style:parent-style-name="Table_20_Contents" style:list-style-name="L402">
      <style:text-properties style:font-name="Tahoma" fo:font-size="14pt" style:font-name-asian="Tahoma" style:font-size-asian="14pt" style:language-asian="ja" style:country-asian="JP" style:font-size-complex="14pt"/>
    </style:style>
    <style:style style:name="P418" style:family="paragraph" style:parent-style-name="Table_20_Contents" style:list-style-name="L403">
      <style:text-properties style:font-name="Tahoma" fo:font-size="14pt" style:font-name-asian="Tahoma" style:font-size-asian="14pt" style:language-asian="ja" style:country-asian="JP" style:font-size-complex="14pt"/>
    </style:style>
    <style:style style:name="P419" style:family="paragraph" style:parent-style-name="Table_20_Contents" style:list-style-name="L404">
      <style:text-properties style:font-name="Tahoma" fo:font-size="14pt" style:font-name-asian="Tahoma" style:font-size-asian="14pt" style:language-asian="ja" style:country-asian="JP" style:font-size-complex="14pt"/>
    </style:style>
    <style:style style:name="P420" style:family="paragraph" style:parent-style-name="Table_20_Contents" style:list-style-name="L405">
      <style:text-properties style:font-name="Tahoma" fo:font-size="14pt" style:font-name-asian="Tahoma" style:font-size-asian="14pt" style:language-asian="ja" style:country-asian="JP" style:font-size-complex="14pt"/>
    </style:style>
    <style:style style:name="P421" style:family="paragraph" style:parent-style-name="Table_20_Contents" style:list-style-name="L406">
      <style:text-properties style:font-name="Tahoma" fo:font-size="14pt" style:font-name-asian="Tahoma" style:font-size-asian="14pt" style:language-asian="ja" style:country-asian="JP" style:font-size-complex="14pt"/>
    </style:style>
    <style:style style:name="P422" style:family="paragraph" style:parent-style-name="Table_20_Contents" style:list-style-name="L407">
      <style:text-properties style:font-name="Tahoma" fo:font-size="14pt" style:font-name-asian="Tahoma" style:font-size-asian="14pt" style:language-asian="ja" style:country-asian="JP" style:font-size-complex="14pt"/>
    </style:style>
    <style:style style:name="P423" style:family="paragraph" style:parent-style-name="Table_20_Contents" style:list-style-name="L408">
      <style:text-properties style:font-name="Tahoma" fo:font-size="14pt" style:font-name-asian="Tahoma" style:font-size-asian="14pt" style:language-asian="ja" style:country-asian="JP" style:font-size-complex="14pt"/>
    </style:style>
    <style:style style:name="P424" style:family="paragraph" style:parent-style-name="Table_20_Contents" style:list-style-name="L409">
      <style:text-properties style:font-name="Tahoma" fo:font-size="14pt" style:font-name-asian="Tahoma" style:font-size-asian="14pt" style:language-asian="ja" style:country-asian="JP" style:font-size-complex="14pt"/>
    </style:style>
    <style:style style:name="P425" style:family="paragraph" style:parent-style-name="Table_20_Contents" style:list-style-name="L410">
      <style:text-properties style:font-name="Tahoma" fo:font-size="14pt" style:font-name-asian="Tahoma" style:font-size-asian="14pt" style:language-asian="ja" style:country-asian="JP" style:font-size-complex="14pt"/>
    </style:style>
    <style:style style:name="P426" style:family="paragraph" style:parent-style-name="Table_20_Contents" style:list-style-name="L411">
      <style:text-properties style:font-name="Tahoma" fo:font-size="14pt" style:font-name-asian="Tahoma" style:font-size-asian="14pt" style:language-asian="ja" style:country-asian="JP" style:font-size-complex="14pt"/>
    </style:style>
    <style:style style:name="P427" style:family="paragraph" style:parent-style-name="Table_20_Contents" style:list-style-name="L412">
      <style:text-properties style:font-name="Tahoma" fo:font-size="14pt" style:font-name-asian="Tahoma" style:font-size-asian="14pt" style:language-asian="ja" style:country-asian="JP" style:font-size-complex="14pt"/>
    </style:style>
    <style:style style:name="P428" style:family="paragraph" style:parent-style-name="Table_20_Contents" style:list-style-name="L413">
      <style:text-properties style:font-name="Tahoma" fo:font-size="14pt" style:font-name-asian="Tahoma" style:font-size-asian="14pt" style:language-asian="ja" style:country-asian="JP" style:font-size-complex="14pt"/>
    </style:style>
    <style:style style:name="P429" style:family="paragraph" style:parent-style-name="Table_20_Contents" style:list-style-name="L414">
      <style:text-properties style:font-name="Tahoma" fo:font-size="14pt" style:font-name-asian="Tahoma" style:font-size-asian="14pt" style:language-asian="ja" style:country-asian="JP" style:font-size-complex="14pt"/>
    </style:style>
    <style:style style:name="P430" style:family="paragraph" style:parent-style-name="Table_20_Contents" style:list-style-name="L415">
      <style:text-properties style:font-name="Tahoma" fo:font-size="14pt" style:font-name-asian="Tahoma" style:font-size-asian="14pt" style:language-asian="ja" style:country-asian="JP" style:font-size-complex="14pt"/>
    </style:style>
    <style:style style:name="P431" style:family="paragraph" style:parent-style-name="Table_20_Contents">
      <style:text-properties style:font-name="Tahoma" fo:font-size="14pt" style:font-name-asian="Tahoma" style:font-size-asian="14pt" style:font-size-complex="14pt"/>
    </style:style>
    <style:style style:name="P432" style:family="paragraph" style:parent-style-name="Table_20_Contents">
      <style:text-properties style:font-name="ＭＳ Ｐゴシック" style:font-name-asian="ＭＳ Ｐゴシック"/>
    </style:style>
    <style:style style:name="P433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434" style:family="paragraph" style:parent-style-name="Standard" style:list-style-name="L399">
      <style:text-properties style:font-name="Arial" fo:font-size="13pt" style:font-name-asian="Arimo" style:font-size-asian="13pt" style:font-size-complex="13pt"/>
    </style:style>
    <style:style style:name="P435" style:family="paragraph" style:parent-style-name="Text_20_body" style:list-style-name="L399">
      <style:text-properties style:font-name="Arial" fo:font-size="13pt" style:font-name-asian="Arimo" style:font-size-asian="13pt" style:font-size-complex="13pt"/>
    </style:style>
    <style:style style:name="P436" style:family="paragraph" style:parent-style-name="Text_20_body">
      <style:text-properties style:font-name="ＭＳ Ｐゴシック" style:font-name-asian="ＭＳ Ｐゴシック"/>
    </style:style>
    <style:style style:name="P437" style:family="paragraph" style:parent-style-name="Text_20_body" style:list-style-name="L398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43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43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44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4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44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fo:font-size="14pt" fo:font-style="normal" fo:font-weight="normal" style:font-size-asian="14pt" style:font-style-asian="normal" style:font-weight-asian="normal"/>
    </style:style>
    <style:style style:name="T6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-------</text:p>
      <text:p text:style-name="P4">[XXX] 20211128_162946</text:p>
      <text:p text:style-name="P13">myself / towa diary / XXX</text:p>
      <text:p text:style-name="P3"><text:span text:style-name="T3">作業日：11</text:span><text:span text:style-name="T5">/27</text:span><text:span text:style-name="T4"> sa</text:span>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float" office:value="1">
            <text:p text:style-name="P8">1</text:p>
          </table:table-cell>
          <table:table-cell table:style-name="表21.B1" office:value-type="string">
            <text:p text:style-name="P8">現場</text:p>
          </table:table-cell>
          <table:table-cell table:style-name="表21.C1" office:value-type="string">
            <text:p text:style-name="P11">特養ホーム　和光園</text:p>
          </table:table-cell>
        </table:table-row>
        <table:table-row>
          <table:table-cell table:style-name="表21.A2" office:value-type="float" office:value="2">
            <text:p text:style-name="P8">2</text:p>
          </table:table-cell>
          <table:table-cell table:style-name="表21.B2" office:value-type="string">
            <text:p text:style-name="P8">天気</text:p>
          </table:table-cell>
          <table:table-cell table:style-name="表21.C2" office:value-type="string">
            <text:p text:style-name="P11">晴れ。구름, 있음.</text:p>
          </table:table-cell>
        </table:table-row>
        <table:table-row>
          <table:table-cell table:style-name="表21.A2" office:value-type="float" office:value="3">
            <text:p text:style-name="P8">3</text:p>
          </table:table-cell>
          <table:table-cell table:style-name="表21.B2" office:value-type="string">
            <text:p text:style-name="P8">最寄り</text:p>
          </table:table-cell>
          <table:table-cell table:style-name="表21.C2" office:value-type="string">
            <text:p text:style-name="P11">牛込柳町역</text:p>
          </table:table-cell>
        </table:table-row>
        <table:table-row>
          <table:table-cell table:style-name="表21.B2" office:value-type="string">
            <text:p text:style-name="P8">3-2</text:p>
            <text:p text:style-name="P8"/>
          </table:table-cell>
          <table:table-cell table:style-name="表21.B2" office:value-type="string">
            <text:p text:style-name="P9">開始／終了時刻</text:p>
          </table:table-cell>
          <table:table-cell table:style-name="表21.C2" office:value-type="string">
            <text:list xml:id="list1465440803275210137" text:style-name="L1">
              <text:list-item>
                <text:p text:style-name="P18">開始 <text:s/>：　１０：１０무렵</text:p>
              </text:list-item>
              <text:list-item>
                <text:p text:style-name="P18">詰所到着　：　１３：０８（손목 시계를 봤을 때의 시계(스마트폰)의 표시.）</text:p>
              </text:list-item>
            </text:list>
          </table:table-cell>
        </table:table-row>
        <table:table-row>
          <table:table-cell table:style-name="表21.A2" office:value-type="float" office:value="4">
            <text:p text:style-name="P8">4</text:p>
          </table:table-cell>
          <table:table-cell table:style-name="表21.B2" office:value-type="string">
            <text:p text:style-name="P8">他職：ポンプ</text:p>
          </table:table-cell>
          <table:table-cell table:style-name="表21.C2" office:value-type="string">
            <text:list xml:id="list1138096507046097893" text:style-name="L2">
              <text:list-item>
                <text:p text:style-name="P19">足立工業。세 사람. </text:p>
              </text:list-item>
              <text:list-item>
                <text:p text:style-name="P19">한 사람, 직장이겠지, 일본인. <text:s/>&lt;1&gt; 몸 키는 175 좀. 크다. 약간 마른 몸. &lt;2&gt; 초반에 두 번 정도 슬라브로 왔다. 그 후는 없어. &lt;3&gt; 지금 생각하면, 그 후 다른 현장으로 가던 것일까.</text:p>
              </text:list-item>
              <text:list-item>
                <text:p text:style-name="P19">다른 두 사람들은 모두 베트남 사람들인가. &lt;2&gt; 그 들의 한 사람은 이전에 한 번일까 본 적이 있어. &lt;3&gt; 눈 엉덩이가 약간 늘어져있다.</text:p>
              </text:list-item>
              <text:list-item>
                <text:p text:style-name="P19">다른 베트남인은 다시 젊은 사람. 체격이 촣다. 165 좀. 과묵.</text:p>
              </text:list-item>
            </text:list>
          </table:table-cell>
        </table:table-row>
        <table:table-row>
          <table:table-cell table:style-name="表21.A2" office:value-type="float" office:value="5">
            <text:p text:style-name="P8">5</text:p>
          </table:table-cell>
          <table:table-cell table:style-name="表21.B2" office:value-type="string">
            <text:p text:style-name="P8">他職：土工さん</text:p>
          </table:table-cell>
          <table:table-cell table:style-name="表21.C2" office:value-type="string">
            <text:list xml:id="list3568433680357369998" text:style-name="L3">
              <text:list-item>
                <text:p text:style-name="P20">바이브는 세 사람으로 했었다. 제일 마지막, 슬라브를 칠 때가 되어, 두 사람으로 했다.</text:p>
              </text:list-item>
              <text:list-item>
                <text:p text:style-name="P20">직장 분은 바이브가 아니, 아래에서 두드리기를 하고 있었을까. &lt;2&gt; 마지막 감독 분에 뭔가 말한 후 나에게 이미 끝나도 좋다라고 말하주었다. </text:p>
              </text:list-item>
            </text:list>
          </table:table-cell>
        </table:table-row>
        <table:table-row>
          <table:table-cell table:style-name="表21.A2" office:value-type="float" office:value="6">
            <text:p text:style-name="P8">6</text:p>
          </table:table-cell>
          <table:table-cell table:style-name="表21.B2" office:value-type="string">
            <text:p text:style-name="P8">他職：電気屋さんの相番の人</text:p>
          </table:table-cell>
          <table:table-cell table:style-name="表21.C2" office:value-type="string">
            <text:list xml:id="list2631059750008169321" text:style-name="L4">
              <text:list-item>
                <text:p text:style-name="P21">상번 만을 계약한 사람인가. 나이는 60 전반일까. 몸집. 160 좀. &lt;2&gt; 최후 이 사람에게 인사는 하지않고 먼저 종료했다.</text:p>
              </text:list-item>
            </text:list>
          </table:table-cell>
        </table:table-row>
        <table:table-row>
          <table:table-cell table:style-name="表21.B2" office:value-type="string">
            <text:p text:style-name="P8">6--2</text:p>
          </table:table-cell>
          <table:table-cell table:style-name="表21.B2" office:value-type="string">
            <text:p text:style-name="P8">他職：<text:span text:style-name="T2">警備</text:span></text:p>
          </table:table-cell>
          <table:table-cell table:style-name="表21.C2" office:value-type="string">
            <text:list xml:id="list6570100949583133274" text:style-name="L5">
              <text:list-item>
                <text:p text:style-name="P22">아침, 화장실의 장소를 물었다. 가르쳐 주었다.</text:p>
              </text:list-item>
            </text:list>
          </table:table-cell>
        </table:table-row>
        <table:table-row>
          <table:table-cell table:style-name="表21.B2" office:value-type="string">
            <text:p text:style-name="P8"/>
          </table:table-cell>
          <table:table-cell table:style-name="表21.B2" office:value-type="string">
            <text:p text:style-name="P8">他職：<text:span text:style-name="T2">土間屋さん</text:span></text:p>
          </table:table-cell>
          <table:table-cell table:style-name="表21.C2" office:value-type="string">
            <text:list xml:id="list6229814704404039243" text:style-name="L6">
              <text:list-item>
                <text:p text:style-name="P23"/>
              </text:list-item>
            </text:list>
          </table:table-cell>
        </table:table-row>
        <table:table-row>
          <table:table-cell table:style-name="表21.B2" office:value-type="string">
            <text:p text:style-name="P8"/>
          </table:table-cell>
          <table:table-cell table:style-name="表21.B2" office:value-type="string">
            <text:p text:style-name="P8">他職：<text:span text:style-name="T2">大工さん</text:span></text:p>
          </table:table-cell>
          <table:table-cell table:style-name="表21.C2" office:value-type="string">
            <text:list xml:id="list190224496388940995" text:style-name="L7">
              <text:list-item>
                <text:p text:style-name="P24"/>
              </text:list-item>
            </text:list>
          </table:table-cell>
        </table:table-row>
        <text:soft-page-break/>
        <table:table-row>
          <table:table-cell table:style-name="表21.A2" office:value-type="float" office:value="7">
            <text:p text:style-name="P8">7</text:p>
          </table:table-cell>
          <table:table-cell table:style-name="表21.B2" office:value-type="string">
            <text:p text:style-name="P8">監督さん</text:p>
          </table:table-cell>
          <table:table-cell table:style-name="表21.C2" office:value-type="string">
            <text:list xml:id="list127427777748706772" text:style-name="L8">
              <text:list-item>
                <text:p text:style-name="P25"/>
              </text:list-item>
            </text:list>
          </table:table-cell>
        </table:table-row>
        <table:table-row>
          <table:table-cell table:style-name="表21.A2" office:value-type="float" office:value="8">
            <text:p text:style-name="P8">8</text:p>
          </table:table-cell>
          <table:table-cell table:style-name="表21.B2" office:value-type="string">
            <text:p text:style-name="P8">発注者の方</text:p>
          </table:table-cell>
          <table:table-cell table:style-name="表21.C2" office:value-type="string">
            <text:list xml:id="list6699150292683274402" text:style-name="L9">
              <text:list-item>
                <text:p text:style-name="P26">今村씨。60 전반 정도. 160 좀. 스스로 작용을 하고있다. &lt;2&gt; 아침례에서 또 다른 한 사람이 있다고 발언하고 있었다.</text:p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東和からの同僚</text:p>
          </table:table-cell>
          <table:table-cell table:style-name="表21.C2" office:value-type="string">
            <text:list xml:id="list168447504197509804" text:style-name="L10">
              <text:list-item>
                <text:p text:style-name="P27"/>
              </text:list-item>
            </text:list>
          </table:table-cell>
        </table:table-row>
        <table:table-row>
          <table:table-cell table:style-name="表21.A2" office:value-type="float" office:value="9">
            <text:p text:style-name="P8">9</text:p>
          </table:table-cell>
          <table:table-cell table:style-name="表21.B2" office:value-type="string">
            <text:p text:style-name="P8">現場見取り図</text:p>
          </table:table-cell>
          <table:table-cell table:style-name="表21.C2" office:value-type="string">
            <text:p text:style-name="P12"/>
          </table:table-cell>
        </table:table-row>
        <table:table-row>
          <table:table-cell table:style-name="表21.A2" office:value-type="float" office:value="10">
            <text:p text:style-name="P8">10</text:p>
          </table:table-cell>
          <table:table-cell table:style-name="表21.B2" office:value-type="string">
            <text:p text:style-name="P9">段取り</text:p>
          </table:table-cell>
          <table:table-cell table:style-name="表21.C2" office:value-type="string">
            <text:list xml:id="list7942379123585490180" text:style-name="L11">
              <text:list-item>
                <text:p text:style-name="P28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行き帰りでの出来事、見聞</text:p>
          </table:table-cell>
          <table:table-cell table:style-name="表21.C2" office:value-type="string">
            <text:list xml:id="list2873797267247874300" text:style-name="L12">
              <text:list-item>
                <text:p text:style-name="P29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周囲の事物</text:p>
          </table:table-cell>
          <table:table-cell table:style-name="表21.C2" office:value-type="string">
            <text:list xml:id="list4428378400176872175" text:style-name="L13">
              <text:list-item>
                <text:p text:style-name="P30">북 쪽일까, 사원의 부지. 무덤.</text:p>
              </text:list-item>
            </text:list>
          </table:table-cell>
        </table:table-row>
        <table:table-row>
          <table:table-cell table:style-name="表21.A2" office:value-type="float" office:value="11">
            <text:p text:style-name="P8">11</text:p>
          </table:table-cell>
          <table:table-cell table:style-name="表21.B2" office:value-type="string">
            <text:p text:style-name="P9">その他</text:p>
          </table:table-cell>
          <table:table-cell table:style-name="表21.C2" office:value-type="string">
            <text:list xml:id="list3594586962280182987" text:style-name="L14">
              <text:list-item>
                <text:p text:style-name="P31"/>
              </text:list-item>
            </text:list>
          </table:table-cell>
        </table:table-row>
        <table:table-row>
          <table:table-cell table:style-name="表21.A2" office:value-type="float" office:value="12">
            <text:p text:style-name="P8">12</text:p>
          </table:table-cell>
          <table:table-cell table:style-name="表21.B2" office:value-type="string">
            <text:p text:style-name="P9">やってもらったこと</text:p>
          </table:table-cell>
          <table:table-cell table:style-name="表21.C2" office:value-type="string">
            <text:list xml:id="list1589708092718088272" text:style-name="L15">
              <text:list-item>
                <text:p text:style-name="P32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危険予知、危険感知</text:p>
          </table:table-cell>
          <table:table-cell table:style-name="表21.C2" office:value-type="string">
            <text:list xml:id="list817834915276318490" text:style-name="L16">
              <text:list-item>
                <text:p text:style-name="P33">슬라브 상에서 제작물의 철금. &lt;2&gt; <text:s/>눈에 찔릴지도 모른다.</text:p>
              </text:list-item>
            </text:list>
          </table:table-cell>
        </table:table-row>
      </table:table>
      <text:p text:style-name="P13"/>
      <text:p text:style-name="P4">[/ XXXX] 20211128_170158</text:p>
      <text:p text:style-name="P13"/>
      <text:p text:style-name="P7"/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12</text:span><text:span text:style-name="T5">/4</text:span><text:span text:style-name="T4"> sa</text:span>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float" office:value="1">
            <text:p text:style-name="P8">1</text:p>
          </table:table-cell>
          <table:table-cell table:style-name="表24.B1" office:value-type="string">
            <text:p text:style-name="P8">現場</text:p>
          </table:table-cell>
          <table:table-cell table:style-name="表24.C1" office:value-type="string">
            <text:p text:style-name="P11">鵜の木３丁目計画新築工事</text:p>
          </table:table-cell>
        </table:table-row>
        <table:table-row>
          <table:table-cell table:style-name="表24.A2" office:value-type="float" office:value="2">
            <text:p text:style-name="P8">2</text:p>
          </table:table-cell>
          <table:table-cell table:style-name="表24.B2" office:value-type="string">
            <text:p text:style-name="P8">天気</text:p>
          </table:table-cell>
          <table:table-cell table:style-name="表24.C2" office:value-type="string">
            <text:p text:style-name="P11">맑다.</text:p>
          </table:table-cell>
        </table:table-row>
        <table:table-row>
          <table:table-cell table:style-name="表24.A2" office:value-type="float" office:value="3">
            <text:p text:style-name="P8">3</text:p>
          </table:table-cell>
          <table:table-cell table:style-name="表24.B2" office:value-type="string">
            <text:p text:style-name="P8">最寄り</text:p>
          </table:table-cell>
          <table:table-cell table:style-name="表24.C2" office:value-type="string">
            <text:p text:style-name="P11">鵜の木（東急多摩川線）</text:p>
          </table:table-cell>
        </table:table-row>
        <text:soft-page-break/>
        <table:table-row>
          <table:table-cell table:style-name="表24.B2" office:value-type="string">
            <text:p text:style-name="P8">3-2</text:p>
            <text:p text:style-name="P8"/>
          </table:table-cell>
          <table:table-cell table:style-name="表24.B2" office:value-type="string">
            <text:p text:style-name="P9">開始／終了時刻</text:p>
          </table:table-cell>
          <table:table-cell table:style-name="表24.C2" office:value-type="string">
            <text:list xml:id="list5723959846712965502" text:style-name="L17">
              <text:list-item>
                <text:p text:style-name="P34">開始　：　９時すぎか。</text:p>
              </text:list-item>
              <text:list-item>
                <text:p text:style-name="P34">詰所到着　：　１３：５０ 경</text:p>
              </text:list-item>
            </text:list>
          </table:table-cell>
        </table:table-row>
        <table:table-row>
          <table:table-cell table:style-name="表24.A2" office:value-type="float" office:value="4">
            <text:p text:style-name="P8">4</text:p>
          </table:table-cell>
          <table:table-cell table:style-name="表24.B2" office:value-type="string">
            <text:p text:style-name="P8">他職：ポンプ</text:p>
          </table:table-cell>
          <table:table-cell table:style-name="表24.C2" office:value-type="string">
            <text:list xml:id="list6960838346939928324" text:style-name="L18">
              <text:list-item>
                <text:p text:style-name="P35">那須産業。두 사람.</text:p>
              </text:list-item>
              <text:list-item>
                <text:p text:style-name="P35">한 사람은 일본인. <text:s/>다른 사람은 베트남인인가.</text:p>
              </text:list-item>
              <text:list-item>
                <text:p text:style-name="P35">일본인 분. 직장인가. 체격이 좋다. / 처음 때, 토공 가게 분들의 이른바 `도시락` 을 스스로 그 위치를 바꾸고 있었다. </text:p>
              </text:list-item>
              <text:list-item>
                <text:p text:style-name="P35">믹서 차량을 기다리고 있을 때 슬래브 가장자리의 벽판에 앉아, 판을 손으로 두드리고 있었다.</text:p>
              </text:list-item>
            </text:list>
          </table:table-cell>
        </table:table-row>
        <table:table-row>
          <table:table-cell table:style-name="表24.A2" office:value-type="float" office:value="5">
            <text:p text:style-name="P8">5</text:p>
          </table:table-cell>
          <table:table-cell table:style-name="表24.B2" office:value-type="string">
            <text:p text:style-name="P8">他職：土工さん</text:p>
          </table:table-cell>
          <table:table-cell table:style-name="表24.C2" office:value-type="string">
            <text:list xml:id="list948635252369850132" text:style-name="L19">
              <text:list-item>
                <text:p text:style-name="P36">바이브(진동기), 두 사람. / 내가 담당했던 사람은 베트남인. 젊다. 작은 몸집.</text:p>
              </text:list-item>
              <text:list-item>
                <text:p text:style-name="P36">얼굴 표정이 여성적. 어쨌든 약하다. 어리석은 느낌. / 지금 다시 생각하면, 울(鬱)일까.</text:p>
              </text:list-item>
            </text:list>
          </table:table-cell>
        </table:table-row>
        <table:table-row>
          <table:table-cell table:style-name="表24.A2" office:value-type="float" office:value="6">
            <text:p text:style-name="P8">6</text:p>
          </table:table-cell>
          <table:table-cell table:style-name="表24.B2" office:value-type="string">
            <text:p text:style-name="P8">他職：電気屋さんの相番の人</text:p>
          </table:table-cell>
          <table:table-cell table:style-name="表24.C2" office:value-type="string">
            <text:list xml:id="list6833846000266198057" text:style-name="L20">
              <text:list-item>
                <text:p text:style-name="P37">본직 사람일까. 175 정도. 긴 몸집. 길쭉하다.</text:p>
              </text:list-item>
              <text:list-item>
                <text:p text:style-name="P37">마지막 나에게 먼저 끝이 좋다고 말해주었다.</text:p>
              </text:list-item>
            </text:list>
          </table:table-cell>
        </table:table-row>
        <table:table-row>
          <table:table-cell table:style-name="表24.B2" office:value-type="string">
            <text:p text:style-name="P8">6--2</text:p>
          </table:table-cell>
          <table:table-cell table:style-name="表24.B2" office:value-type="string">
            <text:p text:style-name="P8">他職：<text:span text:style-name="T2">警備</text:span></text:p>
          </table:table-cell>
          <table:table-cell table:style-name="表24.C2" office:value-type="string">
            <text:list xml:id="list2327440524220566802" text:style-name="L21">
              <text:list-item>
                <text:p text:style-name="P38"/>
              </text:list-item>
            </text:list>
          </table:table-cell>
        </table:table-row>
        <table:table-row>
          <table:table-cell table:style-name="表24.B2" office:value-type="string">
            <text:p text:style-name="P8"/>
          </table:table-cell>
          <table:table-cell table:style-name="表24.B2" office:value-type="string">
            <text:p text:style-name="P8">他職：<text:span text:style-name="T2">土間屋さん</text:span></text:p>
          </table:table-cell>
          <table:table-cell table:style-name="表24.C2" office:value-type="string">
            <text:list xml:id="list2354842303856041530" text:style-name="L22">
              <text:list-item>
                <text:p text:style-name="P39">저 사람은 흙마 가게 분이었는가. 아침 내가 게이트 앞에 앉아고 있으면, 통용문 열쇠를 열고, 내 쪽을 보고, 수긍하고 더욱이 휴게소의 장소를 가르쳐 주었다.</text:p>
              </text:list-item>
            </text:list>
          </table:table-cell>
        </table:table-row>
        <table:table-row>
          <table:table-cell table:style-name="表24.B2" office:value-type="string">
            <text:p text:style-name="P8"/>
          </table:table-cell>
          <table:table-cell table:style-name="表24.B2" office:value-type="string">
            <text:p text:style-name="P8">他職：<text:span text:style-name="T2">大工さん</text:span></text:p>
          </table:table-cell>
          <table:table-cell table:style-name="表24.C2" office:value-type="string">
            <text:list xml:id="list627876215099700840" text:style-name="L23">
              <text:list-item>
                <text:p text:style-name="P40"/>
              </text:list-item>
            </text:list>
          </table:table-cell>
        </table:table-row>
        <table:table-row>
          <table:table-cell table:style-name="表24.A2" office:value-type="float" office:value="7">
            <text:p text:style-name="P8">7</text:p>
          </table:table-cell>
          <table:table-cell table:style-name="表24.B2" office:value-type="string">
            <text:p text:style-name="P8">監督さん</text:p>
          </table:table-cell>
          <table:table-cell table:style-name="表24.C2" office:value-type="string">
            <text:list xml:id="list1979059769443038660" text:style-name="L24">
              <text:list-item>
                <text:p text:style-name="P41">세 명. 소장은 간사이의 사람인가. 말 속에 그 지역의 억양이 넣고 있다.</text:p>
              </text:list-item>
              <text:list-item>
                <text:p text:style-name="P41">한 사람은 젊다. 우리가 낮에 휴식을 취할 때, 화장실 앞의 비계 보드를 수리하고 있다. &lt;2&gt; 휴식할 수 없다.</text:p>
              </text:list-item>
            </text:list>
          </table:table-cell>
        </table:table-row>
        <table:table-row>
          <table:table-cell table:style-name="表24.A2" office:value-type="float" office:value="8">
            <text:p text:style-name="P8">8</text:p>
          </table:table-cell>
          <table:table-cell table:style-name="表24.B2" office:value-type="string">
            <text:p text:style-name="P8">発注者の方</text:p>
          </table:table-cell>
          <table:table-cell table:style-name="表24.C2" office:value-type="string">
            <text:list xml:id="list4398428115056958635" text:style-name="L25">
              <text:list-item>
                <text:p text:style-name="P42">종료 보고 한 때, 응답했다.</text:p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東和からの同僚</text:p>
          </table:table-cell>
          <table:table-cell table:style-name="表24.C2" office:value-type="string">
            <text:list xml:id="list4530459722853040722" text:style-name="L26">
              <text:list-item>
                <text:p text:style-name="P43"/>
              </text:list-item>
            </text:list>
          </table:table-cell>
        </table:table-row>
        <table:table-row>
          <table:table-cell table:style-name="表24.A2" office:value-type="float" office:value="9">
            <text:p text:style-name="P8">9</text:p>
          </table:table-cell>
          <table:table-cell table:style-name="表24.B2" office:value-type="string">
            <text:p text:style-name="P8">現場見取り図</text:p>
          </table:table-cell>
          <table:table-cell table:style-name="表24.C2" office:value-type="string">
            <text:p text:style-name="P12"/>
          </table:table-cell>
        </table:table-row>
        <table:table-row>
          <table:table-cell table:style-name="表24.A2" office:value-type="float" office:value="10">
            <text:p text:style-name="P8">10</text:p>
          </table:table-cell>
          <table:table-cell table:style-name="表24.B2" office:value-type="string">
            <text:p text:style-name="P9">段取り</text:p>
          </table:table-cell>
          <table:table-cell table:style-name="表24.C2" office:value-type="string">
            <text:list xml:id="list7042817405018581379" text:style-name="L27">
              <text:list-item>
                <text:p text:style-name="P44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行き帰<text:soft-page-break/>りでの出来事、見聞</text:p>
          </table:table-cell>
          <table:table-cell table:style-name="表24.C2" office:value-type="string">
            <text:list xml:id="list6977744316842398749" text:style-name="L28">
              <text:list-item>
                <text:p text:style-name="P45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周囲の事物</text:p>
          </table:table-cell>
          <table:table-cell table:style-name="表24.C2" office:value-type="string">
            <text:list xml:id="list922790386858111775" text:style-name="L29">
              <text:list-item>
                <text:p text:style-name="P46"/>
              </text:list-item>
            </text:list>
          </table:table-cell>
        </table:table-row>
        <table:table-row>
          <table:table-cell table:style-name="表24.A2" office:value-type="float" office:value="11">
            <text:p text:style-name="P8">11</text:p>
          </table:table-cell>
          <table:table-cell table:style-name="表24.B2" office:value-type="string">
            <text:p text:style-name="P9">その他</text:p>
          </table:table-cell>
          <table:table-cell table:style-name="表24.C2" office:value-type="string">
            <text:list xml:id="list400824927070732303" text:style-name="L30">
              <text:list-item>
                <text:p text:style-name="P47"/>
              </text:list-item>
            </text:list>
          </table:table-cell>
        </table:table-row>
        <table:table-row>
          <table:table-cell table:style-name="表24.A2" office:value-type="float" office:value="12">
            <text:p text:style-name="P8">12</text:p>
          </table:table-cell>
          <table:table-cell table:style-name="表24.B2" office:value-type="string">
            <text:p text:style-name="P9">やってもらったこと</text:p>
          </table:table-cell>
          <table:table-cell table:style-name="表24.C2" office:value-type="string">
            <text:list xml:id="list8886781229883416665" text:style-name="L31">
              <text:list-item>
                <text:p text:style-name="P48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危険予知、危険感知</text:p>
          </table:table-cell>
          <table:table-cell table:style-name="表24.C2" office:value-type="string">
            <text:list xml:id="list4037845618731130379" text:style-name="L32">
              <text:list-item>
                <text:p text:style-name="P49"/>
              </text:list-item>
            </text:list>
          </table:table-cell>
        </table:table-row>
      </table:table>
      <text:p text:style-name="P13"/>
      <text:p text:style-name="P4">[/ XXXX] 20211209_091121</text:p>
      <text:p text:style-name="P13"/>
      <text:p text:style-name="P13"/>
      <text:p text:style-name="P7"/>
      <text:p text:style-name="P2">---------------------------------------------------------------</text:p>
      <text:p text:style-name="P4">[XXX] 20211209_091203</text:p>
      <text:p text:style-name="P13">myself / towa diary / XXX</text:p>
      <text:p text:style-name="P3"><text:span text:style-name="T3">作業日：12</text:span><text:span text:style-name="T5">/6</text:span><text:span text:style-name="T4"> m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float" office:value="1">
            <text:p text:style-name="P8">1</text:p>
          </table:table-cell>
          <table:table-cell table:style-name="表1.B1" office:value-type="string">
            <text:p text:style-name="P8">現場</text:p>
          </table:table-cell>
          <table:table-cell table:style-name="表1.C1" office:value-type="string">
            <text:p text:style-name="P11">安藤様共同住宅</text:p>
          </table:table-cell>
        </table:table-row>
        <table:table-row>
          <table:table-cell table:style-name="表1.A2" office:value-type="float" office:value="2">
            <text:p text:style-name="P8">2</text:p>
          </table:table-cell>
          <table:table-cell table:style-name="表1.B2" office:value-type="string">
            <text:p text:style-name="P8">天気</text:p>
          </table:table-cell>
          <table:table-cell table:style-name="表1.C2" office:value-type="string">
            <text:p text:style-name="P11">날씨는 흐리기.</text:p>
          </table:table-cell>
        </table:table-row>
        <table:table-row>
          <table:table-cell table:style-name="表1.A2" office:value-type="float" office:value="3">
            <text:p text:style-name="P8">3</text:p>
          </table:table-cell>
          <table:table-cell table:style-name="表1.B2" office:value-type="string">
            <text:p text:style-name="P8">最寄り</text:p>
          </table:table-cell>
          <table:table-cell table:style-name="表1.C2" office:value-type="string">
            <text:p text:style-name="P11">NHK技研（버스 정류장）二子玉川（기차）</text:p>
          </table:table-cell>
        </table:table-row>
        <table:table-row>
          <table:table-cell table:style-name="表1.B2" office:value-type="string">
            <text:p text:style-name="P8">3-2</text:p>
            <text:p text:style-name="P8"/>
          </table:table-cell>
          <table:table-cell table:style-name="表1.B2" office:value-type="string">
            <text:p text:style-name="P9">開始／終了時刻</text:p>
          </table:table-cell>
          <table:table-cell table:style-name="表1.C2" office:value-type="string">
            <text:list xml:id="list5865113112588462842" text:style-name="L33">
              <text:list-item>
                <text:p text:style-name="P50">開始　：　９：１０ 정도</text:p>
              </text:list-item>
              <text:list-item>
                <text:p text:style-name="P50">詰所到着　１６：３０ 무렵</text:p>
              </text:list-item>
            </text:list>
          </table:table-cell>
        </table:table-row>
        <table:table-row>
          <table:table-cell table:style-name="表1.A2" office:value-type="float" office:value="4">
            <text:p text:style-name="P8">4</text:p>
          </table:table-cell>
          <table:table-cell table:style-name="表1.B2" office:value-type="string">
            <text:p text:style-name="P8">他職：ポンプ</text:p>
          </table:table-cell>
          <table:table-cell table:style-name="表1.C2" office:value-type="string">
            <text:list xml:id="list8019153885782068394" text:style-name="L34">
              <text:list-item>
                <text:p text:style-name="P51">`貢石` 。두 명</text:p>
              </text:list-item>
              <text:list-item>
                <text:p text:style-name="P51">컨트롤러를 갓고 있었던 분은 `てつ` 라는 문자가 들어있는 씰을 헬벳에 붙이고 있다.</text:p>
              </text:list-item>
              <text:list-item>
                <text:p text:style-name="P51">호스를 취급하던 분은 <text:s/>젊은 사람.</text:p>
              </text:list-item>
            </text:list>
          </table:table-cell>
        </table:table-row>
        <table:table-row>
          <table:table-cell table:style-name="表1.A2" office:value-type="float" office:value="5">
            <text:p text:style-name="P8">5</text:p>
          </table:table-cell>
          <table:table-cell table:style-name="表1.B2" office:value-type="string">
            <text:p text:style-name="P8">他職：土工さん</text:p>
          </table:table-cell>
          <table:table-cell table:style-name="表1.C2" office:value-type="string">
            <text:list xml:id="list7692824385349852804" text:style-name="L35">
              <text:list-item>
                <text:p text:style-name="P52">바이브 두 명.</text:p>
              </text:list-item>
              <text:list-item>
                <text:p text:style-name="P52">내가 담당해던 분은 베트남인. 165 좀. 젊다.</text:p>
              </text:list-item>
              <text:list-item>
                <text:p text:style-name="P52">이전에도 본 적이 있을까. / 본 적이 있는 것 같은 느낌이 있다.</text:p>
              </text:list-item>
              <text:list-item>
                <text:p text:style-name="P52">마지막, 종료 근처, 내가 담당하던 그 사람이 사라 버린다. <text:soft-page-break/>/ 그래서 나는 바이브를 잡고 콘크리트를 진동 시키 시작했다.</text:p>
              </text:list-item>
            </text:list>
          </table:table-cell>
        </table:table-row>
        <table:table-row>
          <table:table-cell table:style-name="表1.A2" office:value-type="float" office:value="6">
            <text:p text:style-name="P8">6</text:p>
          </table:table-cell>
          <table:table-cell table:style-name="表1.B2" office:value-type="string">
            <text:p text:style-name="P8">他職：電気屋さんの相番の人</text:p>
          </table:table-cell>
          <table:table-cell table:style-name="表1.C2" office:value-type="string">
            <text:list xml:id="list1379956604439188506" text:style-name="L36">
              <text:list-item>
                <text:p text:style-name="P53">전회도 있던 사람. 작은 몸집. / 60좀 정도. / 도중 바이브를 방치해, 휴대폰을 조작하고 있다. 게다가, 도공 본에 아무것도 <text:s/>신호하지 않다.</text:p>
              </text:list-item>
              <text:list-item>
                <text:p text:style-name="P53">마치, 도공 분들이 거기엔 없는 것처럼.</text:p>
              </text:list-item>
            </text:list>
          </table:table-cell>
        </table:table-row>
        <table:table-row>
          <table:table-cell table:style-name="表1.B2" office:value-type="string">
            <text:p text:style-name="P8">6--2</text:p>
          </table:table-cell>
          <table:table-cell table:style-name="表1.B2" office:value-type="string">
            <text:p text:style-name="P8">他職：<text:span text:style-name="T2">警備</text:span></text:p>
          </table:table-cell>
          <table:table-cell table:style-name="表1.C2" office:value-type="string">
            <text:list xml:id="list9109467225689659636" text:style-name="L37">
              <text:list-item>
                <text:p text:style-name="P54">아는 사람. 작은 몸집. 얼굴은 둥근 윤곽선.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土間屋さん</text:span></text:p>
          </table:table-cell>
          <table:table-cell table:style-name="表1.C2" office:value-type="string">
            <text:list xml:id="list3572505750268337540" text:style-name="L38">
              <text:list-item>
                <text:p text:style-name="P55">아는 사람. 60 정도 일까. 뚱뚱한 체격. 검정한 피부.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大工さん</text:span></text:p>
          </table:table-cell>
          <table:table-cell table:style-name="表1.C2" office:value-type="string">
            <text:list xml:id="list7640598338839087401" text:style-name="L39">
              <text:list-item>
                <text:p text:style-name="P56"/>
              </text:list-item>
            </text:list>
          </table:table-cell>
        </table:table-row>
        <table:table-row>
          <table:table-cell table:style-name="表1.A2" office:value-type="float" office:value="7">
            <text:p text:style-name="P8">7</text:p>
          </table:table-cell>
          <table:table-cell table:style-name="表1.B2" office:value-type="string">
            <text:p text:style-name="P8">監督さん</text:p>
          </table:table-cell>
          <table:table-cell table:style-name="表1.C2" office:value-type="string">
            <text:list xml:id="list8323036988046420732" text:style-name="L40">
              <text:list-item>
                <text:p text:style-name="P57">여성 감독. 두 회 전에 있었다.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8">8</text:p>
          </table:table-cell>
          <table:table-cell table:style-name="表1.B2" office:value-type="string">
            <text:p text:style-name="P8">発注者の方</text:p>
          </table:table-cell>
          <table:table-cell table:style-name="表1.C2" office:value-type="string">
            <text:list xml:id="list930507401819522983" text:style-name="L41">
              <text:list-item>
                <text:p text:style-name="P58">다시 木村 씨.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東和からの同僚</text:p>
          </table:table-cell>
          <table:table-cell table:style-name="表1.C2" office:value-type="string">
            <text:list xml:id="list3683021529548564104" text:style-name="L42">
              <text:list-item>
                <text:p text:style-name="P59">中谷 씨. 아침, 영업소엔 연락은 하지 않다.</text:p>
              </text:list-item>
            </text:list>
          </table:table-cell>
        </table:table-row>
        <table:table-row>
          <table:table-cell table:style-name="表1.A2" office:value-type="float" office:value="9">
            <text:p text:style-name="P8">9</text:p>
          </table:table-cell>
          <table:table-cell table:style-name="表1.B2" office:value-type="string">
            <text:p text:style-name="P8">現場見取り図</text:p>
          </table:table-cell>
          <table:table-cell table:style-name="表1.C2" office:value-type="string">
            <text:p text:style-name="P12"/>
          </table:table-cell>
        </table:table-row>
        <table:table-row>
          <table:table-cell table:style-name="表1.A2" office:value-type="float" office:value="10">
            <text:p text:style-name="P8">10</text:p>
          </table:table-cell>
          <table:table-cell table:style-name="表1.B2" office:value-type="string">
            <text:p text:style-name="P9">段取り</text:p>
          </table:table-cell>
          <table:table-cell table:style-name="表1.C2" office:value-type="string">
            <text:list xml:id="list1856817686501708785" text:style-name="L43">
              <text:list-item>
                <text:p text:style-name="P60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行き帰りでの出来事、見聞</text:p>
          </table:table-cell>
          <table:table-cell table:style-name="表1.C2" office:value-type="string">
            <text:list xml:id="list7221364868464779394" text:style-name="L44">
              <text:list-item>
                <text:p text:style-name="P61">복로 버스. 유아용차를 소지한 승객. 세 쌍.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周囲の事物</text:p>
          </table:table-cell>
          <table:table-cell table:style-name="表1.C2" office:value-type="string">
            <text:list xml:id="list6409723529375714796" text:style-name="L45">
              <text:list-item>
                <text:p text:style-name="P62"/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8">11</text:p>
          </table:table-cell>
          <table:table-cell table:style-name="表1.B2" office:value-type="string">
            <text:p text:style-name="P9">その他</text:p>
          </table:table-cell>
          <table:table-cell table:style-name="表1.C2" office:value-type="string">
            <text:list xml:id="list2920783311884672898" text:style-name="L46">
              <text:list-item>
                <text:p text:style-name="P63"/>
              </text:list-item>
            </text:list>
          </table:table-cell>
        </table:table-row>
        <table:table-row>
          <table:table-cell table:style-name="表1.A2" office:value-type="float" office:value="12">
            <text:p text:style-name="P8">12</text:p>
          </table:table-cell>
          <table:table-cell table:style-name="表1.B2" office:value-type="string">
            <text:p text:style-name="P9">やってもらったこと</text:p>
          </table:table-cell>
          <table:table-cell table:style-name="表1.C2" office:value-type="string">
            <text:list xml:id="list3454127826006258676" text:style-name="L47">
              <text:list-item>
                <text:p text:style-name="P64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危険予知、危険感知</text:p>
          </table:table-cell>
          <table:table-cell table:style-name="表1.C2" office:value-type="string">
            <text:list xml:id="list6545799451700004190" text:style-name="L48">
              <text:list-item>
                <text:p text:style-name="P65"/>
              </text:list-item>
            </text:list>
          </table:table-cell>
        </table:table-row>
      </table:table>
      <text:p text:style-name="P13"/>
      <text:p text:style-name="P4">[/ XXXX] 20211209_094559</text:p>
      <text:p text:style-name="P13"><text:soft-page-break/></text:p>
      <text:p text:style-name="P13"/>
      <text:p text:style-name="P7"/>
      <text:p text:style-name="P2">---------------------------------------------------------------</text:p>
      <text:p text:style-name="P4">[XXX] 20211219_162139</text:p>
      <text:p text:style-name="P13">myself / towa diary / XXX</text:p>
      <text:p text:style-name="P3"><text:span text:style-name="T3">作業日：12</text:span><text:span text:style-name="T5">/16</text:span><text:span text:style-name="T4"> th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8">1</text:p>
          </table:table-cell>
          <table:table-cell table:style-name="表2.B1" office:value-type="string">
            <text:p text:style-name="P8">現場</text:p>
          </table:table-cell>
          <table:table-cell table:style-name="表2.C1" office:value-type="string">
            <text:p text:style-name="P11">ライオンズマンション広尾建替</text:p>
          </table:table-cell>
        </table:table-row>
        <table:table-row>
          <table:table-cell table:style-name="表2.A2" office:value-type="float" office:value="2">
            <text:p text:style-name="P8">2</text:p>
          </table:table-cell>
          <table:table-cell table:style-name="表2.B2" office:value-type="string">
            <text:p text:style-name="P8">天気</text:p>
          </table:table-cell>
          <table:table-cell table:style-name="表2.C2" office:value-type="string">
            <text:p text:style-name="P11">밝다.</text:p>
          </table:table-cell>
        </table:table-row>
        <table:table-row>
          <table:table-cell table:style-name="表2.A2" office:value-type="float" office:value="3">
            <text:p text:style-name="P8">3</text:p>
          </table:table-cell>
          <table:table-cell table:style-name="表2.B2" office:value-type="string">
            <text:p text:style-name="P8">最寄り</text:p>
          </table:table-cell>
          <table:table-cell table:style-name="表2.C2" office:value-type="string">
            <text:p text:style-name="P11">広尾駅（日比谷線）</text:p>
          </table:table-cell>
        </table:table-row>
        <table:table-row>
          <table:table-cell table:style-name="表2.B2" office:value-type="string">
            <text:p text:style-name="P8">3-2</text:p>
            <text:p text:style-name="P8"/>
          </table:table-cell>
          <table:table-cell table:style-name="表2.B2" office:value-type="string">
            <text:p text:style-name="P9">開始／終了時刻</text:p>
          </table:table-cell>
          <table:table-cell table:style-name="表2.C2" office:value-type="string">
            <text:list xml:id="list6366235444081389939" text:style-name="L49">
              <text:list-item>
                <text:p text:style-name="P66">開始　９：００무렵 이었을까.</text:p>
              </text:list-item>
              <text:list-item>
                <text:p text:style-name="P66">詰所到着　１４：５０경.</text:p>
              </text:list-item>
            </text:list>
          </table:table-cell>
        </table:table-row>
        <table:table-row>
          <table:table-cell table:style-name="表2.A2" office:value-type="float" office:value="4">
            <text:p text:style-name="P8">4</text:p>
          </table:table-cell>
          <table:table-cell table:style-name="表2.B2" office:value-type="string">
            <text:p text:style-name="P8">他職：ポンプ</text:p>
          </table:table-cell>
          <table:table-cell table:style-name="表2.C2" office:value-type="string">
            <text:list xml:id="list3938465807391557867" text:style-name="L50">
              <text:list-item>
                <text:p text:style-name="P67">FUJITA</text:p>
              </text:list-item>
              <text:list-item>
                <text:p text:style-name="P67">두 명. 한 사람, 직장 처럼. 일본인. 이전에도 본 적이 있다. / 약간 작은 몸집. / 하루에 타고 있다.</text:p>
              </text:list-item>
            </text:list>
          </table:table-cell>
        </table:table-row>
        <table:table-row>
          <table:table-cell table:style-name="表2.A2" office:value-type="float" office:value="5">
            <text:p text:style-name="P8">5</text:p>
          </table:table-cell>
          <table:table-cell table:style-name="表2.B2" office:value-type="string">
            <text:p text:style-name="P8">他職：土工さん</text:p>
          </table:table-cell>
          <table:table-cell table:style-name="表2.C2" office:value-type="string">
            <text:list xml:id="list738805591207804221" text:style-name="L51">
              <text:list-item>
                <text:p text:style-name="P68">두 바이브. 모두 젊은 사람. 내가 담당했던 사람은 눈의 시선이 약간 안 쪽으로 향하고 있다.</text:p>
              </text:list-item>
            </text:list>
          </table:table-cell>
        </table:table-row>
        <table:table-row>
          <table:table-cell table:style-name="表2.A2" office:value-type="float" office:value="6">
            <text:p text:style-name="P8">6</text:p>
          </table:table-cell>
          <table:table-cell table:style-name="表2.B2" office:value-type="string">
            <text:p text:style-name="P8">他職：電気屋さんの相番の人</text:p>
          </table:table-cell>
          <table:table-cell table:style-name="表2.C2" office:value-type="string">
            <text:list xml:id="list8688452239459691571" text:style-name="L52">
              <text:list-item>
                <text:p text:style-name="P69">작은 몸집. 50대 정도 있을까. / 일에 대해 익숙해진 모습.</text:p>
              </text:list-item>
            </text:list>
          </table:table-cell>
        </table:table-row>
        <table:table-row>
          <table:table-cell table:style-name="表2.B2" office:value-type="string">
            <text:p text:style-name="P8">6--2</text:p>
          </table:table-cell>
          <table:table-cell table:style-name="表2.B2" office:value-type="string">
            <text:p text:style-name="P8">他職：<text:span text:style-name="T2">警備</text:span></text:p>
          </table:table-cell>
          <table:table-cell table:style-name="表2.C2" office:value-type="string">
            <text:list xml:id="list5965067778865698589" text:style-name="L53">
              <text:list-item>
                <text:p text:style-name="P70"/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2">土間屋さん</text:span></text:p>
          </table:table-cell>
          <table:table-cell table:style-name="表2.C2" office:value-type="string">
            <text:list xml:id="list6925582168596081017" text:style-name="L54">
              <text:list-item>
                <text:p text:style-name="P71">한 사람. 50대 있을까. / 얼굴의 윤곽은 세로로 길다.</text:p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2">大工さん</text:span></text:p>
          </table:table-cell>
          <table:table-cell table:style-name="表2.C2" office:value-type="string">
            <text:list xml:id="list2535536221432451080" text:style-name="L55">
              <text:list-item>
                <text:p text:style-name="P72">두 사람 있었을까.</text:p>
              </text:list-item>
            </text:list>
          </table:table-cell>
        </table:table-row>
        <table:table-row>
          <table:table-cell table:style-name="表2.A2" office:value-type="float" office:value="7">
            <text:p text:style-name="P8">7</text:p>
          </table:table-cell>
          <table:table-cell table:style-name="表2.B2" office:value-type="string">
            <text:p text:style-name="P8">監督さん</text:p>
          </table:table-cell>
          <table:table-cell table:style-name="表2.C2" office:value-type="string">
            <text:list xml:id="list1179464264578084024" text:style-name="L56">
              <text:list-item>
                <text:p text:style-name="P73">세 사람. 타설 담당은 두 사람. / 모두 키가 크다.</text:p>
              </text:list-item>
              <text:list-item>
                <text:p text:style-name="P73">한 사람은 30전후 저도 있을까. / 아침에 아침례 후 내 신규자용 기입 용지를 받아주었다.</text:p>
              </text:list-item>
            </text:list>
          </table:table-cell>
        </table:table-row>
        <table:table-row>
          <table:table-cell table:style-name="表2.A2" office:value-type="float" office:value="8">
            <text:p text:style-name="P8">8</text:p>
          </table:table-cell>
          <table:table-cell table:style-name="表2.B2" office:value-type="string">
            <text:p text:style-name="P8">発注者の方</text:p>
          </table:table-cell>
          <table:table-cell table:style-name="表2.C2" office:value-type="string">
            <text:list xml:id="list4781053430053838794" text:style-name="L57">
              <text:list-item>
                <text:p text:style-name="P74">아침엔 전화에 나와주었다. `나는 갈 수 없지만...` 라고 한말 말해주었다.</text:p>
              </text:list-item>
            </text:list>
          </table:table-cell>
        </table:table-row>
        <text:soft-page-break/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東和からの同僚</text:p>
          </table:table-cell>
          <table:table-cell table:style-name="表2.C2" office:value-type="string">
            <text:list xml:id="list4128545946705646133" text:style-name="L58">
              <text:list-item>
                <text:p text:style-name="P75"/>
              </text:list-item>
            </text:list>
          </table:table-cell>
        </table:table-row>
        <table:table-row>
          <table:table-cell table:style-name="表2.A2" office:value-type="float" office:value="9">
            <text:p text:style-name="P8">9</text:p>
          </table:table-cell>
          <table:table-cell table:style-name="表2.B2" office:value-type="string">
            <text:p text:style-name="P8">現場見取り図</text:p>
          </table:table-cell>
          <table:table-cell table:style-name="表2.C2" office:value-type="string">
            <text:p text:style-name="P12"/>
          </table:table-cell>
        </table:table-row>
        <table:table-row>
          <table:table-cell table:style-name="表2.A2" office:value-type="float" office:value="10">
            <text:p text:style-name="P8">10</text:p>
          </table:table-cell>
          <table:table-cell table:style-name="表2.B2" office:value-type="string">
            <text:p text:style-name="P9">段取り</text:p>
          </table:table-cell>
          <table:table-cell table:style-name="表2.C2" office:value-type="string">
            <text:list xml:id="list5588117377148006933" text:style-name="L59">
              <text:list-item>
                <text:p text:style-name="P76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行き帰りでの出来事、見聞</text:p>
          </table:table-cell>
          <table:table-cell table:style-name="表2.C2" office:value-type="string">
            <text:list xml:id="list7926141049404354072" text:style-name="L60">
              <text:list-item>
                <text:p text:style-name="P77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周囲の事物</text:p>
          </table:table-cell>
          <table:table-cell table:style-name="表2.C2" office:value-type="string">
            <text:list xml:id="list3581450538117734799" text:style-name="L61">
              <text:list-item>
                <text:p text:style-name="P78"/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8">11</text:p>
          </table:table-cell>
          <table:table-cell table:style-name="表2.B2" office:value-type="string">
            <text:p text:style-name="P9">その他</text:p>
          </table:table-cell>
          <table:table-cell table:style-name="表2.C2" office:value-type="string">
            <text:list xml:id="list787785315276163817" text:style-name="L62">
              <text:list-item>
                <text:p text:style-name="P79"/>
              </text:list-item>
            </text:list>
          </table:table-cell>
        </table:table-row>
        <table:table-row>
          <table:table-cell table:style-name="表2.A2" office:value-type="float" office:value="12">
            <text:p text:style-name="P8">12</text:p>
          </table:table-cell>
          <table:table-cell table:style-name="表2.B2" office:value-type="string">
            <text:p text:style-name="P9">やってもらったこと</text:p>
          </table:table-cell>
          <table:table-cell table:style-name="表2.C2" office:value-type="string">
            <text:list xml:id="list3610863202281566042" text:style-name="L63">
              <text:list-item>
                <text:p text:style-name="P80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危険予知、危険感知</text:p>
          </table:table-cell>
          <table:table-cell table:style-name="表2.C2" office:value-type="string">
            <text:list xml:id="list6157198292803228670" text:style-name="L64">
              <text:list-item>
                <text:p text:style-name="P81"/>
              </text:list-item>
            </text:list>
          </table:table-cell>
        </table:table-row>
      </table:table>
      <text:p text:style-name="P13"/>
      <text:p text:style-name="P4">[/ XXXX] 20211219_164146</text:p>
      <text:p text:style-name="P13"/>
      <text:p text:style-name="P7"/>
      <text:p text:style-name="P2">---------------------------------------------------------------</text:p>
      <text:p text:style-name="P4">[XXX] 20211227_151313</text:p>
      <text:p text:style-name="P13">myself / towa diary / XXX</text:p>
      <text:p text:style-name="P3"><text:span text:style-name="T3">作業日：12</text:span><text:span text:style-name="T5">/24</text:span><text:span text:style-name="T4"> f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8">1</text:p>
          </table:table-cell>
          <table:table-cell table:style-name="表3.B1" office:value-type="string">
            <text:p text:style-name="P8">現場</text:p>
          </table:table-cell>
          <table:table-cell table:style-name="表3.C1" office:value-type="string">
            <text:p text:style-name="P11">十日市場マンション</text:p>
          </table:table-cell>
        </table:table-row>
        <table:table-row>
          <table:table-cell table:style-name="表3.A2" office:value-type="float" office:value="2">
            <text:p text:style-name="P8">2</text:p>
          </table:table-cell>
          <table:table-cell table:style-name="表3.B2" office:value-type="string">
            <text:p text:style-name="P8">天気</text:p>
          </table:table-cell>
          <table:table-cell table:style-name="表3.C2" office:value-type="string">
            <text:p text:style-name="P11">晴れ。</text:p>
          </table:table-cell>
        </table:table-row>
        <table:table-row>
          <table:table-cell table:style-name="表3.A2" office:value-type="float" office:value="3">
            <text:p text:style-name="P8">3</text:p>
          </table:table-cell>
          <table:table-cell table:style-name="表3.B2" office:value-type="string">
            <text:p text:style-name="P8">最寄り</text:p>
          </table:table-cell>
          <table:table-cell table:style-name="表3.C2" office:value-type="string">
            <text:p text:style-name="P11">十日市場（JR）</text:p>
          </table:table-cell>
        </table:table-row>
        <table:table-row>
          <table:table-cell table:style-name="表3.B2" office:value-type="string">
            <text:p text:style-name="P8">3-2</text:p>
            <text:p text:style-name="P8"/>
          </table:table-cell>
          <table:table-cell table:style-name="表3.B2" office:value-type="string">
            <text:p text:style-name="P9">開始／終了時刻</text:p>
          </table:table-cell>
          <table:table-cell table:style-name="表3.C2" office:value-type="string">
            <text:list xml:id="list2501183114639817219" text:style-name="L65">
              <text:list-item>
                <text:p text:style-name="P82">開始　9시 무렵</text:p>
              </text:list-item>
              <text:list-item>
                <text:p text:style-name="P82">詰所到着　：　１６：０５ぐらい</text:p>
              </text:list-item>
            </text:list>
          </table:table-cell>
        </table:table-row>
        <table:table-row>
          <table:table-cell table:style-name="表3.A2" office:value-type="float" office:value="4">
            <text:p text:style-name="P8">4</text:p>
          </table:table-cell>
          <table:table-cell table:style-name="表3.B2" office:value-type="string">
            <text:p text:style-name="P8">他職：ポンプ</text:p>
          </table:table-cell>
          <table:table-cell table:style-name="表3.C2" office:value-type="string">
            <text:list xml:id="list96212946378965013" text:style-name="L66">
              <text:list-item>
                <text:p text:style-name="P83">10 톤. 회사명은 불명. 알아려고 하지 않았다.</text:p>
              </text:list-item>
              <text:list-item>
                <text:p text:style-name="P83">두 명. 모두 젊은 사람.</text:p>
              </text:list-item>
              <text:list-item>
                <text:p text:style-name="P83">한 사람. <text:s/>타설 도중에 말했던 말 : `나는 머리가 나쁘기 때<text:soft-page-break/>문에...`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8">5</text:p>
          </table:table-cell>
          <table:table-cell table:style-name="表3.B2" office:value-type="string">
            <text:p text:style-name="P8">他職：土工さん</text:p>
          </table:table-cell>
          <table:table-cell table:style-name="表3.C2" office:value-type="string">
            <text:list xml:id="list2874084263493273049" text:style-name="L67">
              <text:list-item>
                <text:p text:style-name="P84">바이브 두 명. 세 명 이었던 때도 있었을까.</text:p>
              </text:list-item>
              <text:list-item>
                <text:p text:style-name="P84">직장 처럼 사람은 바이브 담당. &lt;2&gt; 세탁 담당했던 분. 일시적으로 바이브도. &lt;3&gt; 175 정도. 60대 있는가. 발달 관계 이상이 갖고 있는 모습. 얼굴의 표정.</text:p>
              </text:list-item>
            </text:list>
          </table:table-cell>
        </table:table-row>
        <table:table-row>
          <table:table-cell table:style-name="表3.A2" office:value-type="float" office:value="6">
            <text:p text:style-name="P8">6</text:p>
          </table:table-cell>
          <table:table-cell table:style-name="表3.B2" office:value-type="string">
            <text:p text:style-name="P8">他職：電気屋さんの相番の人</text:p>
          </table:table-cell>
          <table:table-cell table:style-name="表3.C2" office:value-type="string">
            <text:list xml:id="list5085055250416290180" text:style-name="L68">
              <text:list-item>
                <text:p text:style-name="P85">전기 본직 분 있을까. &lt;2&gt; 아사쿠사에서 오는다라고 한다.</text:p>
              </text:list-item>
              <text:list-item>
                <text:p text:style-name="P85">1 층의 나머지 부분의 타설. &lt;2&gt; `장캥` 을 하고 그 사람이 담당학 것으로 했다.</text:p>
              </text:list-item>
            </text:list>
          </table:table-cell>
        </table:table-row>
        <table:table-row>
          <table:table-cell table:style-name="表3.B2" office:value-type="string">
            <text:p text:style-name="P8">6--2</text:p>
          </table:table-cell>
          <table:table-cell table:style-name="表3.B2" office:value-type="string">
            <text:p text:style-name="P8">他職：<text:span text:style-name="T2">警備</text:span></text:p>
          </table:table-cell>
          <table:table-cell table:style-name="表3.C2" office:value-type="string">
            <text:list xml:id="list9111949209690331041" text:style-name="L69">
              <text:list-item>
                <text:p text:style-name="P86"/>
              </text:list-item>
            </text:list>
          </table:table-cell>
        </table:table-row>
        <table:table-row>
          <table:table-cell table:style-name="表3.B2" office:value-type="string">
            <text:p text:style-name="P8"/>
          </table:table-cell>
          <table:table-cell table:style-name="表3.B2" office:value-type="string">
            <text:p text:style-name="P8">他職：<text:span text:style-name="T2">土間屋さん</text:span></text:p>
          </table:table-cell>
          <table:table-cell table:style-name="表3.C2" office:value-type="string">
            <text:list xml:id="list2467362729794738350" text:style-name="L70">
              <text:list-item>
                <text:p text:style-name="P87"/>
              </text:list-item>
            </text:list>
          </table:table-cell>
        </table:table-row>
        <table:table-row>
          <table:table-cell table:style-name="表3.B2" office:value-type="string">
            <text:p text:style-name="P8"/>
          </table:table-cell>
          <table:table-cell table:style-name="表3.B2" office:value-type="string">
            <text:p text:style-name="P8">他職：<text:span text:style-name="T2">大工さん</text:span></text:p>
          </table:table-cell>
          <table:table-cell table:style-name="表3.C2" office:value-type="string">
            <text:list xml:id="list3092929938479239659" text:style-name="L71">
              <text:list-item>
                <text:p text:style-name="P88"/>
              </text:list-item>
            </text:list>
          </table:table-cell>
        </table:table-row>
        <table:table-row>
          <table:table-cell table:style-name="表3.A2" office:value-type="float" office:value="7">
            <text:p text:style-name="P8">7</text:p>
          </table:table-cell>
          <table:table-cell table:style-name="表3.B2" office:value-type="string">
            <text:p text:style-name="P8">監督さん</text:p>
          </table:table-cell>
          <table:table-cell table:style-name="表3.C2" office:value-type="string">
            <text:list xml:id="list5835115835000411122" text:style-name="L72">
              <text:list-item>
                <text:p text:style-name="P89">슬래브 담당 감독. 젊은 사람. &lt;2&gt; 한 때, 토양 담당 직공 분에서 꾸짖었다.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8">8</text:p>
          </table:table-cell>
          <table:table-cell table:style-name="表3.B2" office:value-type="string">
            <text:p text:style-name="P8">発注者の方</text:p>
          </table:table-cell>
          <table:table-cell table:style-name="表3.C2" office:value-type="string">
            <text:list xml:id="list1999346490995700685" text:style-name="L73">
              <text:list-item>
                <text:p text:style-name="P90">타설 종료 후, 휴게소 앞에서 전화했다. 16시 5분 무렵. &lt;2&gt; (나는) 거기(휴게소)에 가기 때문에, 거기에서 기다리라 라고 했다. &lt;3&gt; 20 분 무렵, 아직 오지않다. 전화를 하려고 했을 때 담당 사람, 건노 씨가 근처에서 걷고 있었다. &lt;4&gt; 전화를 했으면, `(갈 수 없으니까) 사인을 (스스로) 하라` 라고 했다.</text:p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東和からの同僚</text:p>
          </table:table-cell>
          <table:table-cell table:style-name="表3.C2" office:value-type="string">
            <text:list xml:id="list5990017050260519949" text:style-name="L74">
              <text:list-item>
                <text:p text:style-name="P91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8">9</text:p>
          </table:table-cell>
          <table:table-cell table:style-name="表3.B2" office:value-type="string">
            <text:p text:style-name="P8">現場見取り図</text:p>
          </table:table-cell>
          <table:table-cell table:style-name="表3.C2" office:value-type="string">
            <text:p text:style-name="P12"/>
          </table:table-cell>
        </table:table-row>
        <table:table-row>
          <table:table-cell table:style-name="表3.A2" office:value-type="float" office:value="10">
            <text:p text:style-name="P8">10</text:p>
          </table:table-cell>
          <table:table-cell table:style-name="表3.B2" office:value-type="string">
            <text:p text:style-name="P9">段取り</text:p>
          </table:table-cell>
          <table:table-cell table:style-name="表3.C2" office:value-type="string">
            <text:list xml:id="list2831897087420814639" text:style-name="L75">
              <text:list-item>
                <text:p text:style-name="P92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行き帰りでの出来事、見聞</text:p>
          </table:table-cell>
          <table:table-cell table:style-name="表3.C2" office:value-type="string">
            <text:list xml:id="list1070656567817857392" text:style-name="L76">
              <text:list-item>
                <text:p text:style-name="P93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周囲の事物</text:p>
          </table:table-cell>
          <table:table-cell table:style-name="表3.C2" office:value-type="string">
            <text:list xml:id="list5319986543549553598" text:style-name="L77">
              <text:list-item>
                <text:p text:style-name="P94">“十日市場　夢タウン”だったか。そんな名称の、団地の案内板が、現場の前の歩道に、立っていた。その前の車道の向こう側。いくつか、マンションが散在しているらしい。ピンクがかった色の屋根の、大きめの棟が、３つ<text:soft-page-break/>４つ、他の建物の合間に、見えている。</text:p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8">11</text:p>
          </table:table-cell>
          <table:table-cell table:style-name="表3.B2" office:value-type="string">
            <text:p text:style-name="P9">その他</text:p>
          </table:table-cell>
          <table:table-cell table:style-name="表3.C2" office:value-type="string">
            <text:list xml:id="list4280433313215052040" text:style-name="L78">
              <text:list-item>
                <text:p text:style-name="P95"/>
              </text:list-item>
            </text:list>
          </table:table-cell>
        </table:table-row>
        <table:table-row>
          <table:table-cell table:style-name="表3.A2" office:value-type="float" office:value="12">
            <text:p text:style-name="P8">12</text:p>
          </table:table-cell>
          <table:table-cell table:style-name="表3.B2" office:value-type="string">
            <text:p text:style-name="P9">やってもらったこと</text:p>
          </table:table-cell>
          <table:table-cell table:style-name="表3.C2" office:value-type="string">
            <text:list xml:id="list909064722917858722" text:style-name="L79">
              <text:list-item>
                <text:p text:style-name="P96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危険予知、危険感知</text:p>
          </table:table-cell>
          <table:table-cell table:style-name="表3.C2" office:value-type="string">
            <text:list xml:id="list6313405057216833907" text:style-name="L80">
              <text:list-item>
                <text:p text:style-name="P97"/>
              </text:list-item>
            </text:list>
          </table:table-cell>
        </table:table-row>
      </table:table>
      <text:p text:style-name="P13"/>
      <text:p text:style-name="P4">[/ XXXX] 20211227_155712</text:p>
      <text:p text:style-name="P13"/>
      <text:p text:style-name="P13"/>
      <text:p text:style-name="P7"/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1</text:span><text:span text:style-name="T5">/7</text:span><text:span text:style-name="T4"> f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8">1</text:p>
          </table:table-cell>
          <table:table-cell table:style-name="表4.B1" office:value-type="string">
            <text:p text:style-name="P8">現場</text:p>
          </table:table-cell>
          <table:table-cell table:style-name="表4.C1" office:value-type="string">
            <text:p text:style-name="P11">ブリシア高島町</text:p>
          </table:table-cell>
        </table:table-row>
        <table:table-row>
          <table:table-cell table:style-name="表4.A2" office:value-type="float" office:value="2">
            <text:p text:style-name="P8">2</text:p>
          </table:table-cell>
          <table:table-cell table:style-name="表4.B2" office:value-type="string">
            <text:p text:style-name="P8">天気</text:p>
          </table:table-cell>
          <table:table-cell table:style-name="表4.C2" office:value-type="string">
            <text:p text:style-name="P11">날씨. 맑은.</text:p>
          </table:table-cell>
        </table:table-row>
        <table:table-row>
          <table:table-cell table:style-name="表4.A2" office:value-type="float" office:value="3">
            <text:p text:style-name="P8">3</text:p>
          </table:table-cell>
          <table:table-cell table:style-name="表4.B2" office:value-type="string">
            <text:p text:style-name="P8">最寄り</text:p>
          </table:table-cell>
          <table:table-cell table:style-name="表4.C2" office:value-type="string">
            <text:p text:style-name="P11">高島町（市営地下鉄）</text:p>
          </table:table-cell>
        </table:table-row>
        <table:table-row>
          <table:table-cell table:style-name="表4.B2" office:value-type="string">
            <text:p text:style-name="P8">3-2</text:p>
            <text:p text:style-name="P8"/>
          </table:table-cell>
          <table:table-cell table:style-name="表4.B2" office:value-type="string">
            <text:p text:style-name="P9">開始／終了時刻</text:p>
          </table:table-cell>
          <table:table-cell table:style-name="表4.C2" office:value-type="string">
            <text:list xml:id="list8970841050081076561" text:style-name="L81">
              <text:list-item>
                <text:p text:style-name="P98">開始　：　10 시 지날 때.</text:p>
              </text:list-item>
              <text:list-item>
                <text:p text:style-name="P98">詰所到着 <text:s/>: <text:s/>16:40 (시계를 보면)</text:p>
              </text:list-item>
            </text:list>
          </table:table-cell>
        </table:table-row>
        <table:table-row>
          <table:table-cell table:style-name="表4.A2" office:value-type="float" office:value="4">
            <text:p text:style-name="P8">4</text:p>
          </table:table-cell>
          <table:table-cell table:style-name="表4.B2" office:value-type="string">
            <text:p text:style-name="P8">他職：ポンプ</text:p>
          </table:table-cell>
          <table:table-cell table:style-name="表4.C2" office:value-type="string">
            <text:list xml:id="list4336161221517465239" text:style-name="L82">
              <text:list-item>
                <text:p text:style-name="P99">3 명. 모두 일본 사람.</text:p>
              </text:list-item>
              <text:list-item>
                <text:p text:style-name="P99">호스를 잡고 있었던 사람. 젊은 사람. 20대 후방 정도 일까.</text:p>
              </text:list-item>
              <text:list-item>
                <text:p text:style-name="P99">호스 돌리기 담당. 약간 높은 나이의 사람. 60 대 전반 일까. 얼굴 피부는 얕은 검은 색. 얼굴 피부는 얕은 검은 색.</text:p>
              </text:list-item>
              <text:list-item>
                <text:p text:style-name="P99">직장 일까, 약간 뚱뚱한 사람. 50 전후 일까. `빨리 귀가하고 싶다` 라고 중얼거려 있었다.</text:p>
              </text:list-item>
            </text:list>
          </table:table-cell>
        </table:table-row>
        <table:table-row>
          <table:table-cell table:style-name="表4.A2" office:value-type="float" office:value="5">
            <text:p text:style-name="P8">5</text:p>
          </table:table-cell>
          <table:table-cell table:style-name="表4.B2" office:value-type="string">
            <text:p text:style-name="P8">他職：土工さん</text:p>
          </table:table-cell>
          <table:table-cell table:style-name="表4.C2" office:value-type="string">
            <text:list xml:id="list8734906019973934750" text:style-name="L83">
              <text:list-item>
                <text:p text:style-name="P100">내가 담당한 사람. 얼굴 윤곽은 사각형. 165 정도. </text:p>
              </text:list-item>
              <text:list-item>
                <text:p text:style-name="P100">씻기 담당. 외국인. 남아시아계의 얼굴 모습. 방글라데시 일까.</text:p>
              </text:list-item>
            </text:list>
          </table:table-cell>
        </table:table-row>
        <table:table-row>
          <table:table-cell table:style-name="表4.A2" office:value-type="float" office:value="6">
            <text:p text:style-name="P8">6</text:p>
          </table:table-cell>
          <table:table-cell table:style-name="表4.B2" office:value-type="string">
            <text:p text:style-name="P8">他職：電気屋さんの<text:soft-page-break/>相番の人</text:p>
          </table:table-cell>
          <table:table-cell table:style-name="表4.C2" office:value-type="string">
            <text:list xml:id="list8868872816636221798" text:style-name="L84">
              <text:list-item>
                <text:p text:style-name="P101">도어와의 사이터어 씨. 전기 가게의 상번(相番)</text:p>
              </text:list-item>
            </text:list>
          </table:table-cell>
        </table:table-row>
        <table:table-row>
          <table:table-cell table:style-name="表4.B2" office:value-type="string">
            <text:p text:style-name="P8">6--2</text:p>
          </table:table-cell>
          <table:table-cell table:style-name="表4.B2" office:value-type="string">
            <text:p text:style-name="P8">他職：<text:span text:style-name="T2">警備</text:span></text:p>
          </table:table-cell>
          <table:table-cell table:style-name="表4.C2" office:value-type="string">
            <text:list xml:id="list9211562412125611237" text:style-name="L85">
              <text:list-item>
                <text:p text:style-name="P102"/>
              </text:list-item>
            </text:list>
          </table:table-cell>
        </table:table-row>
        <table:table-row>
          <table:table-cell table:style-name="表4.B2" office:value-type="string">
            <text:p text:style-name="P8"/>
          </table:table-cell>
          <table:table-cell table:style-name="表4.B2" office:value-type="string">
            <text:p text:style-name="P8">他職：<text:span text:style-name="T2">土間屋さん</text:span></text:p>
          </table:table-cell>
          <table:table-cell table:style-name="表4.C2" office:value-type="string">
            <text:list xml:id="list4044110596608994839" text:style-name="L86">
              <text:list-item>
                <text:p text:style-name="P103"/>
              </text:list-item>
            </text:list>
          </table:table-cell>
        </table:table-row>
        <table:table-row>
          <table:table-cell table:style-name="表4.B2" office:value-type="string">
            <text:p text:style-name="P8"/>
          </table:table-cell>
          <table:table-cell table:style-name="表4.B2" office:value-type="string">
            <text:p text:style-name="P8">他職：<text:span text:style-name="T2">大工さん</text:span></text:p>
          </table:table-cell>
          <table:table-cell table:style-name="表4.C2" office:value-type="string">
            <text:list xml:id="list5652036117922388797" text:style-name="L87">
              <text:list-item>
                <text:p text:style-name="P104"/>
              </text:list-item>
            </text:list>
          </table:table-cell>
        </table:table-row>
        <table:table-row>
          <table:table-cell table:style-name="表4.A2" office:value-type="float" office:value="7">
            <text:p text:style-name="P8">7</text:p>
          </table:table-cell>
          <table:table-cell table:style-name="表4.B2" office:value-type="string">
            <text:p text:style-name="P8">監督さん</text:p>
          </table:table-cell>
          <table:table-cell table:style-name="表4.C2" office:value-type="string">
            <text:list xml:id="list4232099191977223115" text:style-name="L88">
              <text:list-item>
                <text:p text:style-name="P105">젊은 사람. 30대 전반 일까. 목소리가 높다. 신경질적인.</text:p>
              </text:list-item>
            </text:list>
          </table:table-cell>
        </table:table-row>
        <table:table-row>
          <table:table-cell table:style-name="表4.A2" office:value-type="float" office:value="8">
            <text:p text:style-name="P8">8</text:p>
          </table:table-cell>
          <table:table-cell table:style-name="表4.B2" office:value-type="string">
            <text:p text:style-name="P8">発注者の方</text:p>
          </table:table-cell>
          <table:table-cell table:style-name="表4.C2" office:value-type="string">
            <text:list xml:id="list8775107769779409038" text:style-name="L89">
              <text:list-item>
                <text:p text:style-name="P106">50대 일까. 아침, 그리고 종료시. 모두 전화에 응답 해주었다.</text:p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東和からの同僚</text:p>
          </table:table-cell>
          <table:table-cell table:style-name="表4.C2" office:value-type="string">
            <text:list xml:id="list7043142432156279178" text:style-name="L90">
              <text:list-item>
                <text:p text:style-name="P107"/>
              </text:list-item>
            </text:list>
          </table:table-cell>
        </table:table-row>
        <table:table-row>
          <table:table-cell table:style-name="表4.A2" office:value-type="float" office:value="9">
            <text:p text:style-name="P8">9</text:p>
          </table:table-cell>
          <table:table-cell table:style-name="表4.B2" office:value-type="string">
            <text:p text:style-name="P8">現場見取り図</text:p>
          </table:table-cell>
          <table:table-cell table:style-name="表4.C2" office:value-type="string">
            <text:p text:style-name="P12"/>
          </table:table-cell>
        </table:table-row>
        <table:table-row>
          <table:table-cell table:style-name="表4.A2" office:value-type="float" office:value="10">
            <text:p text:style-name="P8">10</text:p>
          </table:table-cell>
          <table:table-cell table:style-name="表4.B2" office:value-type="string">
            <text:p text:style-name="P9">段取り</text:p>
          </table:table-cell>
          <table:table-cell table:style-name="表4.C2" office:value-type="string">
            <text:list xml:id="list2101580622791981568" text:style-name="L91">
              <text:list-item>
                <text:p text:style-name="P108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行き帰りでの出来事、見聞</text:p>
          </table:table-cell>
          <table:table-cell table:style-name="表4.C2" office:value-type="string">
            <text:list xml:id="list3246968014913944475" text:style-name="L92">
              <text:list-item>
                <text:p text:style-name="P109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周囲の事物</text:p>
          </table:table-cell>
          <table:table-cell table:style-name="表4.C2" office:value-type="string">
            <text:list xml:id="list1352891927707568262" text:style-name="L93">
              <text:list-item>
                <text:p text:style-name="P110"/>
              </text:list-item>
            </text:list>
          </table:table-cell>
        </table:table-row>
        <table:table-row>
          <table:table-cell table:style-name="表4.A2" office:value-type="float" office:value="11">
            <text:p text:style-name="P8">11</text:p>
          </table:table-cell>
          <table:table-cell table:style-name="表4.B2" office:value-type="string">
            <text:p text:style-name="P9">その他</text:p>
          </table:table-cell>
          <table:table-cell table:style-name="表4.C2" office:value-type="string">
            <text:list xml:id="list2610922704245488286" text:style-name="L94">
              <text:list-item>
                <text:p text:style-name="P111"/>
              </text:list-item>
            </text:list>
          </table:table-cell>
        </table:table-row>
        <table:table-row>
          <table:table-cell table:style-name="表4.A2" office:value-type="float" office:value="12">
            <text:p text:style-name="P8">12</text:p>
          </table:table-cell>
          <table:table-cell table:style-name="表4.B2" office:value-type="string">
            <text:p text:style-name="P9">やってもらったこと</text:p>
          </table:table-cell>
          <table:table-cell table:style-name="表4.C2" office:value-type="string">
            <text:list xml:id="list2216232362957320795" text:style-name="L95">
              <text:list-item>
                <text:p text:style-name="P112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危険予知、危険感知</text:p>
          </table:table-cell>
          <table:table-cell table:style-name="表4.C2" office:value-type="string">
            <text:list xml:id="list7165588901482236795" text:style-name="L96">
              <text:list-item>
                <text:p text:style-name="P113">梁の上の配筋。間隔が大きい場所、あり。前回か、左脚、ズボッと、落ちた。真下に落ちて、身体は動かなかった。足は折れなかった。</text:p>
              </text:list-item>
              <text:list-item>
                <text:p text:style-name="P113">（対策）下見のときに、見る対象。梁に渡してある配筋、間隔の長短も、入れよう。</text:p>
              </text:list-item>
            </text:list>
          </table:table-cell>
        </table:table-row>
      </table:table>
      <text:p text:style-name="P13"/>
      <text:p text:style-name="P4">[/ XXXX] 20220109_141036</text:p>
      <text:p text:style-name="P1"/>
      <text:p text:style-name="P1"/>
      <text:p text:style-name="P7"><text:soft-page-break/></text:p>
      <text:p text:style-name="P1"/>
      <text:p text:style-name="P2">---------------------------------------------------------------</text:p>
      <text:p text:style-name="P4">[XXX] 20220117_163040</text:p>
      <text:p text:style-name="P13">myself / towa diary / XXX</text:p>
      <text:p text:style-name="P3"><text:span text:style-name="T3">作業日：01</text:span><text:span text:style-name="T5">/14</text:span><text:span text:style-name="T4"> f</text:span>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8">1</text:p>
          </table:table-cell>
          <table:table-cell table:style-name="表5.B1" office:value-type="string">
            <text:p text:style-name="P8">現場</text:p>
          </table:table-cell>
          <table:table-cell table:style-name="表5.C1" office:value-type="string">
            <text:p text:style-name="P11">雪が谷大塚プロジェクト</text:p>
          </table:table-cell>
        </table:table-row>
        <table:table-row>
          <table:table-cell table:style-name="表5.A2" office:value-type="float" office:value="2">
            <text:p text:style-name="P8">2</text:p>
          </table:table-cell>
          <table:table-cell table:style-name="表5.B2" office:value-type="string">
            <text:p text:style-name="P8">天気</text:p>
          </table:table-cell>
          <table:table-cell table:style-name="表5.C2" office:value-type="string">
            <text:p text:style-name="P11">맑다. 구름, 있다.</text:p>
          </table:table-cell>
        </table:table-row>
        <table:table-row>
          <table:table-cell table:style-name="表5.A2" office:value-type="float" office:value="3">
            <text:p text:style-name="P8">3</text:p>
          </table:table-cell>
          <table:table-cell table:style-name="表5.B2" office:value-type="string">
            <text:p text:style-name="P8">最寄り</text:p>
          </table:table-cell>
          <table:table-cell table:style-name="表5.C2" office:value-type="string">
            <text:p text:style-name="P11">雪が谷大塚駅（池上線）</text:p>
          </table:table-cell>
        </table:table-row>
        <table:table-row>
          <table:table-cell table:style-name="表5.B2" office:value-type="string">
            <text:p text:style-name="P8">3-2</text:p>
            <text:p text:style-name="P8"/>
          </table:table-cell>
          <table:table-cell table:style-name="表5.B2" office:value-type="string">
            <text:p text:style-name="P9">開始／終了時刻</text:p>
          </table:table-cell>
          <table:table-cell table:style-name="表5.C2" office:value-type="string">
            <text:list xml:id="list3517861469829358574" text:style-name="L97">
              <text:list-item>
                <text:p text:style-name="P114">開始　： ９時半すぎ。</text:p>
              </text:list-item>
              <text:list-item>
                <text:p text:style-name="P114">詰所到着　：　１５：００무렵 일까.</text:p>
              </text:list-item>
            </text:list>
          </table:table-cell>
        </table:table-row>
        <table:table-row>
          <table:table-cell table:style-name="表5.A2" office:value-type="float" office:value="4">
            <text:p text:style-name="P8">4</text:p>
          </table:table-cell>
          <table:table-cell table:style-name="表5.B2" office:value-type="string">
            <text:p text:style-name="P8">他職：ポンプ</text:p>
          </table:table-cell>
          <table:table-cell table:style-name="表5.C2" office:value-type="string">
            <text:list xml:id="list3325274153178889994" text:style-name="L98">
              <text:list-item>
                <text:p text:style-name="P115"/>
              </text:list-item>
            </text:list>
          </table:table-cell>
        </table:table-row>
        <table:table-row>
          <table:table-cell table:style-name="表5.A2" office:value-type="float" office:value="5">
            <text:p text:style-name="P8">5</text:p>
          </table:table-cell>
          <table:table-cell table:style-name="表5.B2" office:value-type="string">
            <text:p text:style-name="P8">他職：土工さん</text:p>
          </table:table-cell>
          <table:table-cell table:style-name="表5.C2" office:value-type="string">
            <text:list xml:id="list1632533989430282665" text:style-name="L99">
              <text:list-item>
                <text:p text:style-name="P116">세탁 담당 사람. 고령이라고 보인다.</text:p>
              </text:list-item>
              <text:list-item>
                <text:p text:style-name="P116">한 번, 이 사람이 다른 작업자에게 양동이를 지나주세요 라고 말했다. &lt;2&gt; 나는 양동이 근처서 있었으니까, 나가 양동이를 잡고, 그에게 지나졌다.</text:p>
              </text:list-item>
              <text:list-item>
                <text:p text:style-name="P116">&lt;3&gt; 그러자, `감사 드립니다` 라고, 위협을 느끼고 있는 처럼, 밀했다.</text:p>
              </text:list-item>
            </text:list>
          </table:table-cell>
        </table:table-row>
        <table:table-row>
          <table:table-cell table:style-name="表5.A2" office:value-type="float" office:value="6">
            <text:p text:style-name="P8">6</text:p>
          </table:table-cell>
          <table:table-cell table:style-name="表5.B2" office:value-type="string">
            <text:p text:style-name="P8">他職：電気屋さんの相番の人</text:p>
          </table:table-cell>
          <table:table-cell table:style-name="表5.C2" office:value-type="string">
            <text:list xml:id="list165305832157953158" text:style-name="L100">
              <text:list-item>
                <text:p text:style-name="P117">젊은 사람. 30대 중반 정도 일까.</text:p>
              </text:list-item>
              <text:list-item>
                <text:p text:style-name="P117">&lt;2&gt; 마지막, 나는 슬래브를 떠날 때, 그에 대해 손을 흔들며 인사했다.</text:p>
              </text:list-item>
            </text:list>
          </table:table-cell>
        </table:table-row>
        <table:table-row>
          <table:table-cell table:style-name="表5.B2" office:value-type="string">
            <text:p text:style-name="P8">6--2</text:p>
          </table:table-cell>
          <table:table-cell table:style-name="表5.B2" office:value-type="string">
            <text:p text:style-name="P8">他職：<text:span text:style-name="T2">警備</text:span></text:p>
          </table:table-cell>
          <table:table-cell table:style-name="表5.C2" office:value-type="string">
            <text:list xml:id="list4717557112258236573" text:style-name="L101">
              <text:list-item>
                <text:p text:style-name="P118">전 번에도 있었던 사람. &lt;2&gt; 이 번도 종이를 그에서 주졌다.</text:p>
              </text:list-item>
            </text:list>
          </table:table-cell>
        </table:table-row>
        <table:table-row>
          <table:table-cell table:style-name="表5.B2" office:value-type="string">
            <text:p text:style-name="P8"/>
          </table:table-cell>
          <table:table-cell table:style-name="表5.B2" office:value-type="string">
            <text:p text:style-name="P8">他職：<text:span text:style-name="T2">土間屋さん</text:span></text:p>
          </table:table-cell>
          <table:table-cell table:style-name="表5.C2" office:value-type="string">
            <text:list xml:id="list4421862603323306455" text:style-name="L102">
              <text:list-item>
                <text:p text:style-name="P119"/>
              </text:list-item>
            </text:list>
          </table:table-cell>
        </table:table-row>
        <table:table-row>
          <table:table-cell table:style-name="表5.B2" office:value-type="string">
            <text:p text:style-name="P8"/>
          </table:table-cell>
          <table:table-cell table:style-name="表5.B2" office:value-type="string">
            <text:p text:style-name="P8">他職：<text:span text:style-name="T2">大工さん</text:span></text:p>
          </table:table-cell>
          <table:table-cell table:style-name="表5.C2" office:value-type="string">
            <text:list xml:id="list4613899959664484010" text:style-name="L103">
              <text:list-item>
                <text:p text:style-name="P120"/>
              </text:list-item>
            </text:list>
          </table:table-cell>
        </table:table-row>
        <table:table-row>
          <table:table-cell table:style-name="表5.A2" office:value-type="float" office:value="7">
            <text:p text:style-name="P8">7</text:p>
          </table:table-cell>
          <table:table-cell table:style-name="表5.B2" office:value-type="string">
            <text:p text:style-name="P8">監督さん</text:p>
          </table:table-cell>
          <table:table-cell table:style-name="表5.C2" office:value-type="string">
            <text:list xml:id="list2608378943762446426" text:style-name="L104">
              <text:list-item>
                <text:p text:style-name="P121">슬래브 담당, 여성 감독.</text:p>
              </text:list-item>
            </text:list>
          </table:table-cell>
        </table:table-row>
        <table:table-row>
          <table:table-cell table:style-name="表5.A2" office:value-type="float" office:value="8">
            <text:p text:style-name="P8">8</text:p>
          </table:table-cell>
          <table:table-cell table:style-name="表5.B2" office:value-type="string">
            <text:p text:style-name="P8">発注者の方</text:p>
          </table:table-cell>
          <table:table-cell table:style-name="表5.C2" office:value-type="string">
            <text:list xml:id="list8012312926421343076" text:style-name="L105">
              <text:list-item>
                <text:p text:style-name="P122">아침엔 본인이 전화로 나가셨다.</text:p>
              </text:list-item>
            </text:list>
          </table:table-cell>
        </table:table-row>
        <text:soft-page-break/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東和からの同僚</text:p>
          </table:table-cell>
          <table:table-cell table:style-name="表5.C2" office:value-type="string">
            <text:list xml:id="list3385189360552962828" text:style-name="L106">
              <text:list-item>
                <text:p text:style-name="P123"/>
              </text:list-item>
            </text:list>
          </table:table-cell>
        </table:table-row>
        <table:table-row>
          <table:table-cell table:style-name="表5.A2" office:value-type="float" office:value="9">
            <text:p text:style-name="P8">9</text:p>
          </table:table-cell>
          <table:table-cell table:style-name="表5.B2" office:value-type="string">
            <text:p text:style-name="P8">現場見取り図</text:p>
          </table:table-cell>
          <table:table-cell table:style-name="表5.C2" office:value-type="string">
            <text:p text:style-name="P12"/>
          </table:table-cell>
        </table:table-row>
        <table:table-row>
          <table:table-cell table:style-name="表5.A2" office:value-type="float" office:value="10">
            <text:p text:style-name="P8">10</text:p>
          </table:table-cell>
          <table:table-cell table:style-name="表5.B2" office:value-type="string">
            <text:p text:style-name="P9">段取り</text:p>
          </table:table-cell>
          <table:table-cell table:style-name="表5.C2" office:value-type="string">
            <text:list xml:id="list4221932317976126247" text:style-name="L107">
              <text:list-item>
                <text:p text:style-name="P124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行き帰りでの出来事、見聞</text:p>
          </table:table-cell>
          <table:table-cell table:style-name="表5.C2" office:value-type="string">
            <text:list xml:id="list3528620810636129334" text:style-name="L108">
              <text:list-item>
                <text:p text:style-name="P125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周囲の事物</text:p>
          </table:table-cell>
          <table:table-cell table:style-name="表5.C2" office:value-type="string">
            <text:list xml:id="list1115655673637239878" text:style-name="L109">
              <text:list-item>
                <text:p text:style-name="P126"/>
              </text:list-item>
            </text:list>
          </table:table-cell>
        </table:table-row>
        <table:table-row>
          <table:table-cell table:style-name="表5.A2" office:value-type="float" office:value="11">
            <text:p text:style-name="P8">11</text:p>
          </table:table-cell>
          <table:table-cell table:style-name="表5.B2" office:value-type="string">
            <text:p text:style-name="P9">その他</text:p>
          </table:table-cell>
          <table:table-cell table:style-name="表5.C2" office:value-type="string">
            <text:list xml:id="list4179079461780912685" text:style-name="L110">
              <text:list-item>
                <text:p text:style-name="P127"/>
              </text:list-item>
            </text:list>
          </table:table-cell>
        </table:table-row>
        <table:table-row>
          <table:table-cell table:style-name="表5.A2" office:value-type="float" office:value="12">
            <text:p text:style-name="P8">12</text:p>
          </table:table-cell>
          <table:table-cell table:style-name="表5.B2" office:value-type="string">
            <text:p text:style-name="P9">やってもらったこと</text:p>
          </table:table-cell>
          <table:table-cell table:style-name="表5.C2" office:value-type="string">
            <text:list xml:id="list2091035664985127425" text:style-name="L111">
              <text:list-item>
                <text:p text:style-name="P128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危険予知、危険感知</text:p>
          </table:table-cell>
          <table:table-cell table:style-name="表5.C2" office:value-type="string">
            <text:list xml:id="list8178554613226554962" text:style-name="L112">
              <text:list-item>
                <text:p text:style-name="P129"/>
              </text:list-item>
            </text:list>
          </table:table-cell>
        </table:table-row>
      </table:table>
      <text:p text:style-name="P13"/>
      <text:p text:style-name="P4">[/ XXXX] 20220117_165451</text:p>
      <text:p text:style-name="P5"/>
      <text:p text:style-name="P5"/>
      <text:p text:style-name="P5"/>
      <text:p text:style-name="P7"/>
      <text:p text:style-name="P2">---------------------------------------------------------------</text:p>
      <text:p text:style-name="P4">[XXX] 20220124_125559</text:p>
      <text:p text:style-name="P13">myself / towa diary / XXX</text:p>
      <text:p text:style-name="P3"><text:span text:style-name="T3">作業日：</text:span><text:span text:style-name="T5">XX/</text:span><text:span text:style-name="T4">XX sa</text:span>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8">1</text:p>
          </table:table-cell>
          <table:table-cell table:style-name="表6.B1" office:value-type="string">
            <text:p text:style-name="P8">現場</text:p>
          </table:table-cell>
          <table:table-cell table:style-name="表6.C1" office:value-type="string">
            <text:p text:style-name="P11">九段北４丁目建替</text:p>
          </table:table-cell>
        </table:table-row>
        <table:table-row>
          <table:table-cell table:style-name="表6.A2" office:value-type="float" office:value="2">
            <text:p text:style-name="P8">2</text:p>
          </table:table-cell>
          <table:table-cell table:style-name="表6.B2" office:value-type="string">
            <text:p text:style-name="P8">天気</text:p>
          </table:table-cell>
          <table:table-cell table:style-name="表6.C2" office:value-type="string">
            <text:p text:style-name="P11">맑은 날씨. / 아침엔 바람, 좀. 추운 바람. <text:s/>/ 발끝이 차갑고, 아팠다. 힘들었다. &lt;== <office:annotation office:name="__Annotation__2310_273173072"><dc:creator>iwabuchi ken</dc:creator><dc:date>2022-01-28T16:07:27.79</dc:date><text:p text:style-name="P442"><text:span text:style-name="T6">追加</text:span></text:p></office:annotation>ホッカイロ、足用。指の下へ。上側ではなく。<office:annotation-end office:name="__Annotation__2310_273173072"/></text:p>
          </table:table-cell>
        </table:table-row>
        <table:table-row>
          <table:table-cell table:style-name="表6.A2" office:value-type="float" office:value="3">
            <text:p text:style-name="P8">3</text:p>
          </table:table-cell>
          <table:table-cell table:style-name="表6.B2" office:value-type="string">
            <text:p text:style-name="P8">最寄り</text:p>
          </table:table-cell>
          <table:table-cell table:style-name="表6.C2" office:value-type="string">
            <text:p text:style-name="P11">市ヶ谷역.</text:p>
          </table:table-cell>
        </table:table-row>
        <table:table-row>
          <table:table-cell table:style-name="表6.B2" office:value-type="string">
            <text:p text:style-name="P8">3-2</text:p>
            <text:p text:style-name="P8"/>
          </table:table-cell>
          <table:table-cell table:style-name="表6.B2" office:value-type="string">
            <text:p text:style-name="P9">開始／終了時<text:soft-page-break/>刻</text:p>
          </table:table-cell>
          <table:table-cell table:style-name="表6.C2" office:value-type="string">
            <text:list xml:id="list601271552428634089" text:style-name="L113">
              <text:list-item>
                <text:p text:style-name="P130">開始　：　9:15 경.</text:p>
              </text:list-item>
              <text:list-item>
                <text:p text:style-name="P130">詰所到着　　：　16:00 경.</text:p>
              </text:list-item>
            </text:list>
          </table:table-cell>
        </table:table-row>
        <table:table-row>
          <table:table-cell table:style-name="表6.A2" office:value-type="float" office:value="4">
            <text:p text:style-name="P8">4</text:p>
          </table:table-cell>
          <table:table-cell table:style-name="表6.B2" office:value-type="string">
            <text:p text:style-name="P8">他職：ポンプ</text:p>
          </table:table-cell>
          <table:table-cell table:style-name="表6.C2" office:value-type="string">
            <text:list xml:id="list8989602987389295052" text:style-name="L114">
              <text:list-item>
                <text:p text:style-name="P131">“KYOEI FUJITA”</text:p>
              </text:list-item>
              <text:list-item>
                <text:p text:style-name="P131">3 명. 한 사람은 일본인. / 타설 후반엔 베트남인 두 사람.</text:p>
              </text:list-item>
              <text:list-item>
                <text:p text:style-name="P131"/>
              </text:list-item>
            </text:list>
          </table:table-cell>
        </table:table-row>
        <table:table-row>
          <table:table-cell table:style-name="表6.A2" office:value-type="float" office:value="5">
            <text:p text:style-name="P8">5</text:p>
          </table:table-cell>
          <table:table-cell table:style-name="表6.B2" office:value-type="string">
            <text:p text:style-name="P8">他職：土工さん</text:p>
          </table:table-cell>
          <table:table-cell table:style-name="表6.C2" office:value-type="string">
            <text:list xml:id="list2861095675591032951" text:style-name="L115">
              <text:list-item>
                <text:p text:style-name="P132"/>
              </text:list-item>
            </text:list>
          </table:table-cell>
        </table:table-row>
        <table:table-row>
          <table:table-cell table:style-name="表6.A2" office:value-type="float" office:value="6">
            <text:p text:style-name="P8">6</text:p>
          </table:table-cell>
          <table:table-cell table:style-name="表6.B2" office:value-type="string">
            <text:p text:style-name="P8">他職：電気屋さんの相番の人</text:p>
          </table:table-cell>
          <table:table-cell table:style-name="表6.C2" office:value-type="string">
            <text:list xml:id="list7876500802701972567" text:style-name="L116">
              <text:list-item>
                <text:p text:style-name="P133">본직자 일까. 젊은 사람. 20대 후반 정도 일까. 몸은 173 정도. 크다.</text:p>
              </text:list-item>
            </text:list>
          </table:table-cell>
        </table:table-row>
        <table:table-row>
          <table:table-cell table:style-name="表6.B2" office:value-type="string">
            <text:p text:style-name="P8">6--2</text:p>
          </table:table-cell>
          <table:table-cell table:style-name="表6.B2" office:value-type="string">
            <text:p text:style-name="P8">他職：<text:span text:style-name="T2">警備</text:span></text:p>
          </table:table-cell>
          <table:table-cell table:style-name="表6.C2" office:value-type="string">
            <text:list xml:id="list5869714577657778066" text:style-name="L117">
              <text:list-item>
                <text:p text:style-name="P134"/>
              </text:list-item>
            </text:list>
          </table:table-cell>
        </table:table-row>
        <table:table-row>
          <table:table-cell table:style-name="表6.B2" office:value-type="string">
            <text:p text:style-name="P8"/>
          </table:table-cell>
          <table:table-cell table:style-name="表6.B2" office:value-type="string">
            <text:p text:style-name="P8">他職：<text:span text:style-name="T2">土間屋さん</text:span></text:p>
          </table:table-cell>
          <table:table-cell table:style-name="表6.C2" office:value-type="string">
            <text:list xml:id="list5470645348142495116" text:style-name="L118">
              <text:list-item>
                <text:p text:style-name="P135"/>
              </text:list-item>
            </text:list>
          </table:table-cell>
        </table:table-row>
        <table:table-row>
          <table:table-cell table:style-name="表6.B2" office:value-type="string">
            <text:p text:style-name="P8"/>
          </table:table-cell>
          <table:table-cell table:style-name="表6.B2" office:value-type="string">
            <text:p text:style-name="P8">他職：<text:span text:style-name="T2">大工さん</text:span></text:p>
          </table:table-cell>
          <table:table-cell table:style-name="表6.C2" office:value-type="string">
            <text:list xml:id="list3133983905349115274" text:style-name="L119">
              <text:list-item>
                <text:p text:style-name="P136">두 사람. (1) 직장 처럼 사람, 일본인 일깜. 173 정도. 햇볕에 탄 얼굴. (2) 마지막 슬라브 가장자리. 스스로 바이브를 하고 있었다. 끝났을 때, `완벽하야!` 라고 목고리를 내고있었다.</text:p>
              </text:list-item>
              <text:list-item>
                <text:p text:style-name="P136">다른 사람은 베트남인. 젊은 사람. / 견습 중 일깜. 침착하다.</text:p>
              </text:list-item>
            </text:list>
          </table:table-cell>
        </table:table-row>
        <table:table-row>
          <table:table-cell table:style-name="表6.A2" office:value-type="float" office:value="7">
            <text:p text:style-name="P8">7</text:p>
          </table:table-cell>
          <table:table-cell table:style-name="表6.B2" office:value-type="string">
            <text:p text:style-name="P8">監督さん</text:p>
          </table:table-cell>
          <table:table-cell table:style-name="表6.C2" office:value-type="string">
            <text:list xml:id="list1619236560650234968" text:style-name="L120">
              <text:list-item>
                <text:p text:style-name="P137">두 사람. (1) 소장. 약간 몸집. 목소리가 크다. (2) 마지막 타설이 끝난 후, 내에게 목소리를 던지고 주었다. (3) 아침엔 갈아입기에 관해, 사무소서 할 수 있다고 말해주었다.</text:p>
              </text:list-item>
              <text:list-item>
                <text:p text:style-name="P137">다른 감독 분. 젊은 사람. 20대 일까. &lt;2&gt; 헬멧에는 소장분와 다른 명칭이 들어가있다. &lt;3&gt; 아침, 신규 용지와 KY 용지를 받고 주었다.</text:p>
              </text:list-item>
            </text:list>
          </table:table-cell>
        </table:table-row>
        <table:table-row>
          <table:table-cell table:style-name="表6.A2" office:value-type="float" office:value="8">
            <text:p text:style-name="P8">8</text:p>
          </table:table-cell>
          <table:table-cell table:style-name="表6.B2" office:value-type="string">
            <text:p text:style-name="P8">発注者の方</text:p>
          </table:table-cell>
          <table:table-cell table:style-name="表6.C2" office:value-type="string">
            <text:list xml:id="list7811309420946913133" text:style-name="L121">
              <text:list-item>
                <text:p text:style-name="P138">아침, 그리고 끝난 때, 전화로 대응해주었다.</text:p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東和からの同僚</text:p>
          </table:table-cell>
          <table:table-cell table:style-name="表6.C2" office:value-type="string">
            <text:list xml:id="list5588849842421160294" text:style-name="L122">
              <text:list-item>
                <text:p text:style-name="P139"/>
              </text:list-item>
            </text:list>
          </table:table-cell>
        </table:table-row>
        <table:table-row>
          <table:table-cell table:style-name="表6.A2" office:value-type="float" office:value="9">
            <text:p text:style-name="P8">9</text:p>
          </table:table-cell>
          <table:table-cell table:style-name="表6.B2" office:value-type="string">
            <text:p text:style-name="P8">現場見取り図</text:p>
          </table:table-cell>
          <table:table-cell table:style-name="表6.C2" office:value-type="string">
            <text:p text:style-name="P12"/>
          </table:table-cell>
        </table:table-row>
        <table:table-row>
          <table:table-cell table:style-name="表6.A2" office:value-type="float" office:value="10">
            <text:p text:style-name="P8">10</text:p>
          </table:table-cell>
          <table:table-cell table:style-name="表6.B2" office:value-type="string">
            <text:p text:style-name="P9">段取り</text:p>
          </table:table-cell>
          <table:table-cell table:style-name="表6.C2" office:value-type="string">
            <text:list xml:id="list5659043127922377389" text:style-name="L123">
              <text:list-item>
                <text:p text:style-name="P140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行き帰りでの出来事、<text:soft-page-break/>見聞</text:p>
          </table:table-cell>
          <table:table-cell table:style-name="表6.C2" office:value-type="string">
            <text:list xml:id="list6886921325462373204" text:style-name="L124">
              <text:list-item>
                <text:p text:style-name="P141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周囲の事物</text:p>
          </table:table-cell>
          <table:table-cell table:style-name="表6.C2" office:value-type="string">
            <text:list xml:id="list5804066956183710066" text:style-name="L125">
              <text:list-item>
                <text:p text:style-name="P142">현장 앞에 돗자리. 조깅하는 사람들, 때때로.</text:p>
              </text:list-item>
              <text:list-item>
                <text:p text:style-name="P142">`ライト工業` 의 플레이트가 입구에 내걸고 있는 빌딩.</text:p>
              </text:list-item>
            </text:list>
          </table:table-cell>
        </table:table-row>
        <table:table-row>
          <table:table-cell table:style-name="表6.A2" office:value-type="float" office:value="11">
            <text:p text:style-name="P8">11</text:p>
          </table:table-cell>
          <table:table-cell table:style-name="表6.B2" office:value-type="string">
            <text:p text:style-name="P9">その他</text:p>
          </table:table-cell>
          <table:table-cell table:style-name="表6.C2" office:value-type="string">
            <text:list xml:id="list7951734302342159922" text:style-name="L126">
              <text:list-item>
                <text:p text:style-name="P143"/>
              </text:list-item>
            </text:list>
          </table:table-cell>
        </table:table-row>
        <table:table-row>
          <table:table-cell table:style-name="表6.A2" office:value-type="float" office:value="12">
            <text:p text:style-name="P8">12</text:p>
          </table:table-cell>
          <table:table-cell table:style-name="表6.B2" office:value-type="string">
            <text:p text:style-name="P9">やってもらったこと</text:p>
          </table:table-cell>
          <table:table-cell table:style-name="表6.C2" office:value-type="string">
            <text:list xml:id="list5584894571663715304" text:style-name="L127">
              <text:list-item>
                <text:p text:style-name="P144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危険予知、危険感知</text:p>
          </table:table-cell>
          <table:table-cell table:style-name="表6.C2" office:value-type="string">
            <text:list xml:id="list3298088783768606554" text:style-name="L128">
              <text:list-item>
                <text:p text:style-name="P145"/>
              </text:list-item>
            </text:list>
          </table:table-cell>
        </table:table-row>
      </table:table>
      <text:p text:style-name="P13"/>
      <text:p text:style-name="P4">[/ XXXX] 20220124_132546</text:p>
      <text:p text:style-name="P13"/>
      <text:p text:style-name="P13"/>
      <text:p text:style-name="P7"/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1</text:span><text:span text:style-name="T5">/29</text:span><text:span text:style-name="T4"> sa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8">1</text:p>
          </table:table-cell>
          <table:table-cell table:style-name="表7.B1" office:value-type="string">
            <text:p text:style-name="P8">現場</text:p>
          </table:table-cell>
          <table:table-cell table:style-name="表7.C1" office:value-type="string">
            <text:p text:style-name="P11">上野北プロジェクト新築工事　９F立ち上がり</text:p>
          </table:table-cell>
        </table:table-row>
        <table:table-row>
          <table:table-cell table:style-name="表7.A2" office:value-type="float" office:value="2">
            <text:p text:style-name="P8">2</text:p>
          </table:table-cell>
          <table:table-cell table:style-name="表7.B2" office:value-type="string">
            <text:p text:style-name="P8">天気</text:p>
          </table:table-cell>
          <table:table-cell table:style-name="表7.C2" office:value-type="string">
            <text:p text:style-name="P11"/>
          </table:table-cell>
        </table:table-row>
        <table:table-row>
          <table:table-cell table:style-name="表7.A2" office:value-type="float" office:value="3">
            <text:p text:style-name="P8">3</text:p>
          </table:table-cell>
          <table:table-cell table:style-name="表7.B2" office:value-type="string">
            <text:p text:style-name="P8">最寄り</text:p>
          </table:table-cell>
          <table:table-cell table:style-name="表7.C2" office:value-type="string">
            <text:p text:style-name="P11">入谷駅</text:p>
          </table:table-cell>
        </table:table-row>
        <table:table-row>
          <table:table-cell table:style-name="表7.B2" office:value-type="string">
            <text:p text:style-name="P8">3-2</text:p>
            <text:p text:style-name="P8"/>
          </table:table-cell>
          <table:table-cell table:style-name="表7.B2" office:value-type="string">
            <text:p text:style-name="P9">開始／終了時刻</text:p>
          </table:table-cell>
          <table:table-cell table:style-name="表7.C2" office:value-type="string">
            <text:list xml:id="list2037065032001086411" text:style-name="L129">
              <text:list-item>
                <text:p text:style-name="P146">開始 <text:s/>：　9시 지날 경.</text:p>
              </text:list-item>
              <text:list-item>
                <text:p text:style-name="P146">詰所到着 <text:s/>：　14:50 <text:s/>경. 오후 휴식 시간 전.</text:p>
              </text:list-item>
            </text:list>
          </table:table-cell>
        </table:table-row>
        <table:table-row>
          <table:table-cell table:style-name="表7.A2" office:value-type="float" office:value="4">
            <text:p text:style-name="P8">4</text:p>
          </table:table-cell>
          <table:table-cell table:style-name="表7.B2" office:value-type="string">
            <text:p text:style-name="P8">他職：ポンプ</text:p>
          </table:table-cell>
          <table:table-cell table:style-name="表7.C2" office:value-type="string">
            <text:list xml:id="list2878909809581046048" text:style-name="L130">
              <text:list-item>
                <text:p text:style-name="P147">두 사람. 모두 고령 분.</text:p>
              </text:list-item>
              <text:list-item>
                <text:p text:style-name="P147">직장 같은 사람이 아닌 쪽의 사람. 몸은 175 정도. / 후반, 흙간 가게에서 `오늘은 이른 것이 아닌가?` 라고 받았다. 응답해, `오늘은 상태가 좋다. 항상은 콘크리트가 단단한다. 그래서 좀처럼 들어가지 않는다. 그 중, 싫은 기분이 되고 버린다`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8">5</text:p>
          </table:table-cell>
          <table:table-cell table:style-name="表7.B2" office:value-type="string">
            <text:p text:style-name="P8">他職：土工さん</text:p>
          </table:table-cell>
          <table:table-cell table:style-name="表7.C2" office:value-type="string">
            <text:list xml:id="list2240261075852823259" text:style-name="L131">
              <text:list-item>
                <text:p text:style-name="P148">한 사람을 제외해 다른 사람들은 모두 고령자 (라고 보였다.). </text:p>
              </text:list-item>
              <text:list-item>
                <text:p text:style-name="P148">직장 (부장 일까) 같은 사람이, 시작 전 불어내기를 기다리고 있었던 때, `오늘은 고령자 팀 이 때문` 라고 하고있었<text:soft-page-break/>다.</text:p>
              </text:list-item>
              <text:list-item>
                <text:p text:style-name="P148">직장 같은 사람. 항상 직원에게 `이렇지 아니, 그렇지 아니` 라고 하고있다.</text:p>
              </text:list-item>
            </text:list>
          </table:table-cell>
        </table:table-row>
        <table:table-row>
          <table:table-cell table:style-name="表7.A2" office:value-type="float" office:value="6">
            <text:p text:style-name="P8">6</text:p>
          </table:table-cell>
          <table:table-cell table:style-name="表7.B2" office:value-type="string">
            <text:p text:style-name="P8">他職：電気屋さんの相番の人</text:p>
          </table:table-cell>
          <table:table-cell table:style-name="表7.C2" office:value-type="string">
            <text:list xml:id="list465841966270905758" text:style-name="L132">
              <text:list-item>
                <text:p text:style-name="P149">아침, 아침례 후, 리프트 속에 서서있다. 내가 타다. 곧, 흙간 가게분이 왔다. / 이 사람은 말해, `혼자 사용하면, 화가 나서니까, 기다리고 있었다.`</text:p>
              </text:list-item>
            </text:list>
          </table:table-cell>
        </table:table-row>
        <table:table-row>
          <table:table-cell table:style-name="表7.B2" office:value-type="string">
            <text:p text:style-name="P8">6--2</text:p>
          </table:table-cell>
          <table:table-cell table:style-name="表7.B2" office:value-type="string">
            <text:p text:style-name="P8">他職：<text:span text:style-name="T2">警備</text:span></text:p>
          </table:table-cell>
          <table:table-cell table:style-name="表7.C2" office:value-type="string">
            <text:list xml:id="list5306933620998136044" text:style-name="L133">
              <text:list-item>
                <text:p text:style-name="P150">아침, 게이트가 열리기 전, 게이트 앞서 말을 두삼 개 했다.</text:p>
              </text:list-item>
            </text:list>
          </table:table-cell>
        </table:table-row>
        <table:table-row>
          <table:table-cell table:style-name="表7.B2" office:value-type="string">
            <text:p text:style-name="P8"/>
          </table:table-cell>
          <table:table-cell table:style-name="表7.B2" office:value-type="string">
            <text:p text:style-name="P8">他職：<text:span text:style-name="T2">土間屋さん</text:span></text:p>
          </table:table-cell>
          <table:table-cell table:style-name="表7.C2" office:value-type="string">
            <text:list xml:id="list3768050999413731077" text:style-name="L134">
              <text:list-item>
                <text:p text:style-name="P151">두 사람. 40대 일까. 다른 사람은, 고령분.</text:p>
              </text:list-item>
            </text:list>
          </table:table-cell>
        </table:table-row>
        <table:table-row>
          <table:table-cell table:style-name="表7.B2" office:value-type="string">
            <text:p text:style-name="P8"/>
          </table:table-cell>
          <table:table-cell table:style-name="表7.B2" office:value-type="string">
            <text:p text:style-name="P8">他職：<text:span text:style-name="T2">大工さん</text:span></text:p>
          </table:table-cell>
          <table:table-cell table:style-name="表7.C2" office:value-type="string">
            <text:list xml:id="list8713645449659463947" text:style-name="L135">
              <text:list-item>
                <text:p text:style-name="P152"/>
              </text:list-item>
            </text:list>
          </table:table-cell>
        </table:table-row>
        <table:table-row>
          <table:table-cell table:style-name="表7.A2" office:value-type="float" office:value="7">
            <text:p text:style-name="P8">7</text:p>
          </table:table-cell>
          <table:table-cell table:style-name="表7.B2" office:value-type="string">
            <text:p text:style-name="P8">監督さん</text:p>
          </table:table-cell>
          <table:table-cell table:style-name="表7.C2" office:value-type="string">
            <text:list xml:id="list1908204916953183096" text:style-name="L136">
              <text:list-item>
                <text:p text:style-name="P153">두 사람. 소장분도 젊은 사람. 슬래브 담당 분. 후반, 내가 철근에 기대어 있었다. 감독 분이 나에게 `기대어 하지 마` 라고 했다.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8">8</text:p>
          </table:table-cell>
          <table:table-cell table:style-name="表7.B2" office:value-type="string">
            <text:p text:style-name="P8">発注者の方</text:p>
          </table:table-cell>
          <table:table-cell table:style-name="表7.C2" office:value-type="string">
            <text:list xml:id="list7823216710180074246" text:style-name="L137">
              <text:list-item>
                <text:p text:style-name="P154">NTEC㈱</text:p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東和からの同僚</text:p>
          </table:table-cell>
          <table:table-cell table:style-name="表7.C2" office:value-type="string">
            <text:list xml:id="list3125239335302108419" text:style-name="L138">
              <text:list-item>
                <text:p text:style-name="P155"/>
              </text:list-item>
            </text:list>
          </table:table-cell>
        </table:table-row>
        <table:table-row>
          <table:table-cell table:style-name="表7.A2" office:value-type="float" office:value="9">
            <text:p text:style-name="P8">9</text:p>
          </table:table-cell>
          <table:table-cell table:style-name="表7.B2" office:value-type="string">
            <text:p text:style-name="P8">現場見取り図</text:p>
          </table:table-cell>
          <table:table-cell table:style-name="表7.C2" office:value-type="string">
            <text:p text:style-name="P12"/>
          </table:table-cell>
        </table:table-row>
        <table:table-row>
          <table:table-cell table:style-name="表7.A2" office:value-type="float" office:value="10">
            <text:p text:style-name="P8">10</text:p>
          </table:table-cell>
          <table:table-cell table:style-name="表7.B2" office:value-type="string">
            <text:p text:style-name="P9">段取り</text:p>
          </table:table-cell>
          <table:table-cell table:style-name="表7.C2" office:value-type="string">
            <text:list xml:id="list2341104269823908848" text:style-name="L139">
              <text:list-item>
                <text:p text:style-name="P156"/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行き帰りでの出来事、見聞</text:p>
          </table:table-cell>
          <table:table-cell table:style-name="表7.C2" office:value-type="string">
            <text:list xml:id="list2497240135623569506" text:style-name="L140">
              <text:list-item>
                <text:p text:style-name="P157"/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周囲の事物</text:p>
          </table:table-cell>
          <table:table-cell table:style-name="表7.C2" office:value-type="string">
            <text:list xml:id="list2312744858969673686" text:style-name="L141">
              <text:list-item>
                <text:p text:style-name="P158"/>
              </text:list-item>
            </text:list>
          </table:table-cell>
        </table:table-row>
        <table:table-row>
          <table:table-cell table:style-name="表7.A2" office:value-type="float" office:value="11">
            <text:p text:style-name="P8">11</text:p>
          </table:table-cell>
          <table:table-cell table:style-name="表7.B2" office:value-type="string">
            <text:p text:style-name="P9">その他</text:p>
          </table:table-cell>
          <table:table-cell table:style-name="表7.C2" office:value-type="string">
            <text:list xml:id="list25488702937028175" text:style-name="L142">
              <text:list-item>
                <text:p text:style-name="P159"/>
              </text:list-item>
            </text:list>
          </table:table-cell>
        </table:table-row>
        <table:table-row>
          <table:table-cell table:style-name="表7.A2" office:value-type="float" office:value="12">
            <text:p text:style-name="P8">12</text:p>
          </table:table-cell>
          <table:table-cell table:style-name="表7.B2" office:value-type="string">
            <text:p text:style-name="P9">やってもらったこと</text:p>
          </table:table-cell>
          <table:table-cell table:style-name="表7.C2" office:value-type="string">
            <text:list xml:id="list6096228404822507354" text:style-name="L143">
              <text:list-item>
                <text:p text:style-name="P160"/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危険予知、危険感知</text:p>
          </table:table-cell>
          <table:table-cell table:style-name="表7.C2" office:value-type="string">
            <text:list xml:id="list4970049912746098302" text:style-name="L144">
              <text:list-item>
                <text:p text:style-name="P161">자신이 상번을 담당하는 토공 사람이 서둘러 이동할 때, 나도 서둘러 이동한다. / 이 때, 슬래브 철근을 볼 여유가 없는 경우가 있다. / 그러한 상태를 피하에 위해 어떠한 것<text:soft-page-break/>이 할 수 있을까.</text:p>
              </text:list-item>
            </text:list>
          </table:table-cell>
        </table:table-row>
      </table:table>
      <text:p text:style-name="P13"/>
      <text:p text:style-name="P4">[/ XXXX] 20220131_114413</text:p>
      <text:p text:style-name="P5"/>
      <text:p text:style-name="P5"/>
      <text:p text:style-name="P7"/>
      <text:p text:style-name="P2">---------------------------------------------------------------</text:p>
      <text:p text:style-name="P4">[XXX] 20220206_141731</text:p>
      <text:p text:style-name="P13">myself / towa diary / XXX</text:p>
      <text:p text:style-name="P3"><text:span text:style-name="T3">作業日：2</text:span><text:span text:style-name="T5">/5</text:span><text:span text:style-name="T4"> sa</text:span>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8">1</text:p>
          </table:table-cell>
          <table:table-cell table:style-name="表8.B1" office:value-type="string">
            <text:p text:style-name="P8">現場</text:p>
          </table:table-cell>
          <table:table-cell table:style-name="表8.C1" office:value-type="string">
            <text:p text:style-name="P11">十日市場マンション</text:p>
          </table:table-cell>
        </table:table-row>
        <table:table-row>
          <table:table-cell table:style-name="表8.A2" office:value-type="float" office:value="2">
            <text:p text:style-name="P8">2</text:p>
          </table:table-cell>
          <table:table-cell table:style-name="表8.B2" office:value-type="string">
            <text:p text:style-name="P8">天気</text:p>
          </table:table-cell>
          <table:table-cell table:style-name="表8.C2" office:value-type="string">
            <text:p text:style-name="P11">맑은. 구름 있음. 오후, 3시 경 일까, 눈이 약간 왔다. 가루 눈.</text:p>
          </table:table-cell>
        </table:table-row>
        <table:table-row>
          <table:table-cell table:style-name="表8.A2" office:value-type="float" office:value="3">
            <text:p text:style-name="P8">3</text:p>
          </table:table-cell>
          <table:table-cell table:style-name="表8.B2" office:value-type="string">
            <text:p text:style-name="P8">最寄り</text:p>
          </table:table-cell>
          <table:table-cell table:style-name="表8.C2" office:value-type="string">
            <text:p text:style-name="P11">十日市場역. JR선.</text:p>
          </table:table-cell>
        </table:table-row>
        <table:table-row>
          <table:table-cell table:style-name="表8.B2" office:value-type="string">
            <text:p text:style-name="P8">3-2</text:p>
            <text:p text:style-name="P8"/>
          </table:table-cell>
          <table:table-cell table:style-name="表8.B2" office:value-type="string">
            <text:p text:style-name="P9">開始／終了時刻</text:p>
          </table:table-cell>
          <table:table-cell table:style-name="表8.C2" office:value-type="string">
            <text:list xml:id="list8955781766661983967" text:style-name="L145">
              <text:list-item>
                <text:p text:style-name="P162">開始 <text:s/>9 시 무렵 일까. 아침례 후, 곧이 아니.</text:p>
              </text:list-item>
              <text:list-item>
                <text:p text:style-name="P162">詰所到着 <text:s/>: <text:s/>15:27. 시계를 봤다.</text:p>
              </text:list-item>
            </text:list>
          </table:table-cell>
        </table:table-row>
        <table:table-row>
          <table:table-cell table:style-name="表8.A2" office:value-type="float" office:value="4">
            <text:p text:style-name="P8">4</text:p>
          </table:table-cell>
          <table:table-cell table:style-name="表8.B2" office:value-type="string">
            <text:p text:style-name="P8">他職：ポンプ</text:p>
          </table:table-cell>
          <table:table-cell table:style-name="表8.C2" office:value-type="string">
            <text:list xml:id="list1845000959055897901" text:style-name="L146">
              <text:list-item>
                <text:p text:style-name="P163">北斗工業。”NIPPON JUNJIN GROUP”と、車体の、運転席の前面に、入っている。</text:p>
              </text:list-item>
            </text:list>
          </table:table-cell>
        </table:table-row>
        <table:table-row>
          <table:table-cell table:style-name="表8.A2" office:value-type="float" office:value="5">
            <text:p text:style-name="P8">5</text:p>
          </table:table-cell>
          <table:table-cell table:style-name="表8.B2" office:value-type="string">
            <text:p text:style-name="P8">他職：土工さん</text:p>
          </table:table-cell>
          <table:table-cell table:style-name="表8.C2" office:value-type="string">
            <text:list xml:id="list1403276675299085425" text:style-name="L147">
              <text:list-item>
                <text:p text:style-name="P164">노란색 헬멧.</text:p>
              </text:list-item>
              <text:list-item>
                <text:p text:style-name="P164">직장 분 일까. 몸집. 콧수염. 안경을 쓰고 있었는지.</text:p>
                <text:list>
                  <text:list-item>
                    <text:p text:style-name="P164">동료들에게 화를 내기. 모욕하는 말을 내기. , 는 없음.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6">
            <text:p text:style-name="P8">6</text:p>
          </table:table-cell>
          <table:table-cell table:style-name="表8.B2" office:value-type="string">
            <text:p text:style-name="P8">他職：電気屋さんの相番の人</text:p>
          </table:table-cell>
          <table:table-cell table:style-name="表8.C2" office:value-type="string">
            <text:list xml:id="list691717735530047978" text:style-name="L148">
              <text:list-item>
                <text:p text:style-name="P165">흰 처럼 색의 옷, 입고 있다.</text:p>
              </text:list-item>
              <text:list-item>
                <text:p text:style-name="P165">여름철의 에어컨 옷 일까.</text:p>
              </text:list-item>
              <text:list-item>
                <text:p text:style-name="P165">백발, 약간 있음. 뚱뚱한다.</text:p>
              </text:list-item>
              <text:list-item>
                <text:p text:style-name="P165"/>
              </text:list-item>
            </text:list>
          </table:table-cell>
        </table:table-row>
        <table:table-row>
          <table:table-cell table:style-name="表8.B2" office:value-type="string">
            <text:p text:style-name="P8">6--2</text:p>
          </table:table-cell>
          <table:table-cell table:style-name="表8.B2" office:value-type="string">
            <text:p text:style-name="P8">他職：<text:span text:style-name="T2">警備</text:span></text:p>
          </table:table-cell>
          <table:table-cell table:style-name="表8.C2" office:value-type="string">
            <text:list xml:id="list4386612449712323966" text:style-name="L149">
              <text:list-item>
                <text:p text:style-name="P166"/>
              </text:list-item>
            </text:list>
          </table:table-cell>
        </table:table-row>
        <table:table-row>
          <table:table-cell table:style-name="表8.B2" office:value-type="string">
            <text:p text:style-name="P8"/>
          </table:table-cell>
          <table:table-cell table:style-name="表8.B2" office:value-type="string">
            <text:p text:style-name="P8">他職：<text:span text:style-name="T2">土間屋さん</text:span></text:p>
          </table:table-cell>
          <table:table-cell table:style-name="表8.C2" office:value-type="string">
            <text:list xml:id="list4306121691173552645" text:style-name="L150">
              <text:list-item>
                <text:p text:style-name="P167"/>
              </text:list-item>
            </text:list>
          </table:table-cell>
        </table:table-row>
        <table:table-row>
          <table:table-cell table:style-name="表8.B2" office:value-type="string">
            <text:p text:style-name="P8"/>
          </table:table-cell>
          <table:table-cell table:style-name="表8.B2" office:value-type="string">
            <text:p text:style-name="P8">他職：<text:span text:style-name="T2">大工さん</text:span></text:p>
          </table:table-cell>
          <table:table-cell table:style-name="表8.C2" office:value-type="string">
            <text:list xml:id="list7031783527047483411" text:style-name="L151">
              <text:list-item>
                <text:p text:style-name="P168"/>
              </text:list-item>
            </text:list>
          </table:table-cell>
        </table:table-row>
        <table:table-row>
          <table:table-cell table:style-name="表8.A2" office:value-type="float" office:value="7">
            <text:p text:style-name="P8">7</text:p>
          </table:table-cell>
          <table:table-cell table:style-name="表8.B2" office:value-type="string">
            <text:p text:style-name="P8">監督さん</text:p>
          </table:table-cell>
          <table:table-cell table:style-name="表8.C2" office:value-type="string">
            <text:list xml:id="list5139207426934289957" text:style-name="L152">
              <text:list-item>
                <text:p text:style-name="P169">여성 감독. 20대 일까. 말하는 방법이 엄격한 느낌.</text:p>
              </text:list-item>
            </text:list>
          </table:table-cell>
        </table:table-row>
        <text:soft-page-break/>
        <table:table-row>
          <table:table-cell table:style-name="表8.A2" office:value-type="float" office:value="8">
            <text:p text:style-name="P8">8</text:p>
          </table:table-cell>
          <table:table-cell table:style-name="表8.B2" office:value-type="string">
            <text:p text:style-name="P8">発注者の方</text:p>
          </table:table-cell>
          <table:table-cell table:style-name="表8.C2" office:value-type="string">
            <text:list xml:id="list4304860424914759878" text:style-name="L153">
              <text:list-item>
                <text:p text:style-name="P170">丹野設備工業所</text:p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東和からの同僚</text:p>
          </table:table-cell>
          <table:table-cell table:style-name="表8.C2" office:value-type="string">
            <text:list xml:id="list8610979201119337552" text:style-name="L154">
              <text:list-item>
                <text:p text:style-name="P171"/>
              </text:list-item>
            </text:list>
          </table:table-cell>
        </table:table-row>
        <table:table-row>
          <table:table-cell table:style-name="表8.A2" office:value-type="float" office:value="9">
            <text:p text:style-name="P8">9</text:p>
          </table:table-cell>
          <table:table-cell table:style-name="表8.B2" office:value-type="string">
            <text:p text:style-name="P8">現場見取り図</text:p>
          </table:table-cell>
          <table:table-cell table:style-name="表8.C2" office:value-type="string">
            <text:p text:style-name="P12"/>
          </table:table-cell>
        </table:table-row>
        <table:table-row>
          <table:table-cell table:style-name="表8.A2" office:value-type="float" office:value="10">
            <text:p text:style-name="P8">10</text:p>
          </table:table-cell>
          <table:table-cell table:style-name="表8.B2" office:value-type="string">
            <text:p text:style-name="P9">段取り</text:p>
          </table:table-cell>
          <table:table-cell table:style-name="表8.C2" office:value-type="string">
            <text:list xml:id="list6421778780447788340" text:style-name="L155">
              <text:list-item>
                <text:p text:style-name="P172"/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行き帰りでの出来事、見聞</text:p>
          </table:table-cell>
          <table:table-cell table:style-name="表8.C2" office:value-type="string">
            <text:list xml:id="list5493110005751275421" text:style-name="L156">
              <text:list-item>
                <text:p text:style-name="P173">역이에서 이어지는 보도. 조약돌을 공사 중.</text:p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周囲の事物</text:p>
          </table:table-cell>
          <table:table-cell table:style-name="表8.C2" office:value-type="string">
            <text:list xml:id="list5763560829383570236" text:style-name="L157">
              <text:list-item>
                <text:p text:style-name="P174"/>
              </text:list-item>
            </text:list>
          </table:table-cell>
        </table:table-row>
        <table:table-row>
          <table:table-cell table:style-name="表8.A2" office:value-type="float" office:value="11">
            <text:p text:style-name="P8">11</text:p>
          </table:table-cell>
          <table:table-cell table:style-name="表8.B2" office:value-type="string">
            <text:p text:style-name="P9">その他</text:p>
          </table:table-cell>
          <table:table-cell table:style-name="表8.C2" office:value-type="string">
            <text:list xml:id="list2265175807533762353" text:style-name="L158">
              <text:list-item>
                <text:p text:style-name="P175"/>
              </text:list-item>
            </text:list>
          </table:table-cell>
        </table:table-row>
        <table:table-row>
          <table:table-cell table:style-name="表8.A2" office:value-type="float" office:value="12">
            <text:p text:style-name="P8">12</text:p>
          </table:table-cell>
          <table:table-cell table:style-name="表8.B2" office:value-type="string">
            <text:p text:style-name="P9">やってもらったこと</text:p>
          </table:table-cell>
          <table:table-cell table:style-name="表8.C2" office:value-type="string">
            <text:list xml:id="list90891675727029405" text:style-name="L159">
              <text:list-item>
                <text:p text:style-name="P176"/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危険予知、危険感知</text:p>
          </table:table-cell>
          <table:table-cell table:style-name="表8.C2" office:value-type="string">
            <text:list xml:id="list1295215010666660847" text:style-name="L160">
              <text:list-item>
                <text:p text:style-name="P177">펌프차. 그의 팔. 팔 팁에 공기 튜브가 붙져있다.</text:p>
              </text:list-item>
              <text:list-item>
                <text:p text:style-name="P177">여기에 부딪치면, 튜브가 분리될 가능성. 그러자, 튜브 자체가 날아, 자신의 눈 등에 부딪힐 가능성. </text:p>
              </text:list-item>
              <text:list-item>
                <text:p text:style-name="P177">또, 튜브 또는 연결 장치가 손상될 우려.</text:p>
              </text:list-item>
            </text:list>
          </table:table-cell>
        </table:table-row>
      </table:table>
      <text:p text:style-name="P13"/>
      <text:p text:style-name="P4">[/ XXXX] 20220206_144443</text:p>
      <text:p text:style-name="P5"/>
      <text:p text:style-name="P5"/>
      <text:p text:style-name="P7"/>
      <text:p text:style-name="P2">---------------------------------------------------------------</text:p>
      <text:p text:style-name="P4">[XXX] 20220219_142756</text:p>
      <text:p text:style-name="P13">myself / towa diary / XXX</text:p>
      <text:p text:style-name="P3"><text:span text:style-name="T3">作業日：2</text:span><text:span text:style-name="T5">/12</text:span><text:span text:style-name="T4"> sa</text:span>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8">1</text:p>
          </table:table-cell>
          <table:table-cell table:style-name="表9.B1" office:value-type="string">
            <text:p text:style-name="P8">現場</text:p>
          </table:table-cell>
          <table:table-cell table:style-name="表9.C1" office:value-type="string">
            <text:p text:style-name="P11">オープンレジデンシア池袋</text:p>
          </table:table-cell>
        </table:table-row>
        <table:table-row>
          <table:table-cell table:style-name="表9.A2" office:value-type="float" office:value="2">
            <text:p text:style-name="P8">2</text:p>
          </table:table-cell>
          <table:table-cell table:style-name="表9.B2" office:value-type="string">
            <text:p text:style-name="P8">天気</text:p>
          </table:table-cell>
          <table:table-cell table:style-name="表9.C2" office:value-type="string">
            <text:p text:style-name="P11">흐림.</text:p>
          </table:table-cell>
        </table:table-row>
        <table:table-row>
          <table:table-cell table:style-name="表9.A2" office:value-type="float" office:value="3">
            <text:p text:style-name="P8">3</text:p>
          </table:table-cell>
          <table:table-cell table:style-name="表9.B2" office:value-type="string">
            <text:p text:style-name="P8">最寄り</text:p>
          </table:table-cell>
          <table:table-cell table:style-name="表9.C2" office:value-type="string">
            <text:p text:style-name="P11">雑司が谷역</text:p>
          </table:table-cell>
        </table:table-row>
        <table:table-row>
          <table:table-cell table:style-name="表9.B2" office:value-type="string">
            <text:p text:style-name="P8">3-2</text:p>
            <text:p text:style-name="P8"/>
          </table:table-cell>
          <table:table-cell table:style-name="表9.B2" office:value-type="string">
            <text:p text:style-name="P9">開始／終了時<text:soft-page-break/>刻</text:p>
          </table:table-cell>
          <table:table-cell table:style-name="表9.C2" office:value-type="string">
            <text:list xml:id="list4643253771729603092" text:style-name="L161">
              <text:list-item>
                <text:p text:style-name="P178">開始　9시 정도에는 시작하고 있었는가.</text:p>
              </text:list-item>
              <text:list-item>
                <text:p text:style-name="P178"><text:soft-page-break/>詰所到着　１６：２０</text:p>
              </text:list-item>
            </text:list>
          </table:table-cell>
        </table:table-row>
        <table:table-row>
          <table:table-cell table:style-name="表9.A2" office:value-type="float" office:value="4">
            <text:p text:style-name="P8">4</text:p>
          </table:table-cell>
          <table:table-cell table:style-name="表9.B2" office:value-type="string">
            <text:p text:style-name="P8">他職：ポンプ</text:p>
          </table:table-cell>
          <table:table-cell table:style-name="表9.C2" office:value-type="string">
            <text:list xml:id="list8270690532235851248" text:style-name="L162">
              <text:list-item>
                <text:p text:style-name="P179">3 명. 두 사람은 베트남인. &lt;1&gt; 직장분은 몸집. 60 정도 일까. &lt;2&gt; 베트남인의 한 사람. 머리카락을 짧게 깎고있다.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8">5</text:p>
          </table:table-cell>
          <table:table-cell table:style-name="表9.B2" office:value-type="string">
            <text:p text:style-name="P8">他職：土工さん</text:p>
          </table:table-cell>
          <table:table-cell table:style-name="表9.C2" office:value-type="string">
            <text:list xml:id="list4354509832734077725" text:style-name="L163">
              <text:list-item>
                <text:p text:style-name="P180"/>
              </text:list-item>
            </text:list>
          </table:table-cell>
        </table:table-row>
        <table:table-row>
          <table:table-cell table:style-name="表9.A2" office:value-type="float" office:value="6">
            <text:p text:style-name="P8">6</text:p>
          </table:table-cell>
          <table:table-cell table:style-name="表9.B2" office:value-type="string">
            <text:p text:style-name="P8">他職：電気屋さんの相番の人</text:p>
          </table:table-cell>
          <table:table-cell table:style-name="表9.C2" office:value-type="string">
            <text:list xml:id="list7780664759758073523" text:style-name="L164">
              <text:list-item>
                <text:p text:style-name="P181">(1) 본직 분. 30대 중반 일까. &lt;1&gt; 종료 후, 내가 1회에서 걷고 있었던 때 이 사람은 한 방 안에서 이미 작업을 하고있었다.</text:p>
              </text:list-item>
            </text:list>
          </table:table-cell>
        </table:table-row>
        <table:table-row>
          <table:table-cell table:style-name="表9.B2" office:value-type="string">
            <text:p text:style-name="P8">6--2</text:p>
          </table:table-cell>
          <table:table-cell table:style-name="表9.B2" office:value-type="string">
            <text:p text:style-name="P8">他職：<text:span text:style-name="T2">警備</text:span></text:p>
          </table:table-cell>
          <table:table-cell table:style-name="表9.C2" office:value-type="string">
            <text:list xml:id="list6276438585589545050" text:style-name="L165">
              <text:list-item>
                <text:p text:style-name="P182"/>
              </text:list-item>
            </text:list>
          </table:table-cell>
        </table:table-row>
        <table:table-row>
          <table:table-cell table:style-name="表9.B2" office:value-type="string">
            <text:p text:style-name="P8"/>
          </table:table-cell>
          <table:table-cell table:style-name="表9.B2" office:value-type="string">
            <text:p text:style-name="P8">他職：<text:span text:style-name="T2">土間屋さん</text:span></text:p>
          </table:table-cell>
          <table:table-cell table:style-name="表9.C2" office:value-type="string">
            <text:list xml:id="list3730116240572743701" text:style-name="L166">
              <text:list-item>
                <text:p text:style-name="P183"/>
              </text:list-item>
            </text:list>
          </table:table-cell>
        </table:table-row>
        <table:table-row>
          <table:table-cell table:style-name="表9.B2" office:value-type="string">
            <text:p text:style-name="P8"/>
          </table:table-cell>
          <table:table-cell table:style-name="表9.B2" office:value-type="string">
            <text:p text:style-name="P8">他職：<text:span text:style-name="T2">大工さん</text:span></text:p>
          </table:table-cell>
          <table:table-cell table:style-name="表9.C2" office:value-type="string">
            <text:list xml:id="list8478339643523553780" text:style-name="L167">
              <text:list-item>
                <text:p text:style-name="P184"/>
              </text:list-item>
            </text:list>
          </table:table-cell>
        </table:table-row>
        <table:table-row>
          <table:table-cell table:style-name="表9.A2" office:value-type="float" office:value="7">
            <text:p text:style-name="P8">7</text:p>
          </table:table-cell>
          <table:table-cell table:style-name="表9.B2" office:value-type="string">
            <text:p text:style-name="P8">監督さん</text:p>
          </table:table-cell>
          <table:table-cell table:style-name="表9.C2" office:value-type="string">
            <text:list xml:id="list2605617806289987728" text:style-name="L168">
              <text:list-item>
                <text:p text:style-name="P185">아침 현장에 도착한 때 이미 있었다. &lt;1&gt; 나를 보고있다. 나는 대답 `장비직에서 상번으로 왔습니다`.</text:p>
              </text:list-item>
            </text:list>
          </table:table-cell>
        </table:table-row>
        <table:table-row>
          <table:table-cell table:style-name="表9.A2" office:value-type="float" office:value="8">
            <text:p text:style-name="P8">8</text:p>
          </table:table-cell>
          <table:table-cell table:style-name="表9.B2" office:value-type="string">
            <text:p text:style-name="P8">発注者の方</text:p>
          </table:table-cell>
          <table:table-cell table:style-name="表9.C2" office:value-type="string">
            <text:list xml:id="list7644082030146374008" text:style-name="L169">
              <text:list-item>
                <text:p text:style-name="P186">(1) 아침의 연락 때, 대답해주었다. (2) 종료 때, 대답히지 않아. &lt;1&gt; 그 후 착신이 들어오고 있었다. 눈치채지 못했다.</text:p>
              </text:list-item>
            </text:list>
          </table:table-cell>
        </table:table-row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東和からの同僚</text:p>
          </table:table-cell>
          <table:table-cell table:style-name="表9.C2" office:value-type="string">
            <text:list xml:id="list5810512159990945949" text:style-name="L170">
              <text:list-item>
                <text:p text:style-name="P187"/>
              </text:list-item>
            </text:list>
          </table:table-cell>
        </table:table-row>
        <table:table-row>
          <table:table-cell table:style-name="表9.A2" office:value-type="float" office:value="9">
            <text:p text:style-name="P8">9</text:p>
          </table:table-cell>
          <table:table-cell table:style-name="表9.B2" office:value-type="string">
            <text:p text:style-name="P8">現場見取り図</text:p>
          </table:table-cell>
          <table:table-cell table:style-name="表9.C2" office:value-type="string">
            <text:p text:style-name="P12"/>
          </table:table-cell>
        </table:table-row>
        <table:table-row>
          <table:table-cell table:style-name="表9.A2" office:value-type="float" office:value="10">
            <text:p text:style-name="P8">10</text:p>
          </table:table-cell>
          <table:table-cell table:style-name="表9.B2" office:value-type="string">
            <text:p text:style-name="P9">段取り</text:p>
          </table:table-cell>
          <table:table-cell table:style-name="表9.C2" office:value-type="string">
            <text:list xml:id="list1567032708704943493" text:style-name="L171">
              <text:list-item>
                <text:p text:style-name="P188"/>
              </text:list-item>
            </text:list>
          </table:table-cell>
        </table:table-row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行き帰りでの出来事、見聞</text:p>
          </table:table-cell>
          <table:table-cell table:style-name="表9.C2" office:value-type="string">
            <text:list xml:id="list2431790025948275089" text:style-name="L172">
              <text:list-item>
                <text:p text:style-name="P189"/>
              </text:list-item>
            </text:list>
          </table:table-cell>
        </table:table-row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周囲の事物</text:p>
          </table:table-cell>
          <table:table-cell table:style-name="表9.C2" office:value-type="string">
            <text:list xml:id="list9037079423846433684" text:style-name="L173">
              <text:list-item>
                <text:p text:style-name="P190"/>
              </text:list-item>
            </text:list>
          </table:table-cell>
        </table:table-row>
        <table:table-row>
          <table:table-cell table:style-name="表9.A2" office:value-type="float" office:value="11">
            <text:p text:style-name="P8">11</text:p>
          </table:table-cell>
          <table:table-cell table:style-name="表9.B2" office:value-type="string">
            <text:p text:style-name="P9">その他</text:p>
          </table:table-cell>
          <table:table-cell table:style-name="表9.C2" office:value-type="string">
            <text:list xml:id="list7587397953446060234" text:style-name="L174">
              <text:list-item>
                <text:p text:style-name="P191"/>
              </text:list-item>
            </text:list>
          </table:table-cell>
        </table:table-row>
        <table:table-row>
          <table:table-cell table:style-name="表9.A2" office:value-type="float" office:value="12">
            <text:p text:style-name="P8">12</text:p>
          </table:table-cell>
          <table:table-cell table:style-name="表9.B2" office:value-type="string">
            <text:p text:style-name="P9">やってもらったこと</text:p>
          </table:table-cell>
          <table:table-cell table:style-name="表9.C2" office:value-type="string">
            <text:list xml:id="list8079050401174978553" text:style-name="L175">
              <text:list-item>
                <text:p text:style-name="P192"/>
              </text:list-item>
            </text:list>
          </table:table-cell>
        </table:table-row>
        <text:soft-page-break/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危険予知、危険感知</text:p>
          </table:table-cell>
          <table:table-cell table:style-name="表9.C2" office:value-type="string">
            <text:list xml:id="list8209323800923421844" text:style-name="L176">
              <text:list-item>
                <text:p text:style-name="P193"/>
              </text:list-item>
            </text:list>
          </table:table-cell>
        </table:table-row>
      </table:table>
      <text:p text:style-name="P13"/>
      <text:p text:style-name="P4">[/ XXXX] 20220219_150345</text:p>
      <text:p text:style-name="P5"/>
      <text:p text:style-name="P7"/>
      <text:p text:style-name="P2">---------------------------------------------------------------</text:p>
      <text:p text:style-name="P4">[XXX] 20220303_143343</text:p>
      <text:p text:style-name="P13">myself / towa diary / XXX</text:p>
      <text:p text:style-name="P3"><text:span text:style-name="T3">作業日：2</text:span><text:span text:style-name="T5">/25</text:span><text:span text:style-name="T4"> f</text:span>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8">1</text:p>
          </table:table-cell>
          <table:table-cell table:style-name="表10.B1" office:value-type="string">
            <text:p text:style-name="P8">現場</text:p>
          </table:table-cell>
          <table:table-cell table:style-name="表10.C1" office:value-type="string">
            <text:p text:style-name="P11">横浜南太田１丁目マンション</text:p>
          </table:table-cell>
        </table:table-row>
        <table:table-row>
          <table:table-cell table:style-name="表10.A2" office:value-type="float" office:value="2">
            <text:p text:style-name="P8">2</text:p>
          </table:table-cell>
          <table:table-cell table:style-name="表10.B2" office:value-type="string">
            <text:p text:style-name="P8">天気</text:p>
          </table:table-cell>
          <table:table-cell table:style-name="表10.C2" office:value-type="string">
            <text:p text:style-name="P11">맑은.</text:p>
          </table:table-cell>
        </table:table-row>
        <table:table-row>
          <table:table-cell table:style-name="表10.A2" office:value-type="float" office:value="3">
            <text:p text:style-name="P8">3</text:p>
          </table:table-cell>
          <table:table-cell table:style-name="表10.B2" office:value-type="string">
            <text:p text:style-name="P8">最寄り</text:p>
          </table:table-cell>
          <table:table-cell table:style-name="表10.C2" office:value-type="string">
            <text:p text:style-name="P11">南太田（京浜急行）</text:p>
          </table:table-cell>
        </table:table-row>
        <table:table-row>
          <table:table-cell table:style-name="表10.B2" office:value-type="string">
            <text:p text:style-name="P8">3-2</text:p>
            <text:p text:style-name="P8"/>
          </table:table-cell>
          <table:table-cell table:style-name="表10.B2" office:value-type="string">
            <text:p text:style-name="P9">開始／終了時刻</text:p>
          </table:table-cell>
          <table:table-cell table:style-name="表10.C2" office:value-type="string">
            <text:list xml:id="list5462086090378602185" text:style-name="L177">
              <text:list-item>
                <text:p text:style-name="P194">開始　：　１０時過ぎ</text:p>
              </text:list-item>
              <text:list-item>
                <text:p text:style-name="P194">詰所到着　：　１７時過ぎか？現場を出て、道を歩き始め、客先に電話した直後、携帯の時刻を見る。１７：２５</text:p>
              </text:list-item>
            </text:list>
          </table:table-cell>
        </table:table-row>
        <table:table-row>
          <table:table-cell table:style-name="表10.A2" office:value-type="float" office:value="4">
            <text:p text:style-name="P8">4</text:p>
          </table:table-cell>
          <table:table-cell table:style-name="表10.B2" office:value-type="string">
            <text:p text:style-name="P8">他職：ポンプ</text:p>
          </table:table-cell>
          <table:table-cell table:style-name="表10.C2" office:value-type="string">
            <text:list xml:id="list5925450727600167233" text:style-name="L178">
              <text:list-item>
                <text:p text:style-name="P195"/>
              </text:list-item>
            </text:list>
          </table:table-cell>
        </table:table-row>
        <table:table-row>
          <table:table-cell table:style-name="表10.A2" office:value-type="float" office:value="5">
            <text:p text:style-name="P8">5</text:p>
          </table:table-cell>
          <table:table-cell table:style-name="表10.B2" office:value-type="string">
            <text:p text:style-name="P8">他職：土工さん</text:p>
          </table:table-cell>
          <table:table-cell table:style-name="表10.C2" office:value-type="string">
            <text:list xml:id="list9048580652151220737" text:style-name="L179">
              <text:list-item>
                <text:p text:style-name="P196">バイブの人。私の担当。６０過ぎか。老人の風貌。小柄。１６０少しか。（P1）</text:p>
              </text:list-item>
              <text:list-item>
                <text:p text:style-name="P196">もうひとり、１７５近くか。痩せている。職長さんか。（P2）</text:p>
              </text:list-item>
              <text:list-item>
                <text:p text:style-name="P196">P2の人、P1の人に、「〇〇しろよ！」など、ぞんざいな言葉遣い。日頃、何か鬱憤があるか。</text:p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8">6</text:p>
          </table:table-cell>
          <table:table-cell table:style-name="表10.B2" office:value-type="string">
            <text:p text:style-name="P8">他職：電気屋さんの相番の人</text:p>
          </table:table-cell>
          <table:table-cell table:style-name="表10.C2" office:value-type="string">
            <text:list xml:id="list5866884958863949559" text:style-name="L180">
              <text:list-item>
                <text:p text:style-name="P197">身のこなしが素早い。私がポンプ屋さんのホースを持とうとすると、自分から、さっと動く。何かに、追われているように。４０代か。本職の人か。</text:p>
              </text:list-item>
            </text:list>
          </table:table-cell>
        </table:table-row>
        <table:table-row>
          <table:table-cell table:style-name="表10.B2" office:value-type="string">
            <text:p text:style-name="P8">6--2</text:p>
          </table:table-cell>
          <table:table-cell table:style-name="表10.B2" office:value-type="string">
            <text:p text:style-name="P8">他職：<text:span text:style-name="T2">警備</text:span></text:p>
          </table:table-cell>
          <table:table-cell table:style-name="表10.C2" office:value-type="string">
            <text:list xml:id="list6574499043119703861" text:style-name="L181">
              <text:list-item>
                <text:p text:style-name="P198"/>
              </text:list-item>
            </text:list>
          </table:table-cell>
        </table:table-row>
        <table:table-row>
          <table:table-cell table:style-name="表10.B2" office:value-type="string">
            <text:p text:style-name="P8"/>
          </table:table-cell>
          <table:table-cell table:style-name="表10.B2" office:value-type="string">
            <text:p text:style-name="P8">他職：<text:span text:style-name="T2">土間屋さん</text:span></text:p>
          </table:table-cell>
          <table:table-cell table:style-name="表10.C2" office:value-type="string">
            <text:list xml:id="list4235433526598882060" text:style-name="L182">
              <text:list-item>
                <text:p text:style-name="P199"/>
              </text:list-item>
            </text:list>
          </table:table-cell>
        </table:table-row>
        <text:soft-page-break/>
        <table:table-row>
          <table:table-cell table:style-name="表10.B2" office:value-type="string">
            <text:p text:style-name="P8"/>
          </table:table-cell>
          <table:table-cell table:style-name="表10.B2" office:value-type="string">
            <text:p text:style-name="P8">他職：<text:span text:style-name="T2">大工さん</text:span></text:p>
          </table:table-cell>
          <table:table-cell table:style-name="表10.C2" office:value-type="string">
            <text:list xml:id="list5328156455788435846" text:style-name="L183">
              <text:list-item>
                <text:p text:style-name="P200"/>
              </text:list-item>
            </text:list>
          </table:table-cell>
        </table:table-row>
        <table:table-row>
          <table:table-cell table:style-name="表10.A2" office:value-type="float" office:value="7">
            <text:p text:style-name="P8">7</text:p>
          </table:table-cell>
          <table:table-cell table:style-name="表10.B2" office:value-type="string">
            <text:p text:style-name="P8">監督さん</text:p>
          </table:table-cell>
          <table:table-cell table:style-name="表10.C2" office:value-type="string">
            <text:list xml:id="list7168494350878017071" text:style-name="L184">
              <text:list-item>
                <text:p text:style-name="P201">スラブ担当の人。若い人。私が下がったあと、１階で、すれ違う。私に、挨拶してくれる「ありがとうございました」</text:p>
              </text:list-item>
            </text:list>
          </table:table-cell>
        </table:table-row>
        <table:table-row>
          <table:table-cell table:style-name="表10.A2" office:value-type="float" office:value="8">
            <text:p text:style-name="P8">8</text:p>
          </table:table-cell>
          <table:table-cell table:style-name="表10.B2" office:value-type="string">
            <text:p text:style-name="P8">発注者の方</text:p>
          </table:table-cell>
          <table:table-cell table:style-name="表10.C2" office:value-type="string">
            <text:list xml:id="list8444928810714930896" text:style-name="L185">
              <text:list-item>
                <text:p text:style-name="P202">朝、終了時。共に、出てくれる。スラブのボイド、長いものがある、とのこと。後に、目視して、確認した。電話口で、私との応対に、言葉が詰まり気味。何か、戸惑っている。私の物言いが、何か、ずれているか。</text:p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東和からの同僚</text:p>
          </table:table-cell>
          <table:table-cell table:style-name="表10.C2" office:value-type="string">
            <text:list xml:id="list7400763143183150843" text:style-name="L186">
              <text:list-item>
                <text:p text:style-name="P203"/>
              </text:list-item>
            </text:list>
          </table:table-cell>
        </table:table-row>
        <table:table-row>
          <table:table-cell table:style-name="表10.A2" office:value-type="float" office:value="9">
            <text:p text:style-name="P8">9</text:p>
          </table:table-cell>
          <table:table-cell table:style-name="表10.B2" office:value-type="string">
            <text:p text:style-name="P8">現場見取り図</text:p>
          </table:table-cell>
          <table:table-cell table:style-name="表10.C2" office:value-type="string">
            <text:p text:style-name="P12"/>
          </table:table-cell>
        </table:table-row>
        <table:table-row>
          <table:table-cell table:style-name="表10.A2" office:value-type="float" office:value="10">
            <text:p text:style-name="P8">10</text:p>
          </table:table-cell>
          <table:table-cell table:style-name="表10.B2" office:value-type="string">
            <text:p text:style-name="P9">段取り</text:p>
          </table:table-cell>
          <table:table-cell table:style-name="表10.C2" office:value-type="string">
            <text:list xml:id="list1215713799656155644" text:style-name="L187">
              <text:list-item>
                <text:p text:style-name="P204"/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行き帰りでの出来事、見聞</text:p>
          </table:table-cell>
          <table:table-cell table:style-name="表10.C2" office:value-type="string">
            <text:list xml:id="list7119143483514401189" text:style-name="L188">
              <text:list-item>
                <text:p text:style-name="P205"/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周囲の事物</text:p>
          </table:table-cell>
          <table:table-cell table:style-name="表10.C2" office:value-type="string">
            <text:list xml:id="list7599976782237451436" text:style-name="L189">
              <text:list-item>
                <text:p text:style-name="P206"/>
              </text:list-item>
            </text:list>
          </table:table-cell>
        </table:table-row>
        <table:table-row>
          <table:table-cell table:style-name="表10.A2" office:value-type="float" office:value="11">
            <text:p text:style-name="P8">11</text:p>
          </table:table-cell>
          <table:table-cell table:style-name="表10.B2" office:value-type="string">
            <text:p text:style-name="P9">その他</text:p>
          </table:table-cell>
          <table:table-cell table:style-name="表10.C2" office:value-type="string">
            <text:list xml:id="list8308670316772499991" text:style-name="L190">
              <text:list-item>
                <text:p text:style-name="P207">相番を終わり。１階へ戻る。途中だったか、１階へ降りた後か、足場に、衣類を残していることに気づく。取りに戻る。上記の、土工さんの、P1の人に、「忘れたのかー」か何か、声をかけられる。「いっぱい来てきたよー」と、応える。</text:p>
              </text:list-item>
              <text:list-item>
                <text:p text:style-name="P207">もうひとり、別の土工さん。終盤、足場の近く。バイブのコードを、足場へ引き入れようとしている。引き入れたあと、私に向かって、何か口にする。聞き返す。コードが絡まっていて、大変だ。そんなことを言っている。私は、そうだそうだ、と応える。</text:p>
              </text:list-item>
              <text:list-item>
                <text:p text:style-name="P207">続けて、足場で、その人が、私に、また１台、追加したと、伝える。問わず語りに、量は、１点いくらか。１台まるまる、ではない。「丸々じゃねえんだ」と、私は相槌を打つ。</text:p>
              </text:list-item>
            </text:list>
          </table:table-cell>
        </table:table-row>
        <table:table-row>
          <table:table-cell table:style-name="表10.A2" office:value-type="float" office:value="12">
            <text:p text:style-name="P8">12</text:p>
          </table:table-cell>
          <table:table-cell table:style-name="表10.B2" office:value-type="string">
            <text:p text:style-name="P9">やってもらったこと</text:p>
          </table:table-cell>
          <table:table-cell table:style-name="表10.C2" office:value-type="string">
            <text:list xml:id="list4026165936523030049" text:style-name="L191">
              <text:list-item>
                <text:p text:style-name="P208"/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危険予<text:soft-page-break/>知、危険感知</text:p>
          </table:table-cell>
          <table:table-cell table:style-name="表10.C2" office:value-type="string">
            <text:list xml:id="list1973618113183529399" text:style-name="L192">
              <text:list-item>
                <text:p text:style-name="P209"/>
              </text:list-item>
            </text:list>
          </table:table-cell>
        </table:table-row>
      </table:table>
      <text:p text:style-name="P13"/>
      <text:p text:style-name="P4">[/ XXXX] 20220303_144628</text:p>
      <text:p text:style-name="P5"/>
      <text:p text:style-name="P5"/>
      <text:p text:style-name="P7"/>
      <text:p text:style-name="P2">---------------------------------------------------------------</text:p>
      <text:p text:style-name="P4">[XXX] 20220308_132646</text:p>
      <text:p text:style-name="P13">myself / towa diary / XXX</text:p>
      <text:p text:style-name="P3"><text:span text:style-name="T3">作業日：3</text:span><text:span text:style-name="T5">/4</text:span><text:span text:style-name="T4"> f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8">1</text:p>
          </table:table-cell>
          <table:table-cell table:style-name="表11.B1" office:value-type="string">
            <text:p text:style-name="P8">現場</text:p>
          </table:table-cell>
          <table:table-cell table:style-name="表11.C1" office:value-type="string">
            <text:p text:style-name="P11">文化堂様新築工事</text:p>
          </table:table-cell>
        </table:table-row>
        <table:table-row>
          <table:table-cell table:style-name="表11.A2" office:value-type="float" office:value="2">
            <text:p text:style-name="P8">2</text:p>
          </table:table-cell>
          <table:table-cell table:style-name="表11.B2" office:value-type="string">
            <text:p text:style-name="P8">天気</text:p>
          </table:table-cell>
          <table:table-cell table:style-name="表11.C2" office:value-type="string">
            <text:p text:style-name="P11">맑은.</text:p>
          </table:table-cell>
        </table:table-row>
        <table:table-row>
          <table:table-cell table:style-name="表11.A2" office:value-type="float" office:value="3">
            <text:p text:style-name="P8">3</text:p>
          </table:table-cell>
          <table:table-cell table:style-name="表11.B2" office:value-type="string">
            <text:p text:style-name="P8">最寄り</text:p>
          </table:table-cell>
          <table:table-cell table:style-name="表11.C2" office:value-type="string">
            <text:p text:style-name="P11">戸越銀座駅（池上線）</text:p>
          </table:table-cell>
        </table:table-row>
        <table:table-row>
          <table:table-cell table:style-name="表11.B2" office:value-type="string">
            <text:p text:style-name="P8">3-2</text:p>
            <text:p text:style-name="P8"/>
          </table:table-cell>
          <table:table-cell table:style-name="表11.B2" office:value-type="string">
            <text:p text:style-name="P9">開始／終了時刻</text:p>
          </table:table-cell>
          <table:table-cell table:style-name="表11.C2" office:value-type="string">
            <text:list xml:id="list4953723321087740868" text:style-name="L193">
              <text:list-item>
                <text:p text:style-name="P210">開始</text:p>
              </text:list-item>
              <text:list-item>
                <text:p text:style-name="P210">詰所到着　：　16시 경 있었을까.</text:p>
              </text:list-item>
            </text:list>
          </table:table-cell>
        </table:table-row>
        <table:table-row>
          <table:table-cell table:style-name="表11.A2" office:value-type="float" office:value="4">
            <text:p text:style-name="P8">4</text:p>
          </table:table-cell>
          <table:table-cell table:style-name="表11.B2" office:value-type="string">
            <text:p text:style-name="P8">他職：ポンプ</text:p>
          </table:table-cell>
          <table:table-cell table:style-name="表11.C2" office:value-type="string">
            <text:list xml:id="list3381910137291259448" text:style-name="L194">
              <text:list-item>
                <text:p text:style-name="P211">マルエス「工業」だったか。「マルエス」は、確か。カタカナ。</text:p>
              </text:list-item>
              <text:list-item>
                <text:p text:style-name="P211">2명. 모두 일본인. &lt;1&gt; 직장은 50대 겅도 일까. &lt;2&gt; 호스 담당자는 30대 중반 정도. 햇볕에 탄 얼굴.</text:p>
              </text:list-item>
              <text:list-item>
                <text:p text:style-name="P211">직장분은 일을 잘 알고있는 모습. &lt;1&gt; 계단 부분을 타설에 대한 대응을 보고. (이렇게 내가 말할 건 건방짐한 것이지만.)</text:p>
              </text:list-item>
            </text:list>
          </table:table-cell>
        </table:table-row>
        <table:table-row>
          <table:table-cell table:style-name="表11.A2" office:value-type="float" office:value="5">
            <text:p text:style-name="P8">5</text:p>
          </table:table-cell>
          <table:table-cell table:style-name="表11.B2" office:value-type="string">
            <text:p text:style-name="P8">他職：土工さん</text:p>
          </table:table-cell>
          <table:table-cell table:style-name="表11.C2" office:value-type="string">
            <text:list xml:id="list2604928959790281745" text:style-name="L195">
              <text:list-item>
                <text:p text:style-name="P212">바이브 담당분, 2 명. &lt;1&gt; 내가 담당했던 분은 직장 일까.</text:p>
              </text:list-item>
              <text:list-item>
                <text:p text:style-name="P212">마지막, 갈아입을 끝마치고, 건물의 옆을 통할 때, 다른 한 토공분이 그 곳에서 있다.</text:p>
              </text:list-item>
              <text:list-item>
                <text:p text:style-name="P212">&lt;1&gt; 그 사람은 옆에 물러나고, 나에게 `자!` 라고 말한다. &lt;2&gt; 그리고, 이어, 나에게 `돌아가면 맥주?` 라고 묻눈다. &lt;3&gt; 나는 `나는.... 소주!` <text:s/>라고 대답했다.</text:p>
              </text:list-item>
            </text:list>
          </table:table-cell>
        </table:table-row>
        <table:table-row>
          <table:table-cell table:style-name="表11.A2" office:value-type="float" office:value="6">
            <text:p text:style-name="P8">6</text:p>
          </table:table-cell>
          <table:table-cell table:style-name="表11.B2" office:value-type="string">
            <text:p text:style-name="P8">他職：電気屋さんの相番の人</text:p>
          </table:table-cell>
          <table:table-cell table:style-name="表11.C2" office:value-type="string">
            <text:list xml:id="list1264863222299551017" text:style-name="L196">
              <text:list-item>
                <text:p text:style-name="P213">&lt;1&gt; 젊은 사람. &lt;2&gt; 별로 직장 처럼 사람이 하나분 있다. &lt;3&gt; 상번 (相番) 담당 이 사람은 20대 후반 정도 일까. &lt;4&gt; 마지막, 내가 갈아입을 할 때, 근처에서 대기 하고있었다.</text:p>
              </text:list-item>
            </text:list>
          </table:table-cell>
        </table:table-row>
        <table:table-row>
          <table:table-cell table:style-name="表11.B2" office:value-type="string">
            <text:p text:style-name="P8">6--2</text:p>
          </table:table-cell>
          <table:table-cell table:style-name="表11.B2" office:value-type="string">
            <text:p text:style-name="P8">他職：<text:soft-page-break/><text:span text:style-name="T2">警備</text:span></text:p>
          </table:table-cell>
          <table:table-cell table:style-name="表11.C2" office:value-type="string">
            <text:list xml:id="list4900970947025560975" text:style-name="L197">
              <text:list-item>
                <text:p text:style-name="P214"/>
              </text:list-item>
            </text:list>
          </table:table-cell>
        </table:table-row>
        <table:table-row>
          <table:table-cell table:style-name="表11.B2" office:value-type="string">
            <text:p text:style-name="P8"/>
          </table:table-cell>
          <table:table-cell table:style-name="表11.B2" office:value-type="string">
            <text:p text:style-name="P8">他職：<text:span text:style-name="T2">土間屋さん</text:span></text:p>
          </table:table-cell>
          <table:table-cell table:style-name="表11.C2" office:value-type="string">
            <text:list xml:id="list5075343270806926551" text:style-name="L198">
              <text:list-item>
                <text:p text:style-name="P215"/>
              </text:list-item>
            </text:list>
          </table:table-cell>
        </table:table-row>
        <table:table-row>
          <table:table-cell table:style-name="表11.B2" office:value-type="string">
            <text:p text:style-name="P8"/>
          </table:table-cell>
          <table:table-cell table:style-name="表11.B2" office:value-type="string">
            <text:p text:style-name="P8">他職：<text:span text:style-name="T2">大工さん</text:span></text:p>
          </table:table-cell>
          <table:table-cell table:style-name="表11.C2" office:value-type="string">
            <text:list xml:id="list667977258500754340" text:style-name="L199">
              <text:list-item>
                <text:p text:style-name="P216"/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8">7</text:p>
          </table:table-cell>
          <table:table-cell table:style-name="表11.B2" office:value-type="string">
            <text:p text:style-name="P8">監督さん</text:p>
          </table:table-cell>
          <table:table-cell table:style-name="表11.C2" office:value-type="string">
            <text:list xml:id="list5534377229510337764" text:style-name="L200">
              <text:list-item>
                <text:p text:style-name="P217">&lt;1&gt; 세이와 (生和) 의 감독님. 40대 일까. &lt;2&gt; 아침 최초 현장으로 온 땐, 어려운 표정. &lt;3&gt; 하지만 아침례 좀 전에 한 장인분과 담단했던 때 웃어 소리를 지르고 있었다.</text:p>
              </text:list-item>
            </text:list>
          </table:table-cell>
        </table:table-row>
        <table:table-row>
          <table:table-cell table:style-name="表11.A2" office:value-type="float" office:value="8">
            <text:p text:style-name="P8">8</text:p>
          </table:table-cell>
          <table:table-cell table:style-name="表11.B2" office:value-type="string">
            <text:p text:style-name="P8">発注者の方</text:p>
          </table:table-cell>
          <table:table-cell table:style-name="表11.C2" office:value-type="string">
            <text:list xml:id="list3917863075134842341" text:style-name="L201">
              <text:list-item>
                <text:p text:style-name="P218">&lt;1&gt; 종료시, 전화엔 나오지 않았다. <text:s/>&lt;2&gt; 나중에 더고시역의 봄에서 앉아고 있었을 때 반환의 전화를 해주었다.</text:p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東和からの同僚</text:p>
          </table:table-cell>
          <table:table-cell table:style-name="表11.C2" office:value-type="string">
            <text:list xml:id="list5526395447707249087" text:style-name="L202">
              <text:list-item>
                <text:p text:style-name="P219"/>
              </text:list-item>
            </text:list>
          </table:table-cell>
        </table:table-row>
        <table:table-row>
          <table:table-cell table:style-name="表11.A2" office:value-type="float" office:value="9">
            <text:p text:style-name="P8">9</text:p>
          </table:table-cell>
          <table:table-cell table:style-name="表11.B2" office:value-type="string">
            <text:p text:style-name="P8">現場見取り図</text:p>
          </table:table-cell>
          <table:table-cell table:style-name="表11.C2" office:value-type="string">
            <text:p text:style-name="P12"/>
          </table:table-cell>
        </table:table-row>
        <table:table-row>
          <table:table-cell table:style-name="表11.A2" office:value-type="float" office:value="10">
            <text:p text:style-name="P8">10</text:p>
          </table:table-cell>
          <table:table-cell table:style-name="表11.B2" office:value-type="string">
            <text:p text:style-name="P9">段取り</text:p>
          </table:table-cell>
          <table:table-cell table:style-name="表11.C2" office:value-type="string">
            <text:list xml:id="list876174419077149174" text:style-name="L203">
              <text:list-item>
                <text:p text:style-name="P220"/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行き帰りでの出来事、見聞</text:p>
          </table:table-cell>
          <table:table-cell table:style-name="表11.C2" office:value-type="string">
            <text:list xml:id="list3060512290017719086" text:style-name="L204">
              <text:list-item>
                <text:p text:style-name="P221"/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周囲の事物</text:p>
          </table:table-cell>
          <table:table-cell table:style-name="表11.C2" office:value-type="string">
            <text:list xml:id="list1065154638253516790" text:style-name="L205">
              <text:list-item>
                <text:p text:style-name="P222"/>
              </text:list-item>
            </text:list>
          </table:table-cell>
        </table:table-row>
        <table:table-row>
          <table:table-cell table:style-name="表11.A2" office:value-type="float" office:value="11">
            <text:p text:style-name="P8">11</text:p>
          </table:table-cell>
          <table:table-cell table:style-name="表11.B2" office:value-type="string">
            <text:p text:style-name="P9">その他</text:p>
          </table:table-cell>
          <table:table-cell table:style-name="表11.C2" office:value-type="string">
            <text:list xml:id="list8480859823884571067" text:style-name="L206">
              <text:list-item>
                <text:p text:style-name="P223"/>
              </text:list-item>
            </text:list>
          </table:table-cell>
        </table:table-row>
        <table:table-row>
          <table:table-cell table:style-name="表11.A2" office:value-type="float" office:value="12">
            <text:p text:style-name="P8">12</text:p>
          </table:table-cell>
          <table:table-cell table:style-name="表11.B2" office:value-type="string">
            <text:p text:style-name="P9">やってもらったこと</text:p>
          </table:table-cell>
          <table:table-cell table:style-name="表11.C2" office:value-type="string">
            <text:list xml:id="list7524683891458344693" text:style-name="L207">
              <text:list-item>
                <text:p text:style-name="P224"/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危険予知、危険感知</text:p>
          </table:table-cell>
          <table:table-cell table:style-name="表11.C2" office:value-type="string">
            <text:list xml:id="list3015503410577521455" text:style-name="L208">
              <text:list-item>
                <text:p text:style-name="P225">펌프집 분의 작업을 도울 때, 특히, 호스의 무게가 모른 경우가 있다. 그런 때 무리한 움직임을 하고, 어깨를 아프게 할 지도 모른다. &lt;2&gt; 대응 : 호스 등을 들어 올리거나, 움직이거나 할 때, 먼저 가볍게 접촉해 보아서, 무게에 대한 대충한 짐작을 한다.</text:p>
              </text:list-item>
            </text:list>
          </table:table-cell>
        </table:table-row>
      </table:table>
      <text:p text:style-name="P13"/>
      <text:p text:style-name="P4">[/ XXXX] 20220308_140542</text:p>
      <text:p text:style-name="P13"/>
      <text:p text:style-name="P7"/>
      <text:p text:style-name="P2">---------------------------------------------------------------</text:p>
      <text:p text:style-name="P4"><text:soft-page-break/>[XXX] 20220317_091458</text:p>
      <text:p text:style-name="P13">myself / towa diary / XXX</text:p>
      <text:p text:style-name="P3"><text:span text:style-name="T3">作業日：</text:span><text:span text:style-name="T5">220311f</text:span>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8">1</text:p>
          </table:table-cell>
          <table:table-cell table:style-name="表12.B1" office:value-type="string">
            <text:p text:style-name="P8">現場</text:p>
          </table:table-cell>
          <table:table-cell table:style-name="表12.C1" office:value-type="string">
            <text:p text:style-name="P11">仲町台４丁目マンション</text:p>
          </table:table-cell>
        </table:table-row>
        <table:table-row>
          <table:table-cell table:style-name="表12.A2" office:value-type="float" office:value="2">
            <text:p text:style-name="P8">2</text:p>
          </table:table-cell>
          <table:table-cell table:style-name="表12.B2" office:value-type="string">
            <text:p text:style-name="P8">天気</text:p>
          </table:table-cell>
          <table:table-cell table:style-name="表12.C2" office:value-type="string">
            <text:p text:style-name="P11">맑은.</text:p>
          </table:table-cell>
        </table:table-row>
        <table:table-row>
          <table:table-cell table:style-name="表12.A2" office:value-type="float" office:value="3">
            <text:p text:style-name="P8">3</text:p>
          </table:table-cell>
          <table:table-cell table:style-name="表12.B2" office:value-type="string">
            <text:p text:style-name="P8">最寄り</text:p>
          </table:table-cell>
          <table:table-cell table:style-name="表12.C2" office:value-type="string">
            <text:p text:style-name="P11">仲町台駅（市営地下鉄）</text:p>
          </table:table-cell>
        </table:table-row>
        <table:table-row>
          <table:table-cell table:style-name="表12.B2" office:value-type="string">
            <text:p text:style-name="P8">3-2</text:p>
            <text:p text:style-name="P8"/>
          </table:table-cell>
          <table:table-cell table:style-name="表12.B2" office:value-type="string">
            <text:p text:style-name="P9">開始／終了時刻</text:p>
          </table:table-cell>
          <table:table-cell table:style-name="表12.C2" office:value-type="string">
            <text:list xml:id="list5005520362822606366" text:style-name="L209">
              <text:list-item>
                <text:p text:style-name="P226">開始　9 시경.</text:p>
              </text:list-item>
              <text:list-item>
                <text:p text:style-name="P226">詰所到着　：　１４：３０頃？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8">4</text:p>
          </table:table-cell>
          <table:table-cell table:style-name="表12.B2" office:value-type="string">
            <text:p text:style-name="P8">他職：ポンプ</text:p>
          </table:table-cell>
          <table:table-cell table:style-name="表12.C2" office:value-type="string">
            <text:list xml:id="list3363203777559088768" text:style-name="L210">
              <text:list-item>
                <text:p text:style-name="P227">(1) 2 며. 한 사람, 직장. 일본인. 다른 하나 분은 베트남인 일까.</text:p>
              </text:list-item>
              <text:list-item>
                <text:p text:style-name="P227">&lt;1&gt; 직장 분은 작은 몸집. &lt;2&gt; 다른 젊은 남자에게 `바보` 라고 말하고 있다. &lt;3&gt; 자신은 일을 잘 알고 있는 모습.</text:p>
              </text:list-item>
            </text:list>
          </table:table-cell>
        </table:table-row>
        <table:table-row>
          <table:table-cell table:style-name="表12.A2" office:value-type="float" office:value="5">
            <text:p text:style-name="P8">5</text:p>
          </table:table-cell>
          <table:table-cell table:style-name="表12.B2" office:value-type="string">
            <text:p text:style-name="P8">他職：土工さん</text:p>
          </table:table-cell>
          <table:table-cell table:style-name="表12.C2" office:value-type="string">
            <text:list xml:id="list8203079757621208758" text:style-name="L211">
              <text:list-item>
                <text:p text:style-name="P228">(1) 내가 담당했던 사람. 165정도. 딱 벌어져 한 몸매. &lt;1&gt; 마지막, 나는 지상에 내렸다. &lt;2&gt; 여기에서 바이브를 둥글게 처치했다.</text:p>
              </text:list-item>
            </text:list>
          </table:table-cell>
        </table:table-row>
        <table:table-row>
          <table:table-cell table:style-name="表12.A2" office:value-type="float" office:value="6">
            <text:p text:style-name="P8">6</text:p>
          </table:table-cell>
          <table:table-cell table:style-name="表12.B2" office:value-type="string">
            <text:p text:style-name="P8">他職：電気屋さんの相番の人</text:p>
          </table:table-cell>
          <table:table-cell table:style-name="表12.C2" office:value-type="string">
            <text:list xml:id="list1539589131685720453" text:style-name="L212">
              <text:list-item>
                <text:p text:style-name="P229">(1) 72 세. 자신이 말했다. 173 정도. &lt;1&gt; 말하는 모양, 표정. 치매증이 들어 있는 것일까라고 생각하고 있었다. </text:p>
              </text:list-item>
              <text:list-item>
                <text:p text:style-name="P229">(2) 마지막, 바이브가 1개로 한 후, 나머지의 1개를 담당해주었다. 이 나머지 바이브는 내가 담당했었던 하나.</text:p>
              </text:list-item>
            </text:list>
          </table:table-cell>
        </table:table-row>
        <table:table-row>
          <table:table-cell table:style-name="表12.B2" office:value-type="string">
            <text:p text:style-name="P8">6--2</text:p>
          </table:table-cell>
          <table:table-cell table:style-name="表12.B2" office:value-type="string">
            <text:p text:style-name="P8">他職：<text:span text:style-name="T2">警備</text:span></text:p>
          </table:table-cell>
          <table:table-cell table:style-name="表12.C2" office:value-type="string">
            <text:list xml:id="list4298167944101098020" text:style-name="L213">
              <text:list-item>
                <text:p text:style-name="P230"/>
              </text:list-item>
            </text:list>
          </table:table-cell>
        </table:table-row>
        <table:table-row>
          <table:table-cell table:style-name="表12.B2" office:value-type="string">
            <text:p text:style-name="P8"/>
          </table:table-cell>
          <table:table-cell table:style-name="表12.B2" office:value-type="string">
            <text:p text:style-name="P8">他職：<text:span text:style-name="T2">土間屋さん</text:span></text:p>
          </table:table-cell>
          <table:table-cell table:style-name="表12.C2" office:value-type="string">
            <text:list xml:id="list8634524715963612961" text:style-name="L214">
              <text:list-item>
                <text:p text:style-name="P231"/>
              </text:list-item>
            </text:list>
          </table:table-cell>
        </table:table-row>
        <table:table-row>
          <table:table-cell table:style-name="表12.B2" office:value-type="string">
            <text:p text:style-name="P8"/>
          </table:table-cell>
          <table:table-cell table:style-name="表12.B2" office:value-type="string">
            <text:p text:style-name="P8">他職：<text:span text:style-name="T2">大工さん</text:span></text:p>
          </table:table-cell>
          <table:table-cell table:style-name="表12.C2" office:value-type="string">
            <text:list xml:id="list3198963120077318145" text:style-name="L215">
              <text:list-item>
                <text:p text:style-name="P232"/>
              </text:list-item>
            </text:list>
          </table:table-cell>
        </table:table-row>
        <table:table-row>
          <table:table-cell table:style-name="表12.A2" office:value-type="float" office:value="7">
            <text:p text:style-name="P8">7</text:p>
          </table:table-cell>
          <table:table-cell table:style-name="表12.B2" office:value-type="string">
            <text:p text:style-name="P8">監督さん</text:p>
          </table:table-cell>
          <table:table-cell table:style-name="表12.C2" office:value-type="string">
            <text:list xml:id="list4798715341624053003" text:style-name="L216">
              <text:list-item>
                <text:p text:style-name="P233">3 명. &lt;1&gt; 슬래브 담당 분은 2 명. &lt;2&gt; 서서 이야기를 듣고, 안 것. 근처에서 드른 현장이 하나 있다. 3명으로 그 2개의 현장을 감독하고 있는 것 같다.</text:p>
              </text:list-item>
            </text:list>
          </table:table-cell>
        </table:table-row>
        <table:table-row>
          <table:table-cell table:style-name="表12.A2" office:value-type="float" office:value="8">
            <text:p text:style-name="P8">8</text:p>
          </table:table-cell>
          <table:table-cell table:style-name="表12.B2" office:value-type="string">
            <text:p text:style-name="P8">発注者の方</text:p>
          </table:table-cell>
          <table:table-cell table:style-name="表12.C2" office:value-type="string">
            <text:list xml:id="list6640741215801601730" text:style-name="L217">
              <text:list-item>
                <text:p text:style-name="P234"/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東和からの同僚</text:p>
          </table:table-cell>
          <table:table-cell table:style-name="表12.C2" office:value-type="string">
            <text:list xml:id="list3424903445072009119" text:style-name="L218">
              <text:list-item>
                <text:p text:style-name="P235"/>
              </text:list-item>
            </text:list>
          </table:table-cell>
        </table:table-row>
        <table:table-row>
          <table:table-cell table:style-name="表12.A2" office:value-type="float" office:value="9">
            <text:p text:style-name="P8">9</text:p>
          </table:table-cell>
          <table:table-cell table:style-name="表12.B2" office:value-type="string">
            <text:p text:style-name="P8">現場見<text:soft-page-break/>取り図</text:p>
          </table:table-cell>
          <table:table-cell table:style-name="表12.C2" office:value-type="string">
            <text:p text:style-name="P12"/>
          </table:table-cell>
        </table:table-row>
        <table:table-row>
          <table:table-cell table:style-name="表12.A2" office:value-type="float" office:value="10">
            <text:p text:style-name="P8">10</text:p>
          </table:table-cell>
          <table:table-cell table:style-name="表12.B2" office:value-type="string">
            <text:p text:style-name="P9">段取り</text:p>
          </table:table-cell>
          <table:table-cell table:style-name="表12.C2" office:value-type="string">
            <text:list xml:id="list1500466632097016877" text:style-name="L219">
              <text:list-item>
                <text:p text:style-name="P236"/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行き帰りでの出来事、見聞</text:p>
          </table:table-cell>
          <table:table-cell table:style-name="表12.C2" office:value-type="string">
            <text:list xml:id="list447487575931673630" text:style-name="L220">
              <text:list-item>
                <text:p text:style-name="P237"/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周囲の事物</text:p>
          </table:table-cell>
          <table:table-cell table:style-name="表12.C2" office:value-type="string">
            <text:list xml:id="list4342582810754805866" text:style-name="L221">
              <text:list-item>
                <text:p text:style-name="P238">현장의 앞. 바로 보도. &lt;1&gt; 보도와 현장 사이엔 여지는 없다. &lt;2&gt; 그래서, 게이트를 열기 전, 보도에서 서서, 책을 읽고 있었다. &lt;3&gt; 몇 명 사람들이 지나쳐 갔다. &lt;4&gt; 한 사람은 젊은 여성. &lt;4&gt; 나 앞에서 차도로부터 보도로 올라 왔다. &lt;5&gt; 나는 이 사람이 지나쳐 갈 때, 자신의 짐을 앞에게 가까이 끌어 당겼다.</text:p>
              </text:list-item>
              <text:list-item>
                <text:p text:style-name="P238">가까으로 끌었다.</text:p>
              </text:list-item>
            </text:list>
          </table:table-cell>
        </table:table-row>
        <table:table-row>
          <table:table-cell table:style-name="表12.A2" office:value-type="float" office:value="11">
            <text:p text:style-name="P8">11</text:p>
          </table:table-cell>
          <table:table-cell table:style-name="表12.B2" office:value-type="string">
            <text:p text:style-name="P9">その他</text:p>
          </table:table-cell>
          <table:table-cell table:style-name="表12.C2" office:value-type="string">
            <text:list xml:id="list5657152631365831858" text:style-name="L222">
              <text:list-item>
                <text:p text:style-name="P239"/>
              </text:list-item>
            </text:list>
          </table:table-cell>
        </table:table-row>
        <table:table-row>
          <table:table-cell table:style-name="表12.A2" office:value-type="float" office:value="12">
            <text:p text:style-name="P8">12</text:p>
          </table:table-cell>
          <table:table-cell table:style-name="表12.B2" office:value-type="string">
            <text:p text:style-name="P9">やってもらったこと</text:p>
          </table:table-cell>
          <table:table-cell table:style-name="表12.C2" office:value-type="string">
            <text:list xml:id="list7168075222059245377" text:style-name="L223">
              <text:list-item>
                <text:p text:style-name="P240">(1) 아침, 아침례 전. 신규입장자용 용지. 그 용지의 소재(所在). &lt;2&gt; 물으면, 경비 담당 사람이 가르쳐 주었다.</text:p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危険予知、危険感知</text:p>
          </table:table-cell>
          <table:table-cell table:style-name="表12.C2" office:value-type="string">
            <text:list xml:id="list9220920233270433479" text:style-name="L224">
              <text:list-item>
                <text:p text:style-name="P241">(1) 슬래브상, `사시킨` (일본어 : 差し金) 이 여기저기 서 있다. &lt;1&gt; 이 철근에 좌절할 수 있다. &lt;2&gt; 실제로, 좌절한 바 있다.</text:p>
              </text:list-item>
            </text:list>
          </table:table-cell>
        </table:table-row>
      </table:table>
      <text:p text:style-name="P13"/>
      <text:p text:style-name="P4">[/ XXXX] 20220317_095809</text:p>
      <text:p text:style-name="P13"/>
      <text:p text:style-name="P7"/>
      <text:p text:style-name="P2">---------------------------------------------------------------</text:p>
      <text:p text:style-name="P4">[XXX] 20220324_154608</text:p>
      <text:p text:style-name="P13">myself / towa diary / XXX</text:p>
      <text:p text:style-name="P3"><text:span text:style-name="T3">作業日：3</text:span><text:span text:style-name="T5">/18</text:span><text:span text:style-name="T4"> f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8">1</text:p>
          </table:table-cell>
          <table:table-cell table:style-name="表14.B1" office:value-type="string">
            <text:p text:style-name="P8">現場</text:p>
          </table:table-cell>
          <table:table-cell table:style-name="表14.C1" office:value-type="string">
            <text:p text:style-name="P11">木曽東有料老人ホーム新築</text:p>
          </table:table-cell>
        </table:table-row>
        <table:table-row>
          <table:table-cell table:style-name="表14.A2" office:value-type="float" office:value="2">
            <text:p text:style-name="P8">2</text:p>
          </table:table-cell>
          <table:table-cell table:style-name="表14.B2" office:value-type="string">
            <text:p text:style-name="P8">天気</text:p>
          </table:table-cell>
          <table:table-cell table:style-name="表14.C2" office:value-type="string">
            <text:p text:style-name="P11">흐린 날씨. 나중, 비. 강하지 않고.</text:p>
          </table:table-cell>
        </table:table-row>
        <table:table-row>
          <table:table-cell table:style-name="表14.A2" office:value-type="float" office:value="3">
            <text:p text:style-name="P8">3</text:p>
          </table:table-cell>
          <table:table-cell table:style-name="表14.B2" office:value-type="string">
            <text:p text:style-name="P8">最寄り</text:p>
          </table:table-cell>
          <table:table-cell table:style-name="表14.C2" office:value-type="string">
            <text:p text:style-name="P11"/>
          </table:table-cell>
        </table:table-row>
        <table:table-row>
          <table:table-cell table:style-name="表14.B2" office:value-type="string">
            <text:p text:style-name="P8">3-2</text:p>
            <text:p text:style-name="P8"/>
          </table:table-cell>
          <table:table-cell table:style-name="表14.B2" office:value-type="string">
            <text:p text:style-name="P9">開始／終了時刻</text:p>
          </table:table-cell>
          <table:table-cell table:style-name="表14.C2" office:value-type="string">
            <text:list xml:id="list5786077092874911216" text:style-name="L225">
              <text:list-item>
                <text:p text:style-name="P242">開始 <text:s text:c="6"/>　9시 경.</text:p>
              </text:list-item>
              <text:list-item>
                <text:p text:style-name="P242">詰所到着　１２：５０</text:p>
              </text:list-item>
            </text:list>
          </table:table-cell>
        </table:table-row>
        <table:table-row>
          <table:table-cell table:style-name="表14.A2" office:value-type="float" office:value="4">
            <text:p text:style-name="P8">4</text:p>
          </table:table-cell>
          <table:table-cell table:style-name="表14.B2" office:value-type="string">
            <text:p text:style-name="P8">他職：ポンプ</text:p>
          </table:table-cell>
          <table:table-cell table:style-name="表14.C2" office:value-type="string">
            <text:list xml:id="list596965109564786617" text:style-name="L226">
              <text:list-item>
                <text:p text:style-name="P243">3 명. 모두 일본사람. &lt;1&gt; 젊은 사람 2 명. &lt;2&gt; 그 속의 1<text:soft-page-break/>명은 호스 담당. 직장에 쭉 꾸중을 듣고 있다.</text:p>
              </text:list-item>
              <text:list-item>
                <text:p text:style-name="P243">다른 하나 젊은 사람에도 꾸중을 받고 있다.</text:p>
              </text:list-item>
              <text:list-item>
                <text:p text:style-name="P243">직장은 꾸중을 할할뿐만 아니라, 상대의 신체를 자신의 팔 꿈치로 강하게 들이받는다. 위험.</text:p>
              </text:list-item>
            </text:list>
          </table:table-cell>
        </table:table-row>
        <table:table-row>
          <table:table-cell table:style-name="表14.A2" office:value-type="float" office:value="5">
            <text:p text:style-name="P8">5</text:p>
          </table:table-cell>
          <table:table-cell table:style-name="表14.B2" office:value-type="string">
            <text:p text:style-name="P8">他職：土工さん</text:p>
          </table:table-cell>
          <table:table-cell table:style-name="表14.C2" office:value-type="string">
            <text:list xml:id="list2873917687414860802" text:style-name="L227">
              <text:list-item>
                <text:p text:style-name="P244"/>
              </text:list-item>
            </text:list>
          </table:table-cell>
        </table:table-row>
        <table:table-row>
          <table:table-cell table:style-name="表14.A2" office:value-type="float" office:value="6">
            <text:p text:style-name="P8">6</text:p>
          </table:table-cell>
          <table:table-cell table:style-name="表14.B2" office:value-type="string">
            <text:p text:style-name="P8">他職：電気屋さんの相番の人</text:p>
          </table:table-cell>
          <table:table-cell table:style-name="表14.C2" office:value-type="string">
            <text:list xml:id="list2775865531949421807" text:style-name="L228">
              <text:list-item>
                <text:p text:style-name="P245">젊은 사람. 20대 후반 정도일까. 자폐증이 약간 들어있을까.</text:p>
              </text:list-item>
            </text:list>
          </table:table-cell>
        </table:table-row>
        <table:table-row>
          <table:table-cell table:style-name="表14.B2" office:value-type="string">
            <text:p text:style-name="P8">6--2</text:p>
          </table:table-cell>
          <table:table-cell table:style-name="表14.B2" office:value-type="string">
            <text:p text:style-name="P8">他職：<text:span text:style-name="T2">警備</text:span></text:p>
          </table:table-cell>
          <table:table-cell table:style-name="表14.C2" office:value-type="string">
            <text:list xml:id="list2614305055410526567" text:style-name="L229">
              <text:list-item>
                <text:p text:style-name="P246"/>
              </text:list-item>
            </text:list>
          </table:table-cell>
        </table:table-row>
        <table:table-row>
          <table:table-cell table:style-name="表14.B2" office:value-type="string">
            <text:p text:style-name="P8"/>
          </table:table-cell>
          <table:table-cell table:style-name="表14.B2" office:value-type="string">
            <text:p text:style-name="P8">他職：<text:span text:style-name="T2">土間屋さん</text:span></text:p>
          </table:table-cell>
          <table:table-cell table:style-name="表14.C2" office:value-type="string">
            <text:list xml:id="list3765148810311356725" text:style-name="L230">
              <text:list-item>
                <text:p text:style-name="P247"/>
              </text:list-item>
            </text:list>
          </table:table-cell>
        </table:table-row>
        <table:table-row>
          <table:table-cell table:style-name="表14.B2" office:value-type="string">
            <text:p text:style-name="P8"/>
          </table:table-cell>
          <table:table-cell table:style-name="表14.B2" office:value-type="string">
            <text:p text:style-name="P8">他職：<text:span text:style-name="T2">大工さん</text:span></text:p>
          </table:table-cell>
          <table:table-cell table:style-name="表14.C2" office:value-type="string">
            <text:list xml:id="list595028090139809059" text:style-name="L231">
              <text:list-item>
                <text:p text:style-name="P248"/>
              </text:list-item>
            </text:list>
          </table:table-cell>
        </table:table-row>
        <table:table-row>
          <table:table-cell table:style-name="表14.A2" office:value-type="float" office:value="7">
            <text:p text:style-name="P8">7</text:p>
          </table:table-cell>
          <table:table-cell table:style-name="表14.B2" office:value-type="string">
            <text:p text:style-name="P8">監督さん</text:p>
          </table:table-cell>
          <table:table-cell table:style-name="表14.C2" office:value-type="string">
            <text:list xml:id="list3442931980143708369" text:style-name="L232">
              <text:list-item>
                <text:p text:style-name="P249">자신으로 콘크리트의 수배(手配)의 일을 수행 하고있다.</text:p>
              </text:list-item>
            </text:list>
          </table:table-cell>
        </table:table-row>
        <table:table-row>
          <table:table-cell table:style-name="表14.A2" office:value-type="float" office:value="8">
            <text:p text:style-name="P8">8</text:p>
          </table:table-cell>
          <table:table-cell table:style-name="表14.B2" office:value-type="string">
            <text:p text:style-name="P8">発注者の方</text:p>
          </table:table-cell>
          <table:table-cell table:style-name="表14.C2" office:value-type="string">
            <text:list xml:id="list2066223288816285214" text:style-name="L233">
              <text:list-item>
                <text:p text:style-name="P250">野口씨. 담배를 피운다. 담배의 상표는 `BOHEM` 와 같은 명칭. 한국의 담배.</text:p>
              </text:list-item>
              <text:list-item>
                <text:p text:style-name="P250">타설 종료 후, 휴식소에서 갈아입고 있을 대 담소(談笑). 코로나로 자주격리하는 것에 대해서 담소.</text:p>
              </text:list-item>
            </text:list>
          </table:table-cell>
        </table:table-row>
        <table:table-row>
          <table:table-cell table:style-name="表14.A2">
            <text:p text:style-name="P8"/>
          </table:table-cell>
          <table:table-cell table:style-name="表14.B2" office:value-type="string">
            <text:p text:style-name="P9">東和からの同僚</text:p>
          </table:table-cell>
          <table:table-cell table:style-name="表14.C2" office:value-type="string">
            <text:list xml:id="list1777662834841784759" text:style-name="L234">
              <text:list-item>
                <text:p text:style-name="P251"/>
              </text:list-item>
            </text:list>
          </table:table-cell>
        </table:table-row>
        <table:table-row>
          <table:table-cell table:style-name="表14.A2" office:value-type="float" office:value="9">
            <text:p text:style-name="P8">9</text:p>
          </table:table-cell>
          <table:table-cell table:style-name="表14.B2" office:value-type="string">
            <text:p text:style-name="P8">現場見取り図</text:p>
          </table:table-cell>
          <table:table-cell table:style-name="表14.C2" office:value-type="string">
            <text:p text:style-name="P12"/>
          </table:table-cell>
        </table:table-row>
        <table:table-row>
          <table:table-cell table:style-name="表14.A2" office:value-type="float" office:value="10">
            <text:p text:style-name="P8">10</text:p>
          </table:table-cell>
          <table:table-cell table:style-name="表14.B2" office:value-type="string">
            <text:p text:style-name="P9">段取り</text:p>
          </table:table-cell>
          <table:table-cell table:style-name="表14.C2" office:value-type="string">
            <text:list xml:id="list8318524202853454530" text:style-name="L235">
              <text:list-item>
                <text:p text:style-name="P252"/>
              </text:list-item>
            </text:list>
          </table:table-cell>
        </table:table-row>
        <table:table-row>
          <table:table-cell table:style-name="表14.A2">
            <text:p text:style-name="P8"/>
          </table:table-cell>
          <table:table-cell table:style-name="表14.B2" office:value-type="string">
            <text:p text:style-name="P9">行き帰りでの出来事、見聞</text:p>
          </table:table-cell>
          <table:table-cell table:style-name="表14.C2" office:value-type="string">
            <text:list xml:id="list6861704754764431133" text:style-name="L236">
              <text:list-item>
                <text:p text:style-name="P253"/>
              </text:list-item>
            </text:list>
          </table:table-cell>
        </table:table-row>
        <table:table-row>
          <table:table-cell table:style-name="表14.A2">
            <text:p text:style-name="P8"/>
          </table:table-cell>
          <table:table-cell table:style-name="表14.B2" office:value-type="string">
            <text:p text:style-name="P9">周囲の事物</text:p>
          </table:table-cell>
          <table:table-cell table:style-name="表14.C2" office:value-type="string">
            <text:list xml:id="list8573773201744495035" text:style-name="L237">
              <text:list-item>
                <text:p text:style-name="P254"/>
              </text:list-item>
            </text:list>
          </table:table-cell>
        </table:table-row>
        <table:table-row>
          <table:table-cell table:style-name="表14.A2" office:value-type="float" office:value="11">
            <text:p text:style-name="P8">11</text:p>
          </table:table-cell>
          <table:table-cell table:style-name="表14.B2" office:value-type="string">
            <text:p text:style-name="P9">その他</text:p>
          </table:table-cell>
          <table:table-cell table:style-name="表14.C2" office:value-type="string">
            <text:list xml:id="list7988904103537839334" text:style-name="L238">
              <text:list-item>
                <text:p text:style-name="P255"/>
              </text:list-item>
            </text:list>
          </table:table-cell>
        </table:table-row>
        <table:table-row>
          <table:table-cell table:style-name="表14.A2" office:value-type="float" office:value="12">
            <text:p text:style-name="P8">12</text:p>
          </table:table-cell>
          <table:table-cell table:style-name="表14.B2" office:value-type="string">
            <text:p text:style-name="P9">やって<text:soft-page-break/>もらったこと</text:p>
          </table:table-cell>
          <table:table-cell table:style-name="表14.C2" office:value-type="string">
            <text:list xml:id="list5395461734036738328" text:style-name="L239">
              <text:list-item>
                <text:p text:style-name="P256"/>
              </text:list-item>
            </text:list>
          </table:table-cell>
        </table:table-row>
        <table:table-row>
          <table:table-cell table:style-name="表14.A2">
            <text:p text:style-name="P8"/>
          </table:table-cell>
          <table:table-cell table:style-name="表14.B2" office:value-type="string">
            <text:p text:style-name="P9">危険予知、危険感知</text:p>
          </table:table-cell>
          <table:table-cell table:style-name="表14.C2" office:value-type="string">
            <text:list xml:id="list2146909108279250323" text:style-name="L240">
              <text:list-item>
                <text:p text:style-name="P257">끝부(端部). 울짱은 없고, 친줄(親綱)만의 장소, 있다.</text:p>
              </text:list-item>
            </text:list>
          </table:table-cell>
        </table:table-row>
      </table:table>
      <text:p text:style-name="P13"/>
      <text:p text:style-name="P4">[/ XXXX] 20220324_161132</text:p>
      <text:p text:style-name="P1"/>
      <text:p text:style-name="P7"/>
      <text:p text:style-name="P2">---------------------------------------------------------------</text:p>
      <text:p text:style-name="P4">[XXX] 20220329_170037</text:p>
      <text:p text:style-name="P13">myself / towa diary / XXX</text:p>
      <text:p text:style-name="P3"><text:span text:style-name="T3">作業日：</text:span><text:span text:style-name="T5">XX/</text:span><text:span text:style-name="T4">XX XX</text:span>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float" office:value="1">
            <text:p text:style-name="P8">1</text:p>
          </table:table-cell>
          <table:table-cell table:style-name="表15.B1" office:value-type="string">
            <text:p text:style-name="P8">現場</text:p>
          </table:table-cell>
          <table:table-cell table:style-name="表15.C1" office:value-type="string">
            <text:p text:style-name="P11">リバーレ中野坂上新築工事</text:p>
          </table:table-cell>
        </table:table-row>
        <table:table-row>
          <table:table-cell table:style-name="表15.A2" office:value-type="float" office:value="2">
            <text:p text:style-name="P8">2</text:p>
          </table:table-cell>
          <table:table-cell table:style-name="表15.B2" office:value-type="string">
            <text:p text:style-name="P8">天気</text:p>
          </table:table-cell>
          <table:table-cell table:style-name="表15.C2" office:value-type="string">
            <text:p text:style-name="P11">흐려. 오후, 낮 지나서에, 강우. 훌훌게 내렸다.</text:p>
          </table:table-cell>
        </table:table-row>
        <table:table-row>
          <table:table-cell table:style-name="表15.A2" office:value-type="float" office:value="3">
            <text:p text:style-name="P8">3</text:p>
          </table:table-cell>
          <table:table-cell table:style-name="表15.B2" office:value-type="string">
            <text:p text:style-name="P8">最寄り</text:p>
          </table:table-cell>
          <table:table-cell table:style-name="表15.C2" office:value-type="string">
            <text:p text:style-name="P11">中野坂上駅（大江戸線）</text:p>
          </table:table-cell>
        </table:table-row>
        <table:table-row>
          <table:table-cell table:style-name="表15.B2" office:value-type="string">
            <text:p text:style-name="P8">3-2</text:p>
            <text:p text:style-name="P8"/>
          </table:table-cell>
          <table:table-cell table:style-name="表15.B2" office:value-type="string">
            <text:p text:style-name="P9">開始／終了時刻</text:p>
          </table:table-cell>
          <table:table-cell table:style-name="表15.C2" office:value-type="string">
            <text:list xml:id="list1568976937526265942" text:style-name="L241">
              <text:list-item>
                <text:p text:style-name="P258">開始　：　9시 지났을 경</text:p>
              </text:list-item>
              <text:list-item>
                <text:p text:style-name="P258">詰所到着　：14시 경.</text:p>
              </text:list-item>
            </text:list>
          </table:table-cell>
        </table:table-row>
        <table:table-row>
          <table:table-cell table:style-name="表15.A2" office:value-type="float" office:value="4">
            <text:p text:style-name="P8">4</text:p>
          </table:table-cell>
          <table:table-cell table:style-name="表15.B2" office:value-type="string">
            <text:p text:style-name="P8">他職：ポンプ</text:p>
          </table:table-cell>
          <table:table-cell table:style-name="表15.C2" office:value-type="string">
            <text:list xml:id="list1660369790732876914" text:style-name="L242">
              <text:list-item>
                <text:p text:style-name="P259">OZAWA GROUP</text:p>
              </text:list-item>
              <text:list-item>
                <text:p text:style-name="P259">2 명. 모두 일본사람. &lt;1&gt; 작장인 듯한 사람. 목도리를 헬멧에 씌우고 있었다.</text:p>
              </text:list-item>
              <text:list-item>
                <text:p text:style-name="P259">다른 사람은 약간 작은 몸집. &lt;1&gt; 할복은 좋다.</text:p>
              </text:list-item>
              <text:list-item>
                <text:p text:style-name="P259">마지막. &lt;1&gt; 호스 속에 남아있는 콘크리트를 낸다. &lt;2&gt; 일단, 암을 내린다. 그리고 다시 올린다. &lt;3&gt; 이렇게 하는 것으로, 위로 향했던 부분에 들어있었던 콘크리트를 밖에 흘려낼 수 있다.</text:p>
              </text:list-item>
            </text:list>
          </table:table-cell>
        </table:table-row>
        <table:table-row>
          <table:table-cell table:style-name="表15.A2" office:value-type="float" office:value="5">
            <text:p text:style-name="P8">5</text:p>
          </table:table-cell>
          <table:table-cell table:style-name="表15.B2" office:value-type="string">
            <text:p text:style-name="P8">他職：土工さん</text:p>
          </table:table-cell>
          <table:table-cell table:style-name="表15.C2" office:value-type="string">
            <text:list xml:id="list1713536080914454010" text:style-name="L243">
              <text:list-item>
                <text:p text:style-name="P260">좀 둥둥한 사람, 1 명. &lt;1&gt; 자꾸 기침을 하고있다. &lt;2&gt; 종반, 그 사람 본인에게 `그 기침은 무엇이니` 이라고 물었다. &lt;3&gt; 지나치게 약을 먹어서, 목이 말라 있는 것.</text:p>
              </text:list-item>
              <text:list-item>
                <text:p text:style-name="P260">철근씻음의 사람. &lt;1&gt; 종반, 기둥의 근처에서 바이브의 코드를 나를 때,꾸무락거리고 있다. &lt;2&gt; 나는 초조하고, 그 사람의 신체를 치고, 후방에 물러나게 했다.</text:p>
              </text:list-item>
            </text:list>
          </table:table-cell>
        </table:table-row>
        <table:table-row>
          <table:table-cell table:style-name="表15.A2" office:value-type="float" office:value="6">
            <text:p text:style-name="P8">6</text:p>
          </table:table-cell>
          <table:table-cell table:style-name="表15.B2" office:value-type="string">
            <text:p text:style-name="P8">他職：電気屋さんの相番の<text:soft-page-break/>人</text:p>
          </table:table-cell>
          <table:table-cell table:style-name="表15.C2" office:value-type="string">
            <text:list xml:id="list2156945894865414960" text:style-name="L244">
              <text:list-item>
                <text:p text:style-name="P261">같은 도와의 사람. &lt;1&gt; 작은 몸집. &lt;2&gt; 얼굴의 피부가 검붉다. 아토피가 있는 사람의 피부. &lt;3&gt; 때마다 때마다의 코드의 처치 등, 착실하고 꼼꼼하다. &lt;4&gt; 스스로 이렇게 <text:soft-page-break/>하려고 정하고, 그를 하고 있다. 그런 <text:s/>모습.</text:p>
              </text:list-item>
            </text:list>
          </table:table-cell>
        </table:table-row>
        <table:table-row>
          <table:table-cell table:style-name="表15.B2" office:value-type="string">
            <text:p text:style-name="P8">6--2</text:p>
          </table:table-cell>
          <table:table-cell table:style-name="表15.B2" office:value-type="string">
            <text:p text:style-name="P8">他職：<text:span text:style-name="T2">警備</text:span></text:p>
          </table:table-cell>
          <table:table-cell table:style-name="表15.C2" office:value-type="string">
            <text:list xml:id="list6359941213946344706" text:style-name="L245">
              <text:list-item>
                <text:p text:style-name="P262"/>
              </text:list-item>
            </text:list>
          </table:table-cell>
        </table:table-row>
        <table:table-row>
          <table:table-cell table:style-name="表15.B2" office:value-type="string">
            <text:p text:style-name="P8"/>
          </table:table-cell>
          <table:table-cell table:style-name="表15.B2" office:value-type="string">
            <text:p text:style-name="P8">他職：<text:span text:style-name="T2">土間屋さん</text:span></text:p>
          </table:table-cell>
          <table:table-cell table:style-name="表15.C2" office:value-type="string">
            <text:list xml:id="list3792443689773773480" text:style-name="L246">
              <text:list-item>
                <text:p text:style-name="P263">지장분 일까. 흰 작업복을 입은 사람. &lt;1&gt; 빈둥빈둥하게 삽을 사용하고 있으면, `이렇게 하지 않으면 안될 것이다` 라고 호통쳤다. &lt;2&gt; 내가 그 사람의 위치에 있었으면, 똑같이 소리쳤을 것이다.</text:p>
              </text:list-item>
            </text:list>
          </table:table-cell>
        </table:table-row>
        <table:table-row>
          <table:table-cell table:style-name="表15.B2" office:value-type="string">
            <text:p text:style-name="P8"/>
          </table:table-cell>
          <table:table-cell table:style-name="表15.B2" office:value-type="string">
            <text:p text:style-name="P8">他職：<text:span text:style-name="T2">大工さん</text:span></text:p>
          </table:table-cell>
          <table:table-cell table:style-name="表15.C2" office:value-type="string">
            <text:list xml:id="list1823157207534265868" text:style-name="L247">
              <text:list-item>
                <text:p text:style-name="P264"/>
              </text:list-item>
            </text:list>
          </table:table-cell>
        </table:table-row>
        <table:table-row>
          <table:table-cell table:style-name="表15.A2" office:value-type="float" office:value="7">
            <text:p text:style-name="P8">7</text:p>
          </table:table-cell>
          <table:table-cell table:style-name="表15.B2" office:value-type="string">
            <text:p text:style-name="P8">監督さん</text:p>
          </table:table-cell>
          <table:table-cell table:style-name="表15.C2" office:value-type="string">
            <text:list xml:id="list2820446206935456700" text:style-name="L248">
              <text:list-item>
                <text:p text:style-name="P265">베트남의 사람 일까. 젊은 사람. 30대 후방 정도 일까. </text:p>
              </text:list-item>
            </text:list>
          </table:table-cell>
        </table:table-row>
        <table:table-row>
          <table:table-cell table:style-name="表15.A2" office:value-type="float" office:value="8">
            <text:p text:style-name="P8">8</text:p>
          </table:table-cell>
          <table:table-cell table:style-name="表15.B2" office:value-type="string">
            <text:p text:style-name="P8">発注者の方</text:p>
          </table:table-cell>
          <table:table-cell table:style-name="表15.C2" office:value-type="string">
            <text:list xml:id="list873749854019725062" text:style-name="L249">
              <text:list-item>
                <text:p text:style-name="P266">차분한 말투의 사람. 50대 후방 일까.</text:p>
              </text:list-item>
            </text:list>
          </table:table-cell>
        </table:table-row>
        <table:table-row>
          <table:table-cell table:style-name="表15.A2">
            <text:p text:style-name="P8"/>
          </table:table-cell>
          <table:table-cell table:style-name="表15.B2" office:value-type="string">
            <text:p text:style-name="P9">東和からの同僚</text:p>
          </table:table-cell>
          <table:table-cell table:style-name="表15.C2" office:value-type="string">
            <text:list xml:id="list2325375791041760783" text:style-name="L250">
              <text:list-item>
                <text:p text:style-name="P267"/>
              </text:list-item>
            </text:list>
          </table:table-cell>
        </table:table-row>
        <table:table-row>
          <table:table-cell table:style-name="表15.A2" office:value-type="float" office:value="9">
            <text:p text:style-name="P8">9</text:p>
          </table:table-cell>
          <table:table-cell table:style-name="表15.B2" office:value-type="string">
            <text:p text:style-name="P8">現場見取り図</text:p>
          </table:table-cell>
          <table:table-cell table:style-name="表15.C2" office:value-type="string">
            <text:p text:style-name="P12"/>
          </table:table-cell>
        </table:table-row>
        <table:table-row>
          <table:table-cell table:style-name="表15.A2" office:value-type="float" office:value="10">
            <text:p text:style-name="P8">10</text:p>
          </table:table-cell>
          <table:table-cell table:style-name="表15.B2" office:value-type="string">
            <text:p text:style-name="P9">段取り</text:p>
          </table:table-cell>
          <table:table-cell table:style-name="表15.C2" office:value-type="string">
            <text:list xml:id="list6578021957118725336" text:style-name="L251">
              <text:list-item>
                <text:p text:style-name="P268"/>
              </text:list-item>
            </text:list>
          </table:table-cell>
        </table:table-row>
        <table:table-row>
          <table:table-cell table:style-name="表15.A2">
            <text:p text:style-name="P8"/>
          </table:table-cell>
          <table:table-cell table:style-name="表15.B2" office:value-type="string">
            <text:p text:style-name="P9">行き帰りでの出来事、見聞</text:p>
          </table:table-cell>
          <table:table-cell table:style-name="表15.C2" office:value-type="string">
            <text:list xml:id="list4917615733708682515" text:style-name="L252">
              <text:list-item>
                <text:p text:style-name="P269">青山一丁目역 있었을까. &lt;1&gt; 자세한 체형의 여자. 역의 엘리베이터에서 하자가 되었다. &lt;2&gt; <text:s/>문이 닫히기 시작하고 있었다. &lt;3&gt; 나는 오른 손을 올려, 문을 열어 주게 신호했다.</text:p>
              </text:list-item>
            </text:list>
          </table:table-cell>
        </table:table-row>
        <table:table-row>
          <table:table-cell table:style-name="表15.A2">
            <text:p text:style-name="P8"/>
          </table:table-cell>
          <table:table-cell table:style-name="表15.B2" office:value-type="string">
            <text:p text:style-name="P9">周囲の事物</text:p>
          </table:table-cell>
          <table:table-cell table:style-name="表15.C2" office:value-type="string">
            <text:list xml:id="list8100268600716279437" text:style-name="L253">
              <text:list-item>
                <text:p text:style-name="P270"/>
              </text:list-item>
            </text:list>
          </table:table-cell>
        </table:table-row>
        <table:table-row>
          <table:table-cell table:style-name="表15.A2" office:value-type="float" office:value="11">
            <text:p text:style-name="P8">11</text:p>
          </table:table-cell>
          <table:table-cell table:style-name="表15.B2" office:value-type="string">
            <text:p text:style-name="P9">その他</text:p>
          </table:table-cell>
          <table:table-cell table:style-name="表15.C2" office:value-type="string">
            <text:list xml:id="list5152192351718901456" text:style-name="L254">
              <text:list-item>
                <text:p text:style-name="P271"/>
              </text:list-item>
            </text:list>
          </table:table-cell>
        </table:table-row>
        <table:table-row>
          <table:table-cell table:style-name="表15.A2" office:value-type="float" office:value="12">
            <text:p text:style-name="P8">12</text:p>
          </table:table-cell>
          <table:table-cell table:style-name="表15.B2" office:value-type="string">
            <text:p text:style-name="P9">やってもらったこと</text:p>
          </table:table-cell>
          <table:table-cell table:style-name="表15.C2" office:value-type="string">
            <text:list xml:id="list2059626574307683203" text:style-name="L255">
              <text:list-item>
                <text:p text:style-name="P272"/>
              </text:list-item>
            </text:list>
          </table:table-cell>
        </table:table-row>
        <table:table-row>
          <table:table-cell table:style-name="表15.A2">
            <text:p text:style-name="P8"/>
          </table:table-cell>
          <table:table-cell table:style-name="表15.B2" office:value-type="string">
            <text:p text:style-name="P9">危険予知、危険感知</text:p>
          </table:table-cell>
          <table:table-cell table:style-name="表15.C2" office:value-type="string">
            <text:list xml:id="list1370125027612504791" text:style-name="L256">
              <text:list-item>
                <text:p text:style-name="P273"/>
              </text:list-item>
            </text:list>
          </table:table-cell>
        </table:table-row>
      </table:table>
      <text:p text:style-name="P13"/>
      <text:p text:style-name="P4">[/ XXXX] 20220329_175612</text:p>
      <text:p text:style-name="P5"/>
      <text:p text:style-name="P5"/>
      <text:p text:style-name="P7"/>
      <text:p text:style-name="P5"><text:soft-page-break/></text:p>
      <text:p text:style-name="P2">---------------------------------------------------------------</text:p>
      <text:p text:style-name="P4">[XXX] 20220406_152610</text:p>
      <text:p text:style-name="P13">myself / towa diary / XXX</text:p>
      <text:p text:style-name="P3"><text:span text:style-name="T3">作業日：4</text:span><text:span text:style-name="T5">/2</text:span><text:span text:style-name="T4"> sa</text:span>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8">1</text:p>
          </table:table-cell>
          <table:table-cell table:style-name="表16.B1" office:value-type="string">
            <text:p text:style-name="P8">現場</text:p>
          </table:table-cell>
          <table:table-cell table:style-name="表16.C1" office:value-type="string">
            <text:p text:style-name="P11">横浜市南区万世町二丁目計画</text:p>
          </table:table-cell>
        </table:table-row>
        <table:table-row>
          <table:table-cell table:style-name="表16.A2" office:value-type="float" office:value="2">
            <text:p text:style-name="P8">2</text:p>
          </table:table-cell>
          <table:table-cell table:style-name="表16.B2" office:value-type="string">
            <text:p text:style-name="P8">天気</text:p>
          </table:table-cell>
          <table:table-cell table:style-name="表16.C2" office:value-type="string">
            <text:p text:style-name="P11">晴れ</text:p>
          </table:table-cell>
        </table:table-row>
        <table:table-row>
          <table:table-cell table:style-name="表16.A2" office:value-type="float" office:value="3">
            <text:p text:style-name="P8">3</text:p>
          </table:table-cell>
          <table:table-cell table:style-name="表16.B2" office:value-type="string">
            <text:p text:style-name="P8">最寄り</text:p>
          </table:table-cell>
          <table:table-cell table:style-name="表16.C2" office:value-type="string">
            <text:p text:style-name="P11">阪東橋（市営地下鉄）</text:p>
          </table:table-cell>
        </table:table-row>
        <table:table-row>
          <table:table-cell table:style-name="表16.B2" office:value-type="string">
            <text:p text:style-name="P8">3-2</text:p>
            <text:p text:style-name="P8"/>
          </table:table-cell>
          <table:table-cell table:style-name="表16.B2" office:value-type="string">
            <text:p text:style-name="P9">開始／終了時刻</text:p>
          </table:table-cell>
          <table:table-cell table:style-name="表16.C2" office:value-type="string">
            <text:list xml:id="list7814280800287384481" text:style-name="L257">
              <text:list-item>
                <text:p text:style-name="P274">開始　９：１５？</text:p>
              </text:list-item>
              <text:list-item>
                <text:p text:style-name="P274">詰所到着　１５：４５？</text:p>
              </text:list-item>
            </text:list>
          </table:table-cell>
        </table:table-row>
        <table:table-row>
          <table:table-cell table:style-name="表16.A2" office:value-type="float" office:value="4">
            <text:p text:style-name="P8">4</text:p>
          </table:table-cell>
          <table:table-cell table:style-name="表16.B2" office:value-type="string">
            <text:p text:style-name="P8">他職：ポンプ</text:p>
          </table:table-cell>
          <table:table-cell table:style-name="表16.C2" office:value-type="string">
            <text:list xml:id="list3520255920017898042" text:style-name="L258">
              <text:list-item>
                <text:p text:style-name="P275">FUJITA</text:p>
              </text:list-item>
              <text:list-item>
                <text:p text:style-name="P275">3명. 모두 일본인.</text:p>
              </text:list-item>
              <text:list-item>
                <text:p text:style-name="P275">한 사람. 가장 젊은(젊게 보이는) 사람. &lt;1&gt; 이전에도 본 적이 있다. 작은 몸집. 165 정도 일까. &lt;2&gt; 이전에 본 때는 직장을 하고있었던 기억이 있다. 이 버넨 호스를 담당하고있다.</text:p>
              </text:list-item>
              <text:list-item>
                <text:p text:style-name="P275">직장분일까, 아침엔 펌프차를 운전하고 있었다. &lt;1&gt; 연배(年配)의 사람. 165 정도. &lt;2&gt; 햇볕에 타고 있다.</text:p>
              </text:list-item>
              <text:list-item>
                <text:p text:style-name="P275">종반, 이 직장이 호스를 담당하고있다. 내뿜기(吹き出し)의 밑동아리(付け根)를 타설. </text:p>
              </text:list-item>
              <text:list-item>
                <text:p text:style-name="P275">&lt;2&gt; 빗(櫛)이 기울고 있다. 그 첨단을 가법게 무릅쓰고, 얼마나, 종으로 했다.</text:p>
              </text:list-item>
            </text:list>
          </table:table-cell>
        </table:table-row>
        <table:table-row>
          <table:table-cell table:style-name="表16.A2" office:value-type="float" office:value="5">
            <text:p text:style-name="P8">5</text:p>
          </table:table-cell>
          <table:table-cell table:style-name="表16.B2" office:value-type="string">
            <text:p text:style-name="P8">他職：土工さん</text:p>
          </table:table-cell>
          <table:table-cell table:style-name="表16.C2" office:value-type="string">
            <text:list xml:id="list8196021301709125383" text:style-name="L259">
              <text:list-item>
                <text:p text:style-name="P276"/>
              </text:list-item>
            </text:list>
          </table:table-cell>
        </table:table-row>
        <table:table-row>
          <table:table-cell table:style-name="表16.A2" office:value-type="float" office:value="6">
            <text:p text:style-name="P8">6</text:p>
          </table:table-cell>
          <table:table-cell table:style-name="表16.B2" office:value-type="string">
            <text:p text:style-name="P8">他職：電気屋さんの相番の人</text:p>
          </table:table-cell>
          <table:table-cell table:style-name="表16.C2" office:value-type="string">
            <text:list xml:id="list3852126784756260994" text:style-name="L260">
              <text:list-item>
                <text:p text:style-name="P277">번직 사람. 젊다. &lt;1&gt; 종반, 추가기다리로 들어간다. &lt;2&gt; 나는 그에게 `배간이 한 번 뿐 남아있죠. 없으면, 돌아갈 수 있는데요` 라고 말한다. 그는 대답해서, `어, 그렇습니까? 단지, 돌려져 온 것 뿐이어서...`</text:p>
              </text:list-item>
            </text:list>
          </table:table-cell>
        </table:table-row>
        <table:table-row>
          <table:table-cell table:style-name="表16.B2" office:value-type="string">
            <text:p text:style-name="P8">6--2</text:p>
          </table:table-cell>
          <table:table-cell table:style-name="表16.B2" office:value-type="string">
            <text:p text:style-name="P8">他職：<text:span text:style-name="T2">警備</text:span></text:p>
          </table:table-cell>
          <table:table-cell table:style-name="表16.C2" office:value-type="string">
            <text:list xml:id="list6254535524633436562" text:style-name="L261">
              <text:list-item>
                <text:p text:style-name="P278"/>
              </text:list-item>
            </text:list>
          </table:table-cell>
        </table:table-row>
        <table:table-row>
          <table:table-cell table:style-name="表16.B2" office:value-type="string">
            <text:p text:style-name="P8"/>
          </table:table-cell>
          <table:table-cell table:style-name="表16.B2" office:value-type="string">
            <text:p text:style-name="P8">他職：<text:span text:style-name="T2">土間屋さん</text:span></text:p>
          </table:table-cell>
          <table:table-cell table:style-name="表16.C2" office:value-type="string">
            <text:list xml:id="list7776796751118957811" text:style-name="L262">
              <text:list-item>
                <text:p text:style-name="P279"/>
              </text:list-item>
            </text:list>
          </table:table-cell>
        </table:table-row>
        <table:table-row>
          <table:table-cell table:style-name="表16.B2" office:value-type="string">
            <text:p text:style-name="P8"/>
          </table:table-cell>
          <table:table-cell table:style-name="表16.B2" office:value-type="string">
            <text:p text:style-name="P8">他職：<text:span text:style-name="T2">大工さん</text:span></text:p>
          </table:table-cell>
          <table:table-cell table:style-name="表16.C2" office:value-type="string">
            <text:list xml:id="list539826924940528198" text:style-name="L263">
              <text:list-item>
                <text:p text:style-name="P280"/>
              </text:list-item>
            </text:list>
          </table:table-cell>
        </table:table-row>
        <text:soft-page-break/>
        <table:table-row>
          <table:table-cell table:style-name="表16.A2" office:value-type="float" office:value="7">
            <text:p text:style-name="P8">7</text:p>
          </table:table-cell>
          <table:table-cell table:style-name="表16.B2" office:value-type="string">
            <text:p text:style-name="P8">監督さん</text:p>
          </table:table-cell>
          <table:table-cell table:style-name="表16.C2" office:value-type="string">
            <text:list xml:id="list2517499425257733255" text:style-name="L264">
              <text:list-item>
                <text:p text:style-name="P281">타설 현장 담당자는 2 명. 모두 젊은 사람. &lt;2&gt; 마지막, 게이트를 나갈 때, 경비의 사람에게 한쪽 손으로 예(礼)를 한다. &lt;3&gt; 예의 후 뒤돌아보면, 감독(상기 젊은 감독들의 하나)이 이 쪽으로 걸어 오고 있다.</text:p>
              </text:list-item>
            </text:list>
          </table:table-cell>
        </table:table-row>
        <table:table-row>
          <table:table-cell table:style-name="表16.A2" office:value-type="float" office:value="8">
            <text:p text:style-name="P8">8</text:p>
          </table:table-cell>
          <table:table-cell table:style-name="表16.B2" office:value-type="string">
            <text:p text:style-name="P8">発注者の方</text:p>
          </table:table-cell>
          <table:table-cell table:style-name="表16.C2" office:value-type="string">
            <text:list xml:id="list7188032613757099284" text:style-name="L265">
              <text:list-item>
                <text:p text:style-name="P282">아침엔 2 명. 오후 경에서 인가, 직장 듯한 사람은 보이지 않고 있다.</text:p>
              </text:list-item>
              <text:list-item>
                <text:p text:style-name="P282">최후, 추가가 끝난 뒤, 대기소에 돌아간다. 그 담당자분이 기다리고 있다. &lt;2&gt; 나는 `미안한다` 라고 사죄한다.</text:p>
              </text:list-item>
            </text:list>
            <text:p text:style-name="P11"/>
          </table:table-cell>
        </table:table-row>
        <table:table-row>
          <table:table-cell table:style-name="表16.A2">
            <text:p text:style-name="P8"/>
          </table:table-cell>
          <table:table-cell table:style-name="表16.B2" office:value-type="string">
            <text:p text:style-name="P9">東和からの同僚</text:p>
          </table:table-cell>
          <table:table-cell table:style-name="表16.C2" office:value-type="string">
            <text:list xml:id="list8191045935468712032" text:style-name="L266">
              <text:list-item>
                <text:p text:style-name="P283"/>
              </text:list-item>
            </text:list>
          </table:table-cell>
        </table:table-row>
        <table:table-row>
          <table:table-cell table:style-name="表16.A2" office:value-type="float" office:value="9">
            <text:p text:style-name="P8">9</text:p>
          </table:table-cell>
          <table:table-cell table:style-name="表16.B2" office:value-type="string">
            <text:p text:style-name="P8">現場見取り図</text:p>
          </table:table-cell>
          <table:table-cell table:style-name="表16.C2" office:value-type="string">
            <text:p text:style-name="P12"/>
          </table:table-cell>
        </table:table-row>
        <table:table-row>
          <table:table-cell table:style-name="表16.A2" office:value-type="float" office:value="10">
            <text:p text:style-name="P8">10</text:p>
          </table:table-cell>
          <table:table-cell table:style-name="表16.B2" office:value-type="string">
            <text:p text:style-name="P9">段取り</text:p>
          </table:table-cell>
          <table:table-cell table:style-name="表16.C2" office:value-type="string">
            <text:list xml:id="list2880220858533827724" text:style-name="L267">
              <text:list-item>
                <text:p text:style-name="P284"/>
              </text:list-item>
            </text:list>
          </table:table-cell>
        </table:table-row>
        <table:table-row>
          <table:table-cell table:style-name="表16.A2">
            <text:p text:style-name="P8"/>
          </table:table-cell>
          <table:table-cell table:style-name="表16.B2" office:value-type="string">
            <text:p text:style-name="P9">行き帰りでの出来事、見聞</text:p>
          </table:table-cell>
          <table:table-cell table:style-name="表16.C2" office:value-type="string">
            <text:list xml:id="list7050836804271226214" text:style-name="L268">
              <text:list-item>
                <text:p text:style-name="P285"/>
              </text:list-item>
            </text:list>
          </table:table-cell>
        </table:table-row>
        <table:table-row>
          <table:table-cell table:style-name="表16.A2">
            <text:p text:style-name="P8"/>
          </table:table-cell>
          <table:table-cell table:style-name="表16.B2" office:value-type="string">
            <text:p text:style-name="P9">周囲の事物</text:p>
          </table:table-cell>
          <table:table-cell table:style-name="表16.C2" office:value-type="string">
            <text:list xml:id="list5783837291019530358" text:style-name="L269">
              <text:list-item>
                <text:p text:style-name="P286"/>
              </text:list-item>
            </text:list>
          </table:table-cell>
        </table:table-row>
        <table:table-row>
          <table:table-cell table:style-name="表16.A2" office:value-type="float" office:value="11">
            <text:p text:style-name="P8">11</text:p>
          </table:table-cell>
          <table:table-cell table:style-name="表16.B2" office:value-type="string">
            <text:p text:style-name="P9">その他</text:p>
          </table:table-cell>
          <table:table-cell table:style-name="表16.C2" office:value-type="string">
            <text:list xml:id="list1024636382797326241" text:style-name="L270">
              <text:list-item>
                <text:p text:style-name="P287"/>
              </text:list-item>
            </text:list>
          </table:table-cell>
        </table:table-row>
        <table:table-row>
          <table:table-cell table:style-name="表16.A2" office:value-type="float" office:value="12">
            <text:p text:style-name="P8">12</text:p>
          </table:table-cell>
          <table:table-cell table:style-name="表16.B2" office:value-type="string">
            <text:p text:style-name="P9">やってもらったこと</text:p>
          </table:table-cell>
          <table:table-cell table:style-name="表16.C2" office:value-type="string">
            <text:list xml:id="list4839816546625587346" text:style-name="L271">
              <text:list-item>
                <text:p text:style-name="P288"/>
              </text:list-item>
            </text:list>
          </table:table-cell>
        </table:table-row>
        <table:table-row>
          <table:table-cell table:style-name="表16.A2">
            <text:p text:style-name="P8"/>
          </table:table-cell>
          <table:table-cell table:style-name="表16.B2" office:value-type="string">
            <text:p text:style-name="P9">危険予知、危険感知</text:p>
          </table:table-cell>
          <table:table-cell table:style-name="表16.C2" office:value-type="string">
            <text:list xml:id="list637732629569614710" text:style-name="L272">
              <text:list-item>
                <text:p text:style-name="P289"/>
              </text:list-item>
            </text:list>
          </table:table-cell>
        </table:table-row>
      </table:table>
      <text:p text:style-name="P13"/>
      <text:p text:style-name="P4">[/ XXXX] 20220406_160241</text:p>
      <text:p text:style-name="P13"/>
      <text:p text:style-name="P13"/>
      <text:p text:style-name="P7"/>
      <text:p text:style-name="P2">---------------------------------------------------------------</text:p>
      <text:p text:style-name="P4">[XXX] 20220417_142141</text:p>
      <text:p text:style-name="P13">myself / towa diary / XXX</text:p>
      <text:p text:style-name="P3"><text:span text:style-name="T3">作業日：</text:span><text:span text:style-name="T5">4/16</text:span><text:span text:style-name="T4"> sa</text:span></text:p>
      <table:table table:name="表18" table:style-name="表18">
        <table:table-column table:style-name="表18.A"/>
        <table:table-column table:style-name="表18.B"/>
        <table:table-column table:style-name="表18.C"/>
        <text:soft-page-break/>
        <table:table-row>
          <table:table-cell table:style-name="表18.A1" office:value-type="float" office:value="1">
            <text:p text:style-name="P8">1</text:p>
          </table:table-cell>
          <table:table-cell table:style-name="表18.B1" office:value-type="string">
            <text:p text:style-name="P8">現場</text:p>
          </table:table-cell>
          <table:table-cell table:style-name="表18.C1" office:value-type="string">
            <text:p text:style-name="P11">川口栄町３丁目銀座地区</text:p>
          </table:table-cell>
        </table:table-row>
        <table:table-row>
          <table:table-cell table:style-name="表18.A2" office:value-type="float" office:value="2">
            <text:p text:style-name="P8">2</text:p>
          </table:table-cell>
          <table:table-cell table:style-name="表18.B2" office:value-type="string">
            <text:p text:style-name="P8">天気</text:p>
          </table:table-cell>
          <table:table-cell table:style-name="表18.C2" office:value-type="string">
            <text:p text:style-name="P11">맑음</text:p>
          </table:table-cell>
        </table:table-row>
        <table:table-row>
          <table:table-cell table:style-name="表18.A2" office:value-type="float" office:value="3">
            <text:p text:style-name="P8">3</text:p>
          </table:table-cell>
          <table:table-cell table:style-name="表18.B2" office:value-type="string">
            <text:p text:style-name="P8">最寄り</text:p>
          </table:table-cell>
          <table:table-cell table:style-name="表18.C2" office:value-type="string">
            <text:p text:style-name="P11">川口駅（京浜東北線）</text:p>
          </table:table-cell>
        </table:table-row>
        <table:table-row>
          <table:table-cell table:style-name="表18.B2" office:value-type="string">
            <text:p text:style-name="P8">3-2</text:p>
            <text:p text:style-name="P8"/>
          </table:table-cell>
          <table:table-cell table:style-name="表18.B2" office:value-type="string">
            <text:p text:style-name="P9">開始／終了時刻</text:p>
          </table:table-cell>
          <table:table-cell table:style-name="表18.C2" office:value-type="string">
            <text:list xml:id="list1696515277187520119" text:style-name="L273">
              <text:list-item>
                <text:p text:style-name="P290">開始 <text:s text:c="2"/>9시 경.</text:p>
              </text:list-item>
              <text:list-item>
                <text:p text:style-name="P290">詰所到着　13시 10분 경.</text:p>
              </text:list-item>
            </text:list>
          </table:table-cell>
        </table:table-row>
        <table:table-row>
          <table:table-cell table:style-name="表18.A2" office:value-type="float" office:value="4">
            <text:p text:style-name="P8">4</text:p>
          </table:table-cell>
          <table:table-cell table:style-name="表18.B2" office:value-type="string">
            <text:p text:style-name="P8">他職：ポンプ</text:p>
          </table:table-cell>
          <table:table-cell table:style-name="表18.C2" office:value-type="string">
            <text:list xml:id="list430283379452647256" text:style-name="L274">
              <text:list-item>
                <text:p text:style-name="P291">2 명. &lt;1&gt; 컨트롤러를 조작하고 있던 사람. 선글라스를 하고있었다.</text:p>
              </text:list-item>
              <text:list-item>
                <text:p text:style-name="P291">호스를 다루고 있던 사람. 직장님 일까. &lt;1&gt; 미간[眉間에 세로의 주름[シワ이 한 개 들어있다.</text:p>
              </text:list-item>
              <text:list-item>
                <text:p text:style-name="P291">선글라스의 사람. 가끔 과자를 먹고 있다. &lt;1&gt; 맏차(抹茶) 맛의 쿠키 샌드(クッキーサンド) 와 같은 것.</text:p>
              </text:list-item>
            </text:list>
          </table:table-cell>
        </table:table-row>
        <table:table-row>
          <table:table-cell table:style-name="表18.A2" office:value-type="float" office:value="5">
            <text:p text:style-name="P8">5</text:p>
          </table:table-cell>
          <table:table-cell table:style-name="表18.B2" office:value-type="string">
            <text:p text:style-name="P8">他職：土工さん</text:p>
          </table:table-cell>
          <table:table-cell table:style-name="表18.C2" office:value-type="string">
            <text:list xml:id="list5381211001676363736" text:style-name="L275">
              <text:list-item>
                <text:p text:style-name="P292">펌프집과 같은 헬멧. &lt;1&gt; 내가 담당했던 사람은 가끔 펌프 직장분로부터 바이브의 다루는 방법에 관해 지시를 받고 있다.</text:p>
              </text:list-item>
              <text:list-item>
                <text:p text:style-name="P292">다른 한 사람, 타설에 위한 양생(養生)으로서 얇은 플라스틱의 시트를 기둥[柱에 붙이는 작업을 하고있다.</text:p>
              </text:list-item>
            </text:list>
          </table:table-cell>
        </table:table-row>
        <table:table-row>
          <table:table-cell table:style-name="表18.A2" office:value-type="float" office:value="6">
            <text:p text:style-name="P8">6</text:p>
          </table:table-cell>
          <table:table-cell table:style-name="表18.B2" office:value-type="string">
            <text:p text:style-name="P8">他職：電気屋さんの相番の人</text:p>
          </table:table-cell>
          <table:table-cell table:style-name="表18.C2" office:value-type="string">
            <text:list xml:id="list6432625593380690269" text:style-name="L276">
              <text:list-item>
                <text:p text:style-name="P293">다른 하나의 팀에서 상번(相番). &lt;1&gt; 내가 있던 탬이 끝난 뒤, 먼저 끝나는 것을 전한다. &lt;2&gt; 크레인의 가동 범위(稼働範囲)의 관계로, 내가 있던 팀은 일찍 끝나는 것이다라고 말했다.</text:p>
              </text:list-item>
            </text:list>
          </table:table-cell>
        </table:table-row>
        <table:table-row>
          <table:table-cell table:style-name="表18.B2" office:value-type="string">
            <text:p text:style-name="P8">6--2</text:p>
          </table:table-cell>
          <table:table-cell table:style-name="表18.B2" office:value-type="string">
            <text:p text:style-name="P8">他職：<text:span text:style-name="T2">警備</text:span></text:p>
          </table:table-cell>
          <table:table-cell table:style-name="表18.C2" office:value-type="string">
            <text:list xml:id="list2735507113081042874" text:style-name="L277">
              <text:list-item>
                <text:p text:style-name="P294"/>
              </text:list-item>
            </text:list>
          </table:table-cell>
        </table:table-row>
        <table:table-row>
          <table:table-cell table:style-name="表18.B2" office:value-type="string">
            <text:p text:style-name="P8"/>
          </table:table-cell>
          <table:table-cell table:style-name="表18.B2" office:value-type="string">
            <text:p text:style-name="P8">他職：<text:span text:style-name="T2">土間屋さん</text:span></text:p>
          </table:table-cell>
          <table:table-cell table:style-name="表18.C2" office:value-type="string">
            <text:list xml:id="list5757390185921291631" text:style-name="L278">
              <text:list-item>
                <text:p text:style-name="P295"/>
              </text:list-item>
            </text:list>
          </table:table-cell>
        </table:table-row>
        <table:table-row>
          <table:table-cell table:style-name="表18.B2" office:value-type="string">
            <text:p text:style-name="P8"/>
          </table:table-cell>
          <table:table-cell table:style-name="表18.B2" office:value-type="string">
            <text:p text:style-name="P8">他職：<text:span text:style-name="T2">大工さん</text:span></text:p>
          </table:table-cell>
          <table:table-cell table:style-name="表18.C2" office:value-type="string">
            <text:list xml:id="list2649108205961617589" text:style-name="L279">
              <text:list-item>
                <text:p text:style-name="P296"/>
              </text:list-item>
            </text:list>
          </table:table-cell>
        </table:table-row>
        <table:table-row>
          <table:table-cell table:style-name="表18.A2" office:value-type="float" office:value="7">
            <text:p text:style-name="P8">7</text:p>
          </table:table-cell>
          <table:table-cell table:style-name="表18.B2" office:value-type="string">
            <text:p text:style-name="P8">監督さん</text:p>
          </table:table-cell>
          <table:table-cell table:style-name="表18.C2" office:value-type="string">
            <text:list xml:id="list2858149196687147670" text:style-name="L280">
              <text:list-item>
                <text:p text:style-name="P297">타설을 담당한 감독. 젊은 사람. &lt;1&gt; 넓은 편의 보드에 설계도(設計図)를 끼어[挟んで있다.</text:p>
              </text:list-item>
            </text:list>
          </table:table-cell>
        </table:table-row>
        <table:table-row>
          <table:table-cell table:style-name="表18.A2" office:value-type="float" office:value="8">
            <text:p text:style-name="P8">8</text:p>
          </table:table-cell>
          <table:table-cell table:style-name="表18.B2" office:value-type="string">
            <text:p text:style-name="P8">発注者の方</text:p>
          </table:table-cell>
          <table:table-cell table:style-name="表18.C2" office:value-type="string">
            <text:list xml:id="list7107893760140118237" text:style-name="L281">
              <text:list-item>
                <text:p text:style-name="P298">`콘(コン)` 씨. &lt;1&gt; 지시소(指示書)에 기재되고 있었던 이름과 다르다. &lt;2&gt; 아침 사무소에서 신규용지를 출력해 준다.</text:p>
              </text:list-item>
            </text:list>
          </table:table-cell>
        </table:table-row>
        <table:table-row>
          <table:table-cell table:style-name="表18.A2">
            <text:p text:style-name="P8"/>
          </table:table-cell>
          <table:table-cell table:style-name="表18.B2" office:value-type="string">
            <text:p text:style-name="P9">東和からの同僚</text:p>
          </table:table-cell>
          <table:table-cell table:style-name="表18.C2" office:value-type="string">
            <text:list xml:id="list2377288033158267390" text:style-name="L282">
              <text:list-item>
                <text:p text:style-name="P299"/>
              </text:list-item>
            </text:list>
          </table:table-cell>
        </table:table-row>
        <table:table-row>
          <table:table-cell table:style-name="表18.A2" office:value-type="float" office:value="9">
            <text:p text:style-name="P8">9</text:p>
          </table:table-cell>
          <table:table-cell table:style-name="表18.B2" office:value-type="string">
            <text:p text:style-name="P8">現場見取り図</text:p>
          </table:table-cell>
          <table:table-cell table:style-name="表18.C2" office:value-type="string">
            <text:p text:style-name="P12"/>
          </table:table-cell>
        </table:table-row>
        <text:soft-page-break/>
        <table:table-row>
          <table:table-cell table:style-name="表18.A2" office:value-type="float" office:value="10">
            <text:p text:style-name="P8">10</text:p>
          </table:table-cell>
          <table:table-cell table:style-name="表18.B2" office:value-type="string">
            <text:p text:style-name="P9">段取り</text:p>
          </table:table-cell>
          <table:table-cell table:style-name="表18.C2" office:value-type="string">
            <text:list xml:id="list4611154398758104776" text:style-name="L283">
              <text:list-item>
                <text:p text:style-name="P300"/>
              </text:list-item>
            </text:list>
          </table:table-cell>
        </table:table-row>
        <table:table-row>
          <table:table-cell table:style-name="表18.A2">
            <text:p text:style-name="P8"/>
          </table:table-cell>
          <table:table-cell table:style-name="表18.B2" office:value-type="string">
            <text:p text:style-name="P9">行き帰りでの出来事、見聞</text:p>
          </table:table-cell>
          <table:table-cell table:style-name="表18.C2" office:value-type="string">
            <text:list xml:id="list110125902164209261" text:style-name="L284">
              <text:list-item>
                <text:p text:style-name="P301">돌아갈 때. 가와구치역에 향하는 도중. `데크(デッキ)` 를 걷기 시작했을 때. &lt;1&gt; 한 사람이 나에게 말하기 시작한다. &lt;2&gt; 생활보호를 이용한 방법으로 사는 장소를 소개하고 있다.</text:p>
              </text:list-item>
              <text:list-item>
                <text:p text:style-name="P301">이 사람의 이름은 `가터` (加藤) 씨. &lt;1&gt; 나에게 `명함을 건네 줄까?` 라고 묻는다. `받습니다` 라고 대답했다. 받았다.</text:p>
              </text:list-item>
            </text:list>
          </table:table-cell>
        </table:table-row>
        <table:table-row>
          <table:table-cell table:style-name="表18.A2">
            <text:p text:style-name="P8"/>
          </table:table-cell>
          <table:table-cell table:style-name="表18.B2" office:value-type="string">
            <text:p text:style-name="P9">周囲の事物</text:p>
          </table:table-cell>
          <table:table-cell table:style-name="表18.C2" office:value-type="string">
            <text:list xml:id="list3717968610456731240" text:style-name="L285">
              <text:list-item>
                <text:p text:style-name="P302"/>
              </text:list-item>
            </text:list>
          </table:table-cell>
        </table:table-row>
        <table:table-row>
          <table:table-cell table:style-name="表18.A2" office:value-type="float" office:value="11">
            <text:p text:style-name="P8">11</text:p>
          </table:table-cell>
          <table:table-cell table:style-name="表18.B2" office:value-type="string">
            <text:p text:style-name="P9">その他</text:p>
          </table:table-cell>
          <table:table-cell table:style-name="表18.C2" office:value-type="string">
            <text:list xml:id="list6576514269999942635" text:style-name="L286">
              <text:list-item>
                <text:p text:style-name="P303">`타케무라 (竹村)` 공사의 사무소. &lt;1&gt; 냉장고가 있다. &lt;2&gt; 그 위에 인형을 몇 가지 두고 있다.</text:p>
              </text:list-item>
            </text:list>
          </table:table-cell>
        </table:table-row>
        <table:table-row>
          <table:table-cell table:style-name="表18.A2" office:value-type="float" office:value="12">
            <text:p text:style-name="P8">12</text:p>
          </table:table-cell>
          <table:table-cell table:style-name="表18.B2" office:value-type="string">
            <text:p text:style-name="P9">やってもらったこと</text:p>
          </table:table-cell>
          <table:table-cell table:style-name="表18.C2" office:value-type="string">
            <text:list xml:id="list3358690224777601984" text:style-name="L287">
              <text:list-item>
                <text:p text:style-name="P304"/>
              </text:list-item>
            </text:list>
          </table:table-cell>
        </table:table-row>
        <table:table-row>
          <table:table-cell table:style-name="表18.A2">
            <text:p text:style-name="P8"/>
          </table:table-cell>
          <table:table-cell table:style-name="表18.B2" office:value-type="string">
            <text:p text:style-name="P9">危険予知、危険感知</text:p>
          </table:table-cell>
          <table:table-cell table:style-name="表18.C2" office:value-type="string">
            <text:list xml:id="list6337103694087090596" text:style-name="L288">
              <text:list-item>
                <text:p text:style-name="P305">リフトに乗る。配管を入れたダンボール箱を、床に置く。気づくと、配管の一つが、山から崩れて、リフトの壁に、もたれかかっている。扉の開閉時に、跳ね上がっている敷板に、引っかかったりするかも知れない。</text:p>
              </text:list-item>
              <text:list-item>
                <text:p text:style-name="P305">리프트를 탄다. &lt;1&gt; 배관을 몇 가지 넣은 골판지 상자. 밑바닥에 둔다. &lt;2&gt; 알아차리면, 이들 배관의 하나가 산으로부터 무너지고, 리프트 벽에 기대고 있다.</text:p>
              </text:list-item>
            </text:list>
          </table:table-cell>
        </table:table-row>
      </table:table>
      <text:p text:style-name="P13"/>
      <text:p text:style-name="P4">[/ XXXX] 20220417_150945</text:p>
      <text:p text:style-name="P13"/>
      <text:p text:style-name="P13"/>
      <text:p text:style-name="P7"/>
      <text:p text:style-name="P2">---------------------------------------------------------------</text:p>
      <text:p text:style-name="P4">[XXX] 20220509_134219</text:p>
      <text:p text:style-name="P13">myself / towa diary / XXX</text:p>
      <text:p text:style-name="P3"><text:span text:style-name="T3">作業日：5</text:span><text:span text:style-name="T5">/7</text:span><text:span text:style-name="T4"> sa</text:span></text:p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float" office:value="1">
            <text:p text:style-name="P8">1</text:p>
          </table:table-cell>
          <table:table-cell table:style-name="表19.B1" office:value-type="string">
            <text:p text:style-name="P8">現場</text:p>
          </table:table-cell>
          <table:table-cell table:style-name="表19.C1" office:value-type="string">
            <text:p text:style-name="P11">プレール・ドゥーク渋谷幡ヶ谷</text:p>
          </table:table-cell>
        </table:table-row>
        <table:table-row>
          <table:table-cell table:style-name="表19.A2" office:value-type="float" office:value="2">
            <text:p text:style-name="P8">2</text:p>
          </table:table-cell>
          <table:table-cell table:style-name="表19.B2" office:value-type="string">
            <text:p text:style-name="P8">天気</text:p>
          </table:table-cell>
          <table:table-cell table:style-name="表19.C2" office:value-type="string">
            <text:p text:style-name="P11">맑음.</text:p>
          </table:table-cell>
        </table:table-row>
        <table:table-row>
          <table:table-cell table:style-name="表19.A2" office:value-type="float" office:value="3">
            <text:p text:style-name="P8">3</text:p>
          </table:table-cell>
          <table:table-cell table:style-name="表19.B2" office:value-type="string">
            <text:p text:style-name="P8">最寄り</text:p>
          </table:table-cell>
          <table:table-cell table:style-name="表19.C2" office:value-type="string">
            <text:p text:style-name="P11">幡ヶ谷（都営新宿線）</text:p>
          </table:table-cell>
        </table:table-row>
        <table:table-row>
          <table:table-cell table:style-name="表19.B2" office:value-type="string">
            <text:p text:style-name="P8">3-2</text:p>
            <text:p text:style-name="P8"/>
          </table:table-cell>
          <table:table-cell table:style-name="表19.B2" office:value-type="string">
            <text:p text:style-name="P9">開始／終了時<text:soft-page-break/>刻</text:p>
          </table:table-cell>
          <table:table-cell table:style-name="表19.C2" office:value-type="string">
            <text:list xml:id="list6316396590869824836" text:style-name="L289">
              <text:list-item>
                <text:p text:style-name="P306">開始　：　9시 경</text:p>
              </text:list-item>
              <text:list-item>
                <text:p text:style-name="P306"><text:soft-page-break/>詰所到着　：　12:20?</text:p>
              </text:list-item>
            </text:list>
          </table:table-cell>
        </table:table-row>
        <table:table-row>
          <table:table-cell table:style-name="表19.A2" office:value-type="float" office:value="4">
            <text:p text:style-name="P8">4</text:p>
          </table:table-cell>
          <table:table-cell table:style-name="表19.B2" office:value-type="string">
            <text:p text:style-name="P8">他職：ポンプ</text:p>
          </table:table-cell>
          <table:table-cell table:style-name="表19.C2" office:value-type="string">
            <text:list xml:id="list4553308558364672082" text:style-name="L290">
              <text:list-item>
                <text:p text:style-name="P307">日本開発工業（차 프런트에 일장기를 붙이고 있다. 차체의 색은 황색.）</text:p>
              </text:list-item>
              <text:list-item>
                <text:p text:style-name="P307">3 명. 모구 일본사람. &lt;1&gt; 호스 입을 담당했던 사람. 작은 몸집. 햇볕에 타고 있다.</text:p>
              </text:list-item>
              <text:list-item>
                <text:p text:style-name="P307">후반, 직장님 일까, 나에게, 바니브의 코드를 다시 연결하면 어떻겠는가라고 말해온다.</text:p>
              </text:list-item>
            </text:list>
          </table:table-cell>
        </table:table-row>
        <table:table-row>
          <table:table-cell table:style-name="表19.A2" office:value-type="float" office:value="5">
            <text:p text:style-name="P8">5</text:p>
          </table:table-cell>
          <table:table-cell table:style-name="表19.B2" office:value-type="string">
            <text:p text:style-name="P8">他職：土工さん</text:p>
          </table:table-cell>
          <table:table-cell table:style-name="表19.C2" office:value-type="string">
            <text:list xml:id="list3062341447267610064" text:style-name="L291">
              <text:list-item>
                <text:p text:style-name="P308">바이브 2 명. &lt;1&gt; 내가 담당했던 사람. 젊은 사람. 얼굴이 하얀 피부.</text:p>
              </text:list-item>
              <text:list-item>
                <text:p text:style-name="P308">다른 바이브 담당 사람. 직장 일까. &lt;1&gt; 머리를 기르고 있다.</text:p>
              </text:list-item>
            </text:list>
          </table:table-cell>
        </table:table-row>
        <table:table-row>
          <table:table-cell table:style-name="表19.A2" office:value-type="float" office:value="6">
            <text:p text:style-name="P8">6</text:p>
          </table:table-cell>
          <table:table-cell table:style-name="表19.B2" office:value-type="string">
            <text:p text:style-name="P8">他職：電気屋さんの相番の人</text:p>
          </table:table-cell>
          <table:table-cell table:style-name="表19.C2" office:value-type="string">
            <text:list xml:id="list8499684660357132873" text:style-name="L292">
              <text:list-item>
                <text:p text:style-name="P309">연배의 사람. &lt;1&gt; 머리는 희다. &lt;2&gt; 때때로 배관을 철근에 동여 매고 있다.</text:p>
              </text:list-item>
            </text:list>
          </table:table-cell>
        </table:table-row>
        <table:table-row>
          <table:table-cell table:style-name="表19.B2" office:value-type="string">
            <text:p text:style-name="P8">6--2</text:p>
          </table:table-cell>
          <table:table-cell table:style-name="表19.B2" office:value-type="string">
            <text:p text:style-name="P8">他職：<text:span text:style-name="T2">警備</text:span></text:p>
          </table:table-cell>
          <table:table-cell table:style-name="表19.C2" office:value-type="string">
            <text:list xml:id="list2469105440588715488" text:style-name="L293">
              <text:list-item>
                <text:p text:style-name="P310">3 명. &lt;1&gt; 직장님 일까. 비교적 키가 큰 사람.</text:p>
              </text:list-item>
            </text:list>
          </table:table-cell>
        </table:table-row>
        <table:table-row>
          <table:table-cell table:style-name="表19.B2" office:value-type="string">
            <text:p text:style-name="P8"/>
          </table:table-cell>
          <table:table-cell table:style-name="表19.B2" office:value-type="string">
            <text:p text:style-name="P8">他職：<text:span text:style-name="T2">土間屋さん</text:span></text:p>
          </table:table-cell>
          <table:table-cell table:style-name="表19.C2" office:value-type="string">
            <text:list xml:id="list3278821380219762811" text:style-name="L294">
              <text:list-item>
                <text:p text:style-name="P311"/>
              </text:list-item>
            </text:list>
          </table:table-cell>
        </table:table-row>
        <table:table-row>
          <table:table-cell table:style-name="表19.B2" office:value-type="string">
            <text:p text:style-name="P8"/>
          </table:table-cell>
          <table:table-cell table:style-name="表19.B2" office:value-type="string">
            <text:p text:style-name="P8">他職：<text:span text:style-name="T2">大工さん</text:span></text:p>
          </table:table-cell>
          <table:table-cell table:style-name="表19.C2" office:value-type="string">
            <text:list xml:id="list1087902169106912143" text:style-name="L295">
              <text:list-item>
                <text:p text:style-name="P312"/>
              </text:list-item>
            </text:list>
          </table:table-cell>
        </table:table-row>
        <table:table-row>
          <table:table-cell table:style-name="表19.A2" office:value-type="float" office:value="7">
            <text:p text:style-name="P8">7</text:p>
          </table:table-cell>
          <table:table-cell table:style-name="表19.B2" office:value-type="string">
            <text:p text:style-name="P8">監督さん</text:p>
          </table:table-cell>
          <table:table-cell table:style-name="表19.C2" office:value-type="string">
            <text:list xml:id="list4660559941482280760" text:style-name="L296">
              <text:list-item>
                <text:p text:style-name="P313">둘 명. &lt;1&gt; 소장님은 40정도 일까. 목소리는 크다. &lt;2&gt; 슬라브 담당님. 젊은 사람. 신체가 자세하다. 신장은 175 정도.</text:p>
              </text:list-item>
            </text:list>
          </table:table-cell>
        </table:table-row>
        <table:table-row>
          <table:table-cell table:style-name="表19.A2" office:value-type="float" office:value="8">
            <text:p text:style-name="P8">8</text:p>
          </table:table-cell>
          <table:table-cell table:style-name="表19.B2" office:value-type="string">
            <text:p text:style-name="P8">発注者の方</text:p>
          </table:table-cell>
          <table:table-cell table:style-name="表19.C2" office:value-type="string">
            <text:list xml:id="list8862651119046794358" text:style-name="L297">
              <text:list-item>
                <text:p text:style-name="P314">아침, 그리고 종료시, 전화에는 나오지 않는다.</text:p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東和からの同僚</text:p>
          </table:table-cell>
          <table:table-cell table:style-name="表19.C2" office:value-type="string">
            <text:list xml:id="list6717062116168713883" text:style-name="L298">
              <text:list-item>
                <text:p text:style-name="P315"/>
              </text:list-item>
            </text:list>
          </table:table-cell>
        </table:table-row>
        <table:table-row>
          <table:table-cell table:style-name="表19.A2" office:value-type="float" office:value="9">
            <text:p text:style-name="P8">9</text:p>
          </table:table-cell>
          <table:table-cell table:style-name="表19.B2" office:value-type="string">
            <text:p text:style-name="P8">現場見取り図</text:p>
          </table:table-cell>
          <table:table-cell table:style-name="表19.C2" office:value-type="string">
            <text:p text:style-name="P12"/>
          </table:table-cell>
        </table:table-row>
        <table:table-row>
          <table:table-cell table:style-name="表19.A2" office:value-type="float" office:value="10">
            <text:p text:style-name="P8">10</text:p>
          </table:table-cell>
          <table:table-cell table:style-name="表19.B2" office:value-type="string">
            <text:p text:style-name="P9">段取り</text:p>
          </table:table-cell>
          <table:table-cell table:style-name="表19.C2" office:value-type="string">
            <text:list xml:id="list2187266089614146316" text:style-name="L299">
              <text:list-item>
                <text:p text:style-name="P316"/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行き帰りでの出来事、見聞</text:p>
          </table:table-cell>
          <table:table-cell table:style-name="表19.C2" office:value-type="string">
            <text:list xml:id="list7616794778634366418" text:style-name="L300">
              <text:list-item>
                <text:p text:style-name="P317">돌아가기. 신주쿠선이 아니고, 하타가야역에서 게이오선을 타버렸다.</text:p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周囲の<text:soft-page-break/>事物</text:p>
          </table:table-cell>
          <table:table-cell table:style-name="表19.C2" office:value-type="string">
            <text:list xml:id="list2962583400123776191" text:style-name="L301">
              <text:list-item>
                <text:p text:style-name="P318"/>
              </text:list-item>
            </text:list>
          </table:table-cell>
        </table:table-row>
        <table:table-row>
          <table:table-cell table:style-name="表19.A2" office:value-type="float" office:value="11">
            <text:p text:style-name="P8">11</text:p>
          </table:table-cell>
          <table:table-cell table:style-name="表19.B2" office:value-type="string">
            <text:p text:style-name="P9">その他</text:p>
          </table:table-cell>
          <table:table-cell table:style-name="表19.C2" office:value-type="string">
            <text:list xml:id="list7839554471044564075" text:style-name="L302">
              <text:list-item>
                <text:p text:style-name="P319"/>
              </text:list-item>
            </text:list>
          </table:table-cell>
        </table:table-row>
        <table:table-row>
          <table:table-cell table:style-name="表19.A2" office:value-type="float" office:value="12">
            <text:p text:style-name="P8">12</text:p>
          </table:table-cell>
          <table:table-cell table:style-name="表19.B2" office:value-type="string">
            <text:p text:style-name="P9">やってもらったこと</text:p>
          </table:table-cell>
          <table:table-cell table:style-name="表19.C2" office:value-type="string">
            <text:list xml:id="list7077109926896079700" text:style-name="L303">
              <text:list-item>
                <text:p text:style-name="P320"/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危険予知、危険感知</text:p>
          </table:table-cell>
          <table:table-cell table:style-name="表19.C2" office:value-type="string">
            <text:list xml:id="list7229774559278856414" text:style-name="L304">
              <text:list-item>
                <text:p text:style-name="P321">롱구수판(리프트) 발진할 때. &lt;1&gt; 자주, 사방의 울타리에 손을 두고있다. &lt;2&gt; 이 울타리와, 골조, 혹은 각종 조작(造作), 보조 기구(補助器具) 등과의 사이에 끼워져 버리는 위험.</text:p>
              </text:list-item>
            </text:list>
          </table:table-cell>
        </table:table-row>
      </table:table>
      <text:p text:style-name="P13"/>
      <text:p text:style-name="P4">[/ XXXX] 20220509_142116</text:p>
      <text:p text:style-name="P13"/>
      <text:p text:style-name="P7"/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</text:span><text:span text:style-name="T5">XX/</text:span><text:span text:style-name="T4">XX XX</text:span>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float" office:value="1">
            <text:p text:style-name="P8">1</text:p>
          </table:table-cell>
          <table:table-cell table:style-name="表20.B1" office:value-type="string">
            <text:p text:style-name="P8">現場</text:p>
          </table:table-cell>
          <table:table-cell table:style-name="表20.C1" office:value-type="string">
            <text:p text:style-name="P11">クレイシア中馬込新築工事</text:p>
          </table:table-cell>
        </table:table-row>
        <table:table-row>
          <table:table-cell table:style-name="表20.A2" office:value-type="float" office:value="2">
            <text:p text:style-name="P8">2</text:p>
          </table:table-cell>
          <table:table-cell table:style-name="表20.B2" office:value-type="string">
            <text:p text:style-name="P8">天気</text:p>
          </table:table-cell>
          <table:table-cell table:style-name="表20.C2" office:value-type="string">
            <text:p text:style-name="P11">雨</text:p>
          </table:table-cell>
        </table:table-row>
        <table:table-row>
          <table:table-cell table:style-name="表20.A2" office:value-type="float" office:value="3">
            <text:p text:style-name="P8">3</text:p>
          </table:table-cell>
          <table:table-cell table:style-name="表20.B2" office:value-type="string">
            <text:p text:style-name="P8">最寄り</text:p>
          </table:table-cell>
          <table:table-cell table:style-name="表20.C2" office:value-type="string">
            <text:p text:style-name="P11">長原駅</text:p>
          </table:table-cell>
        </table:table-row>
        <table:table-row>
          <table:table-cell table:style-name="表20.B2" office:value-type="string">
            <text:p text:style-name="P8">3-2</text:p>
            <text:p text:style-name="P8"/>
          </table:table-cell>
          <table:table-cell table:style-name="表20.B2" office:value-type="string">
            <text:p text:style-name="P9">開始／終了時刻</text:p>
          </table:table-cell>
          <table:table-cell table:style-name="表20.C2" office:value-type="string">
            <text:list xml:id="list9064659482747546495" text:style-name="L305">
              <text:list-item>
                <text:p text:style-name="P322">開始　　　：　９：４０경　[비가 서서히 약해진다라는 예보가 나오료 있었기 때문.]</text:p>
              </text:list-item>
              <text:list-item>
                <text:p text:style-name="P322">詰所到着　：　１５：４０경</text:p>
              </text:list-item>
            </text:list>
          </table:table-cell>
        </table:table-row>
        <table:table-row>
          <table:table-cell table:style-name="表20.A2" office:value-type="float" office:value="4">
            <text:p text:style-name="P8">4</text:p>
          </table:table-cell>
          <table:table-cell table:style-name="表20.B2" office:value-type="string">
            <text:p text:style-name="P8">他職：ポンプ</text:p>
          </table:table-cell>
          <table:table-cell table:style-name="表20.C2" office:value-type="string">
            <text:list xml:id="list2023527270544736398" text:style-name="L306">
              <text:list-item>
                <text:p text:style-name="P323">회사명칭 → [グリーンケミカル]. </text:p>
              </text:list-item>
              <text:list-item>
                <text:p text:style-name="P323">3명. &lt;1&gt; 한 사람은 베트남인. 젊은 사람. </text:p>
              </text:list-item>
              <text:list-item>
                <text:p text:style-name="P323">베트만의 사람 : 아직 익숙해지지 않고(慣れていない) 있는 것 같아서, 시종(始終) 직장분이 심한 어조로(厳しい口調で) 그에게 지시를 내고 있다.</text:p>
              </text:list-item>
              <text:list-item>
                <text:p text:style-name="P323">종반. &lt;1&gt; 직장분이 그에게 지시 [3번의 로프를 끌어당겨라!(引っ張れ)] &lt;2&gt; 그는 내용이 모르는 모양이고, 다른 로프를 당기려고 한다.</text:p>
              </text:list-item>
              <text:list-item>
                <text:p text:style-name="P323">&lt;1&gt; 내가 그에게 [3번, 3번!]라고 소리를 건다(懸ける). &lt;2&gt; 그는 3번의 로프를 움겨 쥔다.</text:p>
              </text:list-item>
              <text:list-item>
                <text:p text:style-name="P323">&lt;1&gt; 이 전말(前末) 후, 펌프집분의 3 번째의 사람이 그에게 말하고 있다. [바] 는 베트남어로 3의 의미 이지요?</text:p>
              </text:list-item>
            </text:list>
          </table:table-cell>
        </table:table-row>
        <table:table-row>
          <table:table-cell table:style-name="表20.A2" office:value-type="float" office:value="5">
            <text:p text:style-name="P8">5</text:p>
          </table:table-cell>
          <table:table-cell table:style-name="表20.B2" office:value-type="string">
            <text:p text:style-name="P8">他職：<text:soft-page-break/>土工さん</text:p>
          </table:table-cell>
          <table:table-cell table:style-name="表20.C2" office:value-type="string">
            <text:list xml:id="list7371582291889474285" text:style-name="L307">
              <text:list-item>
                <text:p text:style-name="P324">직장분. 종반 펌프집 직장분에게 말하고 있다. &lt;1&gt; 오늘<text:soft-page-break/>은 최악인 팀이다. 마냑 바이브를 담당하는 그 사람이 없으면, 직장분. 종반 펌프집 직장분에게 말하고 있다. &lt;1&gt; 오늘은 최악인 팀이다. 마냑 바이브를 담당하는 그 사람이 없으면, 나 한사람 만이에요</text:p>
              </text:list-item>
            </text:list>
          </table:table-cell>
        </table:table-row>
        <table:table-row>
          <table:table-cell table:style-name="表20.A2" office:value-type="float" office:value="6">
            <text:p text:style-name="P8">6</text:p>
          </table:table-cell>
          <table:table-cell table:style-name="表20.B2" office:value-type="string">
            <text:p text:style-name="P8">他職：電気屋さんの相番の人</text:p>
          </table:table-cell>
          <table:table-cell table:style-name="表20.C2" office:value-type="string">
            <text:list xml:id="list298028755940945092" text:style-name="L308">
              <text:list-item>
                <text:p text:style-name="P325">젊은 사람. 30 전일까. 여위어 있다.</text:p>
              </text:list-item>
            </text:list>
          </table:table-cell>
        </table:table-row>
        <table:table-row>
          <table:table-cell table:style-name="表20.B2" office:value-type="string">
            <text:p text:style-name="P8">6--2</text:p>
          </table:table-cell>
          <table:table-cell table:style-name="表20.B2" office:value-type="string">
            <text:p text:style-name="P8">他職：<text:span text:style-name="T2">警備</text:span></text:p>
          </table:table-cell>
          <table:table-cell table:style-name="表20.C2" office:value-type="string">
            <text:list xml:id="list13297558685192367" text:style-name="L309">
              <text:list-item>
                <text:p text:style-name="P326"/>
              </text:list-item>
            </text:list>
          </table:table-cell>
        </table:table-row>
        <table:table-row>
          <table:table-cell table:style-name="表20.B2" office:value-type="string">
            <text:p text:style-name="P8"/>
          </table:table-cell>
          <table:table-cell table:style-name="表20.B2" office:value-type="string">
            <text:p text:style-name="P8">他職：<text:span text:style-name="T2">土間屋さん</text:span></text:p>
          </table:table-cell>
          <table:table-cell table:style-name="表20.C2" office:value-type="string">
            <text:list xml:id="list4284144625546875154" text:style-name="L310">
              <text:list-item>
                <text:p text:style-name="P327"/>
              </text:list-item>
            </text:list>
          </table:table-cell>
        </table:table-row>
        <table:table-row>
          <table:table-cell table:style-name="表20.B2" office:value-type="string">
            <text:p text:style-name="P8"/>
          </table:table-cell>
          <table:table-cell table:style-name="表20.B2" office:value-type="string">
            <text:p text:style-name="P8">他職：<text:span text:style-name="T2">大工さん</text:span></text:p>
          </table:table-cell>
          <table:table-cell table:style-name="表20.C2" office:value-type="string">
            <text:list xml:id="list2985857026339397056" text:style-name="L311">
              <text:list-item>
                <text:p text:style-name="P328"/>
              </text:list-item>
            </text:list>
          </table:table-cell>
        </table:table-row>
        <table:table-row>
          <table:table-cell table:style-name="表20.A2" office:value-type="float" office:value="7">
            <text:p text:style-name="P8">7</text:p>
          </table:table-cell>
          <table:table-cell table:style-name="表20.B2" office:value-type="string">
            <text:p text:style-name="P8">監督さん</text:p>
          </table:table-cell>
          <table:table-cell table:style-name="表20.C2" office:value-type="string">
            <text:list xml:id="list5867158476875025866" text:style-name="L312">
              <text:list-item>
                <text:p text:style-name="P329">2명. 소장분와 다른 하사람. &lt;1&gt; 슬라부에는 2사람 모두 있다. &lt;2&gt; 도중, 소장분이 발판의 파이프에 시트를 붙이고 있었다. &lt;3&gt; 그 전에는 2명. 소장분와 다른 하사람. &lt;1&gt; 슬라부에는 2사람 모두 있다. &lt;2&gt; 도중, 소장분이 발판의 파이프에 시트를 붙이고 있었다. &lt;3&gt; 그 전에는 이웃집의 사람이 베란다에 있고, 전화하고 있었다.</text:p>
              </text:list-item>
            </text:list>
          </table:table-cell>
        </table:table-row>
        <table:table-row>
          <table:table-cell table:style-name="表20.A2" office:value-type="float" office:value="8">
            <text:p text:style-name="P8">8</text:p>
          </table:table-cell>
          <table:table-cell table:style-name="表20.B2" office:value-type="string">
            <text:p text:style-name="P8">発注者の方</text:p>
          </table:table-cell>
          <table:table-cell table:style-name="表20.C2" office:value-type="string">
            <text:list xml:id="list5637133852950167901" text:style-name="L313">
              <text:list-item>
                <text:p text:style-name="P330">호크신(ホクシン)의 스즈기님</text:p>
              </text:list-item>
            </text:list>
          </table:table-cell>
        </table:table-row>
        <table:table-row>
          <table:table-cell table:style-name="表20.A2">
            <text:p text:style-name="P8"/>
          </table:table-cell>
          <table:table-cell table:style-name="表20.B2" office:value-type="string">
            <text:p text:style-name="P9">東和からの同僚</text:p>
          </table:table-cell>
          <table:table-cell table:style-name="表20.C2" office:value-type="string">
            <text:list xml:id="list5850071338635241221" text:style-name="L314">
              <text:list-item>
                <text:p text:style-name="P331"/>
              </text:list-item>
            </text:list>
          </table:table-cell>
        </table:table-row>
        <table:table-row>
          <table:table-cell table:style-name="表20.A2" office:value-type="float" office:value="9">
            <text:p text:style-name="P8">9</text:p>
          </table:table-cell>
          <table:table-cell table:style-name="表20.B2" office:value-type="string">
            <text:p text:style-name="P8">現場見取り図</text:p>
          </table:table-cell>
          <table:table-cell table:style-name="表20.C2" office:value-type="string">
            <text:p text:style-name="P12"/>
          </table:table-cell>
        </table:table-row>
        <table:table-row>
          <table:table-cell table:style-name="表20.A2" office:value-type="float" office:value="10">
            <text:p text:style-name="P8">10</text:p>
          </table:table-cell>
          <table:table-cell table:style-name="表20.B2" office:value-type="string">
            <text:p text:style-name="P9">段取り</text:p>
          </table:table-cell>
          <table:table-cell table:style-name="表20.C2" office:value-type="string">
            <text:list xml:id="list5578476002996990742" text:style-name="L315">
              <text:list-item>
                <text:p text:style-name="P332"/>
              </text:list-item>
            </text:list>
          </table:table-cell>
        </table:table-row>
        <table:table-row>
          <table:table-cell table:style-name="表20.A2">
            <text:p text:style-name="P8"/>
          </table:table-cell>
          <table:table-cell table:style-name="表20.B2" office:value-type="string">
            <text:p text:style-name="P9">行き帰りでの出来事、見聞</text:p>
          </table:table-cell>
          <table:table-cell table:style-name="表20.C2" office:value-type="string">
            <text:list xml:id="list2454292562492696221" text:style-name="L316">
              <text:list-item>
                <text:p text:style-name="P333"/>
              </text:list-item>
            </text:list>
          </table:table-cell>
        </table:table-row>
        <table:table-row>
          <table:table-cell table:style-name="表20.A2">
            <text:p text:style-name="P8"/>
          </table:table-cell>
          <table:table-cell table:style-name="表20.B2" office:value-type="string">
            <text:p text:style-name="P9">周囲の事物</text:p>
          </table:table-cell>
          <table:table-cell table:style-name="表20.C2" office:value-type="string">
            <text:list xml:id="list5701210220117079215" text:style-name="L317">
              <text:list-item>
                <text:p text:style-name="P334"/>
              </text:list-item>
            </text:list>
          </table:table-cell>
        </table:table-row>
        <table:table-row>
          <table:table-cell table:style-name="表20.A2" office:value-type="float" office:value="11">
            <text:p text:style-name="P8">11</text:p>
          </table:table-cell>
          <table:table-cell table:style-name="表20.B2" office:value-type="string">
            <text:p text:style-name="P9">その他</text:p>
          </table:table-cell>
          <table:table-cell table:style-name="表20.C2" office:value-type="string">
            <text:list xml:id="list6340635466888724653" text:style-name="L318">
              <text:list-item>
                <text:p text:style-name="P335"/>
              </text:list-item>
            </text:list>
          </table:table-cell>
        </table:table-row>
        <table:table-row>
          <table:table-cell table:style-name="表20.A2" office:value-type="float" office:value="12">
            <text:p text:style-name="P8">12</text:p>
          </table:table-cell>
          <table:table-cell table:style-name="表20.B2" office:value-type="string">
            <text:p text:style-name="P9">やってもらっ<text:soft-page-break/>たこと</text:p>
          </table:table-cell>
          <table:table-cell table:style-name="表20.C2" office:value-type="string">
            <text:list xml:id="list1435917991671282245" text:style-name="L319">
              <text:list-item>
                <text:p text:style-name="P336">토공의 직장분. 최후, [벌써 좋아요] 라고 말하고 주었다.</text:p>
              </text:list-item>
            </text:list>
          </table:table-cell>
        </table:table-row>
        <table:table-row>
          <table:table-cell table:style-name="表20.A2">
            <text:p text:style-name="P8"/>
          </table:table-cell>
          <table:table-cell table:style-name="表20.B2" office:value-type="string">
            <text:p text:style-name="P9">危険予知、危険感知</text:p>
          </table:table-cell>
          <table:table-cell table:style-name="表20.C2" office:value-type="string">
            <text:list xml:id="list3556185829490802989" text:style-name="L320">
              <text:list-item>
                <text:p text:style-name="P337"/>
              </text:list-item>
            </text:list>
          </table:table-cell>
        </table:table-row>
      </table:table>
      <text:p text:style-name="P13"/>
      <text:p text:style-name="P4">[/ XXXX] 20220516_175612</text:p>
      <text:p text:style-name="P13"/>
      <text:p text:style-name="P7"/>
      <text:p text:style-name="P2">---------------------------------------------------------------</text:p>
      <text:p text:style-name="P4">[XXX] 20220523_172055</text:p>
      <text:p text:style-name="P13">myself / towa diary / XXX</text:p>
      <text:p text:style-name="P3"><text:span text:style-name="T3">作業日：</text:span><text:span text:style-name="T5">XX/</text:span><text:span text:style-name="T4">XX XX</text:span></text:p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float" office:value="1">
            <text:p text:style-name="P8">1</text:p>
          </table:table-cell>
          <table:table-cell table:style-name="表23.B1" office:value-type="string">
            <text:p text:style-name="P8">現場</text:p>
          </table:table-cell>
          <table:table-cell table:style-name="表23.C1" office:value-type="string">
            <text:p text:style-name="P11">上菅田笹の丘小学校建替工事</text:p>
          </table:table-cell>
        </table:table-row>
        <table:table-row>
          <table:table-cell table:style-name="表23.A2" office:value-type="float" office:value="2">
            <text:p text:style-name="P8">2</text:p>
          </table:table-cell>
          <table:table-cell table:style-name="表23.B2" office:value-type="string">
            <text:p text:style-name="P8">天気</text:p>
          </table:table-cell>
          <table:table-cell table:style-name="表23.C2" office:value-type="string">
            <text:p text:style-name="P11">晴れ。雲あり。</text:p>
          </table:table-cell>
        </table:table-row>
        <table:table-row>
          <table:table-cell table:style-name="表23.A2" office:value-type="float" office:value="3">
            <text:p text:style-name="P8">3</text:p>
          </table:table-cell>
          <table:table-cell table:style-name="表23.B2" office:value-type="string">
            <text:p text:style-name="P8">最寄り</text:p>
          </table:table-cell>
          <table:table-cell table:style-name="表23.C2" office:value-type="string">
            <text:p text:style-name="P11">西谷駅（電車）。上菅田小学校（バス）</text:p>
          </table:table-cell>
        </table:table-row>
        <table:table-row>
          <table:table-cell table:style-name="表23.B2" office:value-type="string">
            <text:p text:style-name="P8">3-2</text:p>
            <text:p text:style-name="P8"/>
          </table:table-cell>
          <table:table-cell table:style-name="表23.B2" office:value-type="string">
            <text:p text:style-name="P9">開始／終了時刻</text:p>
          </table:table-cell>
          <table:table-cell table:style-name="表23.C2" office:value-type="string">
            <text:list xml:id="list36579656" text:continue-list="list5723959846712965502" text:style-name="L17">
              <text:list-item>
                <text:p text:style-name="P34">開始</text:p>
              </text:list-item>
              <text:list-item>
                <text:p text:style-name="P34">詰所到着</text:p>
              </text:list-item>
            </text:list>
          </table:table-cell>
        </table:table-row>
        <table:table-row>
          <table:table-cell table:style-name="表23.A2" office:value-type="float" office:value="4">
            <text:p text:style-name="P8">4</text:p>
          </table:table-cell>
          <table:table-cell table:style-name="表23.B2" office:value-type="string">
            <text:p text:style-name="P8">他職：ポンプ</text:p>
          </table:table-cell>
          <table:table-cell table:style-name="表23.C2" office:value-type="string">
            <text:list xml:id="list8297361166494895729" text:style-name="L321">
              <text:list-item>
                <text:p text:style-name="P338">３人。すべて、日本人。職長さん、６０ぐらいか。日に焼けている。</text:p>
              </text:list-item>
              <text:list-item>
                <text:p text:style-name="P338">他は、朝方、ホース<text:ruby text:style-name="Ru1"><text:ruby-base>後ろ</text:ruby-base><text:ruby-text>うしろ</text:ruby-text></text:ruby><text:ruby text:style-name="Ru1"><text:ruby-base>方</text:ruby-base><text:ruby-text>かた</text:ruby-text></text:ruby>の裁きをやっていた人、女の人。１６０ぐらいか。小柄。華奢に見える。もうひとり、２０半ばぐらいか。ずんぐりの体型。１６５少しか。</text:p>
              </text:list-item>
              <text:list-item>
                <text:p text:style-name="P338">終盤。日誌の、[X3]の箇所。X3の、横方向の端、日誌には書き忘れたが、パラペットあり。その立ち上がりに、バイブ担当の人、コンクリを入れている。バイブは、１人のみ。打設が続く。鉄筋の上に、落ち残っているコンクリ、積み上がっている。</text:p>
                <text:list>
                  <text:list-item>
                    <text:p text:style-name="P338">土間屋さんの一人が、[バイブ、必要じゃねえか？]と、私に向かって、口にする。＜２＞スイッチを入れて、バイブをかけ始める。</text:p>
                  </text:list-item>
                  <text:list-item>
                    <text:p text:style-name="P338">すぐに、バイブを担当していたもうひとりの人、小柄な人。私のところへ寄ってくる。バイブを、その人へ渡す。</text:p>
                  </text:list-item>
                </text:list>
              </text:list-item>
              <text:list-item>
                <text:p text:style-name="P338">終盤の終盤。柱へ入れて始めたとき。また、バイブが追っつかない。積み上がり始める。私は、足で山を踏み<text:soft-page-break/><text:ruby text:style-name="Ru1"><text:ruby-base>突</text:ruby-base><text:ruby-text>つつ</text:ruby-text></text:ruby>く。＜２＞ポンプ屋さんの、女の人。も、足でつついている。</text:p>
              </text:list-item>
            </text:list>
          </table:table-cell>
        </table:table-row>
        <table:table-row>
          <table:table-cell table:style-name="表23.A2" office:value-type="float" office:value="5">
            <text:p text:style-name="P8">5</text:p>
          </table:table-cell>
          <table:table-cell table:style-name="表23.B2" office:value-type="string">
            <text:p text:style-name="P8">他職：土工さん</text:p>
          </table:table-cell>
          <table:table-cell table:style-name="表23.C2" office:value-type="string">
            <text:list xml:id="list2455739056265181305" text:style-name="L322">
              <text:list-item>
                <text:p text:style-name="P339"/>
              </text:list-item>
            </text:list>
          </table:table-cell>
        </table:table-row>
        <table:table-row>
          <table:table-cell table:style-name="表23.A2" office:value-type="float" office:value="6">
            <text:p text:style-name="P8">6</text:p>
          </table:table-cell>
          <table:table-cell table:style-name="表23.B2" office:value-type="string">
            <text:p text:style-name="P8">他職：電気屋さんの相番の人</text:p>
          </table:table-cell>
          <table:table-cell table:style-name="表23.C2" office:value-type="string">
            <text:list xml:id="list774698578065974096" text:style-name="L323">
              <text:list-item>
                <text:p text:style-name="P340"/>
              </text:list-item>
            </text:list>
          </table:table-cell>
        </table:table-row>
        <table:table-row>
          <table:table-cell table:style-name="表23.B2" office:value-type="string">
            <text:p text:style-name="P8">6--2</text:p>
          </table:table-cell>
          <table:table-cell table:style-name="表23.B2" office:value-type="string">
            <text:p text:style-name="P8">他職：<text:span text:style-name="T2">警備</text:span></text:p>
          </table:table-cell>
          <table:table-cell table:style-name="表23.C2" office:value-type="string">
            <text:list xml:id="list7884714481642533820" text:style-name="L324">
              <text:list-item>
                <text:p text:style-name="P341"/>
              </text:list-item>
            </text:list>
          </table:table-cell>
        </table:table-row>
        <table:table-row>
          <table:table-cell table:style-name="表23.B2" office:value-type="string">
            <text:p text:style-name="P8"/>
          </table:table-cell>
          <table:table-cell table:style-name="表23.B2" office:value-type="string">
            <text:p text:style-name="P8">他職：<text:span text:style-name="T2">土間屋さん</text:span></text:p>
          </table:table-cell>
          <table:table-cell table:style-name="表23.C2" office:value-type="string">
            <text:list xml:id="list3829085995322073614" text:style-name="L325">
              <text:list-item>
                <text:p text:style-name="P342"/>
              </text:list-item>
            </text:list>
          </table:table-cell>
        </table:table-row>
        <table:table-row>
          <table:table-cell table:style-name="表23.B2" office:value-type="string">
            <text:p text:style-name="P8"/>
          </table:table-cell>
          <table:table-cell table:style-name="表23.B2" office:value-type="string">
            <text:p text:style-name="P8">他職：<text:span text:style-name="T2">大工さん</text:span></text:p>
          </table:table-cell>
          <table:table-cell table:style-name="表23.C2" office:value-type="string">
            <text:list xml:id="list4330758704838374742" text:style-name="L326">
              <text:list-item>
                <text:p text:style-name="P343"/>
              </text:list-item>
            </text:list>
          </table:table-cell>
        </table:table-row>
        <table:table-row>
          <table:table-cell table:style-name="表23.A2" office:value-type="float" office:value="7">
            <text:p text:style-name="P8">7</text:p>
          </table:table-cell>
          <table:table-cell table:style-name="表23.B2" office:value-type="string">
            <text:p text:style-name="P8">監督さん</text:p>
          </table:table-cell>
          <table:table-cell table:style-name="表23.C2" office:value-type="string">
            <text:list xml:id="list5905820132261415069" text:style-name="L327">
              <text:list-item>
                <text:p text:style-name="P344"/>
              </text:list-item>
            </text:list>
          </table:table-cell>
        </table:table-row>
        <table:table-row>
          <table:table-cell table:style-name="表23.A2" office:value-type="float" office:value="8">
            <text:p text:style-name="P8">8</text:p>
          </table:table-cell>
          <table:table-cell table:style-name="表23.B2" office:value-type="string">
            <text:p text:style-name="P8">発注者の方</text:p>
          </table:table-cell>
          <table:table-cell table:style-name="表23.C2" office:value-type="string">
            <text:list xml:id="list9220070841860291624" text:style-name="L328">
              <text:list-item>
                <text:p text:style-name="P345"/>
              </text:list-item>
            </text:list>
          </table:table-cell>
        </table:table-row>
        <table:table-row>
          <table:table-cell table:style-name="表23.A2">
            <text:p text:style-name="P8"/>
          </table:table-cell>
          <table:table-cell table:style-name="表23.B2" office:value-type="string">
            <text:p text:style-name="P9">東和からの同僚</text:p>
          </table:table-cell>
          <table:table-cell table:style-name="表23.C2" office:value-type="string">
            <text:list xml:id="list361011526573538752" text:style-name="L329">
              <text:list-item>
                <text:p text:style-name="P346"/>
              </text:list-item>
            </text:list>
          </table:table-cell>
        </table:table-row>
        <table:table-row>
          <table:table-cell table:style-name="表23.A2" office:value-type="float" office:value="9">
            <text:p text:style-name="P8">9</text:p>
          </table:table-cell>
          <table:table-cell table:style-name="表23.B2" office:value-type="string">
            <text:p text:style-name="P8">現場見取り図</text:p>
          </table:table-cell>
          <table:table-cell table:style-name="表23.C2" office:value-type="string">
            <text:p text:style-name="P12"/>
          </table:table-cell>
        </table:table-row>
        <table:table-row>
          <table:table-cell table:style-name="表23.A2" office:value-type="float" office:value="10">
            <text:p text:style-name="P8">10</text:p>
          </table:table-cell>
          <table:table-cell table:style-name="表23.B2" office:value-type="string">
            <text:p text:style-name="P9">段取り</text:p>
          </table:table-cell>
          <table:table-cell table:style-name="表23.C2" office:value-type="string">
            <text:list xml:id="list6800922767592331805" text:style-name="L330">
              <text:list-item>
                <text:p text:style-name="P347"/>
              </text:list-item>
            </text:list>
          </table:table-cell>
        </table:table-row>
        <table:table-row>
          <table:table-cell table:style-name="表23.A2">
            <text:p text:style-name="P8"/>
          </table:table-cell>
          <table:table-cell table:style-name="表23.B2" office:value-type="string">
            <text:p text:style-name="P9">行き帰りでの出来事、見聞</text:p>
          </table:table-cell>
          <table:table-cell table:style-name="表23.C2" office:value-type="string">
            <text:list xml:id="list812405227081781606" text:style-name="L331">
              <text:list-item>
                <text:p text:style-name="P348"/>
              </text:list-item>
            </text:list>
          </table:table-cell>
        </table:table-row>
        <table:table-row>
          <table:table-cell table:style-name="表23.A2">
            <text:p text:style-name="P8"/>
          </table:table-cell>
          <table:table-cell table:style-name="表23.B2" office:value-type="string">
            <text:p text:style-name="P9">周囲の事物</text:p>
          </table:table-cell>
          <table:table-cell table:style-name="表23.C2" office:value-type="string">
            <text:list xml:id="list8743056721434974895" text:style-name="L332">
              <text:list-item>
                <text:p text:style-name="P349"/>
              </text:list-item>
            </text:list>
          </table:table-cell>
        </table:table-row>
        <table:table-row>
          <table:table-cell table:style-name="表23.A2" office:value-type="float" office:value="11">
            <text:p text:style-name="P8">11</text:p>
          </table:table-cell>
          <table:table-cell table:style-name="表23.B2" office:value-type="string">
            <text:p text:style-name="P9">その他</text:p>
          </table:table-cell>
          <table:table-cell table:style-name="表23.C2" office:value-type="string">
            <text:list xml:id="list7800860062576232081" text:style-name="L333">
              <text:list-item>
                <text:p text:style-name="P350">帰り。バス停に座っている。乗車の前に、営業所へ電話しようと思い立ち、携帯を開く。金子工業所の、金子専務から、電話が入っていたことに気づく。折り返しを入れる。＜２＞詰所にある、金子工業所の棚。の前に、結束線の束が、置いてあるとのこと。君が置いたのか、と問う。違うと答える。会話を始めたとき、ちょうど、バ<text:soft-page-break/>スが、角を曲がって、こちらへ来るのが見える。その便は、捨てることを、その場で、腹決めする。＜３＞おれ、行きますよ。と、最後、口に出す。そこまでは、やらなくていい、と、言ってくださる。我々ではないんだな？と、念を押す。私は、いや、違いますよ、と、答える。</text:p>
              </text:list-item>
            </text:list>
          </table:table-cell>
        </table:table-row>
        <table:table-row>
          <table:table-cell table:style-name="表23.A2" office:value-type="float" office:value="12">
            <text:p text:style-name="P8">12</text:p>
          </table:table-cell>
          <table:table-cell table:style-name="表23.B2" office:value-type="string">
            <text:p text:style-name="P9">やってもらったこと</text:p>
          </table:table-cell>
          <table:table-cell table:style-name="表23.C2" office:value-type="string">
            <text:list xml:id="list8594302672982138631" text:style-name="L334">
              <text:list-item>
                <text:p text:style-name="P351"/>
              </text:list-item>
            </text:list>
          </table:table-cell>
        </table:table-row>
        <table:table-row>
          <table:table-cell table:style-name="表23.A2">
            <text:p text:style-name="P8"/>
          </table:table-cell>
          <table:table-cell table:style-name="表23.B2" office:value-type="string">
            <text:p text:style-name="P9">危険予知、危険感知</text:p>
          </table:table-cell>
          <table:table-cell table:style-name="表23.C2" office:value-type="string">
            <text:list xml:id="list2467477691711158213" text:style-name="L335">
              <text:list-item>
                <text:p text:style-name="P352"/>
              </text:list-item>
            </text:list>
          </table:table-cell>
        </table:table-row>
      </table:table>
      <text:p text:style-name="P13"/>
      <text:p text:style-name="P4">[/ XXXX] 20220523_173412</text:p>
      <text:p text:style-name="P13"/>
      <text:p text:style-name="P7"/>
      <text:p text:style-name="P2">---------------------------------------------------------------</text:p>
      <text:p text:style-name="P4">[XXX] 20220529_163501</text:p>
      <text:p text:style-name="P13">myself / towa diary / XXX</text:p>
      <text:p text:style-name="P3"><text:span text:style-name="T3">作業日：5</text:span><text:span text:style-name="T5">/27</text:span><text:span text:style-name="T4"> f</text:span></text:p>
      <table:table table:name="表25" table:style-name="表25">
        <table:table-column table:style-name="表25.A"/>
        <table:table-column table:style-name="表25.B"/>
        <table:table-column table:style-name="表25.C"/>
        <table:table-row>
          <table:table-cell table:style-name="表25.A1" office:value-type="float" office:value="1">
            <text:p text:style-name="P8">1</text:p>
          </table:table-cell>
          <table:table-cell table:style-name="表25.B1" office:value-type="string">
            <text:p text:style-name="P8">現場</text:p>
          </table:table-cell>
          <table:table-cell table:style-name="表25.C1" office:value-type="string">
            <text:p text:style-name="P11">宮崎光男様マンション</text:p>
          </table:table-cell>
        </table:table-row>
        <table:table-row>
          <table:table-cell table:style-name="表25.A2" office:value-type="float" office:value="2">
            <text:p text:style-name="P8">2</text:p>
          </table:table-cell>
          <table:table-cell table:style-name="表25.B2" office:value-type="string">
            <text:p text:style-name="P8">天気</text:p>
          </table:table-cell>
          <table:table-cell table:style-name="表25.C2" office:value-type="string">
            <text:p text:style-name="P11">雨。午後から、晴れ。雲あり。</text:p>
          </table:table-cell>
        </table:table-row>
        <table:table-row>
          <table:table-cell table:style-name="表25.A2" office:value-type="float" office:value="3">
            <text:p text:style-name="P8">3</text:p>
          </table:table-cell>
          <table:table-cell table:style-name="表25.B2" office:value-type="string">
            <text:p text:style-name="P8">最寄り</text:p>
          </table:table-cell>
          <table:table-cell table:style-name="表25.C2" office:value-type="string">
            <text:p text:style-name="P11">武蔵小山駅</text:p>
          </table:table-cell>
        </table:table-row>
        <table:table-row>
          <table:table-cell table:style-name="表25.B2" office:value-type="string">
            <text:p text:style-name="P8">3-2</text:p>
            <text:p text:style-name="P8"/>
          </table:table-cell>
          <table:table-cell table:style-name="表25.B2" office:value-type="string">
            <text:p text:style-name="P9">開始／終了時刻</text:p>
          </table:table-cell>
          <table:table-cell table:style-name="表25.C2" office:value-type="string">
            <text:list xml:id="list1511659524737000788" text:style-name="L336">
              <text:list-item>
                <text:p text:style-name="P353">開始　：　１０時近く</text:p>
              </text:list-item>
              <text:list-item>
                <text:p text:style-name="P353">詰所到着　：　１６：２０ぐらいか。</text:p>
              </text:list-item>
            </text:list>
          </table:table-cell>
        </table:table-row>
        <table:table-row>
          <table:table-cell table:style-name="表25.A2" office:value-type="float" office:value="4">
            <text:p text:style-name="P8">4</text:p>
          </table:table-cell>
          <table:table-cell table:style-name="表25.B2" office:value-type="string">
            <text:p text:style-name="P8">他職：ポンプ</text:p>
          </table:table-cell>
          <table:table-cell table:style-name="表25.C2" office:value-type="string">
            <text:list xml:id="list6457765863746069700" text:style-name="L337">
              <text:list-item>
                <text:p text:style-name="P354">[〇〇クリート]。カタカナ。</text:p>
              </text:list-item>
              <text:list-item>
                <text:p text:style-name="P354">３人。一人は、ベトナム人。和解。３０半ばぐらいか。</text:p>
              </text:list-item>
              <text:list-item>
                <text:p text:style-name="P354">職長（P2）。小柄。１６５ぐらい。３人目。日本人（P3）。３２歳だとのこと。タニモトさんによると。</text:p>
              </text:list-item>
              <text:list-item>
                <text:p text:style-name="P354">職長の人。P3の人に、始終、怒鳴っている。[〇〇だろーが！わかんねえのかよ！]といった口調。[はやく、コントローラ（を操作する）だけになりてえんだよ]</text:p>
              </text:list-item>
            </text:list>
          </table:table-cell>
        </table:table-row>
        <table:table-row>
          <table:table-cell table:style-name="表25.A2" office:value-type="float" office:value="5">
            <text:p text:style-name="P8">5</text:p>
          </table:table-cell>
          <table:table-cell table:style-name="表25.B2" office:value-type="string">
            <text:p text:style-name="P8">他職：土工さん</text:p>
          </table:table-cell>
          <table:table-cell table:style-name="表25.C2" office:value-type="string">
            <text:list xml:id="list5896927353692497771" text:style-name="L338">
              <text:list-item>
                <text:p text:style-name="P355">[田中土建工業]これまでにも、一緒になったことのある会社。緑色のヘルメット。職長さんか、１６５少し。小柄。６０ぐらいか。口ひげあり。メガネあり。</text:p>
              </text:list-item>
            </text:list>
          </table:table-cell>
        </table:table-row>
        <table:table-row>
          <table:table-cell table:style-name="表25.A2" office:value-type="float" office:value="6">
            <text:p text:style-name="P8">6</text:p>
          </table:table-cell>
          <table:table-cell table:style-name="表25.B2" office:value-type="string">
            <text:p text:style-name="P8">他職：<text:soft-page-break/>電気屋さんの相番の人</text:p>
          </table:table-cell>
          <table:table-cell table:style-name="表25.C2" office:value-type="string">
            <text:list xml:id="list4741758254864878882" text:style-name="L339">
              <text:list-item>
                <text:p text:style-name="P356">東和から。上記の、タニモトさん。６６歳とのこと。以<text:soft-page-break/>前は、電気屋をやっていた。熊本が出身地。高校を出て、東京へ。以前、３年ぐらい、仕事せず、家にこもっていた。毎日、死にたいと思っていた。帰り、改札口を通る頃、[その頃、ビデオをずっと見ていた。ビデオの中に、答えがあったよ]とのこと。</text:p>
              </text:list-item>
              <text:list-item>
                <text:p text:style-name="P356">アトランタ五輪。有森選手。[自分を褒めてあげたい]が、心に刺さった。とのこと。</text:p>
              </text:list-item>
              <text:list-item>
                <text:p text:style-name="P356">株を始めている。商売を始めたい。やりたいことがある。</text:p>
              </text:list-item>
            </text:list>
          </table:table-cell>
        </table:table-row>
        <table:table-row>
          <table:table-cell table:style-name="表25.B2" office:value-type="string">
            <text:p text:style-name="P8">6--2</text:p>
          </table:table-cell>
          <table:table-cell table:style-name="表25.B2" office:value-type="string">
            <text:p text:style-name="P8">他職：<text:span text:style-name="T2">警備</text:span></text:p>
          </table:table-cell>
          <table:table-cell table:style-name="表25.C2" office:value-type="string">
            <text:list xml:id="list3503707318636079796" text:style-name="L340">
              <text:list-item>
                <text:p text:style-name="P357"/>
              </text:list-item>
            </text:list>
          </table:table-cell>
        </table:table-row>
        <table:table-row>
          <table:table-cell table:style-name="表25.B2" office:value-type="string">
            <text:p text:style-name="P8"/>
          </table:table-cell>
          <table:table-cell table:style-name="表25.B2" office:value-type="string">
            <text:p text:style-name="P8">他職：<text:span text:style-name="T2">土間屋さん</text:span></text:p>
          </table:table-cell>
          <table:table-cell table:style-name="表25.C2" office:value-type="string">
            <text:list xml:id="list818477224383280111" text:style-name="L341">
              <text:list-item>
                <text:p text:style-name="P358"/>
              </text:list-item>
            </text:list>
          </table:table-cell>
        </table:table-row>
        <table:table-row>
          <table:table-cell table:style-name="表25.B2" office:value-type="string">
            <text:p text:style-name="P8"/>
          </table:table-cell>
          <table:table-cell table:style-name="表25.B2" office:value-type="string">
            <text:p text:style-name="P8">他職：<text:span text:style-name="T2">大工さん</text:span></text:p>
          </table:table-cell>
          <table:table-cell table:style-name="表25.C2" office:value-type="string">
            <text:list xml:id="list2911622738592557272" text:style-name="L342">
              <text:list-item>
                <text:p text:style-name="P359"/>
              </text:list-item>
            </text:list>
          </table:table-cell>
        </table:table-row>
        <table:table-row>
          <table:table-cell table:style-name="表25.A2" office:value-type="float" office:value="7">
            <text:p text:style-name="P8">7</text:p>
          </table:table-cell>
          <table:table-cell table:style-name="表25.B2" office:value-type="string">
            <text:p text:style-name="P8">監督さん</text:p>
          </table:table-cell>
          <table:table-cell table:style-name="表25.C2" office:value-type="string">
            <text:list xml:id="list5469922099652619875" text:style-name="L343">
              <text:list-item>
                <text:p text:style-name="P360">二人。所長さん（P1）も、若く見える。４０半ばか。もうひとり、３０少しか。ぼんやりしたところがある。所長さんが、きつい言葉で、指示を出す。</text:p>
              </text:list-item>
            </text:list>
          </table:table-cell>
        </table:table-row>
        <table:table-row>
          <table:table-cell table:style-name="表25.A2" office:value-type="float" office:value="8">
            <text:p text:style-name="P8">8</text:p>
          </table:table-cell>
          <table:table-cell table:style-name="表25.B2" office:value-type="string">
            <text:p text:style-name="P8">発注者の方</text:p>
          </table:table-cell>
          <table:table-cell table:style-name="表25.C2" office:value-type="string">
            <text:list xml:id="list5633494045321026757" text:style-name="L344">
              <text:list-item>
                <text:p text:style-name="P361">TONY電設。電話に出てくれた。４０代ぐらいか。男性。</text:p>
              </text:list-item>
            </text:list>
          </table:table-cell>
        </table:table-row>
        <table:table-row>
          <table:table-cell table:style-name="表25.A2">
            <text:p text:style-name="P8"/>
          </table:table-cell>
          <table:table-cell table:style-name="表25.B2" office:value-type="string">
            <text:p text:style-name="P9">東和からの同僚</text:p>
          </table:table-cell>
          <table:table-cell table:style-name="表25.C2" office:value-type="string">
            <text:list xml:id="list6699531627144267001" text:style-name="L345">
              <text:list-item>
                <text:p text:style-name="P362"/>
              </text:list-item>
            </text:list>
          </table:table-cell>
        </table:table-row>
        <table:table-row>
          <table:table-cell table:style-name="表25.A2" office:value-type="float" office:value="9">
            <text:p text:style-name="P8">9</text:p>
          </table:table-cell>
          <table:table-cell table:style-name="表25.B2" office:value-type="string">
            <text:p text:style-name="P8">現場見取り図</text:p>
          </table:table-cell>
          <table:table-cell table:style-name="表25.C2" office:value-type="string">
            <text:p text:style-name="P12"/>
          </table:table-cell>
        </table:table-row>
        <table:table-row>
          <table:table-cell table:style-name="表25.A2" office:value-type="float" office:value="10">
            <text:p text:style-name="P8">10</text:p>
          </table:table-cell>
          <table:table-cell table:style-name="表25.B2" office:value-type="string">
            <text:p text:style-name="P9">段取り</text:p>
          </table:table-cell>
          <table:table-cell table:style-name="表25.C2" office:value-type="string">
            <text:list xml:id="list5261094642982303244" text:style-name="L346">
              <text:list-item>
                <text:p text:style-name="P363"/>
              </text:list-item>
            </text:list>
          </table:table-cell>
        </table:table-row>
        <table:table-row>
          <table:table-cell table:style-name="表25.A2">
            <text:p text:style-name="P8"/>
          </table:table-cell>
          <table:table-cell table:style-name="表25.B2" office:value-type="string">
            <text:p text:style-name="P9">行き帰りでの出来事、見聞</text:p>
          </table:table-cell>
          <table:table-cell table:style-name="表25.C2" office:value-type="string">
            <text:list xml:id="list7570819139538290551" text:style-name="L347">
              <text:list-item>
                <text:p text:style-name="P364">電車、ホーム。女の人たち。この人たちにとって、男は、どんな存在か。年収の札の下がった、小鳥のようなものか。（この、[小鳥のような]という一節は、いま考えついた）</text:p>
              </text:list-item>
            </text:list>
          </table:table-cell>
        </table:table-row>
        <table:table-row>
          <table:table-cell table:style-name="表25.A2">
            <text:p text:style-name="P8"/>
          </table:table-cell>
          <table:table-cell table:style-name="表25.B2" office:value-type="string">
            <text:p text:style-name="P9">周囲の事物</text:p>
          </table:table-cell>
          <table:table-cell table:style-name="表25.C2" office:value-type="string">
            <text:list xml:id="list4688143045235083631" text:style-name="L348">
              <text:list-item>
                <text:p text:style-name="P365"/>
              </text:list-item>
            </text:list>
          </table:table-cell>
        </table:table-row>
        <table:table-row>
          <table:table-cell table:style-name="表25.A2" office:value-type="float" office:value="11">
            <text:p text:style-name="P8">11</text:p>
          </table:table-cell>
          <table:table-cell table:style-name="表25.B2" office:value-type="string">
            <text:p text:style-name="P9">その他</text:p>
          </table:table-cell>
          <table:table-cell table:style-name="表25.C2" office:value-type="string">
            <text:list xml:id="list8175157395618153867" text:style-name="L349">
              <text:list-item>
                <text:p text:style-name="P366"/>
              </text:list-item>
            </text:list>
          </table:table-cell>
        </table:table-row>
        <table:table-row>
          <table:table-cell table:style-name="表25.A2" office:value-type="float" office:value="12">
            <text:p text:style-name="P8">12</text:p>
          </table:table-cell>
          <table:table-cell table:style-name="表25.B2" office:value-type="string">
            <text:p text:style-name="P9">やってもらったこと</text:p>
          </table:table-cell>
          <table:table-cell table:style-name="表25.C2" office:value-type="string">
            <text:list xml:id="list5009298009618118767" text:style-name="L350">
              <text:list-item>
                <text:p text:style-name="P367">タニモトさん。帰り。券売機の近くの、自販機。飲み物、奢ってもらった。長靴の破れ。直し方。破れ部分、のみでなく。その部分を覆いつつ、靴の周囲を、ぐるっと、一周、巻いてしまう。</text:p>
              </text:list-item>
              <text:list-item>
                <text:p text:style-name="P367">ポンプ屋さん。ベトナムの人。ボイドが一つ、倒れてしまう。手で押さえていたら、その人が、手で、打ったコ<text:soft-page-break/>ンクリの塊を、何掬いか、入れてくれた。</text:p>
              </text:list-item>
            </text:list>
          </table:table-cell>
        </table:table-row>
        <table:table-row>
          <table:table-cell table:style-name="表25.A2">
            <text:p text:style-name="P8"/>
          </table:table-cell>
          <table:table-cell table:style-name="表25.B2" office:value-type="string">
            <text:p text:style-name="P9">危険予知、危険感知</text:p>
          </table:table-cell>
          <table:table-cell table:style-name="表25.C2" office:value-type="string">
            <text:list xml:id="list7685564951615910598" text:style-name="L351">
              <text:list-item>
                <text:p text:style-name="P368">相番。足場に移って、さらに、コードを捌く。このとき、安全帯、この時は、掛けた。</text:p>
              </text:list-item>
            </text:list>
          </table:table-cell>
        </table:table-row>
      </table:table>
      <text:p text:style-name="P13"/>
      <text:p text:style-name="P4">[/ XXXX] 20220529_164956</text:p>
      <text:p text:style-name="P13"/>
      <text:p text:style-name="P5"/>
      <text:p text:style-name="P7"/>
      <text:p text:style-name="P2">---------------------------------------------------------------</text:p>
      <text:p text:style-name="P4">[XXX] 20220605_165223</text:p>
      <text:p text:style-name="P13">myself / towa diary / XXX</text:p>
      <text:p text:style-name="P3"><text:span text:style-name="T3">作業日：6</text:span><text:span text:style-name="T5">/5</text:span><text:span text:style-name="T4"> sa</text:span></text:p>
      <table:table table:name="表26" table:style-name="表26">
        <table:table-column table:style-name="表26.A"/>
        <table:table-column table:style-name="表26.B"/>
        <table:table-column table:style-name="表26.C"/>
        <table:table-row>
          <table:table-cell table:style-name="表26.A1" office:value-type="float" office:value="1">
            <text:p text:style-name="P8">1</text:p>
          </table:table-cell>
          <table:table-cell table:style-name="表26.B1" office:value-type="string">
            <text:p text:style-name="P8">現場</text:p>
          </table:table-cell>
          <table:table-cell table:style-name="表26.C1" office:value-type="string">
            <text:p text:style-name="P11">大田区山王２丁目プロジェクト</text:p>
          </table:table-cell>
        </table:table-row>
        <table:table-row>
          <table:table-cell table:style-name="表26.A2" office:value-type="float" office:value="2">
            <text:p text:style-name="P8">2</text:p>
          </table:table-cell>
          <table:table-cell table:style-name="表26.B2" office:value-type="string">
            <text:p text:style-name="P8">天気</text:p>
          </table:table-cell>
          <table:table-cell table:style-name="表26.C2" office:value-type="string">
            <text:p text:style-name="P11">晴れ。雲あり。</text:p>
          </table:table-cell>
        </table:table-row>
        <table:table-row>
          <table:table-cell table:style-name="表26.A2" office:value-type="float" office:value="3">
            <text:p text:style-name="P8">3</text:p>
          </table:table-cell>
          <table:table-cell table:style-name="表26.B2" office:value-type="string">
            <text:p text:style-name="P8">最寄り</text:p>
          </table:table-cell>
          <table:table-cell table:style-name="表26.C2" office:value-type="string">
            <text:p text:style-name="P11">大森駅</text:p>
          </table:table-cell>
        </table:table-row>
        <table:table-row>
          <table:table-cell table:style-name="表26.B2" office:value-type="string">
            <text:p text:style-name="P8">3-2</text:p>
            <text:p text:style-name="P8"/>
          </table:table-cell>
          <table:table-cell table:style-name="表26.B2" office:value-type="string">
            <text:p text:style-name="P9">開始／終了時刻</text:p>
          </table:table-cell>
          <table:table-cell table:style-name="表26.C2" office:value-type="string">
            <text:list xml:id="list3462572896256196290" text:style-name="L352">
              <text:list-item>
                <text:p text:style-name="P369">開始　：　９時半過ぎか。</text:p>
              </text:list-item>
              <text:list-item>
                <text:p text:style-name="P369">詰所到着　：　１６時ぐらい。最後、追加１台。土工の親方さんらしき人に告げて、上がらせてもらう。</text:p>
              </text:list-item>
            </text:list>
          </table:table-cell>
        </table:table-row>
        <table:table-row>
          <table:table-cell table:style-name="表26.A2" office:value-type="float" office:value="4">
            <text:p text:style-name="P8">4</text:p>
          </table:table-cell>
          <table:table-cell table:style-name="表26.B2" office:value-type="string">
            <text:p text:style-name="P8">他職：ポンプ</text:p>
          </table:table-cell>
          <table:table-cell table:style-name="表26.C2" office:value-type="string">
            <text:list xml:id="list7382194769577401125" text:style-name="L353">
              <text:list-item>
                <text:p text:style-name="P370">[東一アッソー]のような名前。前にも何度か、一緒になっている。</text:p>
              </text:list-item>
            </text:list>
          </table:table-cell>
        </table:table-row>
        <table:table-row>
          <table:table-cell table:style-name="表26.A2" office:value-type="float" office:value="5">
            <text:p text:style-name="P8">5</text:p>
          </table:table-cell>
          <table:table-cell table:style-name="表26.B2" office:value-type="string">
            <text:p text:style-name="P8">他職：土工さん</text:p>
          </table:table-cell>
          <table:table-cell table:style-name="表26.C2" office:value-type="string">
            <text:list xml:id="list9144681232488041686" text:style-name="L354">
              <text:list-item>
                <text:p text:style-name="P371">会社名。憶えておらず。</text:p>
              </text:list-item>
              <text:list-item>
                <text:p text:style-name="P371">親方さんは、背の高い人か。１７５ぐらい。痩せている。他の同僚の人たちへの口調、きつい。</text:p>
              </text:list-item>
              <text:list-item>
                <text:p text:style-name="P371">バイブ担当、3名。上記の親方さんらしき人も、細長いバイブを使用。</text:p>
              </text:list-item>
              <text:list-item>
                <text:p text:style-name="P371">私の担当下人。１６５少しか。娘さんがいる。２人。上の人は、この年度から、社会人か。看護師らしい。[勉強ができる]とのこと。学年で２番。下の子は、１０番以内ぐらい、とのこと。</text:p>
              </text:list-item>
              <text:list-item>
                <text:p text:style-name="P371">洗いの人。年配。白髪。顔は、うすら白い。肌は、乾燥しているように見える。細いシワ。目は、光、まだある。</text:p>
              </text:list-item>
            </text:list>
          </table:table-cell>
        </table:table-row>
        <table:table-row>
          <table:table-cell table:style-name="表26.A2" office:value-type="float" office:value="6">
            <text:p text:style-name="P8">6</text:p>
          </table:table-cell>
          <table:table-cell table:style-name="表26.B2" office:value-type="string">
            <text:p text:style-name="P8">他職：電気屋さんの相番の<text:soft-page-break/>人</text:p>
          </table:table-cell>
          <table:table-cell table:style-name="表26.C2" office:value-type="string">
            <text:list xml:id="list2320439799416001430" text:style-name="L355">
              <text:list-item>
                <text:p text:style-name="P372">本職の人か。ダボのズボン。コードの捌き、力を入れて行う。しばしば、スラブを小走りして、コードの配置を直す。</text:p>
              </text:list-item>
            </text:list>
          </table:table-cell>
        </table:table-row>
        <table:table-row>
          <table:table-cell table:style-name="表26.B2" office:value-type="string">
            <text:p text:style-name="P8">6--2</text:p>
          </table:table-cell>
          <table:table-cell table:style-name="表26.B2" office:value-type="string">
            <text:p text:style-name="P8">他職：<text:span text:style-name="T2">警備</text:span></text:p>
          </table:table-cell>
          <table:table-cell table:style-name="表26.C2" office:value-type="string">
            <text:list xml:id="list1740190765259840334" text:style-name="L356">
              <text:list-item>
                <text:p text:style-name="P373">帰り際。小柄な男性の人。顔を向けていたら、こちらに視線を向ける。この人に、会釈する。</text:p>
              </text:list-item>
            </text:list>
          </table:table-cell>
        </table:table-row>
        <table:table-row>
          <table:table-cell table:style-name="表26.B2" office:value-type="string">
            <text:p text:style-name="P8"/>
          </table:table-cell>
          <table:table-cell table:style-name="表26.B2" office:value-type="string">
            <text:p text:style-name="P8">他職：<text:span text:style-name="T2">土間屋さん</text:span></text:p>
          </table:table-cell>
          <table:table-cell table:style-name="表26.C2" office:value-type="string">
            <text:list xml:id="list4417072069209021635" text:style-name="L357">
              <text:list-item>
                <text:p text:style-name="P374">若い人、２人。記憶にいま、戻っている。そのうちのひとり、私が帰りがけ、足場を進んでいる。その人が、角を曲がって、こちらへ歩を進めようとする。私は、この人に、その頃あいに、気づく。一瞬、私は止まる。その人が、難儀そうながらも、後退して、退避してくれる。私は、両手の掌を合わせて、礼を示しながら、角を渡っていく。</text:p>
              </text:list-item>
            </text:list>
          </table:table-cell>
        </table:table-row>
        <table:table-row>
          <table:table-cell table:style-name="表26.B2" office:value-type="string">
            <text:p text:style-name="P8"/>
          </table:table-cell>
          <table:table-cell table:style-name="表26.B2" office:value-type="string">
            <text:p text:style-name="P8">他職：<text:span text:style-name="T2">大工さ</text:span><text:span text:style-name="T2">ん</text:span></text:p>
          </table:table-cell>
          <table:table-cell table:style-name="表26.C2" office:value-type="string">
            <text:list xml:id="list7018624525970068749" text:style-name="L358">
              <text:list-item>
                <text:p text:style-name="P375"/>
              </text:list-item>
            </text:list>
          </table:table-cell>
        </table:table-row>
        <table:table-row>
          <table:table-cell table:style-name="表26.A2" office:value-type="float" office:value="7">
            <text:p text:style-name="P8">7</text:p>
          </table:table-cell>
          <table:table-cell table:style-name="表26.B2" office:value-type="string">
            <text:p text:style-name="P8">監督さん</text:p>
          </table:table-cell>
          <table:table-cell table:style-name="表26.C2" office:value-type="string">
            <text:list xml:id="list1621745907435991530" text:style-name="L359">
              <text:list-item>
                <text:p text:style-name="P376">４人か。所長さんを入れて。スラブ担当は、２人。どちらも、ヘッドギア式の、無線の器具を着けている。壁打ち。所定の量、入ったか、やりとりしている。</text:p>
              </text:list-item>
              <text:list-item>
                <text:p text:style-name="P376">スラブ担当のうち、上にいる人。顔立ちが、女性のよう。輪郭は丸い。目が、まつげが長いのか。ヒゲを、上唇の左右に、生やしている。まばらに。</text:p>
              </text:list-item>
            </text:list>
          </table:table-cell>
        </table:table-row>
        <table:table-row>
          <table:table-cell table:style-name="表26.A2" office:value-type="float" office:value="8">
            <text:p text:style-name="P8">8</text:p>
          </table:table-cell>
          <table:table-cell table:style-name="表26.B2" office:value-type="string">
            <text:p text:style-name="P8">発注者の方</text:p>
          </table:table-cell>
          <table:table-cell table:style-name="表26.C2" office:value-type="string">
            <text:list xml:id="list2155419556242386805" text:style-name="L360">
              <text:list-item>
                <text:p text:style-name="P377">帰りの連絡。電話に出てくれた。フカシロさん。朝礼時、事前には[代行]という指示を受けていたが、日向電気の人、２人、来ている。この二人のうちのどちらかが、フカシロさんなのか。不詳。</text:p>
              </text:list-item>
            </text:list>
          </table:table-cell>
        </table:table-row>
        <table:table-row>
          <table:table-cell table:style-name="表26.A2">
            <text:p text:style-name="P8"/>
          </table:table-cell>
          <table:table-cell table:style-name="表26.B2" office:value-type="string">
            <text:p text:style-name="P9">東和からの同僚</text:p>
          </table:table-cell>
          <table:table-cell table:style-name="表26.C2" office:value-type="string">
            <text:list xml:id="list4931475317592522083" text:style-name="L361">
              <text:list-item>
                <text:p text:style-name="P378"/>
              </text:list-item>
            </text:list>
          </table:table-cell>
        </table:table-row>
        <table:table-row>
          <table:table-cell table:style-name="表26.A2" office:value-type="float" office:value="9">
            <text:p text:style-name="P8">9</text:p>
          </table:table-cell>
          <table:table-cell table:style-name="表26.B2" office:value-type="string">
            <text:p text:style-name="P8">現場見取り図</text:p>
          </table:table-cell>
          <table:table-cell table:style-name="表26.C2" office:value-type="string">
            <text:p text:style-name="P12"/>
          </table:table-cell>
        </table:table-row>
        <table:table-row>
          <table:table-cell table:style-name="表26.A2" office:value-type="float" office:value="10">
            <text:p text:style-name="P8">10</text:p>
          </table:table-cell>
          <table:table-cell table:style-name="表26.B2" office:value-type="string">
            <text:p text:style-name="P9">段取り</text:p>
          </table:table-cell>
          <table:table-cell table:style-name="表26.C2" office:value-type="string">
            <text:list xml:id="list1950947431806418154" text:style-name="L362">
              <text:list-item>
                <text:p text:style-name="P379"/>
              </text:list-item>
            </text:list>
          </table:table-cell>
        </table:table-row>
        <table:table-row>
          <table:table-cell table:style-name="表26.A2">
            <text:p text:style-name="P8"/>
          </table:table-cell>
          <table:table-cell table:style-name="表26.B2" office:value-type="string">
            <text:p text:style-name="P9">行き帰りでの出来事、見聞</text:p>
          </table:table-cell>
          <table:table-cell table:style-name="表26.C2" office:value-type="string">
            <text:list xml:id="list1925535178239550969" text:style-name="L363">
              <text:list-item>
                <text:p text:style-name="P380"/>
              </text:list-item>
            </text:list>
          </table:table-cell>
        </table:table-row>
        <table:table-row>
          <table:table-cell table:style-name="表26.A2">
            <text:p text:style-name="P8"/>
          </table:table-cell>
          <table:table-cell table:style-name="表26.B2" office:value-type="string">
            <text:p text:style-name="P9">周囲の事物</text:p>
          </table:table-cell>
          <table:table-cell table:style-name="表26.C2" office:value-type="string">
            <text:list xml:id="list6260053107221680300" text:style-name="L364">
              <text:list-item>
                <text:p text:style-name="P381">駅から、現場までの道。住宅の密集区域を通る。改札を出て、車道を渡る。目の前は、神社の山。[天祖神社]といったか。そこから少し、現場方面へ入った場所。キリスト教の教会、1軒。プロテスタントか。</text:p>
              </text:list-item>
            </text:list>
          </table:table-cell>
        </table:table-row>
        <table:table-row>
          <table:table-cell table:style-name="表26.A2" office:value-type="float" office:value="11">
            <text:p text:style-name="P8">11</text:p>
          </table:table-cell>
          <table:table-cell table:style-name="表26.B2" office:value-type="string">
            <text:p text:style-name="P9">その他</text:p>
          </table:table-cell>
          <table:table-cell table:style-name="表26.C2" office:value-type="string">
            <text:list xml:id="list6195412641783317770" text:style-name="L365">
              <text:list-item>
                <text:p text:style-name="P382"/>
              </text:list-item>
            </text:list>
          </table:table-cell>
        </table:table-row>
        <table:table-row>
          <table:table-cell table:style-name="表26.A2" office:value-type="float" office:value="12">
            <text:p text:style-name="P8">12</text:p>
          </table:table-cell>
          <table:table-cell table:style-name="表26.B2" office:value-type="string">
            <text:p text:style-name="P9">やって<text:soft-page-break/>もらったこと</text:p>
          </table:table-cell>
          <table:table-cell table:style-name="表26.C2" office:value-type="string">
            <text:list xml:id="list3694937730398951341" text:style-name="L366">
              <text:list-item>
                <text:p text:style-name="P383"/>
              </text:list-item>
            </text:list>
          </table:table-cell>
        </table:table-row>
        <table:table-row>
          <table:table-cell table:style-name="表26.A2">
            <text:p text:style-name="P8"/>
          </table:table-cell>
          <table:table-cell table:style-name="表26.B2" office:value-type="string">
            <text:p text:style-name="P9">危険予知、危険感知</text:p>
          </table:table-cell>
          <table:table-cell table:style-name="表26.C2" office:value-type="string">
            <text:list xml:id="list7351536456087030585" text:style-name="L367">
              <text:list-item>
                <text:p text:style-name="P384"/>
              </text:list-item>
            </text:list>
          </table:table-cell>
        </table:table-row>
      </table:table>
      <text:p text:style-name="P13"/>
      <text:p text:style-name="P4">[/ XXXX] 20220605_170900</text:p>
      <text:p text:style-name="P5"/>
      <text:p text:style-name="P7"/>
      <text:p text:style-name="P2">---------------------------------------------------------------</text:p>
      <text:p text:style-name="P4">[XXX] 20220611_162033</text:p>
      <text:p text:style-name="P13">myself / towa diary / XXX</text:p>
      <text:p text:style-name="P3"><text:span text:style-name="T3">作業日：6</text:span><text:span text:style-name="T5">/10</text:span><text:span text:style-name="T4"> f</text:span></text:p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float" office:value="1">
            <text:p text:style-name="P8">1</text:p>
          </table:table-cell>
          <table:table-cell table:style-name="表27.B1" office:value-type="string">
            <text:p text:style-name="P8">現場</text:p>
          </table:table-cell>
          <table:table-cell table:style-name="表27.C1" office:value-type="string">
            <text:p text:style-name="P11">わかたけ都筑特別用語老人ホーム</text:p>
          </table:table-cell>
        </table:table-row>
        <table:table-row>
          <table:table-cell table:style-name="表27.A2" office:value-type="float" office:value="2">
            <text:p text:style-name="P8">2</text:p>
          </table:table-cell>
          <table:table-cell table:style-name="表27.B2" office:value-type="string">
            <text:p text:style-name="P8">天気</text:p>
          </table:table-cell>
          <table:table-cell table:style-name="表27.C2" office:value-type="string">
            <text:p text:style-name="P11">晴れ。</text:p>
          </table:table-cell>
        </table:table-row>
        <table:table-row>
          <table:table-cell table:style-name="表27.A2" office:value-type="float" office:value="3">
            <text:p text:style-name="P8">3</text:p>
          </table:table-cell>
          <table:table-cell table:style-name="表27.B2" office:value-type="string">
            <text:p text:style-name="P8">最寄り</text:p>
          </table:table-cell>
          <table:table-cell table:style-name="表27.C2" office:value-type="string">
            <text:p text:style-name="P11">市が尾駅（電車）、千代橋（バス）</text:p>
          </table:table-cell>
        </table:table-row>
        <table:table-row>
          <table:table-cell table:style-name="表27.B2" office:value-type="string">
            <text:p text:style-name="P8">3-2</text:p>
            <text:p text:style-name="P8"/>
          </table:table-cell>
          <table:table-cell table:style-name="表27.B2" office:value-type="string">
            <text:p text:style-name="P9">開始／終了時刻</text:p>
          </table:table-cell>
          <table:table-cell table:style-name="表27.C2" office:value-type="string">
            <text:list xml:id="list3786449519953240918" text:style-name="L400">
              <text:list-item>
                <text:p text:style-name="P415">開始　：　９時すぎか。わりと、早かった印象。</text:p>
              </text:list-item>
              <text:list-item>
                <text:p text:style-name="P415">詰所到着　：　１６頃。１５時は過ぎていた。</text:p>
              </text:list-item>
            </text:list>
          </table:table-cell>
        </table:table-row>
        <table:table-row>
          <table:table-cell table:style-name="表27.A2" office:value-type="float" office:value="4">
            <text:p text:style-name="P8">4</text:p>
          </table:table-cell>
          <table:table-cell table:style-name="表27.B2" office:value-type="string">
            <text:p text:style-name="P8">他職：ポンプ</text:p>
          </table:table-cell>
          <table:table-cell table:style-name="表27.C2" office:value-type="string">
            <text:list xml:id="list3252362377600591609" text:style-name="L368">
              <text:list-item>
                <text:p text:style-name="P385">[ARAI]という会社名。３人。女の人、１人。職長さんは、１６５ぐらい。顔は日に焼けている。笑うと、目尻と、頬に、シワ。</text:p>
              </text:list-item>
              <text:list-item>
                <text:p text:style-name="P385">３人目は、年配の人。白髪。１６５ぐらい。朝、車を止める際、先に降りる。対象の区画の、船。取り除き、別の場所に置く。</text:p>
              </text:list-item>
              <text:list-item>
                <text:p text:style-name="P385">女の人。日よけの縁帽子、着けている。３０半ば。４０行っているか。</text:p>
              </text:list-item>
            </text:list>
          </table:table-cell>
        </table:table-row>
        <table:table-row>
          <table:table-cell table:style-name="表27.A2" office:value-type="float" office:value="5">
            <text:p text:style-name="P8">5</text:p>
          </table:table-cell>
          <table:table-cell table:style-name="表27.B2" office:value-type="string">
            <text:p text:style-name="P8">他職：土工さん</text:p>
          </table:table-cell>
          <table:table-cell table:style-name="表27.C2" office:value-type="string">
            <text:list xml:id="list868136067972324906" text:style-name="L369">
              <text:list-item>
                <text:p text:style-name="P386">鈴木土木。水色のヘルメット。他に、似たような色の、別の会社名の人たち。バイブを担当していた、小柄な、腹の出た人（P1）。は、また別の会社名。緑色のメット。</text:p>
              </text:list-item>
              <text:list-item>
                <text:p text:style-name="P386">バイブ担当の人。２人。私の担当した人。スイッチを入れる、切る、を、声を出して、指示してくれる。</text:p>
              </text:list-item>
              <text:list-item>
                <text:p text:style-name="P386">もうひとりのバイブの人。５０半ばか。P1の人に、指示を出すとき、声を荒げる。P1の人は、言われても、反応は遅い。メガネあり。</text:p>
              </text:list-item>
            </text:list>
          </table:table-cell>
        </table:table-row>
        <table:table-row>
          <table:table-cell table:style-name="表27.A2" office:value-type="float" office:value="6">
            <text:p text:style-name="P8">6</text:p>
          </table:table-cell>
          <table:table-cell table:style-name="表27.B2" office:value-type="string">
            <text:p text:style-name="P8">他職：<text:soft-page-break/>電気屋さんの相番の人</text:p>
          </table:table-cell>
          <table:table-cell table:style-name="表27.C2" office:value-type="string">
            <text:list xml:id="list6644287022109209537" text:style-name="L370">
              <text:list-item>
                <text:p text:style-name="P387">同じ、ヨコレイさんから請けて、来ている。女の人。本<text:soft-page-break/>職は、電気か。昼休のとき、声を交わす。造作にパンクが出た、とのこと。</text:p>
              </text:list-item>
            </text:list>
          </table:table-cell>
        </table:table-row>
        <table:table-row>
          <table:table-cell table:style-name="表27.B2" office:value-type="string">
            <text:p text:style-name="P8">6--2</text:p>
          </table:table-cell>
          <table:table-cell table:style-name="表27.B2" office:value-type="string">
            <text:p text:style-name="P8">他職：<text:span text:style-name="T2">警備</text:span></text:p>
          </table:table-cell>
          <table:table-cell table:style-name="表27.C2" office:value-type="string">
            <text:list xml:id="list7552430668839023655" text:style-name="L371">
              <text:list-item>
                <text:p text:style-name="P388"/>
              </text:list-item>
            </text:list>
          </table:table-cell>
        </table:table-row>
        <table:table-row>
          <table:table-cell table:style-name="表27.B2" office:value-type="string">
            <text:p text:style-name="P8"/>
          </table:table-cell>
          <table:table-cell table:style-name="表27.B2" office:value-type="string">
            <text:p text:style-name="P8">他職：<text:span text:style-name="T2">土間屋さん</text:span></text:p>
          </table:table-cell>
          <table:table-cell table:style-name="表27.C2" office:value-type="string">
            <text:list xml:id="list6593707491968054342" text:style-name="L372">
              <text:list-item>
                <text:p text:style-name="P389"/>
              </text:list-item>
            </text:list>
          </table:table-cell>
        </table:table-row>
        <table:table-row>
          <table:table-cell table:style-name="表27.B2" office:value-type="string">
            <text:p text:style-name="P8"/>
          </table:table-cell>
          <table:table-cell table:style-name="表27.B2" office:value-type="string">
            <text:p text:style-name="P8">他職：<text:span text:style-name="T2">大工さん</text:span></text:p>
          </table:table-cell>
          <table:table-cell table:style-name="表27.C2" office:value-type="string">
            <text:list xml:id="list1281987844348574177" text:style-name="L373">
              <text:list-item>
                <text:p text:style-name="P390"/>
              </text:list-item>
            </text:list>
          </table:table-cell>
        </table:table-row>
        <table:table-row>
          <table:table-cell table:style-name="表27.A2" office:value-type="float" office:value="7">
            <text:p text:style-name="P8">7</text:p>
          </table:table-cell>
          <table:table-cell table:style-name="表27.B2" office:value-type="string">
            <text:p text:style-name="P8">監督さん</text:p>
          </table:table-cell>
          <table:table-cell table:style-name="表27.C2" office:value-type="string">
            <text:list xml:id="list1189308034671467085" text:style-name="L374">
              <text:list-item>
                <text:p text:style-name="P391">総勢、４人か。スラブ担当、私の班は、２人か。３０半ばか。</text:p>
              </text:list-item>
            </text:list>
          </table:table-cell>
        </table:table-row>
        <table:table-row>
          <table:table-cell table:style-name="表27.A2" office:value-type="float" office:value="8">
            <text:p text:style-name="P8">8</text:p>
          </table:table-cell>
          <table:table-cell table:style-name="表27.B2" office:value-type="string">
            <text:p text:style-name="P8">発注者の方</text:p>
          </table:table-cell>
          <table:table-cell table:style-name="表27.C2" office:value-type="string">
            <text:list xml:id="list2538526105755401692" text:style-name="L375">
              <text:list-item>
                <text:p text:style-name="P392">朝、電話に出てくれたのは、若い声の人。[このあと行くんで、]とのこと。</text:p>
              </text:list-item>
              <text:list-item>
                <text:p text:style-name="P392">現場に来ていたのは、エンドウさん。３２歳以上。派遣で働いているとのこと。所長は、氏よりも年下。</text:p>
              </text:list-item>
              <text:list-item>
                <text:p text:style-name="P392">相番が終わって、設備の箱の場所に行く。エンドウさんが、造作を作っている。スタイロで。打設中に、スラブに、小型の、スタイロの切片があったことを、伝える。すると、この仕事は、新人の人間がやったことで、俺は何も把握していない、とのこと。その新人は、既に他の現場に[逃げてしまった]</text:p>
              </text:list-item>
            </text:list>
          </table:table-cell>
        </table:table-row>
        <table:table-row>
          <table:table-cell table:style-name="表27.A2">
            <text:p text:style-name="P8"/>
          </table:table-cell>
          <table:table-cell table:style-name="表27.B2" office:value-type="string">
            <text:p text:style-name="P9">東和からの同僚</text:p>
          </table:table-cell>
          <table:table-cell table:style-name="表27.C2" office:value-type="string">
            <text:list xml:id="list2261296463592707981" text:style-name="L376">
              <text:list-item>
                <text:p text:style-name="P393"/>
              </text:list-item>
            </text:list>
          </table:table-cell>
        </table:table-row>
        <table:table-row>
          <table:table-cell table:style-name="表27.A2" office:value-type="float" office:value="9">
            <text:p text:style-name="P8">9</text:p>
          </table:table-cell>
          <table:table-cell table:style-name="表27.B2" office:value-type="string">
            <text:p text:style-name="P8">現場見取り図</text:p>
          </table:table-cell>
          <table:table-cell table:style-name="表27.C2" office:value-type="string">
            <text:p text:style-name="P12"/>
          </table:table-cell>
        </table:table-row>
        <table:table-row>
          <table:table-cell table:style-name="表27.A2" office:value-type="float" office:value="10">
            <text:p text:style-name="P8">10</text:p>
          </table:table-cell>
          <table:table-cell table:style-name="表27.B2" office:value-type="string">
            <text:p text:style-name="P9">段取り</text:p>
          </table:table-cell>
          <table:table-cell table:style-name="表27.C2" office:value-type="string">
            <text:list xml:id="list572040811518072470" text:style-name="L377">
              <text:list-item>
                <text:p text:style-name="P394"/>
              </text:list-item>
            </text:list>
          </table:table-cell>
        </table:table-row>
        <table:table-row>
          <table:table-cell table:style-name="表27.A2">
            <text:p text:style-name="P8"/>
          </table:table-cell>
          <table:table-cell table:style-name="表27.B2" office:value-type="string">
            <text:p text:style-name="P9">行き帰りでの出来事、見聞</text:p>
          </table:table-cell>
          <table:table-cell table:style-name="表27.C2" office:value-type="string">
            <text:list xml:id="list1254659041819599183" text:style-name="L378">
              <text:list-item>
                <text:p text:style-name="P395"/>
              </text:list-item>
            </text:list>
          </table:table-cell>
        </table:table-row>
        <table:table-row>
          <table:table-cell table:style-name="表27.A2">
            <text:p text:style-name="P8"/>
          </table:table-cell>
          <table:table-cell table:style-name="表27.B2" office:value-type="string">
            <text:p text:style-name="P9">周囲の事物</text:p>
          </table:table-cell>
          <table:table-cell table:style-name="表27.C2" office:value-type="string">
            <text:list xml:id="list1512734710137004683" text:style-name="L379">
              <text:list-item>
                <text:p text:style-name="P396"/>
              </text:list-item>
            </text:list>
          </table:table-cell>
        </table:table-row>
        <table:table-row>
          <table:table-cell table:style-name="表27.A2" office:value-type="float" office:value="11">
            <text:p text:style-name="P8">11</text:p>
          </table:table-cell>
          <table:table-cell table:style-name="表27.B2" office:value-type="string">
            <text:p text:style-name="P9">その他</text:p>
          </table:table-cell>
          <table:table-cell table:style-name="表27.C2" office:value-type="string">
            <text:list xml:id="list6227543183352856621" text:style-name="L380">
              <text:list-item>
                <text:p text:style-name="P397"/>
              </text:list-item>
            </text:list>
          </table:table-cell>
        </table:table-row>
        <table:table-row>
          <table:table-cell table:style-name="表27.A2" office:value-type="float" office:value="12">
            <text:p text:style-name="P8">12</text:p>
          </table:table-cell>
          <table:table-cell table:style-name="表27.B2" office:value-type="string">
            <text:p text:style-name="P9">やってもらったこと</text:p>
          </table:table-cell>
          <table:table-cell table:style-name="表27.C2" office:value-type="string">
            <text:list xml:id="list4905899071315090225" text:style-name="L381">
              <text:list-item>
                <text:p text:style-name="P398">ポンプ屋さん。女の人。午前中。まだ始まって間もない頃。スラブの、梁のすぐ手前に設置した、スラブボイド。ぐらついている。手直しをする。釘を１本、追加で打つ。<text:soft-page-break/>結束線で、本体を鉄筋に繋ぐ。この際に、本体を支えておいてくれる。</text:p>
              </text:list-item>
            </text:list>
          </table:table-cell>
        </table:table-row>
        <table:table-row>
          <table:table-cell table:style-name="表27.A2">
            <text:p text:style-name="P8"/>
          </table:table-cell>
          <table:table-cell table:style-name="表27.B2" office:value-type="string">
            <text:p text:style-name="P9">危険予知、危険感知</text:p>
          </table:table-cell>
          <table:table-cell table:style-name="表27.C2" office:value-type="string">
            <text:list xml:id="list4421900809677139832" text:style-name="L382">
              <text:list-item>
                <text:p text:style-name="P399"/>
              </text:list-item>
            </text:list>
          </table:table-cell>
        </table:table-row>
      </table:table>
      <text:p text:style-name="P13"/>
      <text:p text:style-name="P4">[/ XXXX] 20220611_163352</text:p>
      <text:p text:style-name="P13"/>
      <text:p text:style-name="P7">@@@</text:p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</text:span><text:span text:style-name="T5">XX/</text:span><text:span text:style-name="T4">XX XX</text:span></text:p>
      <table:table table:name="表28" table:style-name="表28">
        <table:table-column table:style-name="表28.A"/>
        <table:table-column table:style-name="表28.B"/>
        <table:table-column table:style-name="表28.C"/>
        <table:table-row>
          <table:table-cell table:style-name="表28.A1" office:value-type="float" office:value="1">
            <text:p text:style-name="P8">1</text:p>
          </table:table-cell>
          <table:table-cell table:style-name="表28.B1" office:value-type="string">
            <text:p text:style-name="P8">現場</text:p>
          </table:table-cell>
          <table:table-cell table:style-name="表28.C1" office:value-type="string">
            <text:p text:style-name="P11"/>
          </table:table-cell>
        </table:table-row>
        <table:table-row>
          <table:table-cell table:style-name="表28.A2" office:value-type="float" office:value="2">
            <text:p text:style-name="P8">2</text:p>
          </table:table-cell>
          <table:table-cell table:style-name="表28.B2" office:value-type="string">
            <text:p text:style-name="P8">天気</text:p>
          </table:table-cell>
          <table:table-cell table:style-name="表28.C2" office:value-type="string">
            <text:p text:style-name="P11"/>
          </table:table-cell>
        </table:table-row>
        <table:table-row>
          <table:table-cell table:style-name="表28.A2" office:value-type="float" office:value="3">
            <text:p text:style-name="P8">3</text:p>
          </table:table-cell>
          <table:table-cell table:style-name="表28.B2" office:value-type="string">
            <text:p text:style-name="P8">最寄り</text:p>
          </table:table-cell>
          <table:table-cell table:style-name="表28.C2" office:value-type="string">
            <text:p text:style-name="P11"/>
          </table:table-cell>
        </table:table-row>
        <table:table-row>
          <table:table-cell table:style-name="表28.B2" office:value-type="string">
            <text:p text:style-name="P8">3-2</text:p>
            <text:p text:style-name="P8"/>
          </table:table-cell>
          <table:table-cell table:style-name="表28.B2" office:value-type="string">
            <text:p text:style-name="P9">開始／終了時刻</text:p>
          </table:table-cell>
          <table:table-cell table:style-name="表28.C2" office:value-type="string">
            <text:list xml:id="list36583935" text:continue-list="list36579656" text:style-name="L17">
              <text:list-item>
                <text:p text:style-name="P34">開始</text:p>
              </text:list-item>
              <text:list-item>
                <text:p text:style-name="P34">詰所到着</text:p>
              </text:list-item>
            </text:list>
          </table:table-cell>
        </table:table-row>
        <table:table-row>
          <table:table-cell table:style-name="表28.A2" office:value-type="float" office:value="4">
            <text:p text:style-name="P8">4</text:p>
          </table:table-cell>
          <table:table-cell table:style-name="表28.B2" office:value-type="string">
            <text:p text:style-name="P8">他職：ポンプ</text:p>
          </table:table-cell>
          <table:table-cell table:style-name="表28.C2" office:value-type="string">
            <text:list xml:id="list2982101216586837501" text:style-name="L401">
              <text:list-item>
                <text:p text:style-name="P416"/>
              </text:list-item>
            </text:list>
          </table:table-cell>
        </table:table-row>
        <table:table-row>
          <table:table-cell table:style-name="表28.A2" office:value-type="float" office:value="5">
            <text:p text:style-name="P8">5</text:p>
          </table:table-cell>
          <table:table-cell table:style-name="表28.B2" office:value-type="string">
            <text:p text:style-name="P8">他職：土工さん</text:p>
          </table:table-cell>
          <table:table-cell table:style-name="表28.C2" office:value-type="string">
            <text:list xml:id="list6034572300028154229" text:style-name="L402">
              <text:list-item>
                <text:p text:style-name="P417"/>
              </text:list-item>
            </text:list>
          </table:table-cell>
        </table:table-row>
        <table:table-row>
          <table:table-cell table:style-name="表28.A2" office:value-type="float" office:value="6">
            <text:p text:style-name="P8">6</text:p>
          </table:table-cell>
          <table:table-cell table:style-name="表28.B2" office:value-type="string">
            <text:p text:style-name="P8">他職：電気屋さんの相番の人</text:p>
          </table:table-cell>
          <table:table-cell table:style-name="表28.C2" office:value-type="string">
            <text:list xml:id="list723347011584076359" text:style-name="L403">
              <text:list-item>
                <text:p text:style-name="P418"/>
              </text:list-item>
            </text:list>
          </table:table-cell>
        </table:table-row>
        <table:table-row>
          <table:table-cell table:style-name="表28.B2" office:value-type="string">
            <text:p text:style-name="P8">6--2</text:p>
          </table:table-cell>
          <table:table-cell table:style-name="表28.B2" office:value-type="string">
            <text:p text:style-name="P8">他職：<text:span text:style-name="T2">警備</text:span></text:p>
          </table:table-cell>
          <table:table-cell table:style-name="表28.C2" office:value-type="string">
            <text:list xml:id="list1512957197317324675" text:style-name="L404">
              <text:list-item>
                <text:p text:style-name="P419"/>
              </text:list-item>
            </text:list>
          </table:table-cell>
        </table:table-row>
        <table:table-row>
          <table:table-cell table:style-name="表28.B2" office:value-type="string">
            <text:p text:style-name="P8"/>
          </table:table-cell>
          <table:table-cell table:style-name="表28.B2" office:value-type="string">
            <text:p text:style-name="P8">他職：<text:span text:style-name="T2">土間屋さん</text:span></text:p>
          </table:table-cell>
          <table:table-cell table:style-name="表28.C2" office:value-type="string">
            <text:list xml:id="list824777884409059870" text:style-name="L405">
              <text:list-item>
                <text:p text:style-name="P420"/>
              </text:list-item>
            </text:list>
          </table:table-cell>
        </table:table-row>
        <table:table-row>
          <table:table-cell table:style-name="表28.B2" office:value-type="string">
            <text:p text:style-name="P8"/>
          </table:table-cell>
          <table:table-cell table:style-name="表28.B2" office:value-type="string">
            <text:p text:style-name="P8">他職：<text:span text:style-name="T2">大工さ</text:span><text:soft-page-break/><text:span text:style-name="T2">ん</text:span></text:p>
          </table:table-cell>
          <table:table-cell table:style-name="表28.C2" office:value-type="string">
            <text:list xml:id="list8622672509782159778" text:style-name="L406">
              <text:list-item>
                <text:p text:style-name="P421"/>
              </text:list-item>
            </text:list>
          </table:table-cell>
        </table:table-row>
        <table:table-row>
          <table:table-cell table:style-name="表28.A2" office:value-type="float" office:value="7">
            <text:p text:style-name="P8">7</text:p>
          </table:table-cell>
          <table:table-cell table:style-name="表28.B2" office:value-type="string">
            <text:p text:style-name="P8">監督さん</text:p>
          </table:table-cell>
          <table:table-cell table:style-name="表28.C2" office:value-type="string">
            <text:list xml:id="list6550195900771741672" text:style-name="L407">
              <text:list-item>
                <text:p text:style-name="P422"/>
              </text:list-item>
            </text:list>
          </table:table-cell>
        </table:table-row>
        <table:table-row>
          <table:table-cell table:style-name="表28.A2" office:value-type="float" office:value="8">
            <text:p text:style-name="P8">8</text:p>
          </table:table-cell>
          <table:table-cell table:style-name="表28.B2" office:value-type="string">
            <text:p text:style-name="P8">発注者の方</text:p>
          </table:table-cell>
          <table:table-cell table:style-name="表28.C2" office:value-type="string">
            <text:list xml:id="list2357247324464988647" text:style-name="L408">
              <text:list-item>
                <text:p text:style-name="P423"/>
              </text:list-item>
            </text:list>
          </table:table-cell>
        </table:table-row>
        <table:table-row>
          <table:table-cell table:style-name="表28.A2">
            <text:p text:style-name="P8"/>
          </table:table-cell>
          <table:table-cell table:style-name="表28.B2" office:value-type="string">
            <text:p text:style-name="P9">東和からの同僚</text:p>
          </table:table-cell>
          <table:table-cell table:style-name="表28.C2" office:value-type="string">
            <text:list xml:id="list741455057304978592" text:style-name="L409">
              <text:list-item>
                <text:p text:style-name="P424"/>
              </text:list-item>
            </text:list>
          </table:table-cell>
        </table:table-row>
        <table:table-row>
          <table:table-cell table:style-name="表28.A2" office:value-type="float" office:value="9">
            <text:p text:style-name="P8">9</text:p>
          </table:table-cell>
          <table:table-cell table:style-name="表28.B2" office:value-type="string">
            <text:p text:style-name="P8">現場見取り図</text:p>
          </table:table-cell>
          <table:table-cell table:style-name="表28.C2" office:value-type="string">
            <text:p text:style-name="P12"/>
          </table:table-cell>
        </table:table-row>
        <table:table-row>
          <table:table-cell table:style-name="表28.A2" office:value-type="float" office:value="10">
            <text:p text:style-name="P8">10</text:p>
          </table:table-cell>
          <table:table-cell table:style-name="表28.B2" office:value-type="string">
            <text:p text:style-name="P9">段取り</text:p>
          </table:table-cell>
          <table:table-cell table:style-name="表28.C2" office:value-type="string">
            <text:list xml:id="list4143688282370936181" text:style-name="L410">
              <text:list-item>
                <text:p text:style-name="P425"/>
              </text:list-item>
            </text:list>
          </table:table-cell>
        </table:table-row>
        <table:table-row>
          <table:table-cell table:style-name="表28.A2">
            <text:p text:style-name="P8"/>
          </table:table-cell>
          <table:table-cell table:style-name="表28.B2" office:value-type="string">
            <text:p text:style-name="P9">行き帰りでの出来事、見聞</text:p>
          </table:table-cell>
          <table:table-cell table:style-name="表28.C2" office:value-type="string">
            <text:list xml:id="list7815682166940284202" text:style-name="L411">
              <text:list-item>
                <text:p text:style-name="P426"/>
              </text:list-item>
            </text:list>
          </table:table-cell>
        </table:table-row>
        <table:table-row>
          <table:table-cell table:style-name="表28.A2">
            <text:p text:style-name="P8"/>
          </table:table-cell>
          <table:table-cell table:style-name="表28.B2" office:value-type="string">
            <text:p text:style-name="P9">周囲の事物</text:p>
          </table:table-cell>
          <table:table-cell table:style-name="表28.C2" office:value-type="string">
            <text:list xml:id="list7232983373113286939" text:style-name="L412">
              <text:list-item>
                <text:p text:style-name="P427"/>
              </text:list-item>
            </text:list>
          </table:table-cell>
        </table:table-row>
        <table:table-row>
          <table:table-cell table:style-name="表28.A2" office:value-type="float" office:value="11">
            <text:p text:style-name="P8">11</text:p>
          </table:table-cell>
          <table:table-cell table:style-name="表28.B2" office:value-type="string">
            <text:p text:style-name="P9">その他</text:p>
          </table:table-cell>
          <table:table-cell table:style-name="表28.C2" office:value-type="string">
            <text:list xml:id="list6013667269695024527" text:style-name="L413">
              <text:list-item>
                <text:p text:style-name="P428"/>
              </text:list-item>
            </text:list>
          </table:table-cell>
        </table:table-row>
        <table:table-row>
          <table:table-cell table:style-name="表28.A2" office:value-type="float" office:value="12">
            <text:p text:style-name="P8">12</text:p>
          </table:table-cell>
          <table:table-cell table:style-name="表28.B2" office:value-type="string">
            <text:p text:style-name="P9">やってもらったこと</text:p>
          </table:table-cell>
          <table:table-cell table:style-name="表28.C2" office:value-type="string">
            <text:list xml:id="list2356628054787092170" text:style-name="L414">
              <text:list-item>
                <text:p text:style-name="P429"/>
              </text:list-item>
            </text:list>
          </table:table-cell>
        </table:table-row>
        <table:table-row>
          <table:table-cell table:style-name="表28.A2">
            <text:p text:style-name="P8"/>
          </table:table-cell>
          <table:table-cell table:style-name="表28.B2" office:value-type="string">
            <text:p text:style-name="P9">危険予知、危険感知</text:p>
          </table:table-cell>
          <table:table-cell table:style-name="表28.C2" office:value-type="string">
            <text:list xml:id="list4017799576396903276" text:style-name="L415">
              <text:list-item>
                <text:p text:style-name="P430"/>
              </text:list-item>
            </text:list>
          </table:table-cell>
        </table:table-row>
      </table:table>
      <text:p text:style-name="P13"/>
      <text:p text:style-name="P4">[/ XXXX] </text:p>
      <text:p text:style-name="P5"/>
      <text:p text:style-name="P5"/>
      <text:p text:style-name="P5"/>
      <text:p text:style-name="P1"/>
      <text:p text:style-name="P1">--------------------------------------------------------------- [TEMPLATE]</text:p>
      <text:p text:style-name="P1">aaa</text:p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</text:span><text:span text:style-name="T5">XX/</text:span><text:span text:style-name="T4">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8">1</text:p>
          </table:table-cell>
          <table:table-cell table:style-name="表13.B1" office:value-type="string">
            <text:p text:style-name="P8">現場</text:p>
          </table:table-cell>
          <table:table-cell table:style-name="表13.C1" office:value-type="string">
            <text:p text:style-name="P11"/>
          </table:table-cell>
        </table:table-row>
        <text:soft-page-break/>
        <table:table-row>
          <table:table-cell table:style-name="表13.A2" office:value-type="float" office:value="2">
            <text:p text:style-name="P8">2</text:p>
          </table:table-cell>
          <table:table-cell table:style-name="表13.B2" office:value-type="string">
            <text:p text:style-name="P8">天気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A2" office:value-type="float" office:value="3">
            <text:p text:style-name="P8">3</text:p>
          </table:table-cell>
          <table:table-cell table:style-name="表13.B2" office:value-type="string">
            <text:p text:style-name="P8">最寄り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B2" office:value-type="string">
            <text:p text:style-name="P8">3-2</text:p>
            <text:p text:style-name="P8"/>
          </table:table-cell>
          <table:table-cell table:style-name="表13.B2" office:value-type="string">
            <text:p text:style-name="P9">開始／終了時刻</text:p>
          </table:table-cell>
          <table:table-cell table:style-name="表13.C2" office:value-type="string">
            <text:list xml:id="list36570330" text:continue-list="list36583935" text:style-name="L17">
              <text:list-item>
                <text:p text:style-name="P34">開始</text:p>
              </text:list-item>
              <text:list-item>
                <text:p text:style-name="P34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8">4</text:p>
          </table:table-cell>
          <table:table-cell table:style-name="表13.B2" office:value-type="string">
            <text:p text:style-name="P8">他職：ポンプ</text:p>
          </table:table-cell>
          <table:table-cell table:style-name="表13.C2" office:value-type="string">
            <text:list xml:id="list6867851369777220138" text:style-name="L383">
              <text:list-item>
                <text:p text:style-name="P400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8">5</text:p>
          </table:table-cell>
          <table:table-cell table:style-name="表13.B2" office:value-type="string">
            <text:p text:style-name="P8">他職：土工さん</text:p>
          </table:table-cell>
          <table:table-cell table:style-name="表13.C2" office:value-type="string">
            <text:list xml:id="list2344358228345781370" text:style-name="L384">
              <text:list-item>
                <text:p text:style-name="P401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8">6</text:p>
          </table:table-cell>
          <table:table-cell table:style-name="表13.B2" office:value-type="string">
            <text:p text:style-name="P8">他職：電気屋さんの相番の人</text:p>
          </table:table-cell>
          <table:table-cell table:style-name="表13.C2" office:value-type="string">
            <text:list xml:id="list152146037747787779" text:style-name="L385">
              <text:list-item>
                <text:p text:style-name="P402"/>
              </text:list-item>
            </text:list>
          </table:table-cell>
        </table:table-row>
        <table:table-row>
          <table:table-cell table:style-name="表13.B2" office:value-type="string">
            <text:p text:style-name="P8">6--2</text:p>
          </table:table-cell>
          <table:table-cell table:style-name="表13.B2" office:value-type="string">
            <text:p text:style-name="P8">他職：<text:span text:style-name="T2">警備</text:span></text:p>
          </table:table-cell>
          <table:table-cell table:style-name="表13.C2" office:value-type="string">
            <text:list xml:id="list2395508814847934815" text:style-name="L386">
              <text:list-item>
                <text:p text:style-name="P403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土間屋</text:span><text:span text:style-name="T2">さん</text:span></text:p>
          </table:table-cell>
          <table:table-cell table:style-name="表13.C2" office:value-type="string">
            <text:list xml:id="list8408376417722646969" text:style-name="L387">
              <text:list-item>
                <text:p text:style-name="P404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大工さ</text:span><text:span text:style-name="T2">ん</text:span></text:p>
          </table:table-cell>
          <table:table-cell table:style-name="表13.C2" office:value-type="string">
            <text:list xml:id="list344744998517186364" text:style-name="L388">
              <text:list-item>
                <text:p text:style-name="P405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8">7</text:p>
          </table:table-cell>
          <table:table-cell table:style-name="表13.B2" office:value-type="string">
            <text:p text:style-name="P8">監督さん</text:p>
          </table:table-cell>
          <table:table-cell table:style-name="表13.C2" office:value-type="string">
            <text:list xml:id="list8013695865797860250" text:style-name="L389">
              <text:list-item>
                <text:p text:style-name="P406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8">8</text:p>
          </table:table-cell>
          <table:table-cell table:style-name="表13.B2" office:value-type="string">
            <text:p text:style-name="P8">発注者の方</text:p>
          </table:table-cell>
          <table:table-cell table:style-name="表13.C2" office:value-type="string">
            <text:list xml:id="list5446409191527208338" text:style-name="L390">
              <text:list-item>
                <text:p text:style-name="P407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東和からの同僚</text:p>
          </table:table-cell>
          <table:table-cell table:style-name="表13.C2" office:value-type="string">
            <text:list xml:id="list4828361965097123104" text:style-name="L391">
              <text:list-item>
                <text:p text:style-name="P408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8">9</text:p>
          </table:table-cell>
          <table:table-cell table:style-name="表13.B2" office:value-type="string">
            <text:p text:style-name="P8">現場見取り図</text:p>
          </table:table-cell>
          <table:table-cell table:style-name="表13.C2" office:value-type="string">
            <text:p text:style-name="P12"/>
          </table:table-cell>
        </table:table-row>
        <table:table-row>
          <table:table-cell table:style-name="表13.A2" office:value-type="float" office:value="10">
            <text:p text:style-name="P8">10</text:p>
          </table:table-cell>
          <table:table-cell table:style-name="表13.B2" office:value-type="string">
            <text:p text:style-name="P9">段取り</text:p>
          </table:table-cell>
          <table:table-cell table:style-name="表13.C2" office:value-type="string">
            <text:list xml:id="list8457651906358642956" text:style-name="L392">
              <text:list-item>
                <text:p text:style-name="P409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行き帰りでの出来事、見聞</text:p>
          </table:table-cell>
          <table:table-cell table:style-name="表13.C2" office:value-type="string">
            <text:list xml:id="list7104194083848871189" text:style-name="L393">
              <text:list-item>
                <text:p text:style-name="P410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周囲の事物</text:p>
          </table:table-cell>
          <table:table-cell table:style-name="表13.C2" office:value-type="string">
            <text:list xml:id="list6896628007481849084" text:style-name="L394">
              <text:list-item>
                <text:p text:style-name="P411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8">11</text:p>
          </table:table-cell>
          <table:table-cell table:style-name="表13.B2" office:value-type="string">
            <text:p text:style-name="P9">その他</text:p>
          </table:table-cell>
          <table:table-cell table:style-name="表13.C2" office:value-type="string">
            <text:list xml:id="list5209949897297485986" text:style-name="L395">
              <text:list-item>
                <text:p text:style-name="P412"/>
              </text:list-item>
            </text:list>
          </table:table-cell>
        </table:table-row>
        <text:soft-page-break/>
        <table:table-row>
          <table:table-cell table:style-name="表13.A2" office:value-type="float" office:value="12">
            <text:p text:style-name="P8">12</text:p>
          </table:table-cell>
          <table:table-cell table:style-name="表13.B2" office:value-type="string">
            <text:p text:style-name="P9">やってもらったこと</text:p>
          </table:table-cell>
          <table:table-cell table:style-name="表13.C2" office:value-type="string">
            <text:list xml:id="list7394529927605903579" text:style-name="L396">
              <text:list-item>
                <text:p text:style-name="P413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危険予知、危険感知</text:p>
          </table:table-cell>
          <table:table-cell table:style-name="表13.C2" office:value-type="string">
            <text:list xml:id="list4370957679639081457" text:style-name="L397">
              <text:list-item>
                <text:p text:style-name="P414"/>
              </text:list-item>
            </text:list>
          </table:table-cell>
        </table:table-row>
      </table:table>
      <text:p text:style-name="P13"/>
      <text:p text:style-name="P4">[/ XXXX] </text:p>
      <text:p text:style-name="P13"/>
      <text:p text:style-name="P13"/>
      <text:p text:style-name="P13"/>
      <text:p text:style-name="P6">/--------------------------------------------------------------- [TEMPLATE] /</text:p>
      <text:p text:style-name="P14"/>
      <text:p text:style-name="P6">--------------------------------------------------------- [STEPS : start] 20191117_134922</text:p>
      <text:list xml:id="list2404292300166372297" text:style-name="L398">
        <text:list-item>
          <text:p text:style-name="P437">start apps</text:p>
          <text:list>
            <text:list-item>
              <text:p text:style-name="P437">doc (this)</text:p>
            </text:list-item>
            <text:list-item>
              <text:p text:style-name="P437">folder : C:\WORKS_2\WS\WS_Others.miscs\misc_files</text:p>
            </text:list-item>
            <text:list-item>
              <text:p text:style-name="P437">web page</text:p>
            </text:list-item>
          </text:list>
        </text:list-item>
      </text:list>
      <table:table table:name="表17" table:style-name="表17">
        <table:table-column table:style-name="表17.A"/>
        <table:table-row>
          <table:table-cell table:style-name="表17.A1" office:value-type="string">
            <text:p text:style-name="P6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東和+日誌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&amp;sort=file_name&amp;direction=desc&amp;RBs_AND_OR_Memo=AND</text:a></text:p>
          </table:table-cell>
        </table:table-row>
        <table:table-row>
          <table:table-cell table:style-name="表17.A2" office:value-type="string">
            <text:p text:style-name="P6"><text:a xlink:type="simple" xlink:href="http://benfranklin.chips.jp/cake_apps/Cake_IFM11/images/index_2?filter_memo=東和+資料&amp;sort=file_name&amp;direction=desc&amp;RBs_AND_OR_Memo=AND" text:style-name="Internet_20_link" text:visited-style-name="Visited_20_Internet_20_Link">http://benfranklin.chips.jp/cake_apps/Cake_IFM11/images/index_2?filter_memo=東和+</text:a><text:a xlink:type="simple" xlink:href="http://benfranklin.chips.jp/cake_apps/Cake_IFM11/images/index_2?filter_memo=東和+資料&amp;sort=file_name&amp;direction=desc&amp;RBs_AND_OR_Memo=AND" text:style-name="Internet_20_link" text:visited-style-name="Visited_20_Internet_20_Link"><text:span text:style-name="T2">資料</text:span></text:a><text:a xlink:type="simple" xlink:href="http://benfranklin.chips.jp/cake_apps/Cake_IFM11/images/index_2?filter_memo=東和+資料&amp;sort=file_name&amp;direction=desc&amp;RBs_AND_OR_Memo=AND" text:style-name="Internet_20_link" text:visited-style-name="Visited_20_Internet_20_Link">&amp;sort=file_name&amp;direction=desc&amp;RBs_AND_OR_Memo=AND</text:a></text:p>
          </table:table-cell>
        </table:table-row>
        <table:table-row>
          <table:table-cell table:style-name="表17.A2" office:value-type="string">
            <text:p text:style-name="P6"/>
          </table:table-cell>
        </table:table-row>
      </table:table>
      <text:list xml:id="list36570939" text:continue-numbering="true" text:style-name="L398">
        <text:list-item>
          <text:list>
            <text:list-item>
              <text:p text:style-name="P437"/>
              <text:list>
                <text:list-item>
                  <text:p text:style-name="P437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&amp;sort=file_name&amp;direction=desc&amp;RBs_AND_OR_Memo=AND</text:a></text:p>
                </text:list-item>
              </text:list>
            </text:list-item>
          </text:list>
        </text:list-item>
      </text:list>
      <text:p text:style-name="P6">/ --------------------------------------------------------- [STEPS : start] 20191117_134922 /</text:p>
      <text:p text:style-name="P14"/>
      <text:p text:style-name="P6">--------------------------------------------------------- [STEPS : closing] 20191106_154827</text:p>
      <text:list xml:id="list9108948444707172699" text:style-name="L399">
        <text:list-item>
          <text:p text:style-name="P435">close</text:p>
          <text:list>
            <text:list-item>
              <text:p text:style-name="P435">image file</text:p>
            </text:list-item>
            <text:list-item>
              <text:p text:style-name="P435">browser :</text:p>
            </text:list-item>
          </text:list>
        </text:list-item>
      </text:list>
      <table:table table:name="表22" table:style-name="表22">
        <table:table-column table:style-name="表22.A"/>
        <table:table-row>
          <table:table-cell table:style-name="表22.A1" office:value-type="string">
            <text:p text:style-name="P14"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filter_memo=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東和+日誌&amp;RBs_AND_OR_Memo=AND&amp;sort=file_name&amp;direction=desc</text:a></text:p>
          </table:table-cell>
        </table:table-row>
        <text:soft-page-break/>
        <table:table-row>
          <table:table-cell table:style-name="表22.A2" office:value-type="string">
            <text:p text:style-name="P14"/>
          </table:table-cell>
        </table:table-row>
      </table:table>
      <text:list xml:id="list36572143" text:continue-numbering="true" text:style-name="L399">
        <text:list-item>
          <text:list>
            <text:list-item>
              <text:p text:style-name="P435"><text:s/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435">folder : C:\WORKS_2\WS\WS_Others.miscs\misc_files</text:p>
            </text:list-item>
            <text:list-item>
              <text:p text:style-name="P435">this</text:p>
            </text:list-item>
          </text:list>
        </text:list-item>
        <text:list-item>
          <text:p text:style-name="P435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0">###</text:p>
          </table:table-cell>
        </table:table-row>
        <table:table-row>
          <table:table-cell table:style-name="表276.A2" office:value-type="string">
            <text:p text:style-name="P10">start C:\WORKS_2\shortcuts_docs\end_diary_towa.bat</text:p>
          </table:table-cell>
        </table:table-row>
        <table:table-row>
          <table:table-cell table:style-name="表276.A3" office:value-type="string">
            <text:p text:style-name="P10"/>
          </table:table-cell>
        </table:table-row>
        <table:table-row>
          <table:table-cell table:style-name="表276.A3" office:value-type="string">
            <text:p text:style-name="P10">r om &amp;&amp; git add -A &amp;&amp; git commit -m "(WS_Others.miscs : diary, towa) periodical updates" &amp;&amp; e &amp;&amp; p</text:p>
          </table:table-cell>
        </table:table-row>
        <table:table-row>
          <table:table-cell table:style-name="表276.A5" office:value-type="string">
            <text:p text:style-name="P10"/>
          </table:table-cell>
        </table:table-row>
        <table:table-row>
          <table:table-cell table:style-name="表276.A5" office:value-type="string">
            <text:p text:style-name="P10">e &amp;&amp; p</text:p>
          </table:table-cell>
        </table:table-row>
        <table:table-row>
          <table:table-cell table:style-name="表276.A5" office:value-type="string">
            <text:p text:style-name="P10"><text:a xlink:type="simple" xlink:href="http://benfranklin.chips.jp/cake_apps/Cake_IFM11/images/index_2?filter_memo=東和+日報&amp;sort=file_name&amp;direction=desc&amp;RBs_AND_OR_Memo=AND" text:style-name="Internet_20_link" text:visited-style-name="Visited_20_Internet_20_Link">http://benfranklin.chips.jp/cake_apps/Cake_IFM11/images/index_2?filter_memo=東和+日報&amp;sort=file_name&amp;direction=desc&amp;RBs_AND_OR_Memo=AND</text:a></text:p>
            <text:p text:style-name="P10"/>
          </table:table-cell>
        </table:table-row>
        <table:table-row>
          <table:table-cell table:style-name="表276.A5" office:value-type="string">
            <text:p text:style-name="P10"/>
          </table:table-cell>
        </table:table-row>
      </table:table>
      <text:list xml:id="list36568364" text:continue-numbering="true" text:style-name="L399">
        <text:list-item>
          <text:p text:style-name="P434"/>
        </text:list-item>
      </text:list>
      <text:p text:style-name="P14">/ <text:span text:style-name="T1">------------------------------------------------------ [STEPS : closing] 20191106_154827 /</text:span></text:p>
      <text:p text:style-name="P14"/>
      <text:p text:style-name="P1">================= EOF =================</text:p>
      <text:p text:style-name="P15"><text:line-break/><text:span text:style-name="T2">宮前平　　　　溝の口</text:span></text:p>
      <text:p text:style-name="P16">　　　　　　　旗の台</text:p>
      <text:p text:style-name="P16">　　　　　　　長原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2-06-11T16:34:25.11</dc:date>
    <dc:creator>iwabuchi ken</dc:creator>
    <meta:editing-duration>P2DT22H10M43S</meta:editing-duration>
    <meta:editing-cycles>413</meta:editing-cycles>
    <meta:generator>OpenOffice/4.1.3$Win32 OpenOffice.org_project/413m1$Build-9783</meta:generator>
    <meta:document-statistic meta:table-count="29" meta:image-count="0" meta:object-count="0" meta:page-count="47" meta:paragraph-count="1420" meta:word-count="17034" meta:character-count="25360"/>
  </office:meta>
</office:document-meta>
</file>